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f386" officeooo:paragraph-rsid="0012f3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 [1 / 3]</text:p>
      <text:p text:style-name="P1">Creating kulis-main dataset ... done</text:p>
      <text:p text:style-name="P1">[nb = 10]</text:p>
      <text:p text:style-name="P1">( <text:s/>1/0.100/8.30)</text:p>
      <text:p text:style-name="P1">( <text:s/>2/0.100/7.89)</text:p>
      <text:p text:style-name="P1">( <text:s/>3/0.100/7.78)</text:p>
      <text:p text:style-name="P1">( <text:s/>4/0.100/8.27)</text:p>
      <text:p text:style-name="P1">( <text:s/>5/0.100/8.20)</text:p>
      <text:p text:style-name="P1">( <text:s/>6/0.100/7.95)</text:p>
      <text:p text:style-name="P1">( <text:s/>7/0.100/7.91)</text:p>
      <text:p text:style-name="P1">( <text:s/>8/0.100/7.97)</text:p>
      <text:p text:style-name="P1">( <text:s/>9/0.100/7.88)</text:p>
      <text:p text:style-name="P1">( 10/0.100/7.89)</text:p>
      <text:p text:style-name="P1">( 11/0.100/7.92)</text:p>
      <text:p text:style-name="P1">( 12/0.100/7.92)</text:p>
      <text:p text:style-name="P1">( 13/0.100/7.99)</text:p>
      <text:p text:style-name="P1">( 14/0.100/7.81)</text:p>
      <text:p text:style-name="P1">( 15/0.100/8.10)</text:p>
      <text:p text:style-name="P1">( 16/0.100/7.95)</text:p>
      <text:p text:style-name="P1">( 17/0.100/8.38)</text:p>
      <text:p text:style-name="P1">( 18/0.100/8.03)</text:p>
      <text:p text:style-name="P1">( 19/0.100/8.00)</text:p>
      <text:p text:style-name="P1">( 20/0.100/7.85)</text:p>
      <text:p text:style-name="P1">( 21/0.100/7.87)</text:p>
      <text:p text:style-name="P1">( 22/0.100/7.84)</text:p>
      <text:p text:style-name="P1">( 23/0.100/8.10)</text:p>
      <text:p text:style-name="P1">( 24/0.100/8.26)</text:p>
      <text:p text:style-name="P1">shrink_w: 1e-02 <text:s text:c="2"/>--&gt; ap:0.405</text:p>
      <text:p text:style-name="P1">( <text:s/>1/0.100/7.80)</text:p>
      <text:p text:style-name="P1">( <text:s/>2/0.100/7.87)</text:p>
      <text:p text:style-name="P1">( <text:s/>3/0.100/7.84)</text:p>
      <text:p text:style-name="P1">( <text:s/>4/0.100/8.02)</text:p>
      <text:p text:style-name="P1">( <text:s/>5/0.100/7.88)</text:p>
      <text:p text:style-name="P1">( <text:s/>6/0.100/8.38)</text:p>
      <text:p text:style-name="P1">( <text:s/>7/0.100/7.97)</text:p>
      <text:p text:style-name="P1">( <text:s/>8/0.100/8.29)</text:p>
      <text:p text:style-name="P1">( <text:s/>9/0.100/7.95)</text:p>
      <text:p text:style-name="P1">( 10/0.100/7.98)</text:p>
      <text:p text:style-name="P1">( 11/0.100/7.85)</text:p>
      <text:p text:style-name="P1">( 12/0.100/7.92)</text:p>
      <text:p text:style-name="P1">( 13/0.100/7.81)</text:p>
      <text:p text:style-name="P1">( 14/0.100/7.95)</text:p>
      <text:p text:style-name="P1">( 15/0.100/7.77)</text:p>
      <text:p text:style-name="P1">( 16/0.100/7.94)</text:p>
      <text:p text:style-name="P1">( 17/0.100/7.79)</text:p>
      <text:p text:style-name="P1">( 18/0.100/7.98)</text:p>
      <text:p text:style-name="P1">( 19/0.100/7.99)</text:p>
      <text:p text:style-name="P1">( 20/0.100/7.89)</text:p>
      <text:p text:style-name="P1">( 21/0.100/8.06)</text:p>
      <text:p text:style-name="P1">( 22/0.100/7.90)</text:p>
      <text:p text:style-name="P1">( 23/0.100/7.86)</text:p>
      <text:p text:style-name="P1">( 24/0.100/7.77)</text:p>
      <text:p text:style-name="P1"><text:soft-page-break/>shrink_w: 1e-03 <text:s text:c="2"/>--&gt; ap:0.357</text:p>
      <text:p text:style-name="P1">( <text:s/>1/0.100/7.71)</text:p>
      <text:p text:style-name="P1">( <text:s/>2/0.100/7.99)</text:p>
      <text:p text:style-name="P1">( <text:s/>3/0.100/7.69)</text:p>
      <text:p text:style-name="P1">( <text:s/>4/0.100/7.81)</text:p>
      <text:p text:style-name="P1">( <text:s/>5/0.100/7.91)</text:p>
      <text:p text:style-name="P1">( <text:s/>6/0.100/7.81)</text:p>
      <text:p text:style-name="P1">( <text:s/>7/0.100/7.76)</text:p>
      <text:p text:style-name="P1">( <text:s/>8/0.100/7.97)</text:p>
      <text:p text:style-name="P1">( <text:s/>9/0.100/7.81)</text:p>
      <text:p text:style-name="P1">( 10/0.100/7.94)</text:p>
      <text:p text:style-name="P1">( 11/0.100/7.85)</text:p>
      <text:p text:style-name="P1">( 12/0.100/7.96)</text:p>
      <text:p text:style-name="P1">( 13/0.100/7.82)</text:p>
      <text:p text:style-name="P1">( 14/0.100/7.90)</text:p>
      <text:p text:style-name="P1">( 15/0.100/7.81)</text:p>
      <text:p text:style-name="P1">( 16/0.100/7.76)</text:p>
      <text:p text:style-name="P1">( 17/0.100/8.06)</text:p>
      <text:p text:style-name="P1">( 18/0.100/8.04)</text:p>
      <text:p text:style-name="P1">( 19/0.100/7.91)</text:p>
      <text:p text:style-name="P1">( 20/0.100/7.90)</text:p>
      <text:p text:style-name="P1">( 21/0.100/7.94)</text:p>
      <text:p text:style-name="P1">( 22/0.100/7.96)</text:p>
      <text:p text:style-name="P1">( 23/0.100/7.89)</text:p>
      <text:p text:style-name="P1">( 24/0.100/7.94)</text:p>
      <text:p text:style-name="P1">shrink_w: 1e-04 <text:s text:c="2"/>--&gt; ap:0.381</text:p>
      <text:p text:style-name="P1">( <text:s/>1/0.100/8.05)</text:p>
      <text:p text:style-name="P1">( <text:s/>2/0.100/8.07)</text:p>
      <text:p text:style-name="P1">( <text:s/>3/0.100/7.75)</text:p>
      <text:p text:style-name="P1">( <text:s/>4/0.100/7.95)</text:p>
      <text:p text:style-name="P1">( <text:s/>5/0.100/7.81)</text:p>
      <text:p text:style-name="P1">( <text:s/>6/0.100/7.97)</text:p>
      <text:p text:style-name="P1">( <text:s/>7/0.100/7.92)</text:p>
      <text:p text:style-name="P1">( <text:s/>8/0.100/7.97)</text:p>
      <text:p text:style-name="P1">( <text:s/>9/0.100/7.99)</text:p>
      <text:p text:style-name="P1">( 10/0.100/7.90)</text:p>
      <text:p text:style-name="P1">( 11/0.100/7.84)</text:p>
      <text:p text:style-name="P1">( 12/0.100/7.91)</text:p>
      <text:p text:style-name="P1">( 13/0.100/7.83)</text:p>
      <text:p text:style-name="P1">( 14/0.100/7.90)</text:p>
      <text:p text:style-name="P1">( 15/0.100/7.99)</text:p>
      <text:p text:style-name="P1">( 16/0.100/7.94)</text:p>
      <text:p text:style-name="P1">( 17/0.100/7.79)</text:p>
      <text:p text:style-name="P1">( 18/0.100/7.71)</text:p>
      <text:p text:style-name="P1">( 19/0.100/8.06)</text:p>
      <text:p text:style-name="P1">( 20/0.100/7.76)</text:p>
      <text:p text:style-name="P1">( 21/0.100/7.93)</text:p>
      <text:p text:style-name="P1">( 22/0.100/7.81)</text:p>
      <text:p text:style-name="P1">( 23/0.100/8.16)</text:p>
      <text:p text:style-name="P1">( 24/0.100/7.99)</text:p>
      <text:p text:style-name="P1">shrink_w: 1e-05 <text:s text:c="2"/>--&gt; ap:0.399</text:p>
      <text:p text:style-name="P1"/>
      <text:p text:style-name="P1"><text:soft-page-break/>data = </text:p>
      <text:p text:style-name="P1"/>
      <text:p text:style-name="P1"><text:s text:c="13"/>MODE: 'kulis - main'</text:p>
      <text:p text:style-name="P1"><text:s text:c="4"/>avgNNeighbors: 50</text:p>
      <text:p text:style-name="P1"><text:s text:c="8"/>Xtraining: [40x1000 double]</text:p>
      <text:p text:style-name="P1"><text:s text:c="12"/>Xtest: [40x3000 double]</text:p>
      <text:p text:style-name="P1"><text:s text:c="8"/>Straining: [1000x1000 logical]</text:p>
      <text:p text:style-name="P1"><text:s text:c="4"/>StestTraining: [3000x1000 logical]</text:p>
      <text:p text:style-name="P1"><text:s text:c="8"/>Ntraining: 1000</text:p>
      <text:p text:style-name="P1"><text:s text:c="12"/>Ntest: 3000</text:p>
      <text:p text:style-name="P1"><text:s text:c="7"/>threshDist: 1.0206</text:p>
      <text:p text:style-name="P1"><text:s text:c="8"/>Dtraining: [1000x1000 double]</text:p>
      <text:p text:style-name="P1"><text:s text:c="4"/>DtestTraining: [3000x1000 double]</text:p>
      <text:p text:style-name="P1"><text:s text:c="8"/>princComp: [512x40 double]</text:p>
      <text:p text:style-name="P1"/>
      <text:p text:style-name="P1">---------------------------</text:p>
      <text:p text:style-name="P1">nb = 10</text:p>
      <text:p text:style-name="P1">losstype = 'hinge'</text:p>
      <text:p text:style-name="P1">- loss rho = 3</text:p>
      <text:p text:style-name="P1">- loss lambda = 0.000</text:p>
      <text:p text:style-name="P1">zero offset = yes</text:p>
      <text:p text:style-name="P1">weight decay = '1e-02'</text:p>
      <text:p text:style-name="P1">trainset = 'trainval'</text:p>
      <text:p text:style-name="P1">max iter = 50</text:p>
      <text:p text:style-name="P1">init eta = 1.0e-01</text:p>
      <text:p text:style-name="P1">shrink eta = yes</text:p>
      <text:p text:style-name="P1">size mini-batches = 100</text:p>
      <text:p text:style-name="P1">momentum = '0.90'</text:p>
      <text:p text:style-name="P1">validation during / after training = 0 / 1 times</text:p>
      <text:p text:style-name="P1">---------------------------</text:p>
      <text:p text:style-name="P1">test set: prec(rho&lt;=3): 0.184 ~~~ recall(rho&lt;=3): 0.7363 ~~~ ap: 0.25756</text:p>
      <text:p text:style-name="P1">norm W=2.03</text:p>
      <text:p text:style-name="P1">( <text:s/>1/0.098/8.18)</text:p>
      <text:p text:style-name="P1">( <text:s/>2/0.096/7.89)</text:p>
      <text:p text:style-name="P1">( <text:s/>3/0.094/7.91)</text:p>
      <text:p text:style-name="P1">( <text:s/>4/0.092/8.04)</text:p>
      <text:p text:style-name="P1">( <text:s/>5/0.090/7.95)</text:p>
      <text:p text:style-name="P1">( <text:s/>6/0.088/7.95)</text:p>
      <text:p text:style-name="P1">( <text:s/>7/0.086/7.98)</text:p>
      <text:p text:style-name="P1">( <text:s/>8/0.084/7.92)</text:p>
      <text:p text:style-name="P1">( <text:s/>9/0.082/7.82)</text:p>
      <text:p text:style-name="P1">( 10/0.080/7.91)</text:p>
      <text:p text:style-name="P1">( 11/0.078/7.81)</text:p>
      <text:p text:style-name="P1">( 12/0.076/7.93)</text:p>
      <text:p text:style-name="P1">( 13/0.074/8.15)</text:p>
      <text:p text:style-name="P1">( 14/0.072/8.00)</text:p>
      <text:p text:style-name="P1">( 15/0.070/8.07)</text:p>
      <text:p text:style-name="P1">( 16/0.068/8.04)</text:p>
      <text:p text:style-name="P1">( 17/0.066/8.06)</text:p>
      <text:p text:style-name="P1">( 18/0.064/7.99)</text:p>
      <text:p text:style-name="P1">( 19/0.062/7.87)</text:p>
      <text:p text:style-name="P1">( 20/0.060/7.97)</text:p>
      <text:p text:style-name="P1"><text:soft-page-break/>( 21/0.058/7.83)</text:p>
      <text:p text:style-name="P1">( 22/0.056/8.06)</text:p>
      <text:p text:style-name="P1">( 23/0.054/7.92)</text:p>
      <text:p text:style-name="P1">( 24/0.052/7.92)</text:p>
      <text:p text:style-name="P1">( 25/0.050/8.02) ~~~ bound:13.137 &gt; loss:6.419 ~~~ prec:0.241 <text:s/>rec:0.906 ~~~ norm W=3.55 ~~~ min activity:0.424 ~~~ #useless bits:0 ~~~ #nonzero-grad:29.3</text:p>
      <text:p text:style-name="P1">( 26/0.048/7.97)</text:p>
      <text:p text:style-name="P1">( 27/0.046/7.88)</text:p>
      <text:p text:style-name="P1">( 28/0.044/7.95)</text:p>
      <text:p text:style-name="P1">( 29/0.042/8.05)</text:p>
      <text:p text:style-name="P1">( 30/0.040/7.83)</text:p>
      <text:p text:style-name="P1">( 31/0.038/7.95)</text:p>
      <text:p text:style-name="P1">( 32/0.036/8.05)</text:p>
      <text:p text:style-name="P1">( 33/0.034/8.03)</text:p>
      <text:p text:style-name="P1">( 34/0.032/7.92)</text:p>
      <text:p text:style-name="P1">( 35/0.030/7.79)</text:p>
      <text:p text:style-name="P1">( 36/0.028/7.94)</text:p>
      <text:p text:style-name="P1">( 37/0.026/8.04)</text:p>
      <text:p text:style-name="P1">( 38/0.024/8.16)</text:p>
      <text:p text:style-name="P1">( 39/0.022/8.02)</text:p>
      <text:p text:style-name="P1">( 40/0.020/7.99)</text:p>
      <text:p text:style-name="P1">( 41/0.018/8.00)</text:p>
      <text:p text:style-name="P1">( 42/0.016/8.04)</text:p>
      <text:p text:style-name="P1">( 43/0.014/8.16)</text:p>
      <text:p text:style-name="P1">( 44/0.012/8.10)</text:p>
      <text:p text:style-name="P1">( 45/0.010/7.97)</text:p>
      <text:p text:style-name="P1">( 46/0.008/7.99)</text:p>
      <text:p text:style-name="P1">( 47/0.006/7.93)</text:p>
      <text:p text:style-name="P1">( 48/0.004/8.03)</text:p>
      <text:p text:style-name="P1">( 49/0.002/8.06)</text:p>
      <text:p text:style-name="P1">( 50/0.000/7.89) ~~~ bound:12.688 &gt; loss:6.356 ~~~ prec:0.242 <text:s/>rec:0.899 ~~~ norm W=3.52 ~~~ min activity:0.431 ~~~ #useless bits:0 ~~~ #nonzero-grad:29.0</text:p>
      <text:p text:style-name="P1">test set: prec(rho&lt;=3): 0.234 ~~~ recall(rho&lt;=3): 0.8936 ~~~ ap: 0.40942</text:p>
      <text:p text:style-name="P1">Mean AP over final 1 step(s): 0.409 <text:s text:c="24"/></text:p>
      <text:p text:style-name="P1">[nb = 15]</text:p>
      <text:p text:style-name="P1">( <text:s/>1/0.100/8.15)</text:p>
      <text:p text:style-name="P1">( <text:s/>2/0.100/7.98)</text:p>
      <text:p text:style-name="P1">( <text:s/>3/0.100/8.15)</text:p>
      <text:p text:style-name="P1">( <text:s/>4/0.100/7.97)</text:p>
      <text:p text:style-name="P1">( <text:s/>5/0.100/7.98)</text:p>
      <text:p text:style-name="P1">( <text:s/>6/0.100/7.97)</text:p>
      <text:p text:style-name="P1">( <text:s/>7/0.100/8.00)</text:p>
      <text:p text:style-name="P1">( <text:s/>8/0.100/8.09)</text:p>
      <text:p text:style-name="P1">( <text:s/>9/0.100/8.05)</text:p>
      <text:p text:style-name="P1">( 10/0.100/7.92)</text:p>
      <text:p text:style-name="P1">( 11/0.100/8.20)</text:p>
      <text:p text:style-name="P1">( 12/0.100/8.01)</text:p>
      <text:p text:style-name="P1">( 13/0.100/7.98)</text:p>
      <text:p text:style-name="P1">( 14/0.100/7.87)</text:p>
      <text:p text:style-name="P1">( 15/0.100/8.00)</text:p>
      <text:p text:style-name="P1">( 16/0.100/7.86)</text:p>
      <text:p text:style-name="P1">( 17/0.100/8.01)</text:p>
      <text:p text:style-name="P1"><text:soft-page-break/>( 18/0.100/8.00)</text:p>
      <text:p text:style-name="P1">( 19/0.100/7.97)</text:p>
      <text:p text:style-name="P1">( 20/0.100/8.04)</text:p>
      <text:p text:style-name="P1">( 21/0.100/7.86)</text:p>
      <text:p text:style-name="P1">( 22/0.100/7.88)</text:p>
      <text:p text:style-name="P1">( 23/0.100/7.96)</text:p>
      <text:p text:style-name="P1">( 24/0.100/7.99)</text:p>
      <text:p text:style-name="P1">shrink_w: 1e-02 <text:s text:c="2"/>--&gt; ap:0.531</text:p>
      <text:p text:style-name="P1">( <text:s/>1/0.100/7.94)</text:p>
      <text:p text:style-name="P1">( <text:s/>2/0.100/8.02)</text:p>
      <text:p text:style-name="P1">( <text:s/>3/0.100/7.83)</text:p>
      <text:p text:style-name="P1">( <text:s/>4/0.100/8.11)</text:p>
      <text:p text:style-name="P1">( <text:s/>5/0.100/7.89)</text:p>
      <text:p text:style-name="P1">( <text:s/>6/0.100/8.11)</text:p>
      <text:p text:style-name="P1">( <text:s/>7/0.100/7.85)</text:p>
      <text:p text:style-name="P1">( <text:s/>8/0.100/7.91)</text:p>
      <text:p text:style-name="P1">( <text:s/>9/0.100/7.95)</text:p>
      <text:p text:style-name="P1">( 10/0.100/8.06)</text:p>
      <text:p text:style-name="P1">( 11/0.100/7.89)</text:p>
      <text:p text:style-name="P1">( 12/0.100/7.99)</text:p>
      <text:p text:style-name="P1">( 13/0.100/7.92)</text:p>
      <text:p text:style-name="P1">( 14/0.100/8.07)</text:p>
      <text:p text:style-name="P1">( 15/0.100/8.11)</text:p>
      <text:p text:style-name="P1">( 16/0.100/7.87)</text:p>
      <text:p text:style-name="P1">( 17/0.100/8.21)</text:p>
      <text:p text:style-name="P1">( 18/0.100/7.88)</text:p>
      <text:p text:style-name="P1">( 19/0.100/8.03)</text:p>
      <text:p text:style-name="P1">( 20/0.100/7.87)</text:p>
      <text:p text:style-name="P1">( 21/0.100/7.78)</text:p>
      <text:p text:style-name="P1">( 22/0.100/7.90)</text:p>
      <text:p text:style-name="P1">( 23/0.100/8.10)</text:p>
      <text:p text:style-name="P1">( 24/0.100/8.02)</text:p>
      <text:p text:style-name="P1">shrink_w: 1e-03 <text:s text:c="2"/>--&gt; ap:0.564</text:p>
      <text:p text:style-name="P1">( <text:s/>1/0.100/7.93)</text:p>
      <text:p text:style-name="P1">( <text:s/>2/0.100/7.92)</text:p>
      <text:p text:style-name="P1">( <text:s/>3/0.100/7.95)</text:p>
      <text:p text:style-name="P1">( <text:s/>4/0.100/7.85)</text:p>
      <text:p text:style-name="P1">( <text:s/>5/0.100/7.96)</text:p>
      <text:p text:style-name="P1">( <text:s/>6/0.100/7.97)</text:p>
      <text:p text:style-name="P1">( <text:s/>7/0.100/7.86)</text:p>
      <text:p text:style-name="P1">( <text:s/>8/0.100/7.88)</text:p>
      <text:p text:style-name="P1">( <text:s/>9/0.100/7.95)</text:p>
      <text:p text:style-name="P1">( 10/0.100/7.98)</text:p>
      <text:p text:style-name="P1">( 11/0.100/7.92)</text:p>
      <text:p text:style-name="P1">( 12/0.100/7.96)</text:p>
      <text:p text:style-name="P1">( 13/0.100/7.94)</text:p>
      <text:p text:style-name="P1">( 14/0.100/8.09)</text:p>
      <text:p text:style-name="P1">( 15/0.100/7.88)</text:p>
      <text:p text:style-name="P1">( 16/0.100/7.96)</text:p>
      <text:p text:style-name="P1">( 17/0.100/7.93)</text:p>
      <text:p text:style-name="P1">( 18/0.100/8.08)</text:p>
      <text:p text:style-name="P1">( 19/0.100/7.98)</text:p>
      <text:p text:style-name="P1"><text:soft-page-break/>( 20/0.100/8.07)</text:p>
      <text:p text:style-name="P1">( 21/0.100/8.15)</text:p>
      <text:p text:style-name="P1">( 22/0.100/8.02)</text:p>
      <text:p text:style-name="P1">( 23/0.100/8.03)</text:p>
      <text:p text:style-name="P1">( 24/0.100/7.95)</text:p>
      <text:p text:style-name="P1">shrink_w: 1e-04 <text:s text:c="2"/>--&gt; ap:0.528</text:p>
      <text:p text:style-name="P1">( <text:s/>1/0.100/7.97)</text:p>
      <text:p text:style-name="P1">( <text:s/>2/0.100/8.18)</text:p>
      <text:p text:style-name="P1">( <text:s/>3/0.100/7.99)</text:p>
      <text:p text:style-name="P1">( <text:s/>4/0.100/8.10)</text:p>
      <text:p text:style-name="P1">( <text:s/>5/0.100/7.93)</text:p>
      <text:p text:style-name="P1">( <text:s/>6/0.100/8.16)</text:p>
      <text:p text:style-name="P1">( <text:s/>7/0.100/7.87)</text:p>
      <text:p text:style-name="P1">( <text:s/>8/0.100/7.93)</text:p>
      <text:p text:style-name="P1">( <text:s/>9/0.100/8.03)</text:p>
      <text:p text:style-name="P1">( 10/0.100/8.03)</text:p>
      <text:p text:style-name="P1">( 11/0.100/7.95)</text:p>
      <text:p text:style-name="P1">( 12/0.100/8.15)</text:p>
      <text:p text:style-name="P1">( 13/0.100/7.89)</text:p>
      <text:p text:style-name="P1">( 14/0.100/7.97)</text:p>
      <text:p text:style-name="P1">( 15/0.100/7.91)</text:p>
      <text:p text:style-name="P1">( 16/0.100/7.96)</text:p>
      <text:p text:style-name="P1">( 17/0.100/7.88)</text:p>
      <text:p text:style-name="P1">( 18/0.100/7.83)</text:p>
      <text:p text:style-name="P1">( 19/0.100/7.92)</text:p>
      <text:p text:style-name="P1">( 20/0.100/8.13)</text:p>
      <text:p text:style-name="P1">( 21/0.100/8.18)</text:p>
      <text:p text:style-name="P1">( 22/0.100/7.89)</text:p>
      <text:p text:style-name="P1">( 23/0.100/7.96)</text:p>
      <text:p text:style-name="P1">( 24/0.100/7.84)</text:p>
      <text:p text:style-name="P1">shrink_w: 1e-05 <text:s text:c="2"/>--&gt; ap:0.529</text:p>
      <text:p text:style-name="P1"/>
      <text:p text:style-name="P1">data = </text:p>
      <text:p text:style-name="P1"/>
      <text:p text:style-name="P1"><text:s text:c="13"/>MODE: 'kulis - main'</text:p>
      <text:p text:style-name="P1"><text:s text:c="4"/>avgNNeighbors: 50</text:p>
      <text:p text:style-name="P1"><text:s text:c="8"/>Xtraining: [40x1000 double]</text:p>
      <text:p text:style-name="P1"><text:s text:c="12"/>Xtest: [40x3000 double]</text:p>
      <text:p text:style-name="P1"><text:s text:c="8"/>Straining: [1000x1000 logical]</text:p>
      <text:p text:style-name="P1"><text:s text:c="4"/>StestTraining: [3000x1000 logical]</text:p>
      <text:p text:style-name="P1"><text:s text:c="8"/>Ntraining: 1000</text:p>
      <text:p text:style-name="P1"><text:s text:c="12"/>Ntest: 3000</text:p>
      <text:p text:style-name="P1"><text:s text:c="7"/>threshDist: 1.0206</text:p>
      <text:p text:style-name="P1"><text:s text:c="8"/>Dtraining: [1000x1000 double]</text:p>
      <text:p text:style-name="P1"><text:s text:c="4"/>DtestTraining: [3000x1000 double]</text:p>
      <text:p text:style-name="P1"><text:s text:c="8"/>princComp: [512x40 double]</text:p>
      <text:p text:style-name="P1"/>
      <text:p text:style-name="P1">---------------------------</text:p>
      <text:p text:style-name="P1">nb = 15</text:p>
      <text:p text:style-name="P1">losstype = 'hinge'</text:p>
      <text:p text:style-name="P1">- loss rho = 3</text:p>
      <text:p text:style-name="P1">- loss lambda = 0.000</text:p>
      <text:p text:style-name="P1"><text:soft-page-break/>zero offset = yes</text:p>
      <text:p text:style-name="P1">weight decay = '1e-03'</text:p>
      <text:p text:style-name="P1">trainset = 'trainval'</text:p>
      <text:p text:style-name="P1">max iter = 50</text:p>
      <text:p text:style-name="P1">init eta = 1.0e-01</text:p>
      <text:p text:style-name="P1">shrink eta = yes</text:p>
      <text:p text:style-name="P1">size mini-batches = 100</text:p>
      <text:p text:style-name="P1">momentum = '0.90'</text:p>
      <text:p text:style-name="P1">validation during / after training = 0 / 1 times</text:p>
      <text:p text:style-name="P1">---------------------------</text:p>
      <text:p text:style-name="P1">test set: prec(rho&lt;=3): 0.370 ~~~ recall(rho&lt;=3): 0.3072 ~~~ ap: 0.30164</text:p>
      <text:p text:style-name="P1">norm W=2.51</text:p>
      <text:p text:style-name="P1">( <text:s/>1/0.098/7.97)</text:p>
      <text:p text:style-name="P1">( <text:s/>2/0.096/8.14)</text:p>
      <text:p text:style-name="P1">( <text:s/>3/0.094/8.26)</text:p>
      <text:p text:style-name="P1">( <text:s/>4/0.092/8.08)</text:p>
      <text:p text:style-name="P1">( <text:s/>5/0.090/8.20)</text:p>
      <text:p text:style-name="P1">( <text:s/>6/0.088/7.91)</text:p>
      <text:p text:style-name="P1">( <text:s/>7/0.086/8.14)</text:p>
      <text:p text:style-name="P1">( <text:s/>8/0.084/8.06)</text:p>
      <text:p text:style-name="P1">( <text:s/>9/0.082/8.28)</text:p>
      <text:p text:style-name="P1">( 10/0.080/8.05)</text:p>
      <text:p text:style-name="P1">( 11/0.078/8.14)</text:p>
      <text:p text:style-name="P1">( 12/0.076/7.98)</text:p>
      <text:p text:style-name="P1">( 13/0.074/8.00)</text:p>
      <text:p text:style-name="P1">( 14/0.072/8.11)</text:p>
      <text:p text:style-name="P1">( 15/0.070/8.21)</text:p>
      <text:p text:style-name="P1">( 16/0.068/8.13)</text:p>
      <text:p text:style-name="P1">( 17/0.066/8.26)</text:p>
      <text:p text:style-name="P1">( 18/0.064/8.04)</text:p>
      <text:p text:style-name="P1">( 19/0.062/8.00)</text:p>
      <text:p text:style-name="P1">( 20/0.060/8.13)</text:p>
      <text:p text:style-name="P1">( 21/0.058/8.04)</text:p>
      <text:p text:style-name="P1">( 22/0.056/8.20)</text:p>
      <text:p text:style-name="P1">( 23/0.054/8.11)</text:p>
      <text:p text:style-name="P1">( 24/0.052/8.15)</text:p>
      <text:p text:style-name="P1">( 25/0.050/7.99) ~~~ bound:2.775 &gt; loss:1.315 ~~~ prec:0.603 <text:s/>rec:0.572 ~~~ norm W=5.84 ~~~ min activity:0.419 ~~~ #useless bits:0 ~~~ #nonzero-grad:8.2</text:p>
      <text:p text:style-name="P1">( 26/0.048/8.32)</text:p>
      <text:p text:style-name="P1">( 27/0.046/8.09)</text:p>
      <text:p text:style-name="P1">( 28/0.044/8.05)</text:p>
      <text:p text:style-name="P1">( 29/0.042/8.08)</text:p>
      <text:p text:style-name="P1">( 30/0.040/8.04)</text:p>
      <text:p text:style-name="P1">( 31/0.038/8.04)</text:p>
      <text:p text:style-name="P1">( 32/0.036/8.00)</text:p>
      <text:p text:style-name="P1">( 33/0.034/8.10)</text:p>
      <text:p text:style-name="P1">( 34/0.032/8.00)</text:p>
      <text:p text:style-name="P1">( 35/0.030/8.12)</text:p>
      <text:p text:style-name="P1">( 36/0.028/7.97)</text:p>
      <text:p text:style-name="P1">( 37/0.026/8.20)</text:p>
      <text:p text:style-name="P1">( 38/0.024/8.06)</text:p>
      <text:p text:style-name="P1">( 39/0.022/8.12)</text:p>
      <text:p text:style-name="P1"><text:soft-page-break/>( 40/0.020/8.16)</text:p>
      <text:p text:style-name="P1">( 41/0.018/8.09)</text:p>
      <text:p text:style-name="P1">( 42/0.016/8.14)</text:p>
      <text:p text:style-name="P1">( 43/0.014/7.99)</text:p>
      <text:p text:style-name="P1">( 44/0.012/8.28)</text:p>
      <text:p text:style-name="P1">( 45/0.010/8.15)</text:p>
      <text:p text:style-name="P1">( 46/0.008/8.18)</text:p>
      <text:p text:style-name="P1">( 47/0.006/8.17)</text:p>
      <text:p text:style-name="P1">( 48/0.004/8.21)</text:p>
      <text:p text:style-name="P1">( 49/0.002/8.06)</text:p>
      <text:p text:style-name="P1">( 50/0.000/7.94) ~~~ bound:2.566 &gt; loss:1.263 ~~~ prec:0.616 <text:s/>rec:0.577 ~~~ norm W=5.75 ~~~ min activity:0.420 ~~~ #useless bits:0 ~~~ #nonzero-grad:7.7</text:p>
      <text:p text:style-name="P1">test set: prec(rho&lt;=3): 0.577 ~~~ recall(rho&lt;=3): 0.5532 ~~~ ap: 0.57794</text:p>
      <text:p text:style-name="P1">Mean AP over final 1 step(s): 0.578 <text:s text:c="24"/></text:p>
      <text:p text:style-name="P1">[nb = 20]</text:p>
      <text:p text:style-name="P1">( <text:s/>1/0.100/8.08)</text:p>
      <text:p text:style-name="P1">( <text:s/>2/0.100/8.11)</text:p>
      <text:p text:style-name="P1">( <text:s/>3/0.100/8.01)</text:p>
      <text:p text:style-name="P1">( <text:s/>4/0.100/7.78)</text:p>
      <text:p text:style-name="P1">( <text:s/>5/0.100/7.93)</text:p>
      <text:p text:style-name="P1">( <text:s/>6/0.100/7.92)</text:p>
      <text:p text:style-name="P1">( <text:s/>7/0.100/8.12)</text:p>
      <text:p text:style-name="P1">( <text:s/>8/0.100/8.04)</text:p>
      <text:p text:style-name="P1">( <text:s/>9/0.100/8.03)</text:p>
      <text:p text:style-name="P1">( 10/0.100/7.97)</text:p>
      <text:p text:style-name="P1">( 11/0.100/7.84)</text:p>
      <text:p text:style-name="P1">( 12/0.100/7.94)</text:p>
      <text:p text:style-name="P1">( 13/0.100/7.90)</text:p>
      <text:p text:style-name="P1">( 14/0.100/8.05)</text:p>
      <text:p text:style-name="P1">( 15/0.100/8.01)</text:p>
      <text:p text:style-name="P1">( 16/0.100/8.05)</text:p>
      <text:p text:style-name="P1">( 17/0.100/7.94)</text:p>
      <text:p text:style-name="P1">( 18/0.100/7.97)</text:p>
      <text:p text:style-name="P1">( 19/0.100/7.95)</text:p>
      <text:p text:style-name="P1">( 20/0.100/8.11)</text:p>
      <text:p text:style-name="P1">( 21/0.100/7.94)</text:p>
      <text:p text:style-name="P1">( 22/0.100/7.94)</text:p>
      <text:p text:style-name="P1">( 23/0.100/7.84)</text:p>
      <text:p text:style-name="P1">( 24/0.100/8.16)</text:p>
      <text:p text:style-name="P1">shrink_w: 1e-02 <text:s text:c="2"/>--&gt; ap:0.623</text:p>
      <text:p text:style-name="P1">( <text:s/>1/0.100/7.86)</text:p>
      <text:p text:style-name="P1">( <text:s/>2/0.100/7.85)</text:p>
      <text:p text:style-name="P1">( <text:s/>3/0.100/7.87)</text:p>
      <text:p text:style-name="P1">( <text:s/>4/0.100/7.99)</text:p>
      <text:p text:style-name="P1">( <text:s/>5/0.100/8.03)</text:p>
      <text:p text:style-name="P1">( <text:s/>6/0.100/8.02)</text:p>
      <text:p text:style-name="P1">( <text:s/>7/0.100/7.94)</text:p>
      <text:p text:style-name="P1">( <text:s/>8/0.100/7.99)</text:p>
      <text:p text:style-name="P1">( <text:s/>9/0.100/7.88)</text:p>
      <text:p text:style-name="P1">( 10/0.100/7.82)</text:p>
      <text:p text:style-name="P1">( 11/0.100/8.05)</text:p>
      <text:p text:style-name="P1">( 12/0.100/8.07)</text:p>
      <text:p text:style-name="P1"><text:soft-page-break/>( 13/0.100/8.03)</text:p>
      <text:p text:style-name="P1">( 14/0.100/7.93)</text:p>
      <text:p text:style-name="P1">( 15/0.100/8.11)</text:p>
      <text:p text:style-name="P1">( 16/0.100/8.11)</text:p>
      <text:p text:style-name="P1">( 17/0.100/7.87)</text:p>
      <text:p text:style-name="P1">( 18/0.100/7.85)</text:p>
      <text:p text:style-name="P1">( 19/0.100/8.03)</text:p>
      <text:p text:style-name="P1">( 20/0.100/8.04)</text:p>
      <text:p text:style-name="P1">( 21/0.100/7.94)</text:p>
      <text:p text:style-name="P1">( 22/0.100/7.95)</text:p>
      <text:p text:style-name="P1">( 23/0.100/8.07)</text:p>
      <text:p text:style-name="P1">( 24/0.100/7.91)</text:p>
      <text:p text:style-name="P1">shrink_w: 1e-03 <text:s text:c="2"/>--&gt; ap:0.638</text:p>
      <text:p text:style-name="P1">( <text:s/>1/0.100/7.97)</text:p>
      <text:p text:style-name="P1">( <text:s/>2/0.100/8.01)</text:p>
      <text:p text:style-name="P1">( <text:s/>3/0.100/7.99)</text:p>
      <text:p text:style-name="P1">( <text:s/>4/0.100/7.95)</text:p>
      <text:p text:style-name="P1">( <text:s/>5/0.100/7.95)</text:p>
      <text:p text:style-name="P1">( <text:s/>6/0.100/8.08)</text:p>
      <text:p text:style-name="P1">( <text:s/>7/0.100/7.86)</text:p>
      <text:p text:style-name="P1">( <text:s/>8/0.100/8.05)</text:p>
      <text:p text:style-name="P1">( <text:s/>9/0.100/8.06)</text:p>
      <text:p text:style-name="P1">( 10/0.100/7.96)</text:p>
      <text:p text:style-name="P1">( 11/0.100/7.85)</text:p>
      <text:p text:style-name="P1">( 12/0.100/7.89)</text:p>
      <text:p text:style-name="P1">( 13/0.100/8.05)</text:p>
      <text:p text:style-name="P1">( 14/0.100/7.95)</text:p>
      <text:p text:style-name="P1">( 15/0.100/7.98)</text:p>
      <text:p text:style-name="P1">( 16/0.100/8.01)</text:p>
      <text:p text:style-name="P1">( 17/0.100/8.03)</text:p>
      <text:p text:style-name="P1">( 18/0.100/8.01)</text:p>
      <text:p text:style-name="P1">( 19/0.100/8.08)</text:p>
      <text:p text:style-name="P1">( 20/0.100/8.01)</text:p>
      <text:p text:style-name="P1">( 21/0.100/8.06)</text:p>
      <text:p text:style-name="P1">( 22/0.100/7.97)</text:p>
      <text:p text:style-name="P1">( 23/0.100/7.89)</text:p>
      <text:p text:style-name="P1">( 24/0.100/7.80)</text:p>
      <text:p text:style-name="P1">shrink_w: 1e-04 <text:s text:c="2"/>--&gt; ap:0.655</text:p>
      <text:p text:style-name="P1">( <text:s/>1/0.100/8.00)</text:p>
      <text:p text:style-name="P1">( <text:s/>2/0.100/7.97)</text:p>
      <text:p text:style-name="P1">( <text:s/>3/0.100/7.92)</text:p>
      <text:p text:style-name="P1">( <text:s/>4/0.100/8.01)</text:p>
      <text:p text:style-name="P1">( <text:s/>5/0.100/8.04)</text:p>
      <text:p text:style-name="P1">( <text:s/>6/0.100/8.00)</text:p>
      <text:p text:style-name="P1">( <text:s/>7/0.100/7.96)</text:p>
      <text:p text:style-name="P1">( <text:s/>8/0.100/7.85)</text:p>
      <text:p text:style-name="P1">( <text:s/>9/0.100/7.96)</text:p>
      <text:p text:style-name="P1">( 10/0.100/8.09)</text:p>
      <text:p text:style-name="P1">( 11/0.100/7.87)</text:p>
      <text:p text:style-name="P1">( 12/0.100/8.12)</text:p>
      <text:p text:style-name="P1">( 13/0.100/7.96)</text:p>
      <text:p text:style-name="P1">( 14/0.100/8.08)</text:p>
      <text:p text:style-name="P1"><text:soft-page-break/>( 15/0.100/7.85)</text:p>
      <text:p text:style-name="P1">( 16/0.100/8.12)</text:p>
      <text:p text:style-name="P1">( 17/0.100/7.97)</text:p>
      <text:p text:style-name="P1">( 18/0.100/8.18)</text:p>
      <text:p text:style-name="P1">( 19/0.100/7.89)</text:p>
      <text:p text:style-name="P1">( 20/0.100/8.10)</text:p>
      <text:p text:style-name="P1">( 21/0.100/7.99)</text:p>
      <text:p text:style-name="P1">( 22/0.100/8.03)</text:p>
      <text:p text:style-name="P1">( 23/0.100/7.83)</text:p>
      <text:p text:style-name="P1">( 24/0.100/8.22)</text:p>
      <text:p text:style-name="P1">shrink_w: 1e-05 <text:s text:c="2"/>--&gt; ap:0.617</text:p>
      <text:p text:style-name="P1"/>
      <text:p text:style-name="P1">data = </text:p>
      <text:p text:style-name="P1"/>
      <text:p text:style-name="P1"><text:s text:c="13"/>MODE: 'kulis - main'</text:p>
      <text:p text:style-name="P1"><text:s text:c="4"/>avgNNeighbors: 50</text:p>
      <text:p text:style-name="P1"><text:s text:c="8"/>Xtraining: [40x1000 double]</text:p>
      <text:p text:style-name="P1"><text:s text:c="12"/>Xtest: [40x3000 double]</text:p>
      <text:p text:style-name="P1"><text:s text:c="8"/>Straining: [1000x1000 logical]</text:p>
      <text:p text:style-name="P1"><text:s text:c="4"/>StestTraining: [3000x1000 logical]</text:p>
      <text:p text:style-name="P1"><text:s text:c="8"/>Ntraining: 1000</text:p>
      <text:p text:style-name="P1"><text:s text:c="12"/>Ntest: 3000</text:p>
      <text:p text:style-name="P1"><text:s text:c="7"/>threshDist: 1.0206</text:p>
      <text:p text:style-name="P1"><text:s text:c="8"/>Dtraining: [1000x1000 double]</text:p>
      <text:p text:style-name="P1"><text:s text:c="4"/>DtestTraining: [3000x1000 double]</text:p>
      <text:p text:style-name="P1"><text:s text:c="8"/>princComp: [512x40 double]</text:p>
      <text:p text:style-name="P1"/>
      <text:p text:style-name="P1">---------------------------</text:p>
      <text:p text:style-name="P1">nb = 20</text:p>
      <text:p text:style-name="P1">losstype = 'hinge'</text:p>
      <text:p text:style-name="P1">- loss rho = 3</text:p>
      <text:p text:style-name="P1">- loss lambda = 0.000</text:p>
      <text:p text:style-name="P1">zero offset = yes</text:p>
      <text:p text:style-name="P1">weight decay = '1e-04'</text:p>
      <text:p text:style-name="P1">trainset = 'trainval'</text:p>
      <text:p text:style-name="P1">max iter = 50</text:p>
      <text:p text:style-name="P1">init eta = 1.0e-01</text:p>
      <text:p text:style-name="P1">shrink eta = yes</text:p>
      <text:p text:style-name="P1">size mini-batches = 100</text:p>
      <text:p text:style-name="P1">momentum = '0.90'</text:p>
      <text:p text:style-name="P1">validation during / after training = 0 / 1 times</text:p>
      <text:p text:style-name="P1">---------------------------</text:p>
      <text:p text:style-name="P1">test set: prec(rho&lt;=3): 0.602 ~~~ recall(rho&lt;=3): 0.1258 ~~~ ap: 0.36569</text:p>
      <text:p text:style-name="P1">norm W=2.86</text:p>
      <text:p text:style-name="P1">( <text:s/>1/0.098/8.13)</text:p>
      <text:p text:style-name="P1">( <text:s/>2/0.096/8.01)</text:p>
      <text:p text:style-name="P1">( <text:s/>3/0.094/8.10)</text:p>
      <text:p text:style-name="P1">( <text:s/>4/0.092/8.10)</text:p>
      <text:p text:style-name="P1">( <text:s/>5/0.090/7.97)</text:p>
      <text:p text:style-name="P1">( <text:s/>6/0.088/7.91)</text:p>
      <text:p text:style-name="P1">( <text:s/>7/0.086/8.20)</text:p>
      <text:p text:style-name="P1">( <text:s/>8/0.084/7.92)</text:p>
      <text:p text:style-name="P1"><text:soft-page-break/>( <text:s/>9/0.082/7.94)</text:p>
      <text:p text:style-name="P1">( 10/0.080/8.06)</text:p>
      <text:p text:style-name="P1">( 11/0.078/8.14)</text:p>
      <text:p text:style-name="P1">( 12/0.076/7.96)</text:p>
      <text:p text:style-name="P1">( 13/0.074/8.06)</text:p>
      <text:p text:style-name="P1">( 14/0.072/8.14)</text:p>
      <text:p text:style-name="P1">( 15/0.070/7.94)</text:p>
      <text:p text:style-name="P1">( 16/0.068/8.14)</text:p>
      <text:p text:style-name="P1">( 17/0.066/8.03)</text:p>
      <text:p text:style-name="P1">( 18/0.064/8.20)</text:p>
      <text:p text:style-name="P1">( 19/0.062/8.02)</text:p>
      <text:p text:style-name="P1">( 20/0.060/8.01)</text:p>
      <text:p text:style-name="P1">( 21/0.058/8.09)</text:p>
      <text:p text:style-name="P1">( 22/0.056/8.06)</text:p>
      <text:p text:style-name="P1">( 23/0.054/8.03)</text:p>
      <text:p text:style-name="P1">( 24/0.052/8.19)</text:p>
      <text:p text:style-name="P1">( 25/0.050/8.14) ~~~ bound:1.199 &gt; loss:0.899 ~~~ prec:0.831 <text:s/>rec:0.307 ~~~ norm W=8.42 ~~~ min activity:0.389 ~~~ #useless bits:0 ~~~ #nonzero-grad:2.2</text:p>
      <text:p text:style-name="P1">( 26/0.048/8.06)</text:p>
      <text:p text:style-name="P1">( 27/0.046/8.08)</text:p>
      <text:p text:style-name="P1">( 28/0.044/8.01)</text:p>
      <text:p text:style-name="P1">( 29/0.042/8.17)</text:p>
      <text:p text:style-name="P1">( 30/0.040/8.17)</text:p>
      <text:p text:style-name="P1">( 31/0.038/7.98)</text:p>
      <text:p text:style-name="P1">( 32/0.036/8.06)</text:p>
      <text:p text:style-name="P1">( 33/0.034/8.13)</text:p>
      <text:p text:style-name="P1">( 34/0.032/7.91)</text:p>
      <text:p text:style-name="P1">( 35/0.030/7.97)</text:p>
      <text:p text:style-name="P1">( 36/0.028/8.11)</text:p>
      <text:p text:style-name="P1">( 37/0.026/8.22)</text:p>
      <text:p text:style-name="P1">( 38/0.024/8.07)</text:p>
      <text:p text:style-name="P1">( 39/0.022/7.99)</text:p>
      <text:p text:style-name="P1">( 40/0.020/8.22)</text:p>
      <text:p text:style-name="P1">( 41/0.018/7.96)</text:p>
      <text:p text:style-name="P1">( 42/0.016/7.90)</text:p>
      <text:p text:style-name="P1">( 43/0.014/8.21)</text:p>
      <text:p text:style-name="P1">( 44/0.012/8.07)</text:p>
      <text:p text:style-name="P1">( 45/0.010/8.18)</text:p>
      <text:p text:style-name="P1">( 46/0.008/7.96)</text:p>
      <text:p text:style-name="P1">( 47/0.006/8.06)</text:p>
      <text:p text:style-name="P1">( 48/0.004/8.09)</text:p>
      <text:p text:style-name="P1">( 49/0.002/8.02)</text:p>
      <text:p text:style-name="P1">( 50/0.000/8.13) ~~~ bound:1.106 &gt; loss:0.885 ~~~ prec:0.839 <text:s/>rec:0.310 ~~~ norm W=8.29 ~~~ min activity:0.389 ~~~ #useless bits:0 ~~~ #nonzero-grad:1.7</text:p>
      <text:p text:style-name="P1">test set: prec(rho&lt;=3): 0.804 ~~~ recall(rho&lt;=3): 0.2912 ~~~ ap: 0.63743</text:p>
      <text:p text:style-name="P1">Mean AP over final 1 step(s): 0.637 <text:s text:c="24"/></text:p>
      <text:p text:style-name="P1">[nb = 25]</text:p>
      <text:p text:style-name="P1">( <text:s/>1/0.100/8.10)</text:p>
      <text:p text:style-name="P1">( <text:s/>2/0.100/8.10)</text:p>
      <text:p text:style-name="P1">( <text:s/>3/0.100/7.99)</text:p>
      <text:p text:style-name="P1">( <text:s/>4/0.100/8.28)</text:p>
      <text:p text:style-name="P1">( <text:s/>5/0.100/8.10)</text:p>
      <text:p text:style-name="P1"><text:soft-page-break/>( <text:s/>6/0.100/8.04)</text:p>
      <text:p text:style-name="P1">( <text:s/>7/0.100/8.03)</text:p>
      <text:p text:style-name="P1">( <text:s/>8/0.100/8.07)</text:p>
      <text:p text:style-name="P1">( <text:s/>9/0.100/8.05)</text:p>
      <text:p text:style-name="P1">( 10/0.100/7.95)</text:p>
      <text:p text:style-name="P1">( 11/0.100/8.05)</text:p>
      <text:p text:style-name="P1">( 12/0.100/8.20)</text:p>
      <text:p text:style-name="P1">( 13/0.100/8.12)</text:p>
      <text:p text:style-name="P1">( 14/0.100/8.01)</text:p>
      <text:p text:style-name="P1">( 15/0.100/7.99)</text:p>
      <text:p text:style-name="P1">( 16/0.100/8.12)</text:p>
      <text:p text:style-name="P1">( 17/0.100/8.10)</text:p>
      <text:p text:style-name="P1">( 18/0.100/7.96)</text:p>
      <text:p text:style-name="P1">( 19/0.100/8.04)</text:p>
      <text:p text:style-name="P1">( 20/0.100/7.97)</text:p>
      <text:p text:style-name="P1">( 21/0.100/7.97)</text:p>
      <text:p text:style-name="P1">( 22/0.100/8.00)</text:p>
      <text:p text:style-name="P1">( 23/0.100/8.00)</text:p>
      <text:p text:style-name="P1">( 24/0.100/8.15)</text:p>
      <text:p text:style-name="P1">shrink_w: 1e-02 <text:s text:c="2"/>--&gt; ap:0.652</text:p>
      <text:p text:style-name="P1">( <text:s/>1/0.100/8.01)</text:p>
      <text:p text:style-name="P1">( <text:s/>2/0.100/8.17)</text:p>
      <text:p text:style-name="P1">( <text:s/>3/0.100/8.02)</text:p>
      <text:p text:style-name="P1">( <text:s/>4/0.100/8.15)</text:p>
      <text:p text:style-name="P1">( <text:s/>5/0.100/8.16)</text:p>
      <text:p text:style-name="P1">( <text:s/>6/0.100/8.01)</text:p>
      <text:p text:style-name="P1">( <text:s/>7/0.100/8.03)</text:p>
      <text:p text:style-name="P1">( <text:s/>8/0.100/8.03)</text:p>
      <text:p text:style-name="P1">( <text:s/>9/0.100/7.97)</text:p>
      <text:p text:style-name="P1">( 10/0.100/7.86)</text:p>
      <text:p text:style-name="P1">( 11/0.100/8.04)</text:p>
      <text:p text:style-name="P1">( 12/0.100/7.99)</text:p>
      <text:p text:style-name="P1">( 13/0.100/7.91)</text:p>
      <text:p text:style-name="P1">( 14/0.100/7.88)</text:p>
      <text:p text:style-name="P1">( 15/0.100/8.11)</text:p>
      <text:p text:style-name="P1">( 16/0.100/8.10)</text:p>
      <text:p text:style-name="P1">( 17/0.100/8.10)</text:p>
      <text:p text:style-name="P1">( 18/0.100/8.00)</text:p>
      <text:p text:style-name="P1">( 19/0.100/7.94)</text:p>
      <text:p text:style-name="P1">( 20/0.100/7.97)</text:p>
      <text:p text:style-name="P1">( 21/0.100/8.20)</text:p>
      <text:p text:style-name="P1">( 22/0.100/8.12)</text:p>
      <text:p text:style-name="P1">( 23/0.100/7.97)</text:p>
      <text:p text:style-name="P1">( 24/0.100/8.15)</text:p>
      <text:p text:style-name="P1">shrink_w: 1e-03 <text:s text:c="2"/>--&gt; ap:0.709</text:p>
      <text:p text:style-name="P1">( <text:s/>1/0.100/8.04)</text:p>
      <text:p text:style-name="P1">( <text:s/>2/0.100/8.04)</text:p>
      <text:p text:style-name="P1">( <text:s/>3/0.100/7.89)</text:p>
      <text:p text:style-name="P1">( <text:s/>4/0.100/7.99)</text:p>
      <text:p text:style-name="P1">( <text:s/>5/0.100/8.04)</text:p>
      <text:p text:style-name="P1">( <text:s/>6/0.100/8.22)</text:p>
      <text:p text:style-name="P1">( <text:s/>7/0.100/8.06)</text:p>
      <text:p text:style-name="P1"><text:soft-page-break/>( <text:s/>8/0.100/7.98)</text:p>
      <text:p text:style-name="P1">( <text:s/>9/0.100/7.95)</text:p>
      <text:p text:style-name="P1">( 10/0.100/7.96)</text:p>
      <text:p text:style-name="P1">( 11/0.100/7.95)</text:p>
      <text:p text:style-name="P1">( 12/0.100/7.89)</text:p>
      <text:p text:style-name="P1">( 13/0.100/8.00)</text:p>
      <text:p text:style-name="P1">( 14/0.100/7.94)</text:p>
      <text:p text:style-name="P1">( 15/0.100/7.96)</text:p>
      <text:p text:style-name="P1">( 16/0.100/8.07)</text:p>
      <text:p text:style-name="P1">( 17/0.100/8.06)</text:p>
      <text:p text:style-name="P1">( 18/0.100/8.08)</text:p>
      <text:p text:style-name="P1">( 19/0.100/7.91)</text:p>
      <text:p text:style-name="P1">( 20/0.100/7.88)</text:p>
      <text:p text:style-name="P1">( 21/0.100/8.10)</text:p>
      <text:p text:style-name="P1">( 22/0.100/7.90)</text:p>
      <text:p text:style-name="P1">( 23/0.100/7.87)</text:p>
      <text:p text:style-name="P1">( 24/0.100/7.78)</text:p>
      <text:p text:style-name="P1">shrink_w: 1e-04 <text:s text:c="2"/>--&gt; ap:0.697</text:p>
      <text:p text:style-name="P1">( <text:s/>1/0.100/8.03)</text:p>
      <text:p text:style-name="P1">( <text:s/>2/0.100/7.98)</text:p>
      <text:p text:style-name="P1">( <text:s/>3/0.100/7.94)</text:p>
      <text:p text:style-name="P1">( <text:s/>4/0.100/8.24)</text:p>
      <text:p text:style-name="P1">( <text:s/>5/0.100/8.05)</text:p>
      <text:p text:style-name="P1">( <text:s/>6/0.100/7.90)</text:p>
      <text:p text:style-name="P1">( <text:s/>7/0.100/7.99)</text:p>
      <text:p text:style-name="P1">( <text:s/>8/0.100/8.14)</text:p>
      <text:p text:style-name="P1">( <text:s/>9/0.100/8.08)</text:p>
      <text:p text:style-name="P1">( 10/0.100/7.97)</text:p>
      <text:p text:style-name="P1">( 11/0.100/8.00)</text:p>
      <text:p text:style-name="P1">( 12/0.100/8.00)</text:p>
      <text:p text:style-name="P1">( 13/0.100/7.89)</text:p>
      <text:p text:style-name="P1">( 14/0.100/7.87)</text:p>
      <text:p text:style-name="P1">( 15/0.100/8.02)</text:p>
      <text:p text:style-name="P1">( 16/0.100/7.97)</text:p>
      <text:p text:style-name="P1">( 17/0.100/7.96)</text:p>
      <text:p text:style-name="P1">( 18/0.100/7.88)</text:p>
      <text:p text:style-name="P1">( 19/0.100/8.02)</text:p>
      <text:p text:style-name="P1">( 20/0.100/7.88)</text:p>
      <text:p text:style-name="P1">( 21/0.100/7.85)</text:p>
      <text:p text:style-name="P1">( 22/0.100/7.85)</text:p>
      <text:p text:style-name="P1">( 23/0.100/8.07)</text:p>
      <text:p text:style-name="P1">( 24/0.100/7.95)</text:p>
      <text:p text:style-name="P1">shrink_w: 1e-05 <text:s text:c="2"/>--&gt; ap:0.684</text:p>
      <text:p text:style-name="P1"/>
      <text:p text:style-name="P1">data = </text:p>
      <text:p text:style-name="P1"/>
      <text:p text:style-name="P1"><text:s text:c="13"/>MODE: 'kulis - main'</text:p>
      <text:p text:style-name="P1"><text:s text:c="4"/>avgNNeighbors: 50</text:p>
      <text:p text:style-name="P1"><text:s text:c="8"/>Xtraining: [40x1000 double]</text:p>
      <text:p text:style-name="P1"><text:s text:c="12"/>Xtest: [40x3000 double]</text:p>
      <text:p text:style-name="P1"><text:s text:c="8"/>Straining: [1000x1000 logical]</text:p>
      <text:p text:style-name="P1"><text:s text:c="4"/>StestTraining: [3000x1000 logical]</text:p>
      <text:p text:style-name="P1"><text:soft-page-break/><text:s text:c="8"/>Ntraining: 1000</text:p>
      <text:p text:style-name="P1"><text:s text:c="12"/>Ntest: 3000</text:p>
      <text:p text:style-name="P1"><text:s text:c="7"/>threshDist: 1.0206</text:p>
      <text:p text:style-name="P1"><text:s text:c="8"/>Dtraining: [1000x1000 double]</text:p>
      <text:p text:style-name="P1"><text:s text:c="4"/>DtestTraining: [3000x1000 double]</text:p>
      <text:p text:style-name="P1"><text:s text:c="8"/>princComp: [512x40 double]</text:p>
      <text:p text:style-name="P1"/>
      <text:p text:style-name="P1">---------------------------</text:p>
      <text:p text:style-name="P1">nb = 25</text:p>
      <text:p text:style-name="P1">losstype = 'hinge'</text:p>
      <text:p text:style-name="P1">- loss rho = 3</text:p>
      <text:p text:style-name="P1">- loss lambda = 0.000</text:p>
      <text:p text:style-name="P1">zero offset = yes</text:p>
      <text:p text:style-name="P1">weight decay = '1e-03'</text:p>
      <text:p text:style-name="P1">trainset = 'trainval'</text:p>
      <text:p text:style-name="P1">max iter = 50</text:p>
      <text:p text:style-name="P1">init eta = 1.0e-01</text:p>
      <text:p text:style-name="P1">shrink eta = yes</text:p>
      <text:p text:style-name="P1">size mini-batches = 100</text:p>
      <text:p text:style-name="P1">momentum = '0.90'</text:p>
      <text:p text:style-name="P1">validation during / after training = 0 / 1 times</text:p>
      <text:p text:style-name="P1">---------------------------</text:p>
      <text:p text:style-name="P1">test set: prec(rho&lt;=3): 0.793 ~~~ recall(rho&lt;=3): 0.0814 ~~~ ap: 0.48520</text:p>
      <text:p text:style-name="P1">norm W=3.23</text:p>
      <text:p text:style-name="P1">( <text:s/>1/0.098/7.98)</text:p>
      <text:p text:style-name="P1">( <text:s/>2/0.096/8.10)</text:p>
      <text:p text:style-name="P1">( <text:s/>3/0.094/8.22)</text:p>
      <text:p text:style-name="P1">( <text:s/>4/0.092/8.35)</text:p>
      <text:p text:style-name="P1">( <text:s/>5/0.090/8.12)</text:p>
      <text:p text:style-name="P1">( <text:s/>6/0.088/7.95)</text:p>
      <text:p text:style-name="P1">( <text:s/>7/0.086/8.30)</text:p>
      <text:p text:style-name="P1">( <text:s/>8/0.084/8.10)</text:p>
      <text:p text:style-name="P1">( <text:s/>9/0.082/8.07)</text:p>
      <text:p text:style-name="P1">( 10/0.080/8.10)</text:p>
      <text:p text:style-name="P1">( 11/0.078/8.12)</text:p>
      <text:p text:style-name="P1">( 12/0.076/8.06)</text:p>
      <text:p text:style-name="P1">( 13/0.074/8.52)</text:p>
      <text:p text:style-name="P1">( 14/0.072/8.28)</text:p>
      <text:p text:style-name="P1">( 15/0.070/8.01)</text:p>
      <text:p text:style-name="P1">( 16/0.068/7.83)</text:p>
      <text:p text:style-name="P1">( 17/0.066/8.12)</text:p>
      <text:p text:style-name="P1">( 18/0.064/8.30)</text:p>
      <text:p text:style-name="P1">( 19/0.062/8.28)</text:p>
      <text:p text:style-name="P1">( 20/0.060/7.95)</text:p>
      <text:p text:style-name="P1">( 21/0.058/8.12)</text:p>
      <text:p text:style-name="P1">( 22/0.056/8.13)</text:p>
      <text:p text:style-name="P1">( 23/0.054/8.13)</text:p>
      <text:p text:style-name="P1">( 24/0.052/8.05)</text:p>
      <text:p text:style-name="P1">( 25/0.050/8.25) ~~~ bound:1.426 &gt; loss:0.845 ~~~ prec:0.958 <text:s/>rec:0.196 ~~~ norm W=4.39 ~~~ min activity:0.406 ~~~ #useless bits:0 ~~~ #nonzero-grad:4.9</text:p>
      <text:p text:style-name="P1">( 26/0.048/8.04)</text:p>
      <text:p text:style-name="P1">( 27/0.046/8.00)</text:p>
      <text:p text:style-name="P1"><text:soft-page-break/>( 28/0.044/7.96)</text:p>
      <text:p text:style-name="P1">( 29/0.042/8.15)</text:p>
      <text:p text:style-name="P1">( 30/0.040/8.10)</text:p>
      <text:p text:style-name="P1">( 31/0.038/8.07)</text:p>
      <text:p text:style-name="P1">( 32/0.036/8.19)</text:p>
      <text:p text:style-name="P1">( 33/0.034/8.15)</text:p>
      <text:p text:style-name="P1">( 34/0.032/8.20)</text:p>
      <text:p text:style-name="P1">( 35/0.030/8.12)</text:p>
      <text:p text:style-name="P1">( 36/0.028/8.17)</text:p>
      <text:p text:style-name="P1">( 37/0.026/7.97)</text:p>
      <text:p text:style-name="P1">( 38/0.024/8.00)</text:p>
      <text:p text:style-name="P1">( 39/0.022/8.06)</text:p>
      <text:p text:style-name="P1">( 40/0.020/8.33)</text:p>
      <text:p text:style-name="P1">( 41/0.018/8.24)</text:p>
      <text:p text:style-name="P1">( 42/0.016/8.11)</text:p>
      <text:p text:style-name="P1">( 43/0.014/8.08)</text:p>
      <text:p text:style-name="P1">( 44/0.012/8.13)</text:p>
      <text:p text:style-name="P1">( 45/0.010/8.07)</text:p>
      <text:p text:style-name="P1">( 46/0.008/8.08)</text:p>
      <text:p text:style-name="P1">( 47/0.006/8.17)</text:p>
      <text:p text:style-name="P1">( 48/0.004/7.97)</text:p>
      <text:p text:style-name="P1">( 49/0.002/7.94)</text:p>
      <text:p text:style-name="P1">( 50/0.000/8.06) ~~~ bound:1.289 &gt; loss:0.821 ~~~ prec:0.965 <text:s/>rec:0.205 ~~~ norm W=4.34 ~~~ min activity:0.401 ~~~ #useless bits:0 ~~~ #nonzero-grad:4.1</text:p>
      <text:p text:style-name="P1">test set: prec(rho&lt;=3): 0.945 ~~~ recall(rho&lt;=3): 0.1776 ~~~ ap: 0.71882</text:p>
      <text:p text:style-name="P1">Mean AP over final 1 step(s): 0.719 <text:s text:c="24"/></text:p>
      <text:p text:style-name="P1">[nb = 30]</text:p>
      <text:p text:style-name="P1">( <text:s/>1/0.100/8.76)</text:p>
      <text:p text:style-name="P1">( <text:s/>2/0.100/1.80)</text:p>
      <text:p text:style-name="P1">( <text:s/>3/0.100/1.98)</text:p>
      <text:p text:style-name="P1">( <text:s/>4/0.100/1.95)</text:p>
      <text:p text:style-name="P1">( <text:s/>5/0.100/1.83)</text:p>
      <text:p text:style-name="P1">( <text:s/>6/0.100/1.65)</text:p>
      <text:p text:style-name="P1">( <text:s/>7/0.100/1.68)</text:p>
      <text:p text:style-name="P1">( <text:s/>8/0.100/1.83)</text:p>
      <text:p text:style-name="P1">( <text:s/>9/0.100/1.71)</text:p>
      <text:p text:style-name="P1">( 10/0.100/2.22)</text:p>
      <text:p text:style-name="P1">( 11/0.100/1.74)</text:p>
      <text:p text:style-name="P1">( 12/0.100/1.56)</text:p>
      <text:p text:style-name="P1">( 13/0.100/1.79)</text:p>
      <text:p text:style-name="P1">( 14/0.100/1.60)</text:p>
      <text:p text:style-name="P1">( 15/0.100/2.21)</text:p>
      <text:p text:style-name="P1">( 16/0.100/1.72)</text:p>
      <text:p text:style-name="P1">( 17/0.100/1.81)</text:p>
      <text:p text:style-name="P1">( 18/0.100/2.21)</text:p>
      <text:p text:style-name="P1">( 19/0.100/1.89)</text:p>
      <text:p text:style-name="P1">( 20/0.100/2.05)</text:p>
      <text:p text:style-name="P1">( 21/0.100/1.77)</text:p>
      <text:p text:style-name="P1">( 22/0.100/2.20)</text:p>
      <text:p text:style-name="P1">( 23/0.100/1.52)</text:p>
      <text:p text:style-name="P1">( 24/0.100/1.86)</text:p>
      <text:p text:style-name="P1">shrink_w: 1e-02 <text:s text:c="2"/>--&gt; ap:0.680</text:p>
      <text:p text:style-name="P1"><text:soft-page-break/>( <text:s/>1/0.100/2.06)</text:p>
      <text:p text:style-name="P1">( <text:s/>2/0.100/1.90)</text:p>
      <text:p text:style-name="P1">( <text:s/>3/0.100/1.67)</text:p>
      <text:p text:style-name="P1">( <text:s/>4/0.100/1.76)</text:p>
      <text:p text:style-name="P1">( <text:s/>5/0.100/1.94)</text:p>
      <text:p text:style-name="P1">( <text:s/>6/0.100/1.97)</text:p>
      <text:p text:style-name="P1">( <text:s/>7/0.100/2.54)</text:p>
      <text:p text:style-name="P1">( <text:s/>8/0.100/1.98)</text:p>
      <text:p text:style-name="P1">( <text:s/>9/0.100/2.03)</text:p>
      <text:p text:style-name="P1">( 10/0.100/1.92)</text:p>
      <text:p text:style-name="P1">( 11/0.100/1.87)</text:p>
      <text:p text:style-name="P1">( 12/0.100/2.00)</text:p>
      <text:p text:style-name="P1">( 13/0.100/1.74)</text:p>
      <text:p text:style-name="P1">( 14/0.100/1.44)</text:p>
      <text:p text:style-name="P1">( 15/0.100/1.89)</text:p>
      <text:p text:style-name="P1">( 16/0.100/1.82)</text:p>
      <text:p text:style-name="P1">( 17/0.100/2.16)</text:p>
      <text:p text:style-name="P1">( 18/0.100/1.63)</text:p>
      <text:p text:style-name="P1">( 19/0.100/1.41)</text:p>
      <text:p text:style-name="P1">( 20/0.100/1.52)</text:p>
      <text:p text:style-name="P1">( 21/0.100/2.35)</text:p>
      <text:p text:style-name="P1">( 22/0.100/2.15)</text:p>
      <text:p text:style-name="P1">( 23/0.100/2.59)</text:p>
      <text:p text:style-name="P1">( 24/0.100/2.02)</text:p>
      <text:p text:style-name="P1">shrink_w: 1e-03 <text:s text:c="2"/>--&gt; ap:0.738</text:p>
      <text:p text:style-name="P1">( <text:s/>1/0.100/2.01)</text:p>
      <text:p text:style-name="P1">( <text:s/>2/0.100/1.97)</text:p>
      <text:p text:style-name="P1">( <text:s/>3/0.100/1.39)</text:p>
      <text:p text:style-name="P1">( <text:s/>4/0.100/1.81)</text:p>
      <text:p text:style-name="P1">( <text:s/>5/0.100/1.80)</text:p>
      <text:p text:style-name="P1">( <text:s/>6/0.100/1.57)</text:p>
      <text:p text:style-name="P1">( <text:s/>7/0.100/1.22)</text:p>
      <text:p text:style-name="P1">( <text:s/>8/0.100/1.36)</text:p>
      <text:p text:style-name="P1">( <text:s/>9/0.100/1.59)</text:p>
      <text:p text:style-name="P1">( 10/0.100/2.10)</text:p>
      <text:p text:style-name="P1">( 11/0.100/1.65)</text:p>
      <text:p text:style-name="P1">( 12/0.100/1.55)</text:p>
      <text:p text:style-name="P1">( 13/0.100/2.22)</text:p>
      <text:p text:style-name="P1">( 14/0.100/1.62)</text:p>
      <text:p text:style-name="P1">( 15/0.100/2.14)</text:p>
      <text:p text:style-name="P1">( 16/0.100/1.31)</text:p>
      <text:p text:style-name="P1">( 17/0.100/1.87)</text:p>
      <text:p text:style-name="P1">( 18/0.100/1.88)</text:p>
      <text:p text:style-name="P1">( 19/0.100/1.76)</text:p>
      <text:p text:style-name="P1">( 20/0.100/1.85)</text:p>
      <text:p text:style-name="P1">( 21/0.100/1.72)</text:p>
      <text:p text:style-name="P1">( 22/0.100/1.65)</text:p>
      <text:p text:style-name="P1">( 23/0.100/1.66)</text:p>
      <text:p text:style-name="P1">( 24/0.100/1.81)</text:p>
      <text:p text:style-name="P1">shrink_w: 1e-04 <text:s text:c="2"/>--&gt; ap:0.726</text:p>
      <text:p text:style-name="P1">( <text:s/>1/0.100/1.81)</text:p>
      <text:p text:style-name="P1">( <text:s/>2/0.100/1.30)</text:p>
      <text:p text:style-name="P1"><text:soft-page-break/>( <text:s/>3/0.100/1.92)</text:p>
      <text:p text:style-name="P1">( <text:s/>4/0.100/2.01)</text:p>
      <text:p text:style-name="P1">( <text:s/>5/0.100/1.57)</text:p>
      <text:p text:style-name="P1">( <text:s/>6/0.100/1.81)</text:p>
      <text:p text:style-name="P1">( <text:s/>7/0.100/1.94)</text:p>
      <text:p text:style-name="P1">( <text:s/>8/0.100/2.93)</text:p>
      <text:p text:style-name="P1">( <text:s/>9/0.100/1.57)</text:p>
      <text:p text:style-name="P1">( 10/0.100/1.43)</text:p>
      <text:p text:style-name="P1">( 11/0.100/1.80)</text:p>
      <text:p text:style-name="P1">( 12/0.100/2.23)</text:p>
      <text:p text:style-name="P1">( 13/0.100/1.59)</text:p>
      <text:p text:style-name="P1">( 14/0.100/2.04)</text:p>
      <text:p text:style-name="P1">( 15/0.100/1.94)</text:p>
      <text:p text:style-name="P1">( 16/0.100/1.88)</text:p>
      <text:p text:style-name="P1">( 17/0.100/1.72)</text:p>
      <text:p text:style-name="P1">( 18/0.100/1.56)</text:p>
      <text:p text:style-name="P1">( 19/0.100/2.03)</text:p>
      <text:p text:style-name="P1">( 20/0.100/1.47)</text:p>
      <text:p text:style-name="P1">( 21/0.100/1.69)</text:p>
      <text:p text:style-name="P1">( 22/0.100/1.94)</text:p>
      <text:p text:style-name="P1">( 23/0.100/1.75)</text:p>
      <text:p text:style-name="P1">( 24/0.100/2.40)</text:p>
      <text:p text:style-name="P1">shrink_w: 1e-05 <text:s text:c="2"/>--&gt; ap:0.718</text:p>
      <text:p text:style-name="P1"/>
      <text:p text:style-name="P1">data = </text:p>
      <text:p text:style-name="P1"/>
      <text:p text:style-name="P1"><text:s text:c="13"/>MODE: 'kulis - main'</text:p>
      <text:p text:style-name="P1"><text:s text:c="4"/>avgNNeighbors: 50</text:p>
      <text:p text:style-name="P1"><text:s text:c="8"/>Xtraining: [40x1000 double]</text:p>
      <text:p text:style-name="P1"><text:s text:c="12"/>Xtest: [40x3000 double]</text:p>
      <text:p text:style-name="P1"><text:s text:c="8"/>Straining: [1000x1000 logical]</text:p>
      <text:p text:style-name="P1"><text:s text:c="4"/>StestTraining: [3000x1000 logical]</text:p>
      <text:p text:style-name="P1"><text:s text:c="8"/>Ntraining: 1000</text:p>
      <text:p text:style-name="P1"><text:s text:c="12"/>Ntest: 3000</text:p>
      <text:p text:style-name="P1"><text:s text:c="7"/>threshDist: 1.0206</text:p>
      <text:p text:style-name="P1"><text:s text:c="8"/>Dtraining: [1000x1000 double]</text:p>
      <text:p text:style-name="P1"><text:s text:c="4"/>DtestTraining: [3000x1000 double]</text:p>
      <text:p text:style-name="P1"><text:s text:c="8"/>princComp: [512x40 double]</text:p>
      <text:p text:style-name="P1"/>
      <text:p text:style-name="P1">---------------------------</text:p>
      <text:p text:style-name="P1">nb = 30</text:p>
      <text:p text:style-name="P1">losstype = 'hinge'</text:p>
      <text:p text:style-name="P1">- loss rho = 3</text:p>
      <text:p text:style-name="P1">- loss lambda = 0.000</text:p>
      <text:p text:style-name="P1">zero offset = yes</text:p>
      <text:p text:style-name="P1">weight decay = '1e-03'</text:p>
      <text:p text:style-name="P1">trainset = 'trainval'</text:p>
      <text:p text:style-name="P1">max iter = 50</text:p>
      <text:p text:style-name="P1">init eta = 1.0e-01</text:p>
      <text:p text:style-name="P1">shrink eta = yes</text:p>
      <text:p text:style-name="P1">size mini-batches = 100</text:p>
      <text:p text:style-name="P1">momentum = '0.90'</text:p>
      <text:p text:style-name="P1"><text:soft-page-break/>validation during / after training = 0 / 1 times</text:p>
      <text:p text:style-name="P1">---------------------------</text:p>
      <text:p text:style-name="P1">test set: prec(rho&lt;=3): 0.913 ~~~ recall(rho&lt;=3): 0.0231 ~~~ ap: 0.49538</text:p>
      <text:p text:style-name="P1">norm W=3.54</text:p>
      <text:p text:style-name="P1">( <text:s/>1/0.098/1.97)</text:p>
      <text:p text:style-name="P1">( <text:s/>2/0.096/1.94)</text:p>
      <text:p text:style-name="P1">( <text:s/>3/0.094/1.99)</text:p>
      <text:p text:style-name="P1">( <text:s/>4/0.092/2.11)</text:p>
      <text:p text:style-name="P1">( <text:s/>5/0.090/1.92)</text:p>
      <text:p text:style-name="P1">( <text:s/>6/0.088/2.02)</text:p>
      <text:p text:style-name="P1">( <text:s/>7/0.086/1.77)</text:p>
      <text:p text:style-name="P1">( <text:s/>8/0.084/1.84)</text:p>
      <text:p text:style-name="P1">( <text:s/>9/0.082/2.10)</text:p>
      <text:p text:style-name="P1">( 10/0.080/1.90)</text:p>
      <text:p text:style-name="P1">( 11/0.078/1.83)</text:p>
      <text:p text:style-name="P1">( 12/0.076/1.95)</text:p>
      <text:p text:style-name="P1">( 13/0.074/1.67)</text:p>
      <text:p text:style-name="P1">( 14/0.072/2.19)</text:p>
      <text:p text:style-name="P1">( 15/0.070/1.84)</text:p>
      <text:p text:style-name="P1">( 16/0.068/2.47)</text:p>
      <text:p text:style-name="P1">( 17/0.066/1.74)</text:p>
      <text:p text:style-name="P1">( 18/0.064/2.03)</text:p>
      <text:p text:style-name="P1">( 19/0.062/2.24)</text:p>
      <text:p text:style-name="P1">( 20/0.060/2.15)</text:p>
      <text:p text:style-name="P1">( 21/0.058/1.93)</text:p>
      <text:p text:style-name="P1">( 22/0.056/2.19)</text:p>
      <text:p text:style-name="P1">( 23/0.054/2.03)</text:p>
      <text:p text:style-name="P1">( 24/0.052/1.73)</text:p>
      <text:p text:style-name="P1">( 25/0.050/1.84) ~~~ bound:1.260 &gt; loss:0.801 ~~~ prec:0.981 <text:s/>rec:0.161 ~~~ norm W=4.15 ~~~ min activity:0.387 ~~~ #useless bits:0 ~~~ #nonzero-grad:4.4</text:p>
      <text:p text:style-name="P1">( 26/0.048/1.75)</text:p>
      <text:p text:style-name="P1">( 27/0.046/1.64)</text:p>
      <text:p text:style-name="P1">( 28/0.044/1.52)</text:p>
      <text:p text:style-name="P1">( 29/0.042/2.07)</text:p>
      <text:p text:style-name="P1">( 30/0.040/2.01)</text:p>
      <text:p text:style-name="P1">( 31/0.038/2.50)</text:p>
      <text:p text:style-name="P1">( 32/0.036/1.94)</text:p>
      <text:p text:style-name="P1">( 33/0.034/1.91)</text:p>
      <text:p text:style-name="P1">( 34/0.032/2.16)</text:p>
      <text:p text:style-name="P1">( 35/0.030/1.70)</text:p>
      <text:p text:style-name="P1">( 36/0.028/1.88)</text:p>
      <text:p text:style-name="P1">( 37/0.026/1.92)</text:p>
      <text:p text:style-name="P1">( 38/0.024/1.67)</text:p>
      <text:p text:style-name="P1">( 39/0.022/1.87)</text:p>
      <text:p text:style-name="P1">( 40/0.020/2.00)</text:p>
      <text:p text:style-name="P1">( 41/0.018/2.06)</text:p>
      <text:p text:style-name="P1">( 42/0.016/2.17)</text:p>
      <text:p text:style-name="P1">( 43/0.014/1.97)</text:p>
      <text:p text:style-name="P1">( 44/0.012/1.89)</text:p>
      <text:p text:style-name="P1">( 45/0.010/1.82)</text:p>
      <text:p text:style-name="P1">( 46/0.008/2.61)</text:p>
      <text:p text:style-name="P1">( 47/0.006/1.87)</text:p>
      <text:p text:style-name="P1"><text:soft-page-break/>( 48/0.004/1.80)</text:p>
      <text:p text:style-name="P1">( 49/0.002/1.93)</text:p>
      <text:p text:style-name="P1">( 50/0.000/1.98) ~~~ bound:1.126 &gt; loss:0.763 ~~~ prec:0.980 <text:s/>rec:0.175 ~~~ norm W=4.04 ~~~ min activity:0.383 ~~~ #useless bits:0 ~~~ #nonzero-grad:3.6</text:p>
      <text:p text:style-name="P1">test set: prec(rho&lt;=3): 0.973 ~~~ recall(rho&lt;=3): 0.1398 ~~~ ap: 0.76106</text:p>
      <text:p text:style-name="P1">Mean AP over final 1 step(s): 0.761 <text:s text:c="24"/></text:p>
      <text:p text:style-name="P1">[nb = 35]</text:p>
      <text:p text:style-name="P1">( <text:s/>1/0.100/1.82)</text:p>
      <text:p text:style-name="P1">( <text:s/>2/0.100/1.83)</text:p>
      <text:p text:style-name="P1">( <text:s/>3/0.100/1.65)</text:p>
      <text:p text:style-name="P1">( <text:s/>4/0.100/1.58)</text:p>
      <text:p text:style-name="P1">( <text:s/>5/0.100/1.48)</text:p>
      <text:p text:style-name="P1">( <text:s/>6/0.100/1.73)</text:p>
      <text:p text:style-name="P1">( <text:s/>7/0.100/1.82)</text:p>
      <text:p text:style-name="P1">( <text:s/>8/0.100/1.97)</text:p>
      <text:p text:style-name="P1">( <text:s/>9/0.100/2.03)</text:p>
      <text:p text:style-name="P1">( 10/0.100/2.04)</text:p>
      <text:p text:style-name="P1">( 11/0.100/1.53)</text:p>
      <text:p text:style-name="P1">( 12/0.100/2.08)</text:p>
      <text:p text:style-name="P1">( 13/0.100/2.34)</text:p>
      <text:p text:style-name="P1">( 14/0.100/1.88)</text:p>
      <text:p text:style-name="P1">( 15/0.100/2.31)</text:p>
      <text:p text:style-name="P1">( 16/0.100/1.97)</text:p>
      <text:p text:style-name="P1">( 17/0.100/2.12)</text:p>
      <text:p text:style-name="P1">( 18/0.100/1.96)</text:p>
      <text:p text:style-name="P1">( 19/0.100/1.99)</text:p>
      <text:p text:style-name="P1">( 20/0.100/2.10)</text:p>
      <text:p text:style-name="P1">( 21/0.100/1.71)</text:p>
      <text:p text:style-name="P1">( 22/0.100/1.88)</text:p>
      <text:p text:style-name="P1">( 23/0.100/1.76)</text:p>
      <text:p text:style-name="P1">( 24/0.100/2.43)</text:p>
      <text:p text:style-name="P1">shrink_w: 1e-02 <text:s text:c="2"/>--&gt; ap:0.701</text:p>
      <text:p text:style-name="P1">( <text:s/>1/0.100/2.15)</text:p>
      <text:p text:style-name="P1">( <text:s/>2/0.100/1.84)</text:p>
      <text:p text:style-name="P1">( <text:s/>3/0.100/2.28)</text:p>
      <text:p text:style-name="P1">( <text:s/>4/0.100/1.99)</text:p>
      <text:p text:style-name="P1">( <text:s/>5/0.100/1.95)</text:p>
      <text:p text:style-name="P1">( <text:s/>6/0.100/2.26)</text:p>
      <text:p text:style-name="P1">( <text:s/>7/0.100/1.81)</text:p>
      <text:p text:style-name="P1">( <text:s/>8/0.100/2.12)</text:p>
      <text:p text:style-name="P1">( <text:s/>9/0.100/2.06)</text:p>
      <text:p text:style-name="P1">( 10/0.100/1.97)</text:p>
      <text:p text:style-name="P1">( 11/0.100/1.92)</text:p>
      <text:p text:style-name="P1">( 12/0.100/1.80)</text:p>
      <text:p text:style-name="P1">( 13/0.100/1.76)</text:p>
      <text:p text:style-name="P1">( 14/0.100/2.11)</text:p>
      <text:p text:style-name="P1">( 15/0.100/2.02)</text:p>
      <text:p text:style-name="P1">( 16/0.100/2.08)</text:p>
      <text:p text:style-name="P1">( 17/0.100/1.72)</text:p>
      <text:p text:style-name="P1">( 18/0.100/2.50)</text:p>
      <text:p text:style-name="P1">( 19/0.100/1.79)</text:p>
      <text:p text:style-name="P1">( 20/0.100/1.98)</text:p>
      <text:p text:style-name="P1"><text:soft-page-break/>( 21/0.100/1.90)</text:p>
      <text:p text:style-name="P1">( 22/0.100/2.10)</text:p>
      <text:p text:style-name="P1">( 23/0.100/1.82)</text:p>
      <text:p text:style-name="P1">( 24/0.100/1.70)</text:p>
      <text:p text:style-name="P1">shrink_w: 1e-03 <text:s text:c="2"/>--&gt; ap:0.751</text:p>
      <text:p text:style-name="P1">( <text:s/>1/0.100/1.95)</text:p>
      <text:p text:style-name="P1">( <text:s/>2/0.100/1.95)</text:p>
      <text:p text:style-name="P1">( <text:s/>3/0.100/1.98)</text:p>
      <text:p text:style-name="P1">( <text:s/>4/0.100/2.17)</text:p>
      <text:p text:style-name="P1">( <text:s/>5/0.100/1.99)</text:p>
      <text:p text:style-name="P1">( <text:s/>6/0.100/1.97)</text:p>
      <text:p text:style-name="P1">( <text:s/>7/0.100/2.11)</text:p>
      <text:p text:style-name="P1">( <text:s/>8/0.100/2.23)</text:p>
      <text:p text:style-name="P1">( <text:s/>9/0.100/2.36)</text:p>
      <text:p text:style-name="P1">( 10/0.100/1.85)</text:p>
      <text:p text:style-name="P1">( 11/0.100/1.89)</text:p>
      <text:p text:style-name="P1">( 12/0.100/1.88)</text:p>
      <text:p text:style-name="P1">( 13/0.100/1.42)</text:p>
      <text:p text:style-name="P1">( 14/0.100/1.82)</text:p>
      <text:p text:style-name="P1">( 15/0.100/1.92)</text:p>
      <text:p text:style-name="P1">( 16/0.100/1.71)</text:p>
      <text:p text:style-name="P1">( 17/0.100/1.97)</text:p>
      <text:p text:style-name="P1">( 18/0.100/1.74)</text:p>
      <text:p text:style-name="P1">( 19/0.100/2.28)</text:p>
      <text:p text:style-name="P1">( 20/0.100/1.88)</text:p>
      <text:p text:style-name="P1">( 21/0.100/2.45)</text:p>
      <text:p text:style-name="P1">( 22/0.100/1.86)</text:p>
      <text:p text:style-name="P1">( 23/0.100/2.28)</text:p>
      <text:p text:style-name="P1">( 24/0.100/2.94)</text:p>
      <text:p text:style-name="P1">shrink_w: 1e-04 <text:s text:c="2"/>--&gt; ap:0.728</text:p>
      <text:p text:style-name="P1">( <text:s/>1/0.100/2.02)</text:p>
      <text:p text:style-name="P1">( <text:s/>2/0.100/1.82)</text:p>
      <text:p text:style-name="P1">( <text:s/>3/0.100/1.56)</text:p>
      <text:p text:style-name="P1">( <text:s/>4/0.100/2.19)</text:p>
      <text:p text:style-name="P1">( <text:s/>5/0.100/2.14)</text:p>
      <text:p text:style-name="P1">( <text:s/>6/0.100/2.50)</text:p>
      <text:p text:style-name="P1">( <text:s/>7/0.100/1.78)</text:p>
      <text:p text:style-name="P1">( <text:s/>8/0.100/1.78)</text:p>
      <text:p text:style-name="P1">( <text:s/>9/0.100/2.30)</text:p>
      <text:p text:style-name="P1">( 10/0.100/1.90)</text:p>
      <text:p text:style-name="P1">( 11/0.100/1.96)</text:p>
      <text:p text:style-name="P1">( 12/0.100/1.96)</text:p>
      <text:p text:style-name="P1">( 13/0.100/1.98)</text:p>
      <text:p text:style-name="P1">( 14/0.100/2.16)</text:p>
      <text:p text:style-name="P1">( 15/0.100/2.46)</text:p>
      <text:p text:style-name="P1">( 16/0.100/1.85)</text:p>
      <text:p text:style-name="P1">( 17/0.100/1.51)</text:p>
      <text:p text:style-name="P1">( 18/0.100/2.02)</text:p>
      <text:p text:style-name="P1">( 19/0.100/1.94)</text:p>
      <text:p text:style-name="P1">( 20/0.100/2.26)</text:p>
      <text:p text:style-name="P1">( 21/0.100/1.78)</text:p>
      <text:p text:style-name="P1">( 22/0.100/1.64)</text:p>
      <text:p text:style-name="P1"><text:soft-page-break/>( 23/0.100/1.66)</text:p>
      <text:p text:style-name="P1">( 24/0.100/2.00)</text:p>
      <text:p text:style-name="P1">shrink_w: 1e-05 <text:s text:c="2"/>--&gt; ap:0.725</text:p>
      <text:p text:style-name="P1"/>
      <text:p text:style-name="P1">data = </text:p>
      <text:p text:style-name="P1"/>
      <text:p text:style-name="P1"><text:s text:c="13"/>MODE: 'kulis - main'</text:p>
      <text:p text:style-name="P1"><text:s text:c="4"/>avgNNeighbors: 50</text:p>
      <text:p text:style-name="P1"><text:s text:c="8"/>Xtraining: [40x1000 double]</text:p>
      <text:p text:style-name="P1"><text:s text:c="12"/>Xtest: [40x3000 double]</text:p>
      <text:p text:style-name="P1"><text:s text:c="8"/>Straining: [1000x1000 logical]</text:p>
      <text:p text:style-name="P1"><text:s text:c="4"/>StestTraining: [3000x1000 logical]</text:p>
      <text:p text:style-name="P1"><text:s text:c="8"/>Ntraining: 1000</text:p>
      <text:p text:style-name="P1"><text:s text:c="12"/>Ntest: 3000</text:p>
      <text:p text:style-name="P1"><text:s text:c="7"/>threshDist: 1.0206</text:p>
      <text:p text:style-name="P1"><text:s text:c="8"/>Dtraining: [1000x1000 double]</text:p>
      <text:p text:style-name="P1"><text:s text:c="4"/>DtestTraining: [3000x1000 double]</text:p>
      <text:p text:style-name="P1"><text:s text:c="8"/>princComp: [512x40 double]</text:p>
      <text:p text:style-name="P1"/>
      <text:p text:style-name="P1">---------------------------</text:p>
      <text:p text:style-name="P1">nb = 35</text:p>
      <text:p text:style-name="P1">losstype = 'hinge'</text:p>
      <text:p text:style-name="P1">- loss rho = 3</text:p>
      <text:p text:style-name="P1">- loss lambda = 0.000</text:p>
      <text:p text:style-name="P1">zero offset = yes</text:p>
      <text:p text:style-name="P1">weight decay = '1e-03'</text:p>
      <text:p text:style-name="P1">trainset = 'trainval'</text:p>
      <text:p text:style-name="P1">max iter = 50</text:p>
      <text:p text:style-name="P1">init eta = 1.0e-01</text:p>
      <text:p text:style-name="P1">shrink eta = yes</text:p>
      <text:p text:style-name="P1">size mini-batches = 100</text:p>
      <text:p text:style-name="P1">momentum = '0.90'</text:p>
      <text:p text:style-name="P1">validation during / after training = 0 / 1 times</text:p>
      <text:p text:style-name="P1">---------------------------</text:p>
      <text:p text:style-name="P1">test set: prec(rho&lt;=3): 0.930 ~~~ recall(rho&lt;=3): 0.0120 ~~~ ap: 0.51178</text:p>
      <text:p text:style-name="P1">norm W=3.68</text:p>
      <text:p text:style-name="P1">( <text:s/>1/0.098/2.04)</text:p>
      <text:p text:style-name="P1">( <text:s/>2/0.096/1.98)</text:p>
      <text:p text:style-name="P1">( <text:s/>3/0.094/2.05)</text:p>
      <text:p text:style-name="P1">( <text:s/>4/0.092/1.94)</text:p>
      <text:p text:style-name="P1">( <text:s/>5/0.090/1.87)</text:p>
      <text:p text:style-name="P1">( <text:s/>6/0.088/2.37)</text:p>
      <text:p text:style-name="P1">( <text:s/>7/0.086/1.77)</text:p>
      <text:p text:style-name="P1">( <text:s/>8/0.084/1.88)</text:p>
      <text:p text:style-name="P1">( <text:s/>9/0.082/2.21)</text:p>
      <text:p text:style-name="P1">( 10/0.080/2.28)</text:p>
      <text:p text:style-name="P1">( 11/0.078/2.12)</text:p>
      <text:p text:style-name="P1">( 12/0.076/1.86)</text:p>
      <text:p text:style-name="P1">( 13/0.074/1.98)</text:p>
      <text:p text:style-name="P1">( 14/0.072/1.95)</text:p>
      <text:p text:style-name="P1">( 15/0.070/1.87)</text:p>
      <text:p text:style-name="P1">( 16/0.068/2.06)</text:p>
      <text:p text:style-name="P1"><text:soft-page-break/>( 17/0.066/1.99)</text:p>
      <text:p text:style-name="P1">( 18/0.064/2.13)</text:p>
      <text:p text:style-name="P1">( 19/0.062/2.47)</text:p>
      <text:p text:style-name="P1">( 20/0.060/1.90)</text:p>
      <text:p text:style-name="P1">( 21/0.058/2.63)</text:p>
      <text:p text:style-name="P1">( 22/0.056/2.14)</text:p>
      <text:p text:style-name="P1">( 23/0.054/2.07)</text:p>
      <text:p text:style-name="P1">( 24/0.052/2.20)</text:p>
      <text:p text:style-name="P1">( 25/0.050/1.82) ~~~ bound:1.182 &gt; loss:0.790 ~~~ prec:0.990 <text:s/>rec:0.127 ~~~ norm W=4.04 ~~~ min activity:0.392 ~~~ #useless bits:0 ~~~ #nonzero-grad:4.2</text:p>
      <text:p text:style-name="P1">( 26/0.048/2.47)</text:p>
      <text:p text:style-name="P1">( 27/0.046/2.08)</text:p>
      <text:p text:style-name="P1">( 28/0.044/1.82)</text:p>
      <text:p text:style-name="P1">( 29/0.042/1.95)</text:p>
      <text:p text:style-name="P1">( 30/0.040/1.93)</text:p>
      <text:p text:style-name="P1">( 31/0.038/2.13)</text:p>
      <text:p text:style-name="P1">( 32/0.036/2.06)</text:p>
      <text:p text:style-name="P1">( 33/0.034/1.92)</text:p>
      <text:p text:style-name="P1">( 34/0.032/1.87)</text:p>
      <text:p text:style-name="P1">( 35/0.030/2.06)</text:p>
      <text:p text:style-name="P1">( 36/0.028/2.27)</text:p>
      <text:p text:style-name="P1">( 37/0.026/2.45)</text:p>
      <text:p text:style-name="P1">( 38/0.024/1.94)</text:p>
      <text:p text:style-name="P1">( 39/0.022/2.19)</text:p>
      <text:p text:style-name="P1">( 40/0.020/2.17)</text:p>
      <text:p text:style-name="P1">( 41/0.018/1.83)</text:p>
      <text:p text:style-name="P1">( 42/0.016/1.98)</text:p>
      <text:p text:style-name="P1">( 43/0.014/2.28)</text:p>
      <text:p text:style-name="P1">( 44/0.012/1.81)</text:p>
      <text:p text:style-name="P1">( 45/0.010/2.09)</text:p>
      <text:p text:style-name="P1">( 46/0.008/1.95)</text:p>
      <text:p text:style-name="P1">( 47/0.006/1.93)</text:p>
      <text:p text:style-name="P1">( 48/0.004/1.95)</text:p>
      <text:p text:style-name="P1">( 49/0.002/1.95)</text:p>
      <text:p text:style-name="P1">( 50/0.000/2.56) ~~~ bound:1.055 &gt; loss:0.761 ~~~ prec:0.993 <text:s/>rec:0.139 ~~~ norm W=3.85 ~~~ min activity:0.385 ~~~ #useless bits:0 ~~~ #nonzero-grad:3.3</text:p>
      <text:p text:style-name="P1">test set: prec(rho&lt;=3): 0.986 ~~~ recall(rho&lt;=3): 0.1066 ~~~ ap: 0.76939</text:p>
      <text:p text:style-name="P1">Mean AP over final 1 step(s): 0.769 <text:s text:c="24"/></text:p>
      <text:p text:style-name="P1">[nb = 40]</text:p>
      <text:p text:style-name="P1">( <text:s/>1/0.100/1.88)</text:p>
      <text:p text:style-name="P1">( <text:s/>2/0.100/1.87)</text:p>
      <text:p text:style-name="P1">( <text:s/>3/0.100/2.05)</text:p>
      <text:p text:style-name="P1">( <text:s/>4/0.100/2.21)</text:p>
      <text:p text:style-name="P1">( <text:s/>5/0.100/2.27)</text:p>
      <text:p text:style-name="P1">( <text:s/>6/0.100/1.81)</text:p>
      <text:p text:style-name="P1">( <text:s/>7/0.100/2.02)</text:p>
      <text:p text:style-name="P1">( <text:s/>8/0.100/2.19)</text:p>
      <text:p text:style-name="P1">( <text:s/>9/0.100/2.17)</text:p>
      <text:p text:style-name="P1">( 10/0.100/1.86)</text:p>
      <text:p text:style-name="P1">( 11/0.100/1.90)</text:p>
      <text:p text:style-name="P1">( 12/0.100/2.20)</text:p>
      <text:p text:style-name="P1">( 13/0.100/1.86)</text:p>
      <text:p text:style-name="P1"><text:soft-page-break/>( 14/0.100/1.81)</text:p>
      <text:p text:style-name="P1">( 15/0.100/2.40)</text:p>
      <text:p text:style-name="P1">( 16/0.100/1.89)</text:p>
      <text:p text:style-name="P1">( 17/0.100/1.70)</text:p>
      <text:p text:style-name="P1">( 18/0.100/2.04)</text:p>
      <text:p text:style-name="P1">( 19/0.100/1.82)</text:p>
      <text:p text:style-name="P1">( 20/0.100/2.03)</text:p>
      <text:p text:style-name="P1">( 21/0.100/1.91)</text:p>
      <text:p text:style-name="P1">( 22/0.100/2.11)</text:p>
      <text:p text:style-name="P1">( 23/0.100/2.12)</text:p>
      <text:p text:style-name="P1">( 24/0.100/1.72)</text:p>
      <text:p text:style-name="P1">shrink_w: 1e-02 <text:s text:c="2"/>--&gt; ap:0.708</text:p>
      <text:p text:style-name="P1">( <text:s/>1/0.100/2.10)</text:p>
      <text:p text:style-name="P1">( <text:s/>2/0.100/2.06)</text:p>
      <text:p text:style-name="P1">( <text:s/>3/0.100/1.55)</text:p>
      <text:p text:style-name="P1">( <text:s/>4/0.100/2.09)</text:p>
      <text:p text:style-name="P1">( <text:s/>5/0.100/1.88)</text:p>
      <text:p text:style-name="P1">( <text:s/>6/0.100/2.31)</text:p>
      <text:p text:style-name="P1">( <text:s/>7/0.100/1.98)</text:p>
      <text:p text:style-name="P1">( <text:s/>8/0.100/1.60)</text:p>
      <text:p text:style-name="P1">( <text:s/>9/0.100/1.96)</text:p>
      <text:p text:style-name="P1">( 10/0.100/2.05)</text:p>
      <text:p text:style-name="P1">( 11/0.100/2.38)</text:p>
      <text:p text:style-name="P1">( 12/0.100/2.37)</text:p>
      <text:p text:style-name="P1">( 13/0.100/1.91)</text:p>
      <text:p text:style-name="P1">( 14/0.100/2.16)</text:p>
      <text:p text:style-name="P1">( 15/0.100/1.92)</text:p>
      <text:p text:style-name="P1">( 16/0.100/2.10)</text:p>
      <text:p text:style-name="P1">( 17/0.100/2.11)</text:p>
      <text:p text:style-name="P1">( 18/0.100/2.12)</text:p>
      <text:p text:style-name="P1">( 19/0.100/1.95)</text:p>
      <text:p text:style-name="P1">( 20/0.100/2.69)</text:p>
      <text:p text:style-name="P1">( 21/0.100/1.89)</text:p>
      <text:p text:style-name="P1">( 22/0.100/1.92)</text:p>
      <text:p text:style-name="P1">( 23/0.100/2.41)</text:p>
      <text:p text:style-name="P1">( 24/0.100/2.02)</text:p>
      <text:p text:style-name="P1">shrink_w: 1e-03 <text:s text:c="2"/>--&gt; ap:0.755</text:p>
      <text:p text:style-name="P1">( <text:s/>1/0.100/2.22)</text:p>
      <text:p text:style-name="P1">( <text:s/>2/0.100/1.60)</text:p>
      <text:p text:style-name="P1">( <text:s/>3/0.100/2.29)</text:p>
      <text:p text:style-name="P1">( <text:s/>4/0.100/1.92)</text:p>
      <text:p text:style-name="P1">( <text:s/>5/0.100/1.98)</text:p>
      <text:p text:style-name="P1">( <text:s/>6/0.100/1.89)</text:p>
      <text:p text:style-name="P1">( <text:s/>7/0.100/2.05)</text:p>
      <text:p text:style-name="P1">( <text:s/>8/0.100/1.88)</text:p>
      <text:p text:style-name="P1">( <text:s/>9/0.100/1.92)</text:p>
      <text:p text:style-name="P1">( 10/0.100/1.96)</text:p>
      <text:p text:style-name="P1">( 11/0.100/2.58)</text:p>
      <text:p text:style-name="P1">( 12/0.100/1.68)</text:p>
      <text:p text:style-name="P1">( 13/0.100/1.86)</text:p>
      <text:p text:style-name="P1">( 14/0.100/1.95)</text:p>
      <text:p text:style-name="P1">( 15/0.100/1.76)</text:p>
      <text:p text:style-name="P1"><text:soft-page-break/>( 16/0.100/1.78)</text:p>
      <text:p text:style-name="P1">( 17/0.100/2.04)</text:p>
      <text:p text:style-name="P1">( 18/0.100/1.92)</text:p>
      <text:p text:style-name="P1">( 19/0.100/1.74)</text:p>
      <text:p text:style-name="P1">( 20/0.100/1.93)</text:p>
      <text:p text:style-name="P1">( 21/0.100/2.04)</text:p>
      <text:p text:style-name="P1">( 22/0.100/2.06)</text:p>
      <text:p text:style-name="P1">( 23/0.100/1.82)</text:p>
      <text:p text:style-name="P1">( 24/0.100/1.57)</text:p>
      <text:p text:style-name="P1">shrink_w: 1e-04 <text:s text:c="2"/>--&gt; ap:0.729</text:p>
      <text:p text:style-name="P1">( <text:s/>1/0.100/1.84)</text:p>
      <text:p text:style-name="P1">( <text:s/>2/0.100/2.24)</text:p>
      <text:p text:style-name="P1">( <text:s/>3/0.100/2.76)</text:p>
      <text:p text:style-name="P1">( <text:s/>4/0.100/2.07)</text:p>
      <text:p text:style-name="P1">( <text:s/>5/0.100/1.96)</text:p>
      <text:p text:style-name="P1">( <text:s/>6/0.100/1.97)</text:p>
      <text:p text:style-name="P1">( <text:s/>7/0.100/2.17)</text:p>
      <text:p text:style-name="P1">( <text:s/>8/0.100/2.03)</text:p>
      <text:p text:style-name="P1">( <text:s/>9/0.100/1.98)</text:p>
      <text:p text:style-name="P1">( 10/0.100/1.90)</text:p>
      <text:p text:style-name="P1">( 11/0.100/1.79)</text:p>
      <text:p text:style-name="P1">( 12/0.100/2.11)</text:p>
      <text:p text:style-name="P1">( 13/0.100/2.32)</text:p>
      <text:p text:style-name="P1">( 14/0.100/2.07)</text:p>
      <text:p text:style-name="P1">( 15/0.100/2.18)</text:p>
      <text:p text:style-name="P1">( 16/0.100/2.01)</text:p>
      <text:p text:style-name="P1">( 17/0.100/2.32)</text:p>
      <text:p text:style-name="P1">( 18/0.100/2.04)</text:p>
      <text:p text:style-name="P1">( 19/0.100/1.76)</text:p>
      <text:p text:style-name="P1">( 20/0.100/2.35)</text:p>
      <text:p text:style-name="P1">( 21/0.100/1.90)</text:p>
      <text:p text:style-name="P1">( 22/0.100/2.09)</text:p>
      <text:p text:style-name="P1">( 23/0.100/2.11)</text:p>
      <text:p text:style-name="P1">( 24/0.100/1.62)</text:p>
      <text:p text:style-name="P1">shrink_w: 1e-05 <text:s text:c="2"/>--&gt; ap:0.732</text:p>
      <text:p text:style-name="P1"/>
      <text:p text:style-name="P1">data = </text:p>
      <text:p text:style-name="P1"/>
      <text:p text:style-name="P1"><text:s text:c="13"/>MODE: 'kulis - main'</text:p>
      <text:p text:style-name="P1"><text:s text:c="4"/>avgNNeighbors: 50</text:p>
      <text:p text:style-name="P1"><text:s text:c="8"/>Xtraining: [40x1000 double]</text:p>
      <text:p text:style-name="P1"><text:s text:c="12"/>Xtest: [40x3000 double]</text:p>
      <text:p text:style-name="P1"><text:s text:c="8"/>Straining: [1000x1000 logical]</text:p>
      <text:p text:style-name="P1"><text:s text:c="4"/>StestTraining: [3000x1000 logical]</text:p>
      <text:p text:style-name="P1"><text:s text:c="8"/>Ntraining: 1000</text:p>
      <text:p text:style-name="P1"><text:s text:c="12"/>Ntest: 3000</text:p>
      <text:p text:style-name="P1"><text:s text:c="7"/>threshDist: 1.0206</text:p>
      <text:p text:style-name="P1"><text:s text:c="8"/>Dtraining: [1000x1000 double]</text:p>
      <text:p text:style-name="P1"><text:s text:c="4"/>DtestTraining: [3000x1000 double]</text:p>
      <text:p text:style-name="P1"><text:s text:c="8"/>princComp: [512x40 double]</text:p>
      <text:p text:style-name="P1"/>
      <text:p text:style-name="P1">---------------------------</text:p>
      <text:p text:style-name="P1"><text:soft-page-break/>nb = 40</text:p>
      <text:p text:style-name="P1">losstype = 'hinge'</text:p>
      <text:p text:style-name="P1">- loss rho = 3</text:p>
      <text:p text:style-name="P1">- loss lambda = 0.000</text:p>
      <text:p text:style-name="P1">zero offset = yes</text:p>
      <text:p text:style-name="P1">weight decay = '1e-03'</text:p>
      <text:p text:style-name="P1">trainset = 'trainval'</text:p>
      <text:p text:style-name="P1">max iter = 50</text:p>
      <text:p text:style-name="P1">init eta = 1.0e-01</text:p>
      <text:p text:style-name="P1">shrink eta = yes</text:p>
      <text:p text:style-name="P1">size mini-batches = 100</text:p>
      <text:p text:style-name="P1">momentum = '0.90'</text:p>
      <text:p text:style-name="P1">validation during / after training = 0 / 1 times</text:p>
      <text:p text:style-name="P1">---------------------------</text:p>
      <text:p text:style-name="P1">test set: prec(rho&lt;=3): 0.982 ~~~ recall(rho&lt;=3): 0.0064 ~~~ ap: 0.53543</text:p>
      <text:p text:style-name="P1">norm W=3.92</text:p>
      <text:p text:style-name="P1">( <text:s/>1/0.098/2.36)</text:p>
      <text:p text:style-name="P1">( <text:s/>2/0.096/2.54)</text:p>
      <text:p text:style-name="P1">( <text:s/>3/0.094/2.18)</text:p>
      <text:p text:style-name="P1">( <text:s/>4/0.092/2.25)</text:p>
      <text:p text:style-name="P1">( <text:s/>5/0.090/2.23)</text:p>
      <text:p text:style-name="P1">( <text:s/>6/0.088/2.00)</text:p>
      <text:p text:style-name="P1">( <text:s/>7/0.086/2.70)</text:p>
      <text:p text:style-name="P1">( <text:s/>8/0.084/2.05)</text:p>
      <text:p text:style-name="P1">( <text:s/>9/0.082/2.23)</text:p>
      <text:p text:style-name="P1">( 10/0.080/2.09)</text:p>
      <text:p text:style-name="P1">( 11/0.078/1.99)</text:p>
      <text:p text:style-name="P1">( 12/0.076/2.02)</text:p>
      <text:p text:style-name="P1">( 13/0.074/2.26)</text:p>
      <text:p text:style-name="P1">( 14/0.072/2.40)</text:p>
      <text:p text:style-name="P1">( 15/0.070/2.04)</text:p>
      <text:p text:style-name="P1">( 16/0.068/2.08)</text:p>
      <text:p text:style-name="P1">( 17/0.066/2.33)</text:p>
      <text:p text:style-name="P1">( 18/0.064/2.01)</text:p>
      <text:p text:style-name="P1">( 19/0.062/2.11)</text:p>
      <text:p text:style-name="P1">( 20/0.060/2.11)</text:p>
      <text:p text:style-name="P1">( 21/0.058/2.70)</text:p>
      <text:p text:style-name="P1">( 22/0.056/2.10)</text:p>
      <text:p text:style-name="P1">( 23/0.054/2.09)</text:p>
      <text:p text:style-name="P1">( 24/0.052/2.02)</text:p>
      <text:p text:style-name="P1">( 25/0.050/2.35) ~~~ bound:1.142 &gt; loss:0.798 ~~~ prec:0.994 <text:s/>rec:0.099 ~~~ norm W=3.85 ~~~ min activity:0.298 ~~~ #useless bits:0 ~~~ #nonzero-grad:4.1</text:p>
      <text:p text:style-name="P1">( 26/0.048/2.21)</text:p>
      <text:p text:style-name="P1">( 27/0.046/2.32)</text:p>
      <text:p text:style-name="P1">( 28/0.044/2.18)</text:p>
      <text:p text:style-name="P1">( 29/0.042/2.27)</text:p>
      <text:p text:style-name="P1">( 30/0.040/2.01)</text:p>
      <text:p text:style-name="P1">( 31/0.038/1.98)</text:p>
      <text:p text:style-name="P1">( 32/0.036/1.73)</text:p>
      <text:p text:style-name="P1">( 33/0.034/2.09)</text:p>
      <text:p text:style-name="P1">( 34/0.032/1.94)</text:p>
      <text:p text:style-name="P1">( 35/0.030/2.62)</text:p>
      <text:p text:style-name="P1"><text:soft-page-break/>( 36/0.028/1.98)</text:p>
      <text:p text:style-name="P1">( 37/0.026/1.82)</text:p>
      <text:p text:style-name="P1">( 38/0.024/2.20)</text:p>
      <text:p text:style-name="P1">( 39/0.022/2.04)</text:p>
      <text:p text:style-name="P1">( 40/0.020/2.00)</text:p>
      <text:p text:style-name="P1">( 41/0.018/2.05)</text:p>
      <text:p text:style-name="P1">( 42/0.016/2.24)</text:p>
      <text:p text:style-name="P1">( 43/0.014/2.06)</text:p>
      <text:p text:style-name="P1">( 44/0.012/1.75)</text:p>
      <text:p text:style-name="P1">( 45/0.010/2.18)</text:p>
      <text:p text:style-name="P1">( 46/0.008/2.02)</text:p>
      <text:p text:style-name="P1">( 47/0.006/2.05)</text:p>
      <text:p text:style-name="P1">( 48/0.004/1.95)</text:p>
      <text:p text:style-name="P1">( 49/0.002/2.02)</text:p>
      <text:p text:style-name="P1">( 50/0.000/2.26) ~~~ bound:1.003 &gt; loss:0.751 ~~~ prec:0.993 <text:s/>rec:0.112 ~~~ norm W=3.66 ~~~ min activity:0.275 ~~~ #useless bits:0 ~~~ #nonzero-grad:3.1</text:p>
      <text:p text:style-name="P1">test set: prec(rho&lt;=3): 0.991 ~~~ recall(rho&lt;=3): 0.0828 ~~~ ap: 0.77467</text:p>
      <text:p text:style-name="P1">Mean AP over final 1 step(s): 0.775 <text:s text:c="24"/></text:p>
      <text:p text:style-name="P1">[nb = 45]</text:p>
      <text:p text:style-name="P1">( <text:s/>1/0.100/1.79)</text:p>
      <text:p text:style-name="P1">( <text:s/>2/0.100/1.77)</text:p>
      <text:p text:style-name="P1">( <text:s/>3/0.100/1.91)</text:p>
      <text:p text:style-name="P1">( <text:s/>4/0.100/2.11)</text:p>
      <text:p text:style-name="P1">( <text:s/>5/0.100/2.20)</text:p>
      <text:p text:style-name="P1">( <text:s/>6/0.100/1.81)</text:p>
      <text:p text:style-name="P1">( <text:s/>7/0.100/2.27)</text:p>
      <text:p text:style-name="P1">( <text:s/>8/0.100/2.10)</text:p>
      <text:p text:style-name="P1">( <text:s/>9/0.100/1.96)</text:p>
      <text:p text:style-name="P1">( 10/0.100/2.46)</text:p>
      <text:p text:style-name="P1">( 11/0.100/2.58)</text:p>
      <text:p text:style-name="P1">( 12/0.100/2.04)</text:p>
      <text:p text:style-name="P1">( 13/0.100/1.77)</text:p>
      <text:p text:style-name="P1">( 14/0.100/2.58)</text:p>
      <text:p text:style-name="P1">( 15/0.100/2.19)</text:p>
      <text:p text:style-name="P1">( 16/0.100/1.89)</text:p>
      <text:p text:style-name="P1">( 17/0.100/1.92)</text:p>
      <text:p text:style-name="P1">( 18/0.100/2.25)</text:p>
      <text:p text:style-name="P1">( 19/0.100/1.83)</text:p>
      <text:p text:style-name="P1">( 20/0.100/2.15)</text:p>
      <text:p text:style-name="P1">( 21/0.100/1.97)</text:p>
      <text:p text:style-name="P1">( 22/0.100/2.42)</text:p>
      <text:p text:style-name="P1">( 23/0.100/2.27)</text:p>
      <text:p text:style-name="P1">( 24/0.100/2.29)</text:p>
      <text:p text:style-name="P1">shrink_w: 1e-02 <text:s text:c="2"/>--&gt; ap:0.723</text:p>
      <text:p text:style-name="P1">( <text:s/>1/0.100/1.97)</text:p>
      <text:p text:style-name="P1">( <text:s/>2/0.100/2.02)</text:p>
      <text:p text:style-name="P1">( <text:s/>3/0.100/2.32)</text:p>
      <text:p text:style-name="P1">( <text:s/>4/0.100/2.13)</text:p>
      <text:p text:style-name="P1">( <text:s/>5/0.100/1.83)</text:p>
      <text:p text:style-name="P1">( <text:s/>6/0.100/1.66)</text:p>
      <text:p text:style-name="P1">( <text:s/>7/0.100/1.90)</text:p>
      <text:p text:style-name="P1">( <text:s/>8/0.100/1.66)</text:p>
      <text:p text:style-name="P1"><text:soft-page-break/>( <text:s/>9/0.100/1.43)</text:p>
      <text:p text:style-name="P1">( 10/0.100/1.85)</text:p>
      <text:p text:style-name="P1">( 11/0.100/2.27)</text:p>
      <text:p text:style-name="P1">( 12/0.100/2.52)</text:p>
      <text:p text:style-name="P1">( 13/0.100/2.00)</text:p>
      <text:p text:style-name="P1">( 14/0.100/1.66)</text:p>
      <text:p text:style-name="P1">( 15/0.100/1.94)</text:p>
      <text:p text:style-name="P1">( 16/0.100/2.20)</text:p>
      <text:p text:style-name="P1">( 17/0.100/1.92)</text:p>
      <text:p text:style-name="P1">( 18/0.100/2.39)</text:p>
      <text:p text:style-name="P1">( 19/0.100/2.47)</text:p>
      <text:p text:style-name="P1">( 20/0.100/1.81)</text:p>
      <text:p text:style-name="P1">( 21/0.100/1.86)</text:p>
      <text:p text:style-name="P1">( 22/0.100/2.05)</text:p>
      <text:p text:style-name="P1">( 23/0.100/2.37)</text:p>
      <text:p text:style-name="P1">( 24/0.100/2.60)</text:p>
      <text:p text:style-name="P1">shrink_w: 1e-03 <text:s text:c="2"/>--&gt; ap:0.760</text:p>
      <text:p text:style-name="P1">( <text:s/>1/0.100/2.08)</text:p>
      <text:p text:style-name="P1">( <text:s/>2/0.100/2.54)</text:p>
      <text:p text:style-name="P1">( <text:s/>3/0.100/1.99)</text:p>
      <text:p text:style-name="P1">( <text:s/>4/0.100/1.87)</text:p>
      <text:p text:style-name="P1">( <text:s/>5/0.100/2.06)</text:p>
      <text:p text:style-name="P1">( <text:s/>6/0.100/1.86)</text:p>
      <text:p text:style-name="P1">( <text:s/>7/0.100/2.27)</text:p>
      <text:p text:style-name="P1">( <text:s/>8/0.100/2.18)</text:p>
      <text:p text:style-name="P1">( <text:s/>9/0.100/2.56)</text:p>
      <text:p text:style-name="P1">( 10/0.100/1.77)</text:p>
      <text:p text:style-name="P1">( 11/0.100/2.09)</text:p>
      <text:p text:style-name="P1">( 12/0.100/2.16)</text:p>
      <text:p text:style-name="P1">( 13/0.100/2.11)</text:p>
      <text:p text:style-name="P1">( 14/0.100/2.14)</text:p>
      <text:p text:style-name="P1">( 15/0.100/1.80)</text:p>
      <text:p text:style-name="P1">( 16/0.100/2.27)</text:p>
      <text:p text:style-name="P1">( 17/0.100/1.91)</text:p>
      <text:p text:style-name="P1">( 18/0.100/1.63)</text:p>
      <text:p text:style-name="P1">( 19/0.100/1.76)</text:p>
      <text:p text:style-name="P1">( 20/0.100/1.87)</text:p>
      <text:p text:style-name="P1">( 21/0.100/2.24)</text:p>
      <text:p text:style-name="P1">( 22/0.100/1.98)</text:p>
      <text:p text:style-name="P1">( 23/0.100/2.15)</text:p>
      <text:p text:style-name="P1">( 24/0.100/2.59)</text:p>
      <text:p text:style-name="P1">shrink_w: 1e-04 <text:s text:c="2"/>--&gt; ap:0.741</text:p>
      <text:p text:style-name="P1">( <text:s/>1/0.100/2.18)</text:p>
      <text:p text:style-name="P1">( <text:s/>2/0.100/2.06)</text:p>
      <text:p text:style-name="P1">( <text:s/>3/0.100/1.91)</text:p>
      <text:p text:style-name="P1">( <text:s/>4/0.100/1.90)</text:p>
      <text:p text:style-name="P1">( <text:s/>5/0.100/1.62)</text:p>
      <text:p text:style-name="P1">( <text:s/>6/0.100/1.69)</text:p>
      <text:p text:style-name="P1">( <text:s/>7/0.100/2.07)</text:p>
      <text:p text:style-name="P1">( <text:s/>8/0.100/1.81)</text:p>
      <text:p text:style-name="P1">( <text:s/>9/0.100/2.10)</text:p>
      <text:p text:style-name="P1">( 10/0.100/1.99)</text:p>
      <text:p text:style-name="P1"><text:soft-page-break/>( 11/0.100/2.09)</text:p>
      <text:p text:style-name="P1">( 12/0.100/2.09)</text:p>
      <text:p text:style-name="P1">( 13/0.100/2.14)</text:p>
      <text:p text:style-name="P1">( 14/0.100/1.90)</text:p>
      <text:p text:style-name="P1">( 15/0.100/2.30)</text:p>
      <text:p text:style-name="P1">( 16/0.100/2.05)</text:p>
      <text:p text:style-name="P1">( 17/0.100/2.23)</text:p>
      <text:p text:style-name="P1">( 18/0.100/2.21)</text:p>
      <text:p text:style-name="P1">( 19/0.100/2.22)</text:p>
      <text:p text:style-name="P1">( 20/0.100/2.24)</text:p>
      <text:p text:style-name="P1">( 21/0.100/2.28)</text:p>
      <text:p text:style-name="P1">( 22/0.100/1.65)</text:p>
      <text:p text:style-name="P1">( 23/0.100/2.35)</text:p>
      <text:p text:style-name="P1">( 24/0.100/1.90)</text:p>
      <text:p text:style-name="P1">shrink_w: 1e-05 <text:s text:c="2"/>--&gt; ap:0.717</text:p>
      <text:p text:style-name="P1"/>
      <text:p text:style-name="P1">data = </text:p>
      <text:p text:style-name="P1"/>
      <text:p text:style-name="P1"><text:s text:c="13"/>MODE: 'kulis - main'</text:p>
      <text:p text:style-name="P1"><text:s text:c="4"/>avgNNeighbors: 50</text:p>
      <text:p text:style-name="P1"><text:s text:c="8"/>Xtraining: [40x1000 double]</text:p>
      <text:p text:style-name="P1"><text:s text:c="12"/>Xtest: [40x3000 double]</text:p>
      <text:p text:style-name="P1"><text:s text:c="8"/>Straining: [1000x1000 logical]</text:p>
      <text:p text:style-name="P1"><text:s text:c="4"/>StestTraining: [3000x1000 logical]</text:p>
      <text:p text:style-name="P1"><text:s text:c="8"/>Ntraining: 1000</text:p>
      <text:p text:style-name="P1"><text:s text:c="12"/>Ntest: 3000</text:p>
      <text:p text:style-name="P1"><text:s text:c="7"/>threshDist: 1.0206</text:p>
      <text:p text:style-name="P1"><text:s text:c="8"/>Dtraining: [1000x1000 double]</text:p>
      <text:p text:style-name="P1"><text:s text:c="4"/>DtestTraining: [3000x1000 double]</text:p>
      <text:p text:style-name="P1"><text:s text:c="8"/>princComp: [512x40 double]</text:p>
      <text:p text:style-name="P1"/>
      <text:p text:style-name="P1">---------------------------</text:p>
      <text:p text:style-name="P1">nb = 45</text:p>
      <text:p text:style-name="P1">losstype = 'hinge'</text:p>
      <text:p text:style-name="P1">- loss rho = 3</text:p>
      <text:p text:style-name="P1">- loss lambda = 0.000</text:p>
      <text:p text:style-name="P1">zero offset = yes</text:p>
      <text:p text:style-name="P1">weight decay = '1e-03'</text:p>
      <text:p text:style-name="P1">trainset = 'trainval'</text:p>
      <text:p text:style-name="P1">max iter = 50</text:p>
      <text:p text:style-name="P1">init eta = 1.0e-01</text:p>
      <text:p text:style-name="P1">shrink eta = yes</text:p>
      <text:p text:style-name="P1">size mini-batches = 100</text:p>
      <text:p text:style-name="P1">momentum = '0.90'</text:p>
      <text:p text:style-name="P1">validation during / after training = 0 / 1 times</text:p>
      <text:p text:style-name="P1">---------------------------</text:p>
      <text:p text:style-name="P1">test set: prec(rho&lt;=3): 0.995 ~~~ recall(rho&lt;=3): 0.0022 ~~~ ap: 0.56845</text:p>
      <text:p text:style-name="P1">norm W=4.26</text:p>
      <text:p text:style-name="P1">( <text:s/>1/0.098/2.35)</text:p>
      <text:p text:style-name="P1">( <text:s/>2/0.096/2.12)</text:p>
      <text:p text:style-name="P1">( <text:s/>3/0.094/2.12)</text:p>
      <text:p text:style-name="P1">( <text:s/>4/0.092/2.34)</text:p>
      <text:p text:style-name="P1"><text:soft-page-break/>( <text:s/>5/0.090/2.66)</text:p>
      <text:p text:style-name="P1">( <text:s/>6/0.088/2.07)</text:p>
      <text:p text:style-name="P1">( <text:s/>7/0.086/2.33)</text:p>
      <text:p text:style-name="P1">( <text:s/>8/0.084/2.26)</text:p>
      <text:p text:style-name="P1">( <text:s/>9/0.082/2.13)</text:p>
      <text:p text:style-name="P1">( 10/0.080/2.25)</text:p>
      <text:p text:style-name="P1">( 11/0.078/2.35)</text:p>
      <text:p text:style-name="P1">( 12/0.076/2.19)</text:p>
      <text:p text:style-name="P1">( 13/0.074/2.44)</text:p>
      <text:p text:style-name="P1">( 14/0.072/2.34)</text:p>
      <text:p text:style-name="P1">( 15/0.070/2.19)</text:p>
      <text:p text:style-name="P1">( 16/0.068/2.20)</text:p>
      <text:p text:style-name="P1">( 17/0.066/2.22)</text:p>
      <text:p text:style-name="P1">( 18/0.064/2.71)</text:p>
      <text:p text:style-name="P1">( 19/0.062/2.73)</text:p>
      <text:p text:style-name="P1">( 20/0.060/2.05)</text:p>
      <text:p text:style-name="P1">( 21/0.058/2.26)</text:p>
      <text:p text:style-name="P1">( 22/0.056/1.98)</text:p>
      <text:p text:style-name="P1">( 23/0.054/2.22)</text:p>
      <text:p text:style-name="P1">( 24/0.052/2.07)</text:p>
      <text:p text:style-name="P1">( 25/0.050/2.23) ~~~ bound:1.096 &gt; loss:0.782 ~~~ prec:0.997 <text:s/>rec:0.084 ~~~ norm W=3.76 ~~~ min activity:0.308 ~~~ #useless bits:0 ~~~ #nonzero-grad:4.1</text:p>
      <text:p text:style-name="P1">( 26/0.048/2.52)</text:p>
      <text:p text:style-name="P1">( 27/0.046/2.08)</text:p>
      <text:p text:style-name="P1">( 28/0.044/2.42)</text:p>
      <text:p text:style-name="P1">( 29/0.042/2.16)</text:p>
      <text:p text:style-name="P1">( 30/0.040/2.45)</text:p>
      <text:p text:style-name="P1">( 31/0.038/2.46)</text:p>
      <text:p text:style-name="P1">( 32/0.036/2.01)</text:p>
      <text:p text:style-name="P1">( 33/0.034/1.90)</text:p>
      <text:p text:style-name="P1">( 34/0.032/2.03)</text:p>
      <text:p text:style-name="P1">( 35/0.030/2.16)</text:p>
      <text:p text:style-name="P1">( 36/0.028/1.87)</text:p>
      <text:p text:style-name="P1">( 37/0.026/2.29)</text:p>
      <text:p text:style-name="P1">( 38/0.024/2.30)</text:p>
      <text:p text:style-name="P1">( 39/0.022/2.52)</text:p>
      <text:p text:style-name="P1">( 40/0.020/1.95)</text:p>
      <text:p text:style-name="P1">( 41/0.018/2.09)</text:p>
      <text:p text:style-name="P1">( 42/0.016/1.84)</text:p>
      <text:p text:style-name="P1">( 43/0.014/2.68)</text:p>
      <text:p text:style-name="P1">( 44/0.012/2.04)</text:p>
      <text:p text:style-name="P1">( 45/0.010/2.57)</text:p>
      <text:p text:style-name="P1">( 46/0.008/2.19)</text:p>
      <text:p text:style-name="P1">( 47/0.006/2.26)</text:p>
      <text:p text:style-name="P1">( 48/0.004/2.13)</text:p>
      <text:p text:style-name="P1">( 49/0.002/2.25)</text:p>
      <text:p text:style-name="P1">( 50/0.000/2.00) ~~~ bound:0.968 &gt; loss:0.735 ~~~ prec:0.999 <text:s/>rec:0.098 ~~~ norm W=3.58 ~~~ min activity:0.313 ~~~ #useless bits:0 ~~~ #nonzero-grad:3.1</text:p>
      <text:p text:style-name="P1">test set: prec(rho&lt;=3): 0.995 ~~~ recall(rho&lt;=3): 0.0698 ~~~ ap: 0.77760</text:p>
      <text:p text:style-name="P1">Mean AP over final 1 step(s): 0.778 <text:s text:c="24"/></text:p>
      <text:p text:style-name="P1">[nb = 50]</text:p>
      <text:p text:style-name="P1">( <text:s/>1/0.100/1.81)</text:p>
      <text:p text:style-name="P1"><text:soft-page-break/>( <text:s/>2/0.100/1.90)</text:p>
      <text:p text:style-name="P1">( <text:s/>3/0.100/2.39)</text:p>
      <text:p text:style-name="P1">( <text:s/>4/0.100/2.29)</text:p>
      <text:p text:style-name="P1">( <text:s/>5/0.100/2.32)</text:p>
      <text:p text:style-name="P1">( <text:s/>6/0.100/2.21)</text:p>
      <text:p text:style-name="P1">( <text:s/>7/0.100/1.99)</text:p>
      <text:p text:style-name="P1">( <text:s/>8/0.100/2.02)</text:p>
      <text:p text:style-name="P1">( <text:s/>9/0.100/3.05)</text:p>
      <text:p text:style-name="P1">( 10/0.100/2.04)</text:p>
      <text:p text:style-name="P1">( 11/0.100/2.25)</text:p>
      <text:p text:style-name="P1">( 12/0.100/2.05)</text:p>
      <text:p text:style-name="P1">( 13/0.100/2.50)</text:p>
      <text:p text:style-name="P1">( 14/0.100/2.44)</text:p>
      <text:p text:style-name="P1">( 15/0.100/2.29)</text:p>
      <text:p text:style-name="P1">( 16/0.100/2.11)</text:p>
      <text:p text:style-name="P1">( 17/0.100/2.17)</text:p>
      <text:p text:style-name="P1">( 18/0.100/2.05)</text:p>
      <text:p text:style-name="P1">( 19/0.100/2.39)</text:p>
      <text:p text:style-name="P1">( 20/0.100/2.13)</text:p>
      <text:p text:style-name="P1">( 21/0.100/2.06)</text:p>
      <text:p text:style-name="P1">( 22/0.100/2.70)</text:p>
      <text:p text:style-name="P1">( 23/0.100/2.18)</text:p>
      <text:p text:style-name="P1">( 24/0.100/2.00)</text:p>
      <text:p text:style-name="P1">shrink_w: 1e-02 <text:s text:c="2"/>--&gt; ap:0.743</text:p>
      <text:p text:style-name="P1">( <text:s/>1/0.100/2.12)</text:p>
      <text:p text:style-name="P1">( <text:s/>2/0.100/2.17)</text:p>
      <text:p text:style-name="P1">( <text:s/>3/0.100/2.39)</text:p>
      <text:p text:style-name="P1">( <text:s/>4/0.100/2.17)</text:p>
      <text:p text:style-name="P1">( <text:s/>5/0.100/2.01)</text:p>
      <text:p text:style-name="P1">( <text:s/>6/0.100/2.08)</text:p>
      <text:p text:style-name="P1">( <text:s/>7/0.100/2.22)</text:p>
      <text:p text:style-name="P1">( <text:s/>8/0.100/2.10)</text:p>
      <text:p text:style-name="P1">( <text:s/>9/0.100/2.51)</text:p>
      <text:p text:style-name="P1">( 10/0.100/1.99)</text:p>
      <text:p text:style-name="P1">( 11/0.100/2.87)</text:p>
      <text:p text:style-name="P1">( 12/0.100/1.87)</text:p>
      <text:p text:style-name="P1">( 13/0.100/2.23)</text:p>
      <text:p text:style-name="P1">( 14/0.100/2.15)</text:p>
      <text:p text:style-name="P1">( 15/0.100/2.17)</text:p>
      <text:p text:style-name="P1">( 16/0.100/2.13)</text:p>
      <text:p text:style-name="P1">( 17/0.100/2.25)</text:p>
      <text:p text:style-name="P1">( 18/0.100/1.89)</text:p>
      <text:p text:style-name="P1">( 19/0.100/2.09)</text:p>
      <text:p text:style-name="P1">( 20/0.100/2.25)</text:p>
      <text:p text:style-name="P1">( 21/0.100/2.15)</text:p>
      <text:p text:style-name="P1">( 22/0.100/1.75)</text:p>
      <text:p text:style-name="P1">( 23/0.100/2.21)</text:p>
      <text:p text:style-name="P1">( 24/0.100/1.82)</text:p>
      <text:p text:style-name="P1">shrink_w: 1e-03 <text:s text:c="2"/>--&gt; ap:0.757</text:p>
      <text:p text:style-name="P1">( <text:s/>1/0.100/1.94)</text:p>
      <text:p text:style-name="P1">( <text:s/>2/0.100/2.49)</text:p>
      <text:p text:style-name="P1">( <text:s/>3/0.100/2.23)</text:p>
      <text:p text:style-name="P1"><text:soft-page-break/>( <text:s/>4/0.100/2.30)</text:p>
      <text:p text:style-name="P1">( <text:s/>5/0.100/1.86)</text:p>
      <text:p text:style-name="P1">( <text:s/>6/0.100/1.98)</text:p>
      <text:p text:style-name="P1">( <text:s/>7/0.100/2.08)</text:p>
      <text:p text:style-name="P1">( <text:s/>8/0.100/2.05)</text:p>
      <text:p text:style-name="P1">( <text:s/>9/0.100/2.07)</text:p>
      <text:p text:style-name="P1">( 10/0.100/2.09)</text:p>
      <text:p text:style-name="P1">( 11/0.100/1.89)</text:p>
      <text:p text:style-name="P1">( 12/0.100/2.20)</text:p>
      <text:p text:style-name="P1">( 13/0.100/2.11)</text:p>
      <text:p text:style-name="P1">( 14/0.100/1.87)</text:p>
      <text:p text:style-name="P1">( 15/0.100/2.19)</text:p>
      <text:p text:style-name="P1">( 16/0.100/2.55)</text:p>
      <text:p text:style-name="P1">( 17/0.100/2.11)</text:p>
      <text:p text:style-name="P1">( 18/0.100/2.34)</text:p>
      <text:p text:style-name="P1">( 19/0.100/2.21)</text:p>
      <text:p text:style-name="P1">( 20/0.100/2.69)</text:p>
      <text:p text:style-name="P1">( 21/0.100/2.06)</text:p>
      <text:p text:style-name="P1">( 22/0.100/2.48)</text:p>
      <text:p text:style-name="P1">( 23/0.100/2.01)</text:p>
      <text:p text:style-name="P1">( 24/0.100/1.84)</text:p>
      <text:p text:style-name="P1">shrink_w: 1e-04 <text:s text:c="2"/>--&gt; ap:0.716</text:p>
      <text:p text:style-name="P1">( <text:s/>1/0.100/2.19)</text:p>
      <text:p text:style-name="P1">( <text:s/>2/0.100/2.27)</text:p>
      <text:p text:style-name="P1">( <text:s/>3/0.100/2.19)</text:p>
      <text:p text:style-name="P1">( <text:s/>4/0.100/2.38)</text:p>
      <text:p text:style-name="P1">( <text:s/>5/0.100/2.65)</text:p>
      <text:p text:style-name="P1">( <text:s/>6/0.100/2.13)</text:p>
      <text:p text:style-name="P1">( <text:s/>7/0.100/1.87)</text:p>
      <text:p text:style-name="P1">( <text:s/>8/0.100/2.23)</text:p>
      <text:p text:style-name="P1">( <text:s/>9/0.100/1.97)</text:p>
      <text:p text:style-name="P1">( 10/0.100/2.28)</text:p>
      <text:p text:style-name="P1">( 11/0.100/2.30)</text:p>
      <text:p text:style-name="P1">( 12/0.100/1.92)</text:p>
      <text:p text:style-name="P1">( 13/0.100/1.96)</text:p>
      <text:p text:style-name="P1">( 14/0.100/1.87)</text:p>
      <text:p text:style-name="P1">( 15/0.100/1.88)</text:p>
      <text:p text:style-name="P1">( 16/0.100/1.88)</text:p>
      <text:p text:style-name="P1">( 17/0.100/2.00)</text:p>
      <text:p text:style-name="P1">( 18/0.100/2.04)</text:p>
      <text:p text:style-name="P1">( 19/0.100/1.79)</text:p>
      <text:p text:style-name="P1">( 20/0.100/2.39)</text:p>
      <text:p text:style-name="P1">( 21/0.100/1.93)</text:p>
      <text:p text:style-name="P1">( 22/0.100/2.17)</text:p>
      <text:p text:style-name="P1">( 23/0.100/2.22)</text:p>
      <text:p text:style-name="P1">( 24/0.100/1.73)</text:p>
      <text:p text:style-name="P1">shrink_w: 1e-05 <text:s text:c="2"/>--&gt; ap:0.704</text:p>
      <text:p text:style-name="P1"/>
      <text:p text:style-name="P1">data = </text:p>
      <text:p text:style-name="P1"/>
      <text:p text:style-name="P1"><text:s text:c="13"/>MODE: 'kulis - main'</text:p>
      <text:p text:style-name="P1"><text:s text:c="4"/>avgNNeighbors: 50</text:p>
      <text:p text:style-name="P1"><text:soft-page-break/><text:s text:c="8"/>Xtraining: [40x1000 double]</text:p>
      <text:p text:style-name="P1"><text:s text:c="12"/>Xtest: [40x3000 double]</text:p>
      <text:p text:style-name="P1"><text:s text:c="8"/>Straining: [1000x1000 logical]</text:p>
      <text:p text:style-name="P1"><text:s text:c="4"/>StestTraining: [3000x1000 logical]</text:p>
      <text:p text:style-name="P1"><text:s text:c="8"/>Ntraining: 1000</text:p>
      <text:p text:style-name="P1"><text:s text:c="12"/>Ntest: 3000</text:p>
      <text:p text:style-name="P1"><text:s text:c="7"/>threshDist: 1.0206</text:p>
      <text:p text:style-name="P1"><text:s text:c="8"/>Dtraining: [1000x1000 double]</text:p>
      <text:p text:style-name="P1"><text:s text:c="4"/>DtestTraining: [3000x1000 double]</text:p>
      <text:p text:style-name="P1"><text:s text:c="8"/>princComp: [512x40 double]</text:p>
      <text:p text:style-name="P1"/>
      <text:p text:style-name="P1">---------------------------</text:p>
      <text:p text:style-name="P1">nb = 50</text:p>
      <text:p text:style-name="P1">losstype = 'hinge'</text:p>
      <text:p text:style-name="P1">- loss rho = 3</text:p>
      <text:p text:style-name="P1">- loss lambda = 0.000</text:p>
      <text:p text:style-name="P1">zero offset = yes</text:p>
      <text:p text:style-name="P1">weight decay = '1e-03'</text:p>
      <text:p text:style-name="P1">trainset = 'trainval'</text:p>
      <text:p text:style-name="P1">max iter = 50</text:p>
      <text:p text:style-name="P1">init eta = 1.0e-01</text:p>
      <text:p text:style-name="P1">shrink eta = yes</text:p>
      <text:p text:style-name="P1">size mini-batches = 100</text:p>
      <text:p text:style-name="P1">momentum = '0.90'</text:p>
      <text:p text:style-name="P1">validation during / after training = 0 / 1 times</text:p>
      <text:p text:style-name="P1">---------------------------</text:p>
      <text:p text:style-name="P1">test set: prec(rho&lt;=3): 1.000 ~~~ recall(rho&lt;=3): 0.0012 ~~~ ap: 0.61107</text:p>
      <text:p text:style-name="P1">norm W=4.39</text:p>
      <text:p text:style-name="P1">( <text:s/>1/0.098/2.32)</text:p>
      <text:p text:style-name="P1">( <text:s/>2/0.096/2.55)</text:p>
      <text:p text:style-name="P1">( <text:s/>3/0.094/2.07)</text:p>
      <text:p text:style-name="P1">( <text:s/>4/0.092/2.32)</text:p>
      <text:p text:style-name="P1">( <text:s/>5/0.090/2.19)</text:p>
      <text:p text:style-name="P1">( <text:s/>6/0.088/2.22)</text:p>
      <text:p text:style-name="P1">( <text:s/>7/0.086/2.39)</text:p>
      <text:p text:style-name="P1">( <text:s/>8/0.084/2.17)</text:p>
      <text:p text:style-name="P1">( <text:s/>9/0.082/2.62)</text:p>
      <text:p text:style-name="P1">( 10/0.080/1.99)</text:p>
      <text:p text:style-name="P1">( 11/0.078/2.45)</text:p>
      <text:p text:style-name="P1">( 12/0.076/2.60)</text:p>
      <text:p text:style-name="P1">( 13/0.074/2.20)</text:p>
      <text:p text:style-name="P1">( 14/0.072/2.64)</text:p>
      <text:p text:style-name="P1">( 15/0.070/2.59)</text:p>
      <text:p text:style-name="P1">( 16/0.068/2.13)</text:p>
      <text:p text:style-name="P1">( 17/0.066/2.34)</text:p>
      <text:p text:style-name="P1">( 18/0.064/2.20)</text:p>
      <text:p text:style-name="P1">( 19/0.062/2.08)</text:p>
      <text:p text:style-name="P1">( 20/0.060/2.31)</text:p>
      <text:p text:style-name="P1">( 21/0.058/2.17)</text:p>
      <text:p text:style-name="P1">( 22/0.056/2.47)</text:p>
      <text:p text:style-name="P1">( 23/0.054/2.01)</text:p>
      <text:p text:style-name="P1">( 24/0.052/2.10)</text:p>
      <text:p text:style-name="P1"><text:soft-page-break/>( 25/0.050/2.19) ~~~ bound:1.070 &gt; loss:0.783 ~~~ prec:0.997 <text:s/>rec:0.074 ~~~ norm W=3.64 ~~~ min activity:0.287 ~~~ #useless bits:0 ~~~ #nonzero-grad:4.0</text:p>
      <text:p text:style-name="P1">( 26/0.048/1.76)</text:p>
      <text:p text:style-name="P1">( 27/0.046/2.41)</text:p>
      <text:p text:style-name="P1">( 28/0.044/2.29)</text:p>
      <text:p text:style-name="P1">( 29/0.042/2.11)</text:p>
      <text:p text:style-name="P1">( 30/0.040/2.06)</text:p>
      <text:p text:style-name="P1">( 31/0.038/2.00)</text:p>
      <text:p text:style-name="P1">( 32/0.036/2.03)</text:p>
      <text:p text:style-name="P1">( 33/0.034/2.05)</text:p>
      <text:p text:style-name="P1">( 34/0.032/2.33)</text:p>
      <text:p text:style-name="P1">( 35/0.030/2.21)</text:p>
      <text:p text:style-name="P1">( 36/0.028/2.60)</text:p>
      <text:p text:style-name="P1">( 37/0.026/2.22)</text:p>
      <text:p text:style-name="P1">( 38/0.024/2.02)</text:p>
      <text:p text:style-name="P1">( 39/0.022/2.22)</text:p>
      <text:p text:style-name="P1">( 40/0.020/2.57)</text:p>
      <text:p text:style-name="P1">( 41/0.018/2.45)</text:p>
      <text:p text:style-name="P1">( 42/0.016/2.27)</text:p>
      <text:p text:style-name="P1">( 43/0.014/2.31)</text:p>
      <text:p text:style-name="P1">( 44/0.012/2.56)</text:p>
      <text:p text:style-name="P1">( 45/0.010/2.31)</text:p>
      <text:p text:style-name="P1">( 46/0.008/2.21)</text:p>
      <text:p text:style-name="P1">( 47/0.006/2.23)</text:p>
      <text:p text:style-name="P1">( 48/0.004/2.01)</text:p>
      <text:p text:style-name="P1">( 49/0.002/2.67)</text:p>
      <text:p text:style-name="P1">( 50/0.000/1.97) ~~~ bound:0.933 &gt; loss:0.726 ~~~ prec:0.999 <text:s/>rec:0.088 ~~~ norm W=3.46 ~~~ min activity:0.293 ~~~ #useless bits:0 ~~~ #nonzero-grad:3.0</text:p>
      <text:p text:style-name="P1">test set: prec(rho&lt;=3): 0.998 ~~~ recall(rho&lt;=3): 0.0592 ~~~ ap: 0.77614</text:p>
      <text:p text:style-name="P1">Mean AP over final 1 step(s): 0.776 <text:s text:c="24"/></text:p>
      <text:p text:style-name="P1">main [2 / 3]</text:p>
      <text:p text:style-name="P1">Creating kulis-main dataset ... done</text:p>
      <text:p text:style-name="P1">[nb = 10]</text:p>
      <text:p text:style-name="P1">( <text:s/>1/0.100/0.96)</text:p>
      <text:p text:style-name="P1">( <text:s/>2/0.100/0.86)</text:p>
      <text:p text:style-name="P1">( <text:s/>3/0.100/0.90)</text:p>
      <text:p text:style-name="P1">( <text:s/>4/0.100/1.00)</text:p>
      <text:p text:style-name="P1">( <text:s/>5/0.100/0.92)</text:p>
      <text:p text:style-name="P1">( <text:s/>6/0.100/0.94)</text:p>
      <text:p text:style-name="P1">( <text:s/>7/0.100/0.87)</text:p>
      <text:p text:style-name="P1">( <text:s/>8/0.100/0.94)</text:p>
      <text:p text:style-name="P1">( <text:s/>9/0.100/0.89)</text:p>
      <text:p text:style-name="P1">( 10/0.100/0.91)</text:p>
      <text:p text:style-name="P1">( 11/0.100/0.87)</text:p>
      <text:p text:style-name="P1">( 12/0.100/0.95)</text:p>
      <text:p text:style-name="P1">( 13/0.100/0.85)</text:p>
      <text:p text:style-name="P1">( 14/0.100/0.89)</text:p>
      <text:p text:style-name="P1">( 15/0.100/0.93)</text:p>
      <text:p text:style-name="P1">( 16/0.100/0.87)</text:p>
      <text:p text:style-name="P1">( 17/0.100/0.84)</text:p>
      <text:p text:style-name="P1">( 18/0.100/0.97)</text:p>
      <text:p text:style-name="P1">( 19/0.100/0.96)</text:p>
      <text:p text:style-name="P1"><text:soft-page-break/>( 20/0.100/0.90)</text:p>
      <text:p text:style-name="P1">( 21/0.100/0.87)</text:p>
      <text:p text:style-name="P1">( 22/0.100/0.92)</text:p>
      <text:p text:style-name="P1">( 23/0.100/1.46)</text:p>
      <text:p text:style-name="P1">( 24/0.100/0.96)</text:p>
      <text:p text:style-name="P1">shrink_w: 1e-02 <text:s text:c="2"/>--&gt; ap:0.436</text:p>
      <text:p text:style-name="P1">( <text:s/>1/0.100/0.80)</text:p>
      <text:p text:style-name="P1">( <text:s/>2/0.100/1.03)</text:p>
      <text:p text:style-name="P1">( <text:s/>3/0.100/0.95)</text:p>
      <text:p text:style-name="P1">( <text:s/>4/0.100/0.86)</text:p>
      <text:p text:style-name="P1">( <text:s/>5/0.100/0.82)</text:p>
      <text:p text:style-name="P1">( <text:s/>6/0.100/0.91)</text:p>
      <text:p text:style-name="P1">( <text:s/>7/0.100/1.06)</text:p>
      <text:p text:style-name="P1">( <text:s/>8/0.100/0.86)</text:p>
      <text:p text:style-name="P1">( <text:s/>9/0.100/0.90)</text:p>
      <text:p text:style-name="P1">( 10/0.100/0.95)</text:p>
      <text:p text:style-name="P1">( 11/0.100/0.91)</text:p>
      <text:p text:style-name="P1">( 12/0.100/1.02)</text:p>
      <text:p text:style-name="P1">( 13/0.100/0.91)</text:p>
      <text:p text:style-name="P1">( 14/0.100/0.89)</text:p>
      <text:p text:style-name="P1">( 15/0.100/0.88)</text:p>
      <text:p text:style-name="P1">( 16/0.100/0.84)</text:p>
      <text:p text:style-name="P1">( 17/0.100/0.82)</text:p>
      <text:p text:style-name="P1">( 18/0.100/1.14)</text:p>
      <text:p text:style-name="P1">( 19/0.100/0.93)</text:p>
      <text:p text:style-name="P1">( 20/0.100/0.98)</text:p>
      <text:p text:style-name="P1">( 21/0.100/0.91)</text:p>
      <text:p text:style-name="P1">( 22/0.100/0.99)</text:p>
      <text:p text:style-name="P1">( 23/0.100/0.91)</text:p>
      <text:p text:style-name="P1">( 24/0.100/1.01)</text:p>
      <text:p text:style-name="P1">shrink_w: 1e-03 <text:s text:c="2"/>--&gt; ap:0.396</text:p>
      <text:p text:style-name="P1">( <text:s/>1/0.100/0.89)</text:p>
      <text:p text:style-name="P1">( <text:s/>2/0.100/0.96)</text:p>
      <text:p text:style-name="P1">( <text:s/>3/0.100/0.86)</text:p>
      <text:p text:style-name="P1">( <text:s/>4/0.100/1.00)</text:p>
      <text:p text:style-name="P1">( <text:s/>5/0.100/0.92)</text:p>
      <text:p text:style-name="P1">( <text:s/>6/0.100/0.92)</text:p>
      <text:p text:style-name="P1">( <text:s/>7/0.100/1.33)</text:p>
      <text:p text:style-name="P1">( <text:s/>8/0.100/0.88)</text:p>
      <text:p text:style-name="P1">( <text:s/>9/0.100/0.99)</text:p>
      <text:p text:style-name="P1">( 10/0.100/0.84)</text:p>
      <text:p text:style-name="P1">( 11/0.100/0.93)</text:p>
      <text:p text:style-name="P1">( 12/0.100/0.89)</text:p>
      <text:p text:style-name="P1">( 13/0.100/0.93)</text:p>
      <text:p text:style-name="P1">( 14/0.100/0.91)</text:p>
      <text:p text:style-name="P1">( 15/0.100/0.92)</text:p>
      <text:p text:style-name="P1">( 16/0.100/0.87)</text:p>
      <text:p text:style-name="P1">( 17/0.100/0.98)</text:p>
      <text:p text:style-name="P1">( 18/0.100/0.96)</text:p>
      <text:p text:style-name="P1">( 19/0.100/0.93)</text:p>
      <text:p text:style-name="P1">( 20/0.100/0.88)</text:p>
      <text:p text:style-name="P1">( 21/0.100/0.84)</text:p>
      <text:p text:style-name="P1"><text:soft-page-break/>( 22/0.100/0.91)</text:p>
      <text:p text:style-name="P1">( 23/0.100/0.84)</text:p>
      <text:p text:style-name="P1">( 24/0.100/0.94)</text:p>
      <text:p text:style-name="P1">shrink_w: 1e-04 <text:s text:c="2"/>--&gt; ap:0.370</text:p>
      <text:p text:style-name="P1">( <text:s/>1/0.100/0.95)</text:p>
      <text:p text:style-name="P1">( <text:s/>2/0.100/1.04)</text:p>
      <text:p text:style-name="P1">( <text:s/>3/0.100/0.89)</text:p>
      <text:p text:style-name="P1">( <text:s/>4/0.100/0.92)</text:p>
      <text:p text:style-name="P1">( <text:s/>5/0.100/0.83)</text:p>
      <text:p text:style-name="P1">( <text:s/>6/0.100/0.89)</text:p>
      <text:p text:style-name="P1">( <text:s/>7/0.100/0.83)</text:p>
      <text:p text:style-name="P1">( <text:s/>8/0.100/0.95)</text:p>
      <text:p text:style-name="P1">( <text:s/>9/0.100/0.82)</text:p>
      <text:p text:style-name="P1">( 10/0.100/0.86)</text:p>
      <text:p text:style-name="P1">( 11/0.100/0.99)</text:p>
      <text:p text:style-name="P1">( 12/0.100/0.89)</text:p>
      <text:p text:style-name="P1">( 13/0.100/1.04)</text:p>
      <text:p text:style-name="P1">( 14/0.100/0.80)</text:p>
      <text:p text:style-name="P1">( 15/0.100/1.65)</text:p>
      <text:p text:style-name="P1">( 16/0.100/0.81)</text:p>
      <text:p text:style-name="P1">( 17/0.100/0.90)</text:p>
      <text:p text:style-name="P1">( 18/0.100/0.96)</text:p>
      <text:p text:style-name="P1">( 19/0.100/0.90)</text:p>
      <text:p text:style-name="P1">( 20/0.100/0.82)</text:p>
      <text:p text:style-name="P1">( 21/0.100/0.87)</text:p>
      <text:p text:style-name="P1">( 22/0.100/0.92)</text:p>
      <text:p text:style-name="P1">( 23/0.100/0.89)</text:p>
      <text:p text:style-name="P1">( 24/0.100/0.88)</text:p>
      <text:p text:style-name="P1">shrink_w: 1e-05 <text:s text:c="2"/>--&gt; ap:0.385</text:p>
      <text:p text:style-name="P1"/>
      <text:p text:style-name="P1">data = </text:p>
      <text:p text:style-name="P1"/>
      <text:p text:style-name="P1"><text:s text:c="13"/>MODE: 'kulis - main'</text:p>
      <text:p text:style-name="P1"><text:s text:c="4"/>avgNNeighbors: 50</text:p>
      <text:p text:style-name="P1"><text:s text:c="8"/>Xtraining: [40x1000 double]</text:p>
      <text:p text:style-name="P1"><text:s text:c="12"/>Xtest: [40x3000 double]</text:p>
      <text:p text:style-name="P1"><text:s text:c="8"/>Straining: [1000x1000 logical]</text:p>
      <text:p text:style-name="P1"><text:s text:c="4"/>StestTraining: [3000x1000 logical]</text:p>
      <text:p text:style-name="P1"><text:s text:c="8"/>Ntraining: 1000</text:p>
      <text:p text:style-name="P1"><text:s text:c="12"/>Ntest: 3000</text:p>
      <text:p text:style-name="P1"><text:s text:c="7"/>threshDist: 1.0126</text:p>
      <text:p text:style-name="P1"><text:s text:c="8"/>Dtraining: [1000x1000 double]</text:p>
      <text:p text:style-name="P1"><text:s text:c="4"/>DtestTraining: [3000x1000 double]</text:p>
      <text:p text:style-name="P1"><text:s text:c="8"/>princComp: [512x40 double]</text:p>
      <text:p text:style-name="P1"/>
      <text:p text:style-name="P1">---------------------------</text:p>
      <text:p text:style-name="P1">nb = 10</text:p>
      <text:p text:style-name="P1">losstype = 'hinge'</text:p>
      <text:p text:style-name="P1">- loss rho = 3</text:p>
      <text:p text:style-name="P1">- loss lambda = 0.000</text:p>
      <text:p text:style-name="P1">zero offset = yes</text:p>
      <text:p text:style-name="P1">weight decay = '1e-02'</text:p>
      <text:p text:style-name="P1"><text:soft-page-break/>trainset = 'trainval'</text:p>
      <text:p text:style-name="P1">max iter = 50</text:p>
      <text:p text:style-name="P1">init eta = 1.0e-01</text:p>
      <text:p text:style-name="P1">shrink eta = yes</text:p>
      <text:p text:style-name="P1">size mini-batches = 100</text:p>
      <text:p text:style-name="P1">momentum = '0.90'</text:p>
      <text:p text:style-name="P1">validation during / after training = 0 / 1 times</text:p>
      <text:p text:style-name="P1">---------------------------</text:p>
      <text:p text:style-name="P1">test set: prec(rho&lt;=3): 0.173 ~~~ recall(rho&lt;=3): 0.6514 ~~~ ap: 0.22807</text:p>
      <text:p text:style-name="P1">norm W=2.00</text:p>
      <text:p text:style-name="P1">( <text:s/>1/0.098/1.39)</text:p>
      <text:p text:style-name="P1">( <text:s/>2/0.096/1.09)</text:p>
      <text:p text:style-name="P1">( <text:s/>3/0.094/1.18)</text:p>
      <text:p text:style-name="P1">( <text:s/>4/0.092/1.11)</text:p>
      <text:p text:style-name="P1">( <text:s/>5/0.090/1.10)</text:p>
      <text:p text:style-name="P1">( <text:s/>6/0.088/1.14)</text:p>
      <text:p text:style-name="P1">( <text:s/>7/0.086/1.06)</text:p>
      <text:p text:style-name="P1">( <text:s/>8/0.084/1.14)</text:p>
      <text:p text:style-name="P1">( <text:s/>9/0.082/1.03)</text:p>
      <text:p text:style-name="P1">( 10/0.080/1.12)</text:p>
      <text:p text:style-name="P1">( 11/0.078/1.25)</text:p>
      <text:p text:style-name="P1">( 12/0.076/1.26)</text:p>
      <text:p text:style-name="P1">( 13/0.074/1.05)</text:p>
      <text:p text:style-name="P1">( 14/0.072/1.15)</text:p>
      <text:p text:style-name="P1">( 15/0.070/1.05)</text:p>
      <text:p text:style-name="P1">( 16/0.068/1.24)</text:p>
      <text:p text:style-name="P1">( 17/0.066/1.16)</text:p>
      <text:p text:style-name="P1">( 18/0.064/1.10)</text:p>
      <text:p text:style-name="P1">( 19/0.062/1.65)</text:p>
      <text:p text:style-name="P1">( 20/0.060/2.50)</text:p>
      <text:p text:style-name="P1">( 21/0.058/1.28)</text:p>
      <text:p text:style-name="P1">( 22/0.056/1.01)</text:p>
      <text:p text:style-name="P1">( 23/0.054/1.19)</text:p>
      <text:p text:style-name="P1">( 24/0.052/1.14)</text:p>
      <text:p text:style-name="P1">( 25/0.050/1.17) ~~~ bound:13.100 &gt; loss:6.504 ~~~ prec:0.244 <text:s/>rec:0.911 ~~~ norm W=3.45 ~~~ min activity:0.395 ~~~ #useless bits:0 ~~~ #nonzero-grad:28.6</text:p>
      <text:p text:style-name="P1">( 26/0.048/1.13)</text:p>
      <text:p text:style-name="P1">( 27/0.046/1.10)</text:p>
      <text:p text:style-name="P1">( 28/0.044/1.08)</text:p>
      <text:p text:style-name="P1">( 29/0.042/1.19)</text:p>
      <text:p text:style-name="P1">( 30/0.040/1.08)</text:p>
      <text:p text:style-name="P1">( 31/0.038/1.23)</text:p>
      <text:p text:style-name="P1">( 32/0.036/1.10)</text:p>
      <text:p text:style-name="P1">( 33/0.034/1.09)</text:p>
      <text:p text:style-name="P1">( 34/0.032/1.06)</text:p>
      <text:p text:style-name="P1">( 35/0.030/1.05)</text:p>
      <text:p text:style-name="P1">( 36/0.028/1.12)</text:p>
      <text:p text:style-name="P1">( 37/0.026/1.38)</text:p>
      <text:p text:style-name="P1">( 38/0.024/1.09)</text:p>
      <text:p text:style-name="P1">( 39/0.022/1.09)</text:p>
      <text:p text:style-name="P1">( 40/0.020/1.08)</text:p>
      <text:p text:style-name="P1">( 41/0.018/1.14)</text:p>
      <text:p text:style-name="P1"><text:soft-page-break/>( 42/0.016/1.17)</text:p>
      <text:p text:style-name="P1">( 43/0.014/1.70)</text:p>
      <text:p text:style-name="P1">( 44/0.012/1.09)</text:p>
      <text:p text:style-name="P1">( 45/0.010/1.20)</text:p>
      <text:p text:style-name="P1">( 46/0.008/1.09)</text:p>
      <text:p text:style-name="P1">( 47/0.006/1.15)</text:p>
      <text:p text:style-name="P1">( 48/0.004/1.09)</text:p>
      <text:p text:style-name="P1">( 49/0.002/1.20)</text:p>
      <text:p text:style-name="P1">( 50/0.000/1.27) ~~~ bound:12.704 &gt; loss:6.480 ~~~ prec:0.245 <text:s/>rec:0.911 ~~~ norm W=3.43 ~~~ min activity:0.396 ~~~ #useless bits:0 ~~~ #nonzero-grad:28.3</text:p>
      <text:p text:style-name="P1">test set: prec(rho&lt;=3): 0.230 ~~~ recall(rho&lt;=3): 0.9098 ~~~ ap: 0.41856</text:p>
      <text:p text:style-name="P1">Mean AP over final 1 step(s): 0.419 <text:s text:c="24"/></text:p>
      <text:p text:style-name="P1">[nb = 15]</text:p>
      <text:p text:style-name="P1">( <text:s/>1/0.100/0.87)</text:p>
      <text:p text:style-name="P1">( <text:s/>2/0.100/1.04)</text:p>
      <text:p text:style-name="P1">( <text:s/>3/0.100/1.01)</text:p>
      <text:p text:style-name="P1">( <text:s/>4/0.100/1.00)</text:p>
      <text:p text:style-name="P1">( <text:s/>5/0.100/1.15)</text:p>
      <text:p text:style-name="P1">( <text:s/>6/0.100/1.04)</text:p>
      <text:p text:style-name="P1">( <text:s/>7/0.100/1.08)</text:p>
      <text:p text:style-name="P1">( <text:s/>8/0.100/0.91)</text:p>
      <text:p text:style-name="P1">( <text:s/>9/0.100/0.95)</text:p>
      <text:p text:style-name="P1">( 10/0.100/1.03)</text:p>
      <text:p text:style-name="P1">( 11/0.100/0.94)</text:p>
      <text:p text:style-name="P1">( 12/0.100/0.93)</text:p>
      <text:p text:style-name="P1">( 13/0.100/1.01)</text:p>
      <text:p text:style-name="P1">( 14/0.100/1.02)</text:p>
      <text:p text:style-name="P1">( 15/0.100/1.05)</text:p>
      <text:p text:style-name="P1">( 16/0.100/0.95)</text:p>
      <text:p text:style-name="P1">( 17/0.100/0.97)</text:p>
      <text:p text:style-name="P1">( 18/0.100/1.04)</text:p>
      <text:p text:style-name="P1">( 19/0.100/1.17)</text:p>
      <text:p text:style-name="P1">( 20/0.100/1.10)</text:p>
      <text:p text:style-name="P1">( 21/0.100/1.63)</text:p>
      <text:p text:style-name="P1">( 22/0.100/1.08)</text:p>
      <text:p text:style-name="P1">( 23/0.100/0.96)</text:p>
      <text:p text:style-name="P1">( 24/0.100/1.13)</text:p>
      <text:p text:style-name="P1">shrink_w: 1e-02 <text:s text:c="2"/>--&gt; ap:0.579</text:p>
      <text:p text:style-name="P1">( <text:s/>1/0.100/1.04)</text:p>
      <text:p text:style-name="P1">( <text:s/>2/0.100/0.90)</text:p>
      <text:p text:style-name="P1">( <text:s/>3/0.100/0.97)</text:p>
      <text:p text:style-name="P1">( <text:s/>4/0.100/1.13)</text:p>
      <text:p text:style-name="P1">( <text:s/>5/0.100/1.01)</text:p>
      <text:p text:style-name="P1">( <text:s/>6/0.100/0.97)</text:p>
      <text:p text:style-name="P1">( <text:s/>7/0.100/1.04)</text:p>
      <text:p text:style-name="P1">( <text:s/>8/0.100/0.88)</text:p>
      <text:p text:style-name="P1">( <text:s/>9/0.100/0.98)</text:p>
      <text:p text:style-name="P1">( 10/0.100/1.11)</text:p>
      <text:p text:style-name="P1">( 11/0.100/0.96)</text:p>
      <text:p text:style-name="P1">( 12/0.100/0.89)</text:p>
      <text:p text:style-name="P1">( 13/0.100/1.08)</text:p>
      <text:p text:style-name="P1">( 14/0.100/0.93)</text:p>
      <text:p text:style-name="P1"><text:soft-page-break/>( 15/0.100/1.04)</text:p>
      <text:p text:style-name="P1">( 16/0.100/0.99)</text:p>
      <text:p text:style-name="P1">( 17/0.100/0.92)</text:p>
      <text:p text:style-name="P1">( 18/0.100/0.92)</text:p>
      <text:p text:style-name="P1">( 19/0.100/0.92)</text:p>
      <text:p text:style-name="P1">( 20/0.100/0.99)</text:p>
      <text:p text:style-name="P1">( 21/0.100/0.84)</text:p>
      <text:p text:style-name="P1">( 22/0.100/1.02)</text:p>
      <text:p text:style-name="P1">( 23/0.100/0.92)</text:p>
      <text:p text:style-name="P1">( 24/0.100/1.09)</text:p>
      <text:p text:style-name="P1">shrink_w: 1e-03 <text:s text:c="2"/>--&gt; ap:0.588</text:p>
      <text:p text:style-name="P1">( <text:s/>1/0.100/0.89)</text:p>
      <text:p text:style-name="P1">( <text:s/>2/0.100/1.05)</text:p>
      <text:p text:style-name="P1">( <text:s/>3/0.100/1.55)</text:p>
      <text:p text:style-name="P1">( <text:s/>4/0.100/0.93)</text:p>
      <text:p text:style-name="P1">( <text:s/>5/0.100/1.00)</text:p>
      <text:p text:style-name="P1">( <text:s/>6/0.100/1.07)</text:p>
      <text:p text:style-name="P1">( <text:s/>7/0.100/0.95)</text:p>
      <text:p text:style-name="P1">( <text:s/>8/0.100/0.89)</text:p>
      <text:p text:style-name="P1">( <text:s/>9/0.100/1.07)</text:p>
      <text:p text:style-name="P1">( 10/0.100/1.14)</text:p>
      <text:p text:style-name="P1">( 11/0.100/1.01)</text:p>
      <text:p text:style-name="P1">( 12/0.100/0.96)</text:p>
      <text:p text:style-name="P1">( 13/0.100/0.92)</text:p>
      <text:p text:style-name="P1">( 14/0.100/1.11)</text:p>
      <text:p text:style-name="P1">( 15/0.100/0.93)</text:p>
      <text:p text:style-name="P1">( 16/0.100/1.00)</text:p>
      <text:p text:style-name="P1">( 17/0.100/0.99)</text:p>
      <text:p text:style-name="P1">( 18/0.100/1.02)</text:p>
      <text:p text:style-name="P1">( 19/0.100/0.93)</text:p>
      <text:p text:style-name="P1">( 20/0.100/1.02)</text:p>
      <text:p text:style-name="P1">( 21/0.100/1.03)</text:p>
      <text:p text:style-name="P1">( 22/0.100/1.02)</text:p>
      <text:p text:style-name="P1">( 23/0.100/0.95)</text:p>
      <text:p text:style-name="P1">( 24/0.100/1.84)</text:p>
      <text:p text:style-name="P1">shrink_w: 1e-04 <text:s text:c="2"/>--&gt; ap:0.571</text:p>
      <text:p text:style-name="P1">( <text:s/>1/0.100/1.01)</text:p>
      <text:p text:style-name="P1">( <text:s/>2/0.100/0.98)</text:p>
      <text:p text:style-name="P1">( <text:s/>3/0.100/0.97)</text:p>
      <text:p text:style-name="P1">( <text:s/>4/0.100/0.93)</text:p>
      <text:p text:style-name="P1">( <text:s/>5/0.100/0.94)</text:p>
      <text:p text:style-name="P1">( <text:s/>6/0.100/0.94)</text:p>
      <text:p text:style-name="P1">( <text:s/>7/0.100/1.02)</text:p>
      <text:p text:style-name="P1">( <text:s/>8/0.100/1.42)</text:p>
      <text:p text:style-name="P1">( <text:s/>9/0.100/1.00)</text:p>
      <text:p text:style-name="P1">( 10/0.100/0.98)</text:p>
      <text:p text:style-name="P1">( 11/0.100/1.00)</text:p>
      <text:p text:style-name="P1">( 12/0.100/0.93)</text:p>
      <text:p text:style-name="P1">( 13/0.100/1.02)</text:p>
      <text:p text:style-name="P1">( 14/0.100/0.90)</text:p>
      <text:p text:style-name="P1">( 15/0.100/0.93)</text:p>
      <text:p text:style-name="P1">( 16/0.100/0.97)</text:p>
      <text:p text:style-name="P1"><text:soft-page-break/>( 17/0.100/1.09)</text:p>
      <text:p text:style-name="P1">( 18/0.100/0.99)</text:p>
      <text:p text:style-name="P1">( 19/0.100/0.87)</text:p>
      <text:p text:style-name="P1">( 20/0.100/0.87)</text:p>
      <text:p text:style-name="P1">( 21/0.100/1.01)</text:p>
      <text:p text:style-name="P1">( 22/0.100/0.98)</text:p>
      <text:p text:style-name="P1">( 23/0.100/0.90)</text:p>
      <text:p text:style-name="P1">( 24/0.100/0.96)</text:p>
      <text:p text:style-name="P1">shrink_w: 1e-05 <text:s text:c="2"/>--&gt; ap:0.553</text:p>
      <text:p text:style-name="P1"/>
      <text:p text:style-name="P1">data = </text:p>
      <text:p text:style-name="P1"/>
      <text:p text:style-name="P1"><text:s text:c="13"/>MODE: 'kulis - main'</text:p>
      <text:p text:style-name="P1"><text:s text:c="4"/>avgNNeighbors: 50</text:p>
      <text:p text:style-name="P1"><text:s text:c="8"/>Xtraining: [40x1000 double]</text:p>
      <text:p text:style-name="P1"><text:s text:c="12"/>Xtest: [40x3000 double]</text:p>
      <text:p text:style-name="P1"><text:s text:c="8"/>Straining: [1000x1000 logical]</text:p>
      <text:p text:style-name="P1"><text:s text:c="4"/>StestTraining: [3000x1000 logical]</text:p>
      <text:p text:style-name="P1"><text:s text:c="8"/>Ntraining: 1000</text:p>
      <text:p text:style-name="P1"><text:s text:c="12"/>Ntest: 3000</text:p>
      <text:p text:style-name="P1"><text:s text:c="7"/>threshDist: 1.0126</text:p>
      <text:p text:style-name="P1"><text:s text:c="8"/>Dtraining: [1000x1000 double]</text:p>
      <text:p text:style-name="P1"><text:s text:c="4"/>DtestTraining: [3000x1000 double]</text:p>
      <text:p text:style-name="P1"><text:s text:c="8"/>princComp: [512x40 double]</text:p>
      <text:p text:style-name="P1"/>
      <text:p text:style-name="P1">---------------------------</text:p>
      <text:p text:style-name="P1">nb = 15</text:p>
      <text:p text:style-name="P1">losstype = 'hinge'</text:p>
      <text:p text:style-name="P1">- loss rho = 3</text:p>
      <text:p text:style-name="P1">- loss lambda = 0.000</text:p>
      <text:p text:style-name="P1">zero offset = yes</text:p>
      <text:p text:style-name="P1">weight decay = '1e-03'</text:p>
      <text:p text:style-name="P1">trainset = 'trainval'</text:p>
      <text:p text:style-name="P1">max iter = 50</text:p>
      <text:p text:style-name="P1">init eta = 1.0e-01</text:p>
      <text:p text:style-name="P1">shrink eta = yes</text:p>
      <text:p text:style-name="P1">size mini-batches = 100</text:p>
      <text:p text:style-name="P1">momentum = '0.90'</text:p>
      <text:p text:style-name="P1">validation during / after training = 0 / 1 times</text:p>
      <text:p text:style-name="P1">---------------------------</text:p>
      <text:p text:style-name="P1">test set: prec(rho&lt;=3): 0.376 ~~~ recall(rho&lt;=3): 0.3580 ~~~ ap: 0.32589</text:p>
      <text:p text:style-name="P1">norm W=2.45</text:p>
      <text:p text:style-name="P1">( <text:s/>1/0.098/1.26)</text:p>
      <text:p text:style-name="P1">( <text:s/>2/0.096/1.26)</text:p>
      <text:p text:style-name="P1">( <text:s/>3/0.094/1.17)</text:p>
      <text:p text:style-name="P1">( <text:s/>4/0.092/1.28)</text:p>
      <text:p text:style-name="P1">( <text:s/>5/0.090/1.39)</text:p>
      <text:p text:style-name="P1">( <text:s/>6/0.088/1.24)</text:p>
      <text:p text:style-name="P1">( <text:s/>7/0.086/1.14)</text:p>
      <text:p text:style-name="P1">( <text:s/>8/0.084/1.29)</text:p>
      <text:p text:style-name="P1">( <text:s/>9/0.082/1.18)</text:p>
      <text:p text:style-name="P1">( 10/0.080/1.19)</text:p>
      <text:p text:style-name="P1"><text:soft-page-break/>( 11/0.078/1.11)</text:p>
      <text:p text:style-name="P1">( 12/0.076/1.73)</text:p>
      <text:p text:style-name="P1">( 13/0.074/1.23)</text:p>
      <text:p text:style-name="P1">( 14/0.072/1.16)</text:p>
      <text:p text:style-name="P1">( 15/0.070/1.12)</text:p>
      <text:p text:style-name="P1">( 16/0.068/1.12)</text:p>
      <text:p text:style-name="P1">( 17/0.066/1.20)</text:p>
      <text:p text:style-name="P1">( 18/0.064/1.19)</text:p>
      <text:p text:style-name="P1">( 19/0.062/1.22)</text:p>
      <text:p text:style-name="P1">( 20/0.060/1.26)</text:p>
      <text:p text:style-name="P1">( 21/0.058/1.15)</text:p>
      <text:p text:style-name="P1">( 22/0.056/1.23)</text:p>
      <text:p text:style-name="P1">( 23/0.054/1.24)</text:p>
      <text:p text:style-name="P1">( 24/0.052/1.12)</text:p>
      <text:p text:style-name="P1">( 25/0.050/1.21) ~~~ bound:2.901 &gt; loss:1.422 ~~~ prec:0.586 <text:s/>rec:0.575 ~~~ norm W=5.87 ~~~ min activity:0.375 ~~~ #useless bits:0 ~~~ #nonzero-grad:8.3</text:p>
      <text:p text:style-name="P1">( 26/0.048/1.39)</text:p>
      <text:p text:style-name="P1">( 27/0.046/1.23)</text:p>
      <text:p text:style-name="P1">( 28/0.044/1.09)</text:p>
      <text:p text:style-name="P1">( 29/0.042/1.12)</text:p>
      <text:p text:style-name="P1">( 30/0.040/1.37)</text:p>
      <text:p text:style-name="P1">( 31/0.038/1.20)</text:p>
      <text:p text:style-name="P1">( 32/0.036/1.15)</text:p>
      <text:p text:style-name="P1">( 33/0.034/1.20)</text:p>
      <text:p text:style-name="P1">( 34/0.032/1.18)</text:p>
      <text:p text:style-name="P1">( 35/0.030/1.26)</text:p>
      <text:p text:style-name="P1">( 36/0.028/1.86)</text:p>
      <text:p text:style-name="P1">( 37/0.026/1.16)</text:p>
      <text:p text:style-name="P1">( 38/0.024/1.29)</text:p>
      <text:p text:style-name="P1">( 39/0.022/1.11)</text:p>
      <text:p text:style-name="P1">( 40/0.020/1.20)</text:p>
      <text:p text:style-name="P1">( 41/0.018/1.17)</text:p>
      <text:p text:style-name="P1">( 42/0.016/1.29)</text:p>
      <text:p text:style-name="P1">( 43/0.014/1.23)</text:p>
      <text:p text:style-name="P1">( 44/0.012/1.21)</text:p>
      <text:p text:style-name="P1">( 45/0.010/1.25)</text:p>
      <text:p text:style-name="P1">( 46/0.008/1.33)</text:p>
      <text:p text:style-name="P1">( 47/0.006/1.16)</text:p>
      <text:p text:style-name="P1">( 48/0.004/1.15)</text:p>
      <text:p text:style-name="P1">( 49/0.002/1.22)</text:p>
      <text:p text:style-name="P1">( 50/0.000/1.16) ~~~ bound:2.680 &gt; loss:1.367 ~~~ prec:0.600 <text:s/>rec:0.576 ~~~ norm W=5.78 ~~~ min activity:0.372 ~~~ #useless bits:0 ~~~ #nonzero-grad:7.8</text:p>
      <text:p text:style-name="P1">test set: prec(rho&lt;=3): 0.557 ~~~ recall(rho&lt;=3): 0.5584 ~~~ ap: 0.56226</text:p>
      <text:p text:style-name="P1">Mean AP over final 1 step(s): 0.562 <text:s text:c="24"/></text:p>
      <text:p text:style-name="P1">[nb = 20]</text:p>
      <text:p text:style-name="P1">( <text:s/>1/0.100/1.03)</text:p>
      <text:p text:style-name="P1">( <text:s/>2/0.100/0.96)</text:p>
      <text:p text:style-name="P1">( <text:s/>3/0.100/0.97)</text:p>
      <text:p text:style-name="P1">( <text:s/>4/0.100/1.09)</text:p>
      <text:p text:style-name="P1">( <text:s/>5/0.100/1.27)</text:p>
      <text:p text:style-name="P1">( <text:s/>6/0.100/1.05)</text:p>
      <text:p text:style-name="P1">( <text:s/>7/0.100/0.99)</text:p>
      <text:p text:style-name="P1"><text:soft-page-break/>( <text:s/>8/0.100/1.02)</text:p>
      <text:p text:style-name="P1">( <text:s/>9/0.100/0.99)</text:p>
      <text:p text:style-name="P1">( 10/0.100/0.96)</text:p>
      <text:p text:style-name="P1">( 11/0.100/1.04)</text:p>
      <text:p text:style-name="P1">( 12/0.100/1.56)</text:p>
      <text:p text:style-name="P1">( 13/0.100/1.06)</text:p>
      <text:p text:style-name="P1">( 14/0.100/1.00)</text:p>
      <text:p text:style-name="P1">( 15/0.100/1.18)</text:p>
      <text:p text:style-name="P1">( 16/0.100/1.18)</text:p>
      <text:p text:style-name="P1">( 17/0.100/1.11)</text:p>
      <text:p text:style-name="P1">( 18/0.100/1.04)</text:p>
      <text:p text:style-name="P1">( 19/0.100/1.07)</text:p>
      <text:p text:style-name="P1">( 20/0.100/1.02)</text:p>
      <text:p text:style-name="P1">( 21/0.100/1.09)</text:p>
      <text:p text:style-name="P1">( 22/0.100/1.00)</text:p>
      <text:p text:style-name="P1">( 23/0.100/1.28)</text:p>
      <text:p text:style-name="P1">( 24/0.100/1.04)</text:p>
      <text:p text:style-name="P1">shrink_w: 1e-02 <text:s text:c="2"/>--&gt; ap:0.647</text:p>
      <text:p text:style-name="P1">( <text:s/>1/0.100/1.07)</text:p>
      <text:p text:style-name="P1">( <text:s/>2/0.100/1.07)</text:p>
      <text:p text:style-name="P1">( <text:s/>3/0.100/0.98)</text:p>
      <text:p text:style-name="P1">( <text:s/>4/0.100/1.07)</text:p>
      <text:p text:style-name="P1">( <text:s/>5/0.100/1.01)</text:p>
      <text:p text:style-name="P1">( <text:s/>6/0.100/0.99)</text:p>
      <text:p text:style-name="P1">( <text:s/>7/0.100/1.06)</text:p>
      <text:p text:style-name="P1">( <text:s/>8/0.100/0.99)</text:p>
      <text:p text:style-name="P1">( <text:s/>9/0.100/1.03)</text:p>
      <text:p text:style-name="P1">( 10/0.100/0.99)</text:p>
      <text:p text:style-name="P1">( 11/0.100/1.04)</text:p>
      <text:p text:style-name="P1">( 12/0.100/1.38)</text:p>
      <text:p text:style-name="P1">( 13/0.100/0.93)</text:p>
      <text:p text:style-name="P1">( 14/0.100/1.11)</text:p>
      <text:p text:style-name="P1">( 15/0.100/1.01)</text:p>
      <text:p text:style-name="P1">( 16/0.100/1.54)</text:p>
      <text:p text:style-name="P1">( 17/0.100/1.00)</text:p>
      <text:p text:style-name="P1">( 18/0.100/1.01)</text:p>
      <text:p text:style-name="P1">( 19/0.100/1.07)</text:p>
      <text:p text:style-name="P1">( 20/0.100/1.02)</text:p>
      <text:p text:style-name="P1">( 21/0.100/0.98)</text:p>
      <text:p text:style-name="P1">( 22/0.100/1.16)</text:p>
      <text:p text:style-name="P1">( 23/0.100/1.04)</text:p>
      <text:p text:style-name="P1">( 24/0.100/1.01)</text:p>
      <text:p text:style-name="P1">shrink_w: 1e-03 <text:s text:c="2"/>--&gt; ap:0.686</text:p>
      <text:p text:style-name="P1">( <text:s/>1/0.100/1.24)</text:p>
      <text:p text:style-name="P1">( <text:s/>2/0.100/0.93)</text:p>
      <text:p text:style-name="P1">( <text:s/>3/0.100/1.11)</text:p>
      <text:p text:style-name="P1">( <text:s/>4/0.100/0.97)</text:p>
      <text:p text:style-name="P1">( <text:s/>5/0.100/0.97)</text:p>
      <text:p text:style-name="P1">( <text:s/>6/0.100/0.99)</text:p>
      <text:p text:style-name="P1">( <text:s/>7/0.100/1.08)</text:p>
      <text:p text:style-name="P1">( <text:s/>8/0.100/1.08)</text:p>
      <text:p text:style-name="P1">( <text:s/>9/0.100/1.04)</text:p>
      <text:p text:style-name="P1"><text:soft-page-break/>( 10/0.100/1.07)</text:p>
      <text:p text:style-name="P1">( 11/0.100/1.02)</text:p>
      <text:p text:style-name="P1">( 12/0.100/1.17)</text:p>
      <text:p text:style-name="P1">( 13/0.100/1.11)</text:p>
      <text:p text:style-name="P1">( 14/0.100/1.01)</text:p>
      <text:p text:style-name="P1">( 15/0.100/0.96)</text:p>
      <text:p text:style-name="P1">( 16/0.100/0.98)</text:p>
      <text:p text:style-name="P1">( 17/0.100/1.02)</text:p>
      <text:p text:style-name="P1">( 18/0.100/0.99)</text:p>
      <text:p text:style-name="P1">( 19/0.100/1.19)</text:p>
      <text:p text:style-name="P1">( 20/0.100/1.55)</text:p>
      <text:p text:style-name="P1">( 21/0.100/0.99)</text:p>
      <text:p text:style-name="P1">( 22/0.100/1.15)</text:p>
      <text:p text:style-name="P1">( 23/0.100/1.11)</text:p>
      <text:p text:style-name="P1">( 24/0.100/0.93)</text:p>
      <text:p text:style-name="P1">shrink_w: 1e-04 <text:s text:c="2"/>--&gt; ap:0.667</text:p>
      <text:p text:style-name="P1">( <text:s/>1/0.100/1.13)</text:p>
      <text:p text:style-name="P1">( <text:s/>2/0.100/1.05)</text:p>
      <text:p text:style-name="P1">( <text:s/>3/0.100/1.10)</text:p>
      <text:p text:style-name="P1">( <text:s/>4/0.100/1.02)</text:p>
      <text:p text:style-name="P1">( <text:s/>5/0.100/1.07)</text:p>
      <text:p text:style-name="P1">( <text:s/>6/0.100/1.13)</text:p>
      <text:p text:style-name="P1">( <text:s/>7/0.100/1.03)</text:p>
      <text:p text:style-name="P1">( <text:s/>8/0.100/1.06)</text:p>
      <text:p text:style-name="P1">( <text:s/>9/0.100/1.01)</text:p>
      <text:p text:style-name="P1">( 10/0.100/0.89)</text:p>
      <text:p text:style-name="P1">( 11/0.100/0.98)</text:p>
      <text:p text:style-name="P1">( 12/0.100/0.95)</text:p>
      <text:p text:style-name="P1">( 13/0.100/1.03)</text:p>
      <text:p text:style-name="P1">( 14/0.100/0.97)</text:p>
      <text:p text:style-name="P1">( 15/0.100/1.09)</text:p>
      <text:p text:style-name="P1">( 16/0.100/1.14)</text:p>
      <text:p text:style-name="P1">( 17/0.100/1.32)</text:p>
      <text:p text:style-name="P1">( 18/0.100/1.09)</text:p>
      <text:p text:style-name="P1">( 19/0.100/0.99)</text:p>
      <text:p text:style-name="P1">( 20/0.100/0.99)</text:p>
      <text:p text:style-name="P1">( 21/0.100/0.97)</text:p>
      <text:p text:style-name="P1">( 22/0.100/1.03)</text:p>
      <text:p text:style-name="P1">( 23/0.100/1.10)</text:p>
      <text:p text:style-name="P1">( 24/0.100/1.57)</text:p>
      <text:p text:style-name="P1">shrink_w: 1e-05 <text:s text:c="2"/>--&gt; ap:0.655</text:p>
      <text:p text:style-name="P1"/>
      <text:p text:style-name="P1">data = </text:p>
      <text:p text:style-name="P1"/>
      <text:p text:style-name="P1"><text:s text:c="13"/>MODE: 'kulis - main'</text:p>
      <text:p text:style-name="P1"><text:s text:c="4"/>avgNNeighbors: 50</text:p>
      <text:p text:style-name="P1"><text:s text:c="8"/>Xtraining: [40x1000 double]</text:p>
      <text:p text:style-name="P1"><text:s text:c="12"/>Xtest: [40x3000 double]</text:p>
      <text:p text:style-name="P1"><text:s text:c="8"/>Straining: [1000x1000 logical]</text:p>
      <text:p text:style-name="P1"><text:s text:c="4"/>StestTraining: [3000x1000 logical]</text:p>
      <text:p text:style-name="P1"><text:s text:c="8"/>Ntraining: 1000</text:p>
      <text:p text:style-name="P1"><text:s text:c="12"/>Ntest: 3000</text:p>
      <text:p text:style-name="P1"><text:soft-page-break/><text:s text:c="7"/>threshDist: 1.0126</text:p>
      <text:p text:style-name="P1"><text:s text:c="8"/>Dtraining: [1000x1000 double]</text:p>
      <text:p text:style-name="P1"><text:s text:c="4"/>DtestTraining: [3000x1000 double]</text:p>
      <text:p text:style-name="P1"><text:s text:c="8"/>princComp: [512x40 double]</text:p>
      <text:p text:style-name="P1"/>
      <text:p text:style-name="P1">---------------------------</text:p>
      <text:p text:style-name="P1">nb = 20</text:p>
      <text:p text:style-name="P1">losstype = 'hinge'</text:p>
      <text:p text:style-name="P1">- loss rho = 3</text:p>
      <text:p text:style-name="P1">- loss lambda = 0.000</text:p>
      <text:p text:style-name="P1">zero offset = yes</text:p>
      <text:p text:style-name="P1">weight decay = '1e-03'</text:p>
      <text:p text:style-name="P1">trainset = 'trainval'</text:p>
      <text:p text:style-name="P1">max iter = 50</text:p>
      <text:p text:style-name="P1">init eta = 1.0e-01</text:p>
      <text:p text:style-name="P1">shrink eta = yes</text:p>
      <text:p text:style-name="P1">size mini-batches = 100</text:p>
      <text:p text:style-name="P1">momentum = '0.90'</text:p>
      <text:p text:style-name="P1">validation during / after training = 0 / 1 times</text:p>
      <text:p text:style-name="P1">---------------------------</text:p>
      <text:p text:style-name="P1">test set: prec(rho&lt;=3): 0.584 ~~~ recall(rho&lt;=3): 0.1689 ~~~ ap: 0.39245</text:p>
      <text:p text:style-name="P1">norm W=2.94</text:p>
      <text:p text:style-name="P1">( <text:s/>1/0.098/1.16)</text:p>
      <text:p text:style-name="P1">( <text:s/>2/0.096/1.38)</text:p>
      <text:p text:style-name="P1">( <text:s/>3/0.094/1.20)</text:p>
      <text:p text:style-name="P1">( <text:s/>4/0.092/1.31)</text:p>
      <text:p text:style-name="P1">( <text:s/>5/0.090/1.29)</text:p>
      <text:p text:style-name="P1">( <text:s/>6/0.088/1.42)</text:p>
      <text:p text:style-name="P1">( <text:s/>7/0.086/1.25)</text:p>
      <text:p text:style-name="P1">( <text:s/>8/0.084/1.29)</text:p>
      <text:p text:style-name="P1">( <text:s/>9/0.082/1.19)</text:p>
      <text:p text:style-name="P1">( 10/0.080/1.24)</text:p>
      <text:p text:style-name="P1">( 11/0.078/1.32)</text:p>
      <text:p text:style-name="P1">( 12/0.076/1.29)</text:p>
      <text:p text:style-name="P1">( 13/0.074/1.23)</text:p>
      <text:p text:style-name="P1">( 14/0.072/1.21)</text:p>
      <text:p text:style-name="P1">( 15/0.070/1.24)</text:p>
      <text:p text:style-name="P1">( 16/0.068/1.23)</text:p>
      <text:p text:style-name="P1">( 17/0.066/1.35)</text:p>
      <text:p text:style-name="P1">( 18/0.064/1.26)</text:p>
      <text:p text:style-name="P1">( 19/0.062/1.26)</text:p>
      <text:p text:style-name="P1">( 20/0.060/1.24)</text:p>
      <text:p text:style-name="P1">( 21/0.058/1.25)</text:p>
      <text:p text:style-name="P1">( 22/0.056/1.21)</text:p>
      <text:p text:style-name="P1">( 23/0.054/1.76)</text:p>
      <text:p text:style-name="P1">( 24/0.052/1.24)</text:p>
      <text:p text:style-name="P1">( 25/0.050/1.25) ~~~ bound:1.740 &gt; loss:0.872 ~~~ prec:0.863 <text:s/>rec:0.333 ~~~ norm W=4.96 ~~~ min activity:0.366 ~~~ #useless bits:0 ~~~ #nonzero-grad:5.9</text:p>
      <text:p text:style-name="P1">( 26/0.048/1.29)</text:p>
      <text:p text:style-name="P1">( 27/0.046/1.30)</text:p>
      <text:p text:style-name="P1">( 28/0.044/1.35)</text:p>
      <text:p text:style-name="P1">( 29/0.042/1.26)</text:p>
      <text:p text:style-name="P1"><text:soft-page-break/>( 30/0.040/1.46)</text:p>
      <text:p text:style-name="P1">( 31/0.038/1.23)</text:p>
      <text:p text:style-name="P1">( 32/0.036/1.37)</text:p>
      <text:p text:style-name="P1">( 33/0.034/1.27)</text:p>
      <text:p text:style-name="P1">( 34/0.032/1.33)</text:p>
      <text:p text:style-name="P1">( 35/0.030/1.23)</text:p>
      <text:p text:style-name="P1">( 36/0.028/1.22)</text:p>
      <text:p text:style-name="P1">( 37/0.026/1.32)</text:p>
      <text:p text:style-name="P1">( 38/0.024/1.18)</text:p>
      <text:p text:style-name="P1">( 39/0.022/1.37)</text:p>
      <text:p text:style-name="P1">( 40/0.020/1.23)</text:p>
      <text:p text:style-name="P1">( 41/0.018/1.25)</text:p>
      <text:p text:style-name="P1">( 42/0.016/1.22)</text:p>
      <text:p text:style-name="P1">( 43/0.014/1.23)</text:p>
      <text:p text:style-name="P1">( 44/0.012/1.44)</text:p>
      <text:p text:style-name="P1">( 45/0.010/1.32)</text:p>
      <text:p text:style-name="P1">( 46/0.008/1.78)</text:p>
      <text:p text:style-name="P1">( 47/0.006/1.26)</text:p>
      <text:p text:style-name="P1">( 48/0.004/1.21)</text:p>
      <text:p text:style-name="P1">( 49/0.002/1.37)</text:p>
      <text:p text:style-name="P1">( 50/0.000/1.21) ~~~ bound:1.601 &gt; loss:0.868 ~~~ prec:0.871 <text:s/>rec:0.334 ~~~ norm W=4.86 ~~~ min activity:0.358 ~~~ #useless bits:0 ~~~ #nonzero-grad:5.2</text:p>
      <text:p text:style-name="P1">test set: prec(rho&lt;=3): 0.832 ~~~ recall(rho&lt;=3): 0.3073 ~~~ ap: 0.66021</text:p>
      <text:p text:style-name="P1">Mean AP over final 1 step(s): 0.660 <text:s text:c="24"/></text:p>
      <text:p text:style-name="P1">[nb = 25]</text:p>
      <text:p text:style-name="P1">( <text:s/>1/0.100/1.22)</text:p>
      <text:p text:style-name="P1">( <text:s/>2/0.100/1.17)</text:p>
      <text:p text:style-name="P1">( <text:s/>3/0.100/1.15)</text:p>
      <text:p text:style-name="P1">( <text:s/>4/0.100/1.19)</text:p>
      <text:p text:style-name="P1">( <text:s/>5/0.100/1.12)</text:p>
      <text:p text:style-name="P1">( <text:s/>6/0.100/1.24)</text:p>
      <text:p text:style-name="P1">( <text:s/>7/0.100/1.21)</text:p>
      <text:p text:style-name="P1">( <text:s/>8/0.100/1.20)</text:p>
      <text:p text:style-name="P1">( <text:s/>9/0.100/1.18)</text:p>
      <text:p text:style-name="P1">( 10/0.100/1.16)</text:p>
      <text:p text:style-name="P1">( 11/0.100/1.12)</text:p>
      <text:p text:style-name="P1">( 12/0.100/1.20)</text:p>
      <text:p text:style-name="P1">( 13/0.100/1.18)</text:p>
      <text:p text:style-name="P1">( 14/0.100/1.03)</text:p>
      <text:p text:style-name="P1">( 15/0.100/1.09)</text:p>
      <text:p text:style-name="P1">( 16/0.100/1.17)</text:p>
      <text:p text:style-name="P1">( 17/0.100/1.13)</text:p>
      <text:p text:style-name="P1">( 18/0.100/1.35)</text:p>
      <text:p text:style-name="P1">( 19/0.100/1.12)</text:p>
      <text:p text:style-name="P1">( 20/0.100/1.22)</text:p>
      <text:p text:style-name="P1">( 21/0.100/1.75)</text:p>
      <text:p text:style-name="P1">( 22/0.100/1.13)</text:p>
      <text:p text:style-name="P1">( 23/0.100/1.32)</text:p>
      <text:p text:style-name="P1">( 24/0.100/1.29)</text:p>
      <text:p text:style-name="P1">shrink_w: 1e-02 <text:s text:c="2"/>--&gt; ap:0.679</text:p>
      <text:p text:style-name="P1">( <text:s/>1/0.100/1.30)</text:p>
      <text:p text:style-name="P1">( <text:s/>2/0.100/1.12)</text:p>
      <text:p text:style-name="P1"><text:soft-page-break/>( <text:s/>3/0.100/1.13)</text:p>
      <text:p text:style-name="P1">( <text:s/>4/0.100/1.12)</text:p>
      <text:p text:style-name="P1">( <text:s/>5/0.100/1.88)</text:p>
      <text:p text:style-name="P1">( <text:s/>6/0.100/1.23)</text:p>
      <text:p text:style-name="P1">( <text:s/>7/0.100/1.25)</text:p>
      <text:p text:style-name="P1">( <text:s/>8/0.100/1.10)</text:p>
      <text:p text:style-name="P1">( <text:s/>9/0.100/1.30)</text:p>
      <text:p text:style-name="P1">( 10/0.100/1.13)</text:p>
      <text:p text:style-name="P1">( 11/0.100/1.86)</text:p>
      <text:p text:style-name="P1">( 12/0.100/1.10)</text:p>
      <text:p text:style-name="P1">( 13/0.100/1.15)</text:p>
      <text:p text:style-name="P1">( 14/0.100/1.17)</text:p>
      <text:p text:style-name="P1">( 15/0.100/1.36)</text:p>
      <text:p text:style-name="P1">( 16/0.100/1.09)</text:p>
      <text:p text:style-name="P1">( 17/0.100/1.10)</text:p>
      <text:p text:style-name="P1">( 18/0.100/1.06)</text:p>
      <text:p text:style-name="P1">( 19/0.100/1.34)</text:p>
      <text:p text:style-name="P1">( 20/0.100/1.04)</text:p>
      <text:p text:style-name="P1">( 21/0.100/1.69)</text:p>
      <text:p text:style-name="P1">( 22/0.100/1.09)</text:p>
      <text:p text:style-name="P1">( 23/0.100/1.18)</text:p>
      <text:p text:style-name="P1">( 24/0.100/1.19)</text:p>
      <text:p text:style-name="P1">shrink_w: 1e-03 <text:s text:c="2"/>--&gt; ap:0.742</text:p>
      <text:p text:style-name="P1">( <text:s/>1/0.100/1.07)</text:p>
      <text:p text:style-name="P1">( <text:s/>2/0.100/1.05)</text:p>
      <text:p text:style-name="P1">( <text:s/>3/0.100/1.15)</text:p>
      <text:p text:style-name="P1">( <text:s/>4/0.100/1.07)</text:p>
      <text:p text:style-name="P1">( <text:s/>5/0.100/1.21)</text:p>
      <text:p text:style-name="P1">( <text:s/>6/0.100/1.22)</text:p>
      <text:p text:style-name="P1">( <text:s/>7/0.100/1.08)</text:p>
      <text:p text:style-name="P1">( <text:s/>8/0.100/1.19)</text:p>
      <text:p text:style-name="P1">( <text:s/>9/0.100/1.09)</text:p>
      <text:p text:style-name="P1">( 10/0.100/1.04)</text:p>
      <text:p text:style-name="P1">( 11/0.100/1.04)</text:p>
      <text:p text:style-name="P1">( 12/0.100/1.13)</text:p>
      <text:p text:style-name="P1">( 13/0.100/1.13)</text:p>
      <text:p text:style-name="P1">( 14/0.100/1.22)</text:p>
      <text:p text:style-name="P1">( 15/0.100/1.10)</text:p>
      <text:p text:style-name="P1">( 16/0.100/1.09)</text:p>
      <text:p text:style-name="P1">( 17/0.100/1.13)</text:p>
      <text:p text:style-name="P1">( 18/0.100/1.12)</text:p>
      <text:p text:style-name="P1">( 19/0.100/1.38)</text:p>
      <text:p text:style-name="P1">( 20/0.100/1.13)</text:p>
      <text:p text:style-name="P1">( 21/0.100/1.08)</text:p>
      <text:p text:style-name="P1">( 22/0.100/1.21)</text:p>
      <text:p text:style-name="P1">( 23/0.100/1.61)</text:p>
      <text:p text:style-name="P1">( 24/0.100/1.13)</text:p>
      <text:p text:style-name="P1">shrink_w: 1e-04 <text:s text:c="2"/>--&gt; ap:0.728</text:p>
      <text:p text:style-name="P1">( <text:s/>1/0.100/1.04)</text:p>
      <text:p text:style-name="P1">( <text:s/>2/0.100/1.08)</text:p>
      <text:p text:style-name="P1">( <text:s/>3/0.100/1.02)</text:p>
      <text:p text:style-name="P1">( <text:s/>4/0.100/1.19)</text:p>
      <text:p text:style-name="P1"><text:soft-page-break/>( <text:s/>5/0.100/1.14)</text:p>
      <text:p text:style-name="P1">( <text:s/>6/0.100/1.13)</text:p>
      <text:p text:style-name="P1">( <text:s/>7/0.100/1.18)</text:p>
      <text:p text:style-name="P1">( <text:s/>8/0.100/1.03)</text:p>
      <text:p text:style-name="P1">( <text:s/>9/0.100/1.16)</text:p>
      <text:p text:style-name="P1">( 10/0.100/1.10)</text:p>
      <text:p text:style-name="P1">( 11/0.100/1.11)</text:p>
      <text:p text:style-name="P1">( 12/0.100/1.09)</text:p>
      <text:p text:style-name="P1">( 13/0.100/1.15)</text:p>
      <text:p text:style-name="P1">( 14/0.100/1.09)</text:p>
      <text:p text:style-name="P1">( 15/0.100/1.39)</text:p>
      <text:p text:style-name="P1">( 16/0.100/1.63)</text:p>
      <text:p text:style-name="P1">( 17/0.100/1.19)</text:p>
      <text:p text:style-name="P1">( 18/0.100/1.29)</text:p>
      <text:p text:style-name="P1">( 19/0.100/1.17)</text:p>
      <text:p text:style-name="P1">( 20/0.100/1.06)</text:p>
      <text:p text:style-name="P1">( 21/0.100/1.16)</text:p>
      <text:p text:style-name="P1">( 22/0.100/1.16)</text:p>
      <text:p text:style-name="P1">( 23/0.100/1.26)</text:p>
      <text:p text:style-name="P1">( 24/0.100/1.78)</text:p>
      <text:p text:style-name="P1">shrink_w: 1e-05 <text:s text:c="2"/>--&gt; ap:0.724</text:p>
      <text:p text:style-name="P1"/>
      <text:p text:style-name="P1">data = </text:p>
      <text:p text:style-name="P1"/>
      <text:p text:style-name="P1"><text:s text:c="13"/>MODE: 'kulis - main'</text:p>
      <text:p text:style-name="P1"><text:s text:c="4"/>avgNNeighbors: 50</text:p>
      <text:p text:style-name="P1"><text:s text:c="8"/>Xtraining: [40x1000 double]</text:p>
      <text:p text:style-name="P1"><text:s text:c="12"/>Xtest: [40x3000 double]</text:p>
      <text:p text:style-name="P1"><text:s text:c="8"/>Straining: [1000x1000 logical]</text:p>
      <text:p text:style-name="P1"><text:s text:c="4"/>StestTraining: [3000x1000 logical]</text:p>
      <text:p text:style-name="P1"><text:s text:c="8"/>Ntraining: 1000</text:p>
      <text:p text:style-name="P1"><text:s text:c="12"/>Ntest: 3000</text:p>
      <text:p text:style-name="P1"><text:s text:c="7"/>threshDist: 1.0126</text:p>
      <text:p text:style-name="P1"><text:s text:c="8"/>Dtraining: [1000x1000 double]</text:p>
      <text:p text:style-name="P1"><text:s text:c="4"/>DtestTraining: [3000x1000 double]</text:p>
      <text:p text:style-name="P1"><text:s text:c="8"/>princComp: [512x40 double]</text:p>
      <text:p text:style-name="P1"/>
      <text:p text:style-name="P1">---------------------------</text:p>
      <text:p text:style-name="P1">nb = 25</text:p>
      <text:p text:style-name="P1">losstype = 'hinge'</text:p>
      <text:p text:style-name="P1">- loss rho = 3</text:p>
      <text:p text:style-name="P1">- loss lambda = 0.000</text:p>
      <text:p text:style-name="P1">zero offset = yes</text:p>
      <text:p text:style-name="P1">weight decay = '1e-03'</text:p>
      <text:p text:style-name="P1">trainset = 'trainval'</text:p>
      <text:p text:style-name="P1">max iter = 50</text:p>
      <text:p text:style-name="P1">init eta = 1.0e-01</text:p>
      <text:p text:style-name="P1">shrink eta = yes</text:p>
      <text:p text:style-name="P1">size mini-batches = 100</text:p>
      <text:p text:style-name="P1">momentum = '0.90'</text:p>
      <text:p text:style-name="P1">validation during / after training = 0 / 1 times</text:p>
      <text:p text:style-name="P1">---------------------------</text:p>
      <text:p text:style-name="P1"><text:soft-page-break/>test set: prec(rho&lt;=3): 0.790 ~~~ recall(rho&lt;=3): 0.0580 ~~~ ap: 0.43245</text:p>
      <text:p text:style-name="P1">norm W=3.15</text:p>
      <text:p text:style-name="P1">( <text:s/>1/0.098/1.49)</text:p>
      <text:p text:style-name="P1">( <text:s/>2/0.096/1.37)</text:p>
      <text:p text:style-name="P1">( <text:s/>3/0.094/1.52)</text:p>
      <text:p text:style-name="P1">( <text:s/>4/0.092/1.38)</text:p>
      <text:p text:style-name="P1">( <text:s/>5/0.090/1.41)</text:p>
      <text:p text:style-name="P1">( <text:s/>6/0.088/1.37)</text:p>
      <text:p text:style-name="P1">( <text:s/>7/0.086/1.59)</text:p>
      <text:p text:style-name="P1">( <text:s/>8/0.084/1.32)</text:p>
      <text:p text:style-name="P1">( <text:s/>9/0.082/1.44)</text:p>
      <text:p text:style-name="P1">( 10/0.080/1.36)</text:p>
      <text:p text:style-name="P1">( 11/0.078/1.28)</text:p>
      <text:p text:style-name="P1">( 12/0.076/1.47)</text:p>
      <text:p text:style-name="P1">( 13/0.074/1.57)</text:p>
      <text:p text:style-name="P1">( 14/0.072/1.25)</text:p>
      <text:p text:style-name="P1">( 15/0.070/1.35)</text:p>
      <text:p text:style-name="P1">( 16/0.068/1.34)</text:p>
      <text:p text:style-name="P1">( 17/0.066/1.31)</text:p>
      <text:p text:style-name="P1">( 18/0.064/1.32)</text:p>
      <text:p text:style-name="P1">( 19/0.062/1.24)</text:p>
      <text:p text:style-name="P1">( 20/0.060/1.41)</text:p>
      <text:p text:style-name="P1">( 21/0.058/1.95)</text:p>
      <text:p text:style-name="P1">( 22/0.056/1.46)</text:p>
      <text:p text:style-name="P1">( 23/0.054/1.24)</text:p>
      <text:p text:style-name="P1">( 24/0.052/1.43)</text:p>
      <text:p text:style-name="P1">( 25/0.050/1.35) ~~~ bound:1.436 &gt; loss:0.840 ~~~ prec:0.955 <text:s/>rec:0.213 ~~~ norm W=4.50 ~~~ min activity:0.368 ~~~ #useless bits:0 ~~~ #nonzero-grad:4.9</text:p>
      <text:p text:style-name="P1">( 26/0.048/1.41)</text:p>
      <text:p text:style-name="P1">( 27/0.046/1.41)</text:p>
      <text:p text:style-name="P1">( 28/0.044/1.39)</text:p>
      <text:p text:style-name="P1">( 29/0.042/1.35)</text:p>
      <text:p text:style-name="P1">( 30/0.040/1.37)</text:p>
      <text:p text:style-name="P1">( 31/0.038/1.31)</text:p>
      <text:p text:style-name="P1">( 32/0.036/1.37)</text:p>
      <text:p text:style-name="P1">( 33/0.034/1.30)</text:p>
      <text:p text:style-name="P1">( 34/0.032/1.33)</text:p>
      <text:p text:style-name="P1">( 35/0.030/1.29)</text:p>
      <text:p text:style-name="P1">( 36/0.028/1.37)</text:p>
      <text:p text:style-name="P1">( 37/0.026/1.45)</text:p>
      <text:p text:style-name="P1">( 38/0.024/1.38)</text:p>
      <text:p text:style-name="P1">( 39/0.022/1.34)</text:p>
      <text:p text:style-name="P1">( 40/0.020/1.52)</text:p>
      <text:p text:style-name="P1">( 41/0.018/1.30)</text:p>
      <text:p text:style-name="P1">( 42/0.016/1.78)</text:p>
      <text:p text:style-name="P1">( 43/0.014/1.54)</text:p>
      <text:p text:style-name="P1">( 44/0.012/1.41)</text:p>
      <text:p text:style-name="P1">( 45/0.010/1.39)</text:p>
      <text:p text:style-name="P1">( 46/0.008/1.26)</text:p>
      <text:p text:style-name="P1">( 47/0.006/1.30)</text:p>
      <text:p text:style-name="P1">( 48/0.004/1.27)</text:p>
      <text:p text:style-name="P1">( 49/0.002/1.33)</text:p>
      <text:p text:style-name="P1"><text:soft-page-break/>( 50/0.000/1.34) ~~~ bound:1.284 &gt; loss:0.800 ~~~ prec:0.959 <text:s/>rec:0.231 ~~~ norm W=4.39 ~~~ min activity:0.367 ~~~ #useless bits:0 ~~~ #nonzero-grad:4.0</text:p>
      <text:p text:style-name="P1">test set: prec(rho&lt;=3): 0.936 ~~~ recall(rho&lt;=3): 0.2008 ~~~ ap: 0.72500</text:p>
      <text:p text:style-name="P1">Mean AP over final 1 step(s): 0.725 <text:s text:c="24"/></text:p>
      <text:p text:style-name="P1">[nb = 30]</text:p>
      <text:p text:style-name="P1">( <text:s/>1/0.100/1.19)</text:p>
      <text:p text:style-name="P1">( <text:s/>2/0.100/1.19)</text:p>
      <text:p text:style-name="P1">( <text:s/>3/0.100/1.34)</text:p>
      <text:p text:style-name="P1">( <text:s/>4/0.100/1.22)</text:p>
      <text:p text:style-name="P1">( <text:s/>5/0.100/1.15)</text:p>
      <text:p text:style-name="P1">( <text:s/>6/0.100/1.26)</text:p>
      <text:p text:style-name="P1">( <text:s/>7/0.100/1.38)</text:p>
      <text:p text:style-name="P1">( <text:s/>8/0.100/1.57)</text:p>
      <text:p text:style-name="P1">( <text:s/>9/0.100/1.39)</text:p>
      <text:p text:style-name="P1">( 10/0.100/1.50)</text:p>
      <text:p text:style-name="P1">( 11/0.100/1.28)</text:p>
      <text:p text:style-name="P1">( 12/0.100/1.33)</text:p>
      <text:p text:style-name="P1">( 13/0.100/1.42)</text:p>
      <text:p text:style-name="P1">( 14/0.100/1.42)</text:p>
      <text:p text:style-name="P1">( 15/0.100/2.16)</text:p>
      <text:p text:style-name="P1">( 16/0.100/1.83)</text:p>
      <text:p text:style-name="P1">( 17/0.100/1.58)</text:p>
      <text:p text:style-name="P1">( 18/0.100/1.56)</text:p>
      <text:p text:style-name="P1">( 19/0.100/1.59)</text:p>
      <text:p text:style-name="P1">( 20/0.100/1.94)</text:p>
      <text:p text:style-name="P1">( 21/0.100/1.91)</text:p>
      <text:p text:style-name="P1">( 22/0.100/1.53)</text:p>
      <text:p text:style-name="P1">( 23/0.100/1.53)</text:p>
      <text:p text:style-name="P1">( 24/0.100/1.75)</text:p>
      <text:p text:style-name="P1">shrink_w: 1e-02 <text:s text:c="2"/>--&gt; ap:0.707</text:p>
      <text:p text:style-name="P1">( <text:s/>1/0.100/1.60)</text:p>
      <text:p text:style-name="P1">( <text:s/>2/0.100/1.36)</text:p>
      <text:p text:style-name="P1">( <text:s/>3/0.100/1.74)</text:p>
      <text:p text:style-name="P1">( <text:s/>4/0.100/2.20)</text:p>
      <text:p text:style-name="P1">( <text:s/>5/0.100/1.90)</text:p>
      <text:p text:style-name="P1">( <text:s/>6/0.100/1.93)</text:p>
      <text:p text:style-name="P1">( <text:s/>7/0.100/1.91)</text:p>
      <text:p text:style-name="P1">( <text:s/>8/0.100/2.03)</text:p>
      <text:p text:style-name="P1">( <text:s/>9/0.100/1.56)</text:p>
      <text:p text:style-name="P1">( 10/0.100/1.97)</text:p>
      <text:p text:style-name="P1">( 11/0.100/1.55)</text:p>
      <text:p text:style-name="P1">( 12/0.100/1.85)</text:p>
      <text:p text:style-name="P1">( 13/0.100/1.68)</text:p>
      <text:p text:style-name="P1">( 14/0.100/1.46)</text:p>
      <text:p text:style-name="P1">( 15/0.100/1.43)</text:p>
      <text:p text:style-name="P1">( 16/0.100/2.14)</text:p>
      <text:p text:style-name="P1">( 17/0.100/1.90)</text:p>
      <text:p text:style-name="P1">( 18/0.100/1.81)</text:p>
      <text:p text:style-name="P1">( 19/0.100/1.92)</text:p>
      <text:p text:style-name="P1">( 20/0.100/1.86)</text:p>
      <text:p text:style-name="P1">( 21/0.100/1.53)</text:p>
      <text:p text:style-name="P1">( 22/0.100/1.96)</text:p>
      <text:p text:style-name="P1"><text:soft-page-break/>( 23/0.100/1.88)</text:p>
      <text:p text:style-name="P1">( 24/0.100/2.82)</text:p>
      <text:p text:style-name="P1">shrink_w: 1e-03 <text:s text:c="2"/>--&gt; ap:0.765</text:p>
      <text:p text:style-name="P1">( <text:s/>1/0.100/1.52)</text:p>
      <text:p text:style-name="P1">( <text:s/>2/0.100/1.60)</text:p>
      <text:p text:style-name="P1">( <text:s/>3/0.100/1.96)</text:p>
      <text:p text:style-name="P1">( <text:s/>4/0.100/2.10)</text:p>
      <text:p text:style-name="P1">( <text:s/>5/0.100/2.15)</text:p>
      <text:p text:style-name="P1">( <text:s/>6/0.100/1.65)</text:p>
      <text:p text:style-name="P1">( <text:s/>7/0.100/1.43)</text:p>
      <text:p text:style-name="P1">( <text:s/>8/0.100/1.46)</text:p>
      <text:p text:style-name="P1">( <text:s/>9/0.100/1.59)</text:p>
      <text:p text:style-name="P1">( 10/0.100/1.40)</text:p>
      <text:p text:style-name="P1">( 11/0.100/1.79)</text:p>
      <text:p text:style-name="P1">( 12/0.100/1.59)</text:p>
      <text:p text:style-name="P1">( 13/0.100/1.88)</text:p>
      <text:p text:style-name="P1">( 14/0.100/1.76)</text:p>
      <text:p text:style-name="P1">( 15/0.100/1.84)</text:p>
      <text:p text:style-name="P1">( 16/0.100/1.93)</text:p>
      <text:p text:style-name="P1">( 17/0.100/2.36)</text:p>
      <text:p text:style-name="P1">( 18/0.100/1.59)</text:p>
      <text:p text:style-name="P1">( 19/0.100/1.61)</text:p>
      <text:p text:style-name="P1">( 20/0.100/1.80)</text:p>
      <text:p text:style-name="P1">( 21/0.100/2.11)</text:p>
      <text:p text:style-name="P1">( 22/0.100/1.84)</text:p>
      <text:p text:style-name="P1">( 23/0.100/1.55)</text:p>
      <text:p text:style-name="P1">( 24/0.100/1.29)</text:p>
      <text:p text:style-name="P1">shrink_w: 1e-04 <text:s text:c="2"/>--&gt; ap:0.775</text:p>
      <text:p text:style-name="P1">( <text:s/>1/0.100/2.01)</text:p>
      <text:p text:style-name="P1">( <text:s/>2/0.100/2.10)</text:p>
      <text:p text:style-name="P1">( <text:s/>3/0.100/1.75)</text:p>
      <text:p text:style-name="P1">( <text:s/>4/0.100/1.48)</text:p>
      <text:p text:style-name="P1">( <text:s/>5/0.100/1.97)</text:p>
      <text:p text:style-name="P1">( <text:s/>6/0.100/2.25)</text:p>
      <text:p text:style-name="P1">( <text:s/>7/0.100/1.74)</text:p>
      <text:p text:style-name="P1">( <text:s/>8/0.100/1.67)</text:p>
      <text:p text:style-name="P1">( <text:s/>9/0.100/1.69)</text:p>
      <text:p text:style-name="P1">( 10/0.100/2.89)</text:p>
      <text:p text:style-name="P1">( 11/0.100/2.08)</text:p>
      <text:p text:style-name="P1">( 12/0.100/1.52)</text:p>
      <text:p text:style-name="P1">( 13/0.100/1.48)</text:p>
      <text:p text:style-name="P1">( 14/0.100/2.21)</text:p>
      <text:p text:style-name="P1">( 15/0.100/1.64)</text:p>
      <text:p text:style-name="P1">( 16/0.100/1.99)</text:p>
      <text:p text:style-name="P1">( 17/0.100/1.98)</text:p>
      <text:p text:style-name="P1">( 18/0.100/1.95)</text:p>
      <text:p text:style-name="P1">( 19/0.100/1.65)</text:p>
      <text:p text:style-name="P1">( 20/0.100/1.65)</text:p>
      <text:p text:style-name="P1">( 21/0.100/1.73)</text:p>
      <text:p text:style-name="P1">( 22/0.100/1.79)</text:p>
      <text:p text:style-name="P1">( 23/0.100/1.71)</text:p>
      <text:p text:style-name="P1">( 24/0.100/1.96)</text:p>
      <text:p text:style-name="P1"><text:soft-page-break/>shrink_w: 1e-05 <text:s text:c="2"/>--&gt; ap:0.751</text:p>
      <text:p text:style-name="P1"/>
      <text:p text:style-name="P1">data = </text:p>
      <text:p text:style-name="P1"/>
      <text:p text:style-name="P1"><text:s text:c="13"/>MODE: 'kulis - main'</text:p>
      <text:p text:style-name="P1"><text:s text:c="4"/>avgNNeighbors: 50</text:p>
      <text:p text:style-name="P1"><text:s text:c="8"/>Xtraining: [40x1000 double]</text:p>
      <text:p text:style-name="P1"><text:s text:c="12"/>Xtest: [40x3000 double]</text:p>
      <text:p text:style-name="P1"><text:s text:c="8"/>Straining: [1000x1000 logical]</text:p>
      <text:p text:style-name="P1"><text:s text:c="4"/>StestTraining: [3000x1000 logical]</text:p>
      <text:p text:style-name="P1"><text:s text:c="8"/>Ntraining: 1000</text:p>
      <text:p text:style-name="P1"><text:s text:c="12"/>Ntest: 3000</text:p>
      <text:p text:style-name="P1"><text:s text:c="7"/>threshDist: 1.0126</text:p>
      <text:p text:style-name="P1"><text:s text:c="8"/>Dtraining: [1000x1000 double]</text:p>
      <text:p text:style-name="P1"><text:s text:c="4"/>DtestTraining: [3000x1000 double]</text:p>
      <text:p text:style-name="P1"><text:s text:c="8"/>princComp: [512x40 double]</text:p>
      <text:p text:style-name="P1"/>
      <text:p text:style-name="P1">---------------------------</text:p>
      <text:p text:style-name="P1">nb = 30</text:p>
      <text:p text:style-name="P1">losstype = 'hinge'</text:p>
      <text:p text:style-name="P1">- loss rho = 3</text:p>
      <text:p text:style-name="P1">- loss lambda = 0.000</text:p>
      <text:p text:style-name="P1">zero offset = yes</text:p>
      <text:p text:style-name="P1">weight decay = '1e-04'</text:p>
      <text:p text:style-name="P1">trainset = 'trainval'</text:p>
      <text:p text:style-name="P1">max iter = 50</text:p>
      <text:p text:style-name="P1">init eta = 1.0e-01</text:p>
      <text:p text:style-name="P1">shrink eta = yes</text:p>
      <text:p text:style-name="P1">size mini-batches = 100</text:p>
      <text:p text:style-name="P1">momentum = '0.90'</text:p>
      <text:p text:style-name="P1">validation during / after training = 0 / 1 times</text:p>
      <text:p text:style-name="P1">---------------------------</text:p>
      <text:p text:style-name="P1">test set: prec(rho&lt;=3): 0.906 ~~~ recall(rho&lt;=3): 0.0297 ~~~ ap: 0.51160</text:p>
      <text:p text:style-name="P1">norm W=3.42</text:p>
      <text:p text:style-name="P1">( <text:s/>1/0.098/2.50)</text:p>
      <text:p text:style-name="P1">( <text:s/>2/0.096/1.74)</text:p>
      <text:p text:style-name="P1">( <text:s/>3/0.094/1.74)</text:p>
      <text:p text:style-name="P1">( <text:s/>4/0.092/2.10)</text:p>
      <text:p text:style-name="P1">( <text:s/>5/0.090/1.87)</text:p>
      <text:p text:style-name="P1">( <text:s/>6/0.088/1.84)</text:p>
      <text:p text:style-name="P1">( <text:s/>7/0.086/2.12)</text:p>
      <text:p text:style-name="P1">( <text:s/>8/0.084/1.54)</text:p>
      <text:p text:style-name="P1">( <text:s/>9/0.082/1.77)</text:p>
      <text:p text:style-name="P1">( 10/0.080/1.67)</text:p>
      <text:p text:style-name="P1">( 11/0.078/1.74)</text:p>
      <text:p text:style-name="P1">( 12/0.076/1.76)</text:p>
      <text:p text:style-name="P1">( 13/0.074/1.76)</text:p>
      <text:p text:style-name="P1">( 14/0.072/1.79)</text:p>
      <text:p text:style-name="P1">( 15/0.070/1.95)</text:p>
      <text:p text:style-name="P1">( 16/0.068/1.78)</text:p>
      <text:p text:style-name="P1">( 17/0.066/1.73)</text:p>
      <text:p text:style-name="P1">( 18/0.064/2.24)</text:p>
      <text:p text:style-name="P1"><text:soft-page-break/>( 19/0.062/1.87)</text:p>
      <text:p text:style-name="P1">( 20/0.060/2.15)</text:p>
      <text:p text:style-name="P1">( 21/0.058/1.72)</text:p>
      <text:p text:style-name="P1">( 22/0.056/2.05)</text:p>
      <text:p text:style-name="P1">( 23/0.054/1.86)</text:p>
      <text:p text:style-name="P1">( 24/0.052/1.55)</text:p>
      <text:p text:style-name="P1">( 25/0.050/1.71) ~~~ bound:0.910 &gt; loss:0.769 ~~~ prec:0.972 <text:s/>rec:0.187 ~~~ norm W=6.70 ~~~ min activity:0.349 ~~~ #useless bits:0 ~~~ #nonzero-grad:1.6</text:p>
      <text:p text:style-name="P1">( 26/0.048/1.98)</text:p>
      <text:p text:style-name="P1">( 27/0.046/1.98)</text:p>
      <text:p text:style-name="P1">( 28/0.044/1.75)</text:p>
      <text:p text:style-name="P1">( 29/0.042/1.96)</text:p>
      <text:p text:style-name="P1">( 30/0.040/1.98)</text:p>
      <text:p text:style-name="P1">( 31/0.038/1.85)</text:p>
      <text:p text:style-name="P1">( 32/0.036/1.97)</text:p>
      <text:p text:style-name="P1">( 33/0.034/2.63)</text:p>
      <text:p text:style-name="P1">( 34/0.032/1.83)</text:p>
      <text:p text:style-name="P1">( 35/0.030/1.69)</text:p>
      <text:p text:style-name="P1">( 36/0.028/1.87)</text:p>
      <text:p text:style-name="P1">( 37/0.026/1.71)</text:p>
      <text:p text:style-name="P1">( 38/0.024/2.24)</text:p>
      <text:p text:style-name="P1">( 39/0.022/1.84)</text:p>
      <text:p text:style-name="P1">( 40/0.020/2.19)</text:p>
      <text:p text:style-name="P1">( 41/0.018/1.96)</text:p>
      <text:p text:style-name="P1">( 42/0.016/1.79)</text:p>
      <text:p text:style-name="P1">( 43/0.014/1.95)</text:p>
      <text:p text:style-name="P1">( 44/0.012/2.08)</text:p>
      <text:p text:style-name="P1">( 45/0.010/1.73)</text:p>
      <text:p text:style-name="P1">( 46/0.008/1.95)</text:p>
      <text:p text:style-name="P1">( 47/0.006/1.85)</text:p>
      <text:p text:style-name="P1">( 48/0.004/2.16)</text:p>
      <text:p text:style-name="P1">( 49/0.002/2.49)</text:p>
      <text:p text:style-name="P1">( 50/0.000/1.75) ~~~ bound:0.835 &gt; loss:0.743 ~~~ prec:0.975 <text:s/>rec:0.199 ~~~ norm W=6.57 ~~~ min activity:0.350 ~~~ #useless bits:0 ~~~ #nonzero-grad:1.1</text:p>
      <text:p text:style-name="P1">test set: prec(rho&lt;=3): 0.954 ~~~ recall(rho&lt;=3): 0.1657 ~~~ ap: 0.73687</text:p>
      <text:p text:style-name="P1">Mean AP over final 1 step(s): 0.737 <text:s text:c="24"/></text:p>
      <text:p text:style-name="P1">[nb = 35]</text:p>
      <text:p text:style-name="P1">( <text:s/>1/0.100/1.89)</text:p>
      <text:p text:style-name="P1">( <text:s/>2/0.100/1.56)</text:p>
      <text:p text:style-name="P1">( <text:s/>3/0.100/1.80)</text:p>
      <text:p text:style-name="P1">( <text:s/>4/0.100/2.12)</text:p>
      <text:p text:style-name="P1">( <text:s/>5/0.100/1.50)</text:p>
      <text:p text:style-name="P1">( <text:s/>6/0.100/1.85)</text:p>
      <text:p text:style-name="P1">( <text:s/>7/0.100/1.39)</text:p>
      <text:p text:style-name="P1">( <text:s/>8/0.100/1.89)</text:p>
      <text:p text:style-name="P1">( <text:s/>9/0.100/1.99)</text:p>
      <text:p text:style-name="P1">( 10/0.100/2.15)</text:p>
      <text:p text:style-name="P1">( 11/0.100/1.99)</text:p>
      <text:p text:style-name="P1">( 12/0.100/1.73)</text:p>
      <text:p text:style-name="P1">( 13/0.100/1.73)</text:p>
      <text:p text:style-name="P1">( 14/0.100/1.90)</text:p>
      <text:p text:style-name="P1">( 15/0.100/2.39)</text:p>
      <text:p text:style-name="P1"><text:soft-page-break/>( 16/0.100/2.16)</text:p>
      <text:p text:style-name="P1">( 17/0.100/1.77)</text:p>
      <text:p text:style-name="P1">( 18/0.100/1.64)</text:p>
      <text:p text:style-name="P1">( 19/0.100/2.30)</text:p>
      <text:p text:style-name="P1">( 20/0.100/1.83)</text:p>
      <text:p text:style-name="P1">( 21/0.100/2.08)</text:p>
      <text:p text:style-name="P1">( 22/0.100/2.12)</text:p>
      <text:p text:style-name="P1">( 23/0.100/1.79)</text:p>
      <text:p text:style-name="P1">( 24/0.100/2.04)</text:p>
      <text:p text:style-name="P1">shrink_w: 1e-02 <text:s text:c="2"/>--&gt; ap:0.723</text:p>
      <text:p text:style-name="P1">( <text:s/>1/0.100/2.21)</text:p>
      <text:p text:style-name="P1">( <text:s/>2/0.100/2.07)</text:p>
      <text:p text:style-name="P1">( <text:s/>3/0.100/1.88)</text:p>
      <text:p text:style-name="P1">( <text:s/>4/0.100/1.89)</text:p>
      <text:p text:style-name="P1">( <text:s/>5/0.100/1.74)</text:p>
      <text:p text:style-name="P1">( <text:s/>6/0.100/2.41)</text:p>
      <text:p text:style-name="P1">( <text:s/>7/0.100/1.86)</text:p>
      <text:p text:style-name="P1">( <text:s/>8/0.100/2.06)</text:p>
      <text:p text:style-name="P1">( <text:s/>9/0.100/2.39)</text:p>
      <text:p text:style-name="P1">( 10/0.100/1.93)</text:p>
      <text:p text:style-name="P1">( 11/0.100/2.23)</text:p>
      <text:p text:style-name="P1">( 12/0.100/1.96)</text:p>
      <text:p text:style-name="P1">( 13/0.100/2.23)</text:p>
      <text:p text:style-name="P1">( 14/0.100/1.90)</text:p>
      <text:p text:style-name="P1">( 15/0.100/1.75)</text:p>
      <text:p text:style-name="P1">( 16/0.100/2.26)</text:p>
      <text:p text:style-name="P1">( 17/0.100/1.89)</text:p>
      <text:p text:style-name="P1">( 18/0.100/1.93)</text:p>
      <text:p text:style-name="P1">( 19/0.100/1.71)</text:p>
      <text:p text:style-name="P1">( 20/0.100/1.84)</text:p>
      <text:p text:style-name="P1">( 21/0.100/2.82)</text:p>
      <text:p text:style-name="P1">( 22/0.100/2.15)</text:p>
      <text:p text:style-name="P1">( 23/0.100/1.75)</text:p>
      <text:p text:style-name="P1">( 24/0.100/1.73)</text:p>
      <text:p text:style-name="P1">shrink_w: 1e-03 <text:s text:c="2"/>--&gt; ap:0.778</text:p>
      <text:p text:style-name="P1">( <text:s/>1/0.100/1.99)</text:p>
      <text:p text:style-name="P1">( <text:s/>2/0.100/2.15)</text:p>
      <text:p text:style-name="P1">( <text:s/>3/0.100/1.73)</text:p>
      <text:p text:style-name="P1">( <text:s/>4/0.100/2.68)</text:p>
      <text:p text:style-name="P1">( <text:s/>5/0.100/1.79)</text:p>
      <text:p text:style-name="P1">( <text:s/>6/0.100/2.00)</text:p>
      <text:p text:style-name="P1">( <text:s/>7/0.100/1.93)</text:p>
      <text:p text:style-name="P1">( <text:s/>8/0.100/2.14)</text:p>
      <text:p text:style-name="P1">( <text:s/>9/0.100/1.57)</text:p>
      <text:p text:style-name="P1">( 10/0.100/1.95)</text:p>
      <text:p text:style-name="P1">( 11/0.100/2.48)</text:p>
      <text:p text:style-name="P1">( 12/0.100/1.73)</text:p>
      <text:p text:style-name="P1">( 13/0.100/2.04)</text:p>
      <text:p text:style-name="P1">( 14/0.100/1.78)</text:p>
      <text:p text:style-name="P1">( 15/0.100/1.88)</text:p>
      <text:p text:style-name="P1">( 16/0.100/1.68)</text:p>
      <text:p text:style-name="P1">( 17/0.100/2.11)</text:p>
      <text:p text:style-name="P1"><text:soft-page-break/>( 18/0.100/2.12)</text:p>
      <text:p text:style-name="P1">( 19/0.100/1.87)</text:p>
      <text:p text:style-name="P1">( 20/0.100/1.57)</text:p>
      <text:p text:style-name="P1">( 21/0.100/1.92)</text:p>
      <text:p text:style-name="P1">( 22/0.100/2.03)</text:p>
      <text:p text:style-name="P1">( 23/0.100/2.40)</text:p>
      <text:p text:style-name="P1">( 24/0.100/1.46)</text:p>
      <text:p text:style-name="P1">shrink_w: 1e-04 <text:s text:c="2"/>--&gt; ap:0.767</text:p>
      <text:p text:style-name="P1">( <text:s/>1/0.100/2.00)</text:p>
      <text:p text:style-name="P1">( <text:s/>2/0.100/2.23)</text:p>
      <text:p text:style-name="P1">( <text:s/>3/0.100/2.77)</text:p>
      <text:p text:style-name="P1">( <text:s/>4/0.100/2.22)</text:p>
      <text:p text:style-name="P1">( <text:s/>5/0.100/1.94)</text:p>
      <text:p text:style-name="P1">( <text:s/>6/0.100/1.62)</text:p>
      <text:p text:style-name="P1">( <text:s/>7/0.100/2.02)</text:p>
      <text:p text:style-name="P1">( <text:s/>8/0.100/2.22)</text:p>
      <text:p text:style-name="P1">( <text:s/>9/0.100/1.94)</text:p>
      <text:p text:style-name="P1">( 10/0.100/2.01)</text:p>
      <text:p text:style-name="P1">( 11/0.100/1.91)</text:p>
      <text:p text:style-name="P1">( 12/0.100/1.84)</text:p>
      <text:p text:style-name="P1">( 13/0.100/2.09)</text:p>
      <text:p text:style-name="P1">( 14/0.100/1.82)</text:p>
      <text:p text:style-name="P1">( 15/0.100/1.82)</text:p>
      <text:p text:style-name="P1">( 16/0.100/2.21)</text:p>
      <text:p text:style-name="P1">( 17/0.100/1.91)</text:p>
      <text:p text:style-name="P1">( 18/0.100/2.04)</text:p>
      <text:p text:style-name="P1">( 19/0.100/1.70)</text:p>
      <text:p text:style-name="P1">( 20/0.100/2.38)</text:p>
      <text:p text:style-name="P1">( 21/0.100/2.11)</text:p>
      <text:p text:style-name="P1">( 22/0.100/1.88)</text:p>
      <text:p text:style-name="P1">( 23/0.100/2.07)</text:p>
      <text:p text:style-name="P1">( 24/0.100/2.22)</text:p>
      <text:p text:style-name="P1">shrink_w: 1e-05 <text:s text:c="2"/>--&gt; ap:0.750</text:p>
      <text:p text:style-name="P1"/>
      <text:p text:style-name="P1">data = </text:p>
      <text:p text:style-name="P1"/>
      <text:p text:style-name="P1"><text:s text:c="13"/>MODE: 'kulis - main'</text:p>
      <text:p text:style-name="P1"><text:s text:c="4"/>avgNNeighbors: 50</text:p>
      <text:p text:style-name="P1"><text:s text:c="8"/>Xtraining: [40x1000 double]</text:p>
      <text:p text:style-name="P1"><text:s text:c="12"/>Xtest: [40x3000 double]</text:p>
      <text:p text:style-name="P1"><text:s text:c="8"/>Straining: [1000x1000 logical]</text:p>
      <text:p text:style-name="P1"><text:s text:c="4"/>StestTraining: [3000x1000 logical]</text:p>
      <text:p text:style-name="P1"><text:s text:c="8"/>Ntraining: 1000</text:p>
      <text:p text:style-name="P1"><text:s text:c="12"/>Ntest: 3000</text:p>
      <text:p text:style-name="P1"><text:s text:c="7"/>threshDist: 1.0126</text:p>
      <text:p text:style-name="P1"><text:s text:c="8"/>Dtraining: [1000x1000 double]</text:p>
      <text:p text:style-name="P1"><text:s text:c="4"/>DtestTraining: [3000x1000 double]</text:p>
      <text:p text:style-name="P1"><text:s text:c="8"/>princComp: [512x40 double]</text:p>
      <text:p text:style-name="P1"/>
      <text:p text:style-name="P1">---------------------------</text:p>
      <text:p text:style-name="P1">nb = 35</text:p>
      <text:p text:style-name="P1">losstype = 'hinge'</text:p>
      <text:p text:style-name="P1"><text:soft-page-break/>- loss rho = 3</text:p>
      <text:p text:style-name="P1">- loss lambda = 0.000</text:p>
      <text:p text:style-name="P1">zero offset = yes</text:p>
      <text:p text:style-name="P1">weight decay = '1e-03'</text:p>
      <text:p text:style-name="P1">trainset = 'trainval'</text:p>
      <text:p text:style-name="P1">max iter = 50</text:p>
      <text:p text:style-name="P1">init eta = 1.0e-01</text:p>
      <text:p text:style-name="P1">shrink eta = yes</text:p>
      <text:p text:style-name="P1">size mini-batches = 100</text:p>
      <text:p text:style-name="P1">momentum = '0.90'</text:p>
      <text:p text:style-name="P1">validation during / after training = 0 / 1 times</text:p>
      <text:p text:style-name="P1">---------------------------</text:p>
      <text:p text:style-name="P1">test set: prec(rho&lt;=3): 0.970 ~~~ recall(rho&lt;=3): 0.0151 ~~~ ap: 0.56715</text:p>
      <text:p text:style-name="P1">norm W=3.72</text:p>
      <text:p text:style-name="P1">( <text:s/>1/0.098/2.10)</text:p>
      <text:p text:style-name="P1">( <text:s/>2/0.096/1.94)</text:p>
      <text:p text:style-name="P1">( <text:s/>3/0.094/2.10)</text:p>
      <text:p text:style-name="P1">( <text:s/>4/0.092/1.71)</text:p>
      <text:p text:style-name="P1">( <text:s/>5/0.090/1.99)</text:p>
      <text:p text:style-name="P1">( <text:s/>6/0.088/2.18)</text:p>
      <text:p text:style-name="P1">( <text:s/>7/0.086/1.87)</text:p>
      <text:p text:style-name="P1">( <text:s/>8/0.084/2.51)</text:p>
      <text:p text:style-name="P1">( <text:s/>9/0.082/1.94)</text:p>
      <text:p text:style-name="P1">( 10/0.080/1.88)</text:p>
      <text:p text:style-name="P1">( 11/0.078/1.75)</text:p>
      <text:p text:style-name="P1">( 12/0.076/2.02)</text:p>
      <text:p text:style-name="P1">( 13/0.074/2.18)</text:p>
      <text:p text:style-name="P1">( 14/0.072/2.01)</text:p>
      <text:p text:style-name="P1">( 15/0.070/1.97)</text:p>
      <text:p text:style-name="P1">( 16/0.068/1.81)</text:p>
      <text:p text:style-name="P1">( 17/0.066/1.88)</text:p>
      <text:p text:style-name="P1">( 18/0.064/1.82)</text:p>
      <text:p text:style-name="P1">( 19/0.062/1.91)</text:p>
      <text:p text:style-name="P1">( 20/0.060/2.09)</text:p>
      <text:p text:style-name="P1">( 21/0.058/1.75)</text:p>
      <text:p text:style-name="P1">( 22/0.056/1.80)</text:p>
      <text:p text:style-name="P1">( 23/0.054/1.95)</text:p>
      <text:p text:style-name="P1">( 24/0.052/2.42)</text:p>
      <text:p text:style-name="P1">( 25/0.050/2.23) ~~~ bound:1.219 &gt; loss:0.823 ~~~ prec:0.990 <text:s/>rec:0.127 ~~~ norm W=4.02 ~~~ min activity:0.352 ~~~ #useless bits:0 ~~~ #nonzero-grad:4.2</text:p>
      <text:p text:style-name="P1">( 26/0.048/2.39)</text:p>
      <text:p text:style-name="P1">( 27/0.046/2.04)</text:p>
      <text:p text:style-name="P1">( 28/0.044/2.26)</text:p>
      <text:p text:style-name="P1">( 29/0.042/2.01)</text:p>
      <text:p text:style-name="P1">( 30/0.040/1.97)</text:p>
      <text:p text:style-name="P1">( 31/0.038/2.09)</text:p>
      <text:p text:style-name="P1">( 32/0.036/2.25)</text:p>
      <text:p text:style-name="P1">( 33/0.034/1.87)</text:p>
      <text:p text:style-name="P1">( 34/0.032/2.36)</text:p>
      <text:p text:style-name="P1">( 35/0.030/2.14)</text:p>
      <text:p text:style-name="P1">( 36/0.028/2.13)</text:p>
      <text:p text:style-name="P1">( 37/0.026/2.01)</text:p>
      <text:p text:style-name="P1"><text:soft-page-break/>( 38/0.024/2.60)</text:p>
      <text:p text:style-name="P1">( 39/0.022/2.17)</text:p>
      <text:p text:style-name="P1">( 40/0.020/1.85)</text:p>
      <text:p text:style-name="P1">( 41/0.018/1.90)</text:p>
      <text:p text:style-name="P1">( 42/0.016/1.98)</text:p>
      <text:p text:style-name="P1">( 43/0.014/2.01)</text:p>
      <text:p text:style-name="P1">( 44/0.012/2.06)</text:p>
      <text:p text:style-name="P1">( 45/0.010/2.04)</text:p>
      <text:p text:style-name="P1">( 46/0.008/1.90)</text:p>
      <text:p text:style-name="P1">( 47/0.006/1.94)</text:p>
      <text:p text:style-name="P1">( 48/0.004/2.18)</text:p>
      <text:p text:style-name="P1">( 49/0.002/2.04)</text:p>
      <text:p text:style-name="P1">( 50/0.000/1.81) ~~~ bound:1.078 &gt; loss:0.777 ~~~ prec:0.988 <text:s/>rec:0.143 ~~~ norm W=3.85 ~~~ min activity:0.342 ~~~ #useless bits:0 ~~~ #nonzero-grad:3.3</text:p>
      <text:p text:style-name="P1">test set: prec(rho&lt;=3): 0.984 ~~~ recall(rho&lt;=3): 0.1091 ~~~ ap: 0.77157</text:p>
      <text:p text:style-name="P1">Mean AP over final 1 step(s): 0.772 <text:s text:c="24"/></text:p>
      <text:p text:style-name="P1">[nb = 40]</text:p>
      <text:p text:style-name="P1">( <text:s/>1/0.100/2.06)</text:p>
      <text:p text:style-name="P1">( <text:s/>2/0.100/2.84)</text:p>
      <text:p text:style-name="P1">( <text:s/>3/0.100/2.20)</text:p>
      <text:p text:style-name="P1">( <text:s/>4/0.100/1.78)</text:p>
      <text:p text:style-name="P1">( <text:s/>5/0.100/1.91)</text:p>
      <text:p text:style-name="P1">( <text:s/>6/0.100/1.53)</text:p>
      <text:p text:style-name="P1">( <text:s/>7/0.100/1.79)</text:p>
      <text:p text:style-name="P1">( <text:s/>8/0.100/1.95)</text:p>
      <text:p text:style-name="P1">( <text:s/>9/0.100/1.82)</text:p>
      <text:p text:style-name="P1">( 10/0.100/2.10)</text:p>
      <text:p text:style-name="P1">( 11/0.100/1.99)</text:p>
      <text:p text:style-name="P1">( 12/0.100/1.80)</text:p>
      <text:p text:style-name="P1">( 13/0.100/2.22)</text:p>
      <text:p text:style-name="P1">( 14/0.100/2.16)</text:p>
      <text:p text:style-name="P1">( 15/0.100/1.96)</text:p>
      <text:p text:style-name="P1">( 16/0.100/2.00)</text:p>
      <text:p text:style-name="P1">( 17/0.100/2.10)</text:p>
      <text:p text:style-name="P1">( 18/0.100/2.06)</text:p>
      <text:p text:style-name="P1">( 19/0.100/1.95)</text:p>
      <text:p text:style-name="P1">( 20/0.100/1.65)</text:p>
      <text:p text:style-name="P1">( 21/0.100/2.30)</text:p>
      <text:p text:style-name="P1">( 22/0.100/1.90)</text:p>
      <text:p text:style-name="P1">( 23/0.100/2.34)</text:p>
      <text:p text:style-name="P1">( 24/0.100/1.80)</text:p>
      <text:p text:style-name="P1">shrink_w: 1e-02 <text:s text:c="2"/>--&gt; ap:0.750</text:p>
      <text:p text:style-name="P1">( <text:s/>1/0.100/2.24)</text:p>
      <text:p text:style-name="P1">( <text:s/>2/0.100/2.19)</text:p>
      <text:p text:style-name="P1">( <text:s/>3/0.100/2.52)</text:p>
      <text:p text:style-name="P1">( <text:s/>4/0.100/1.96)</text:p>
      <text:p text:style-name="P1">( <text:s/>5/0.100/2.20)</text:p>
      <text:p text:style-name="P1">( <text:s/>6/0.100/1.71)</text:p>
      <text:p text:style-name="P1">( <text:s/>7/0.100/2.03)</text:p>
      <text:p text:style-name="P1">( <text:s/>8/0.100/2.59)</text:p>
      <text:p text:style-name="P1">( <text:s/>9/0.100/2.01)</text:p>
      <text:p text:style-name="P1">( 10/0.100/2.04)</text:p>
      <text:p text:style-name="P1"><text:soft-page-break/>( 11/0.100/1.80)</text:p>
      <text:p text:style-name="P1">( 12/0.100/1.95)</text:p>
      <text:p text:style-name="P1">( 13/0.100/2.03)</text:p>
      <text:p text:style-name="P1">( 14/0.100/1.73)</text:p>
      <text:p text:style-name="P1">( 15/0.100/1.87)</text:p>
      <text:p text:style-name="P1">( 16/0.100/1.87)</text:p>
      <text:p text:style-name="P1">( 17/0.100/2.51)</text:p>
      <text:p text:style-name="P1">( 18/0.100/1.80)</text:p>
      <text:p text:style-name="P1">( 19/0.100/1.68)</text:p>
      <text:p text:style-name="P1">( 20/0.100/2.39)</text:p>
      <text:p text:style-name="P1">( 21/0.100/2.08)</text:p>
      <text:p text:style-name="P1">( 22/0.100/1.58)</text:p>
      <text:p text:style-name="P1">( 23/0.100/2.69)</text:p>
      <text:p text:style-name="P1">( 24/0.100/1.81)</text:p>
      <text:p text:style-name="P1">shrink_w: 1e-03 <text:s text:c="2"/>--&gt; ap:0.781</text:p>
      <text:p text:style-name="P1">( <text:s/>1/0.100/2.32)</text:p>
      <text:p text:style-name="P1">( <text:s/>2/0.100/1.96)</text:p>
      <text:p text:style-name="P1">( <text:s/>3/0.100/1.91)</text:p>
      <text:p text:style-name="P1">( <text:s/>4/0.100/2.28)</text:p>
      <text:p text:style-name="P1">( <text:s/>5/0.100/1.90)</text:p>
      <text:p text:style-name="P1">( <text:s/>6/0.100/1.60)</text:p>
      <text:p text:style-name="P1">( <text:s/>7/0.100/2.04)</text:p>
      <text:p text:style-name="P1">( <text:s/>8/0.100/2.07)</text:p>
      <text:p text:style-name="P1">( <text:s/>9/0.100/1.73)</text:p>
      <text:p text:style-name="P1">( 10/0.100/1.70)</text:p>
      <text:p text:style-name="P1">( 11/0.100/1.91)</text:p>
      <text:p text:style-name="P1">( 12/0.100/2.05)</text:p>
      <text:p text:style-name="P1">( 13/0.100/1.87)</text:p>
      <text:p text:style-name="P1">( 14/0.100/2.41)</text:p>
      <text:p text:style-name="P1">( 15/0.100/1.78)</text:p>
      <text:p text:style-name="P1">( 16/0.100/2.12)</text:p>
      <text:p text:style-name="P1">( 17/0.100/2.63)</text:p>
      <text:p text:style-name="P1">( 18/0.100/1.88)</text:p>
      <text:p text:style-name="P1">( 19/0.100/2.43)</text:p>
      <text:p text:style-name="P1">( 20/0.100/1.97)</text:p>
      <text:p text:style-name="P1">( 21/0.100/2.20)</text:p>
      <text:p text:style-name="P1">( 22/0.100/2.09)</text:p>
      <text:p text:style-name="P1">( 23/0.100/2.04)</text:p>
      <text:p text:style-name="P1">( 24/0.100/2.13)</text:p>
      <text:p text:style-name="P1">shrink_w: 1e-04 <text:s text:c="2"/>--&gt; ap:0.770</text:p>
      <text:p text:style-name="P1">( <text:s/>1/0.100/2.26)</text:p>
      <text:p text:style-name="P1">( <text:s/>2/0.100/1.90)</text:p>
      <text:p text:style-name="P1">( <text:s/>3/0.100/2.12)</text:p>
      <text:p text:style-name="P1">( <text:s/>4/0.100/2.21)</text:p>
      <text:p text:style-name="P1">( <text:s/>5/0.100/2.12)</text:p>
      <text:p text:style-name="P1">( <text:s/>6/0.100/1.79)</text:p>
      <text:p text:style-name="P1">( <text:s/>7/0.100/1.81)</text:p>
      <text:p text:style-name="P1">( <text:s/>8/0.100/1.91)</text:p>
      <text:p text:style-name="P1">( <text:s/>9/0.100/2.29)</text:p>
      <text:p text:style-name="P1">( 10/0.100/2.51)</text:p>
      <text:p text:style-name="P1">( 11/0.100/2.05)</text:p>
      <text:p text:style-name="P1">( 12/0.100/1.84)</text:p>
      <text:p text:style-name="P1"><text:soft-page-break/>( 13/0.100/1.82)</text:p>
      <text:p text:style-name="P1">( 14/0.100/2.16)</text:p>
      <text:p text:style-name="P1">( 15/0.100/1.78)</text:p>
      <text:p text:style-name="P1">( 16/0.100/2.00)</text:p>
      <text:p text:style-name="P1">( 17/0.100/1.84)</text:p>
      <text:p text:style-name="P1">( 18/0.100/2.19)</text:p>
      <text:p text:style-name="P1">( 19/0.100/2.55)</text:p>
      <text:p text:style-name="P1">( 20/0.100/1.90)</text:p>
      <text:p text:style-name="P1">( 21/0.100/1.86)</text:p>
      <text:p text:style-name="P1">( 22/0.100/1.88)</text:p>
      <text:p text:style-name="P1">( 23/0.100/2.12)</text:p>
      <text:p text:style-name="P1">( 24/0.100/1.83)</text:p>
      <text:p text:style-name="P1">shrink_w: 1e-05 <text:s text:c="2"/>--&gt; ap:0.766</text:p>
      <text:p text:style-name="P1"/>
      <text:p text:style-name="P1">data = </text:p>
      <text:p text:style-name="P1"/>
      <text:p text:style-name="P1"><text:s text:c="13"/>MODE: 'kulis - main'</text:p>
      <text:p text:style-name="P1"><text:s text:c="4"/>avgNNeighbors: 50</text:p>
      <text:p text:style-name="P1"><text:s text:c="8"/>Xtraining: [40x1000 double]</text:p>
      <text:p text:style-name="P1"><text:s text:c="12"/>Xtest: [40x3000 double]</text:p>
      <text:p text:style-name="P1"><text:s text:c="8"/>Straining: [1000x1000 logical]</text:p>
      <text:p text:style-name="P1"><text:s text:c="4"/>StestTraining: [3000x1000 logical]</text:p>
      <text:p text:style-name="P1"><text:s text:c="8"/>Ntraining: 1000</text:p>
      <text:p text:style-name="P1"><text:s text:c="12"/>Ntest: 3000</text:p>
      <text:p text:style-name="P1"><text:s text:c="7"/>threshDist: 1.0126</text:p>
      <text:p text:style-name="P1"><text:s text:c="8"/>Dtraining: [1000x1000 double]</text:p>
      <text:p text:style-name="P1"><text:s text:c="4"/>DtestTraining: [3000x1000 double]</text:p>
      <text:p text:style-name="P1"><text:s text:c="8"/>princComp: [512x40 double]</text:p>
      <text:p text:style-name="P1"/>
      <text:p text:style-name="P1">---------------------------</text:p>
      <text:p text:style-name="P1">nb = 40</text:p>
      <text:p text:style-name="P1">losstype = 'hinge'</text:p>
      <text:p text:style-name="P1">- loss rho = 3</text:p>
      <text:p text:style-name="P1">- loss lambda = 0.000</text:p>
      <text:p text:style-name="P1">zero offset = yes</text:p>
      <text:p text:style-name="P1">weight decay = '1e-03'</text:p>
      <text:p text:style-name="P1">trainset = 'trainval'</text:p>
      <text:p text:style-name="P1">max iter = 50</text:p>
      <text:p text:style-name="P1">init eta = 1.0e-01</text:p>
      <text:p text:style-name="P1">shrink eta = yes</text:p>
      <text:p text:style-name="P1">size mini-batches = 100</text:p>
      <text:p text:style-name="P1">momentum = '0.90'</text:p>
      <text:p text:style-name="P1">validation during / after training = 0 / 1 times</text:p>
      <text:p text:style-name="P1">---------------------------</text:p>
      <text:p text:style-name="P1">test set: prec(rho&lt;=3): 0.984 ~~~ recall(rho&lt;=3): 0.0079 ~~~ ap: 0.59560</text:p>
      <text:p text:style-name="P1">norm W=3.95</text:p>
      <text:p text:style-name="P1">( <text:s/>1/0.098/2.01)</text:p>
      <text:p text:style-name="P1">( <text:s/>2/0.096/1.91)</text:p>
      <text:p text:style-name="P1">( <text:s/>3/0.094/2.12)</text:p>
      <text:p text:style-name="P1">( <text:s/>4/0.092/2.17)</text:p>
      <text:p text:style-name="P1">( <text:s/>5/0.090/2.02)</text:p>
      <text:p text:style-name="P1">( <text:s/>6/0.088/2.22)</text:p>
      <text:p text:style-name="P1"><text:soft-page-break/>( <text:s/>7/0.086/2.07)</text:p>
      <text:p text:style-name="P1">( <text:s/>8/0.084/2.10)</text:p>
      <text:p text:style-name="P1">( <text:s/>9/0.082/2.82)</text:p>
      <text:p text:style-name="P1">( 10/0.080/2.18)</text:p>
      <text:p text:style-name="P1">( 11/0.078/2.05)</text:p>
      <text:p text:style-name="P1">( 12/0.076/2.20)</text:p>
      <text:p text:style-name="P1">( 13/0.074/2.12)</text:p>
      <text:p text:style-name="P1">( 14/0.072/2.24)</text:p>
      <text:p text:style-name="P1">( 15/0.070/1.92)</text:p>
      <text:p text:style-name="P1">( 16/0.068/2.06)</text:p>
      <text:p text:style-name="P1">( 17/0.066/2.18)</text:p>
      <text:p text:style-name="P1">( 18/0.064/1.89)</text:p>
      <text:p text:style-name="P1">( 19/0.062/1.95)</text:p>
      <text:p text:style-name="P1">( 20/0.060/2.09)</text:p>
      <text:p text:style-name="P1">( 21/0.058/2.21)</text:p>
      <text:p text:style-name="P1">( 22/0.056/1.92)</text:p>
      <text:p text:style-name="P1">( 23/0.054/2.08)</text:p>
      <text:p text:style-name="P1">( 24/0.052/2.67)</text:p>
      <text:p text:style-name="P1">( 25/0.050/1.83) ~~~ bound:1.157 &gt; loss:0.811 ~~~ prec:0.997 <text:s/>rec:0.105 ~~~ norm W=3.88 ~~~ min activity:0.337 ~~~ #useless bits:0 ~~~ #nonzero-grad:4.2</text:p>
      <text:p text:style-name="P1">( 26/0.048/1.94)</text:p>
      <text:p text:style-name="P1">( 27/0.046/2.03)</text:p>
      <text:p text:style-name="P1">( 28/0.044/2.24)</text:p>
      <text:p text:style-name="P1">( 29/0.042/2.32)</text:p>
      <text:p text:style-name="P1">( 30/0.040/2.11)</text:p>
      <text:p text:style-name="P1">( 31/0.038/2.40)</text:p>
      <text:p text:style-name="P1">( 32/0.036/2.24)</text:p>
      <text:p text:style-name="P1">( 33/0.034/2.05)</text:p>
      <text:p text:style-name="P1">( 34/0.032/2.23)</text:p>
      <text:p text:style-name="P1">( 35/0.030/2.28)</text:p>
      <text:p text:style-name="P1">( 36/0.028/2.15)</text:p>
      <text:p text:style-name="P1">( 37/0.026/2.57)</text:p>
      <text:p text:style-name="P1">( 38/0.024/1.82)</text:p>
      <text:p text:style-name="P1">( 39/0.022/1.99)</text:p>
      <text:p text:style-name="P1">( 40/0.020/1.91)</text:p>
      <text:p text:style-name="P1">( 41/0.018/2.22)</text:p>
      <text:p text:style-name="P1">( 42/0.016/2.58)</text:p>
      <text:p text:style-name="P1">( 43/0.014/2.10)</text:p>
      <text:p text:style-name="P1">( 44/0.012/2.34)</text:p>
      <text:p text:style-name="P1">( 45/0.010/2.00)</text:p>
      <text:p text:style-name="P1">( 46/0.008/2.48)</text:p>
      <text:p text:style-name="P1">( 47/0.006/1.76)</text:p>
      <text:p text:style-name="P1">( 48/0.004/2.49)</text:p>
      <text:p text:style-name="P1">( 49/0.002/2.35)</text:p>
      <text:p text:style-name="P1">( 50/0.000/1.85) ~~~ bound:1.023 &gt; loss:0.772 ~~~ prec:0.997 <text:s/>rec:0.117 ~~~ norm W=3.72 ~~~ min activity:0.335 ~~~ #useless bits:0 ~~~ #nonzero-grad:3.2</text:p>
      <text:p text:style-name="P1">test set: prec(rho&lt;=3): 0.995 ~~~ recall(rho&lt;=3): 0.0824 ~~~ ap: 0.77860</text:p>
      <text:p text:style-name="P1">Mean AP over final 1 step(s): 0.779 <text:s text:c="24"/></text:p>
      <text:p text:style-name="P1">[nb = 45]</text:p>
      <text:p text:style-name="P1">( <text:s/>1/0.100/2.65)</text:p>
      <text:p text:style-name="P1">( <text:s/>2/0.100/1.92)</text:p>
      <text:p text:style-name="P1">( <text:s/>3/0.100/1.99)</text:p>
      <text:p text:style-name="P1"><text:soft-page-break/>( <text:s/>4/0.100/2.52)</text:p>
      <text:p text:style-name="P1">( <text:s/>5/0.100/1.90)</text:p>
      <text:p text:style-name="P1">( <text:s/>6/0.100/1.67)</text:p>
      <text:p text:style-name="P1">( <text:s/>7/0.100/1.77)</text:p>
      <text:p text:style-name="P1">( <text:s/>8/0.100/1.79)</text:p>
      <text:p text:style-name="P1">( <text:s/>9/0.100/1.73)</text:p>
      <text:p text:style-name="P1">( 10/0.100/1.99)</text:p>
      <text:p text:style-name="P1">( 11/0.100/1.91)</text:p>
      <text:p text:style-name="P1">( 12/0.100/2.00)</text:p>
      <text:p text:style-name="P1">( 13/0.100/1.66)</text:p>
      <text:p text:style-name="P1">( 14/0.100/1.79)</text:p>
      <text:p text:style-name="P1">( 15/0.100/1.91)</text:p>
      <text:p text:style-name="P1">( 16/0.100/2.38)</text:p>
      <text:p text:style-name="P1">( 17/0.100/1.97)</text:p>
      <text:p text:style-name="P1">( 18/0.100/1.85)</text:p>
      <text:p text:style-name="P1">( 19/0.100/2.08)</text:p>
      <text:p text:style-name="P1">( 20/0.100/2.49)</text:p>
      <text:p text:style-name="P1">( 21/0.100/2.43)</text:p>
      <text:p text:style-name="P1">( 22/0.100/2.11)</text:p>
      <text:p text:style-name="P1">( 23/0.100/1.92)</text:p>
      <text:p text:style-name="P1">( 24/0.100/2.07)</text:p>
      <text:p text:style-name="P1">shrink_w: 1e-02 <text:s text:c="2"/>--&gt; ap:0.757</text:p>
      <text:p text:style-name="P1">( <text:s/>1/0.100/2.47)</text:p>
      <text:p text:style-name="P1">( <text:s/>2/0.100/1.78)</text:p>
      <text:p text:style-name="P1">( <text:s/>3/0.100/1.85)</text:p>
      <text:p text:style-name="P1">( <text:s/>4/0.100/2.29)</text:p>
      <text:p text:style-name="P1">( <text:s/>5/0.100/2.53)</text:p>
      <text:p text:style-name="P1">( <text:s/>6/0.100/2.68)</text:p>
      <text:p text:style-name="P1">( <text:s/>7/0.100/1.88)</text:p>
      <text:p text:style-name="P1">( <text:s/>8/0.100/1.94)</text:p>
      <text:p text:style-name="P1">( <text:s/>9/0.100/2.06)</text:p>
      <text:p text:style-name="P1">( 10/0.100/1.73)</text:p>
      <text:p text:style-name="P1">( 11/0.100/2.42)</text:p>
      <text:p text:style-name="P1">( 12/0.100/1.96)</text:p>
      <text:p text:style-name="P1">( 13/0.100/2.33)</text:p>
      <text:p text:style-name="P1">( 14/0.100/2.13)</text:p>
      <text:p text:style-name="P1">( 15/0.100/1.70)</text:p>
      <text:p text:style-name="P1">( 16/0.100/1.81)</text:p>
      <text:p text:style-name="P1">( 17/0.100/1.68)</text:p>
      <text:p text:style-name="P1">( 18/0.100/2.34)</text:p>
      <text:p text:style-name="P1">( 19/0.100/2.12)</text:p>
      <text:p text:style-name="P1">( 20/0.100/1.80)</text:p>
      <text:p text:style-name="P1">( 21/0.100/2.63)</text:p>
      <text:p text:style-name="P1">( 22/0.100/1.98)</text:p>
      <text:p text:style-name="P1">( 23/0.100/2.36)</text:p>
      <text:p text:style-name="P1">( 24/0.100/1.96)</text:p>
      <text:p text:style-name="P1">shrink_w: 1e-03 <text:s text:c="2"/>--&gt; ap:0.779</text:p>
      <text:p text:style-name="P1">( <text:s/>1/0.100/1.94)</text:p>
      <text:p text:style-name="P1">( <text:s/>2/0.100/2.01)</text:p>
      <text:p text:style-name="P1">( <text:s/>3/0.100/1.92)</text:p>
      <text:p text:style-name="P1">( <text:s/>4/0.100/2.11)</text:p>
      <text:p text:style-name="P1">( <text:s/>5/0.100/2.65)</text:p>
      <text:p text:style-name="P1"><text:soft-page-break/>( <text:s/>6/0.100/1.97)</text:p>
      <text:p text:style-name="P1">( <text:s/>7/0.100/1.77)</text:p>
      <text:p text:style-name="P1">( <text:s/>8/0.100/1.91)</text:p>
      <text:p text:style-name="P1">( <text:s/>9/0.100/2.03)</text:p>
      <text:p text:style-name="P1">( 10/0.100/2.08)</text:p>
      <text:p text:style-name="P1">( 11/0.100/2.44)</text:p>
      <text:p text:style-name="P1">( 12/0.100/2.33)</text:p>
      <text:p text:style-name="P1">( 13/0.100/2.15)</text:p>
      <text:p text:style-name="P1">( 14/0.100/1.90)</text:p>
      <text:p text:style-name="P1">( 15/0.100/1.64)</text:p>
      <text:p text:style-name="P1">( 16/0.100/2.13)</text:p>
      <text:p text:style-name="P1">( 17/0.100/2.16)</text:p>
      <text:p text:style-name="P1">( 18/0.100/2.12)</text:p>
      <text:p text:style-name="P1">( 19/0.100/2.02)</text:p>
      <text:p text:style-name="P1">( 20/0.100/2.31)</text:p>
      <text:p text:style-name="P1">( 21/0.100/2.06)</text:p>
      <text:p text:style-name="P1">( 22/0.100/2.29)</text:p>
      <text:p text:style-name="P1">( 23/0.100/2.17)</text:p>
      <text:p text:style-name="P1">( 24/0.100/2.10)</text:p>
      <text:p text:style-name="P1">shrink_w: 1e-04 <text:s text:c="2"/>--&gt; ap:0.775</text:p>
      <text:p text:style-name="P1">( <text:s/>1/0.100/1.97)</text:p>
      <text:p text:style-name="P1">( <text:s/>2/0.100/2.50)</text:p>
      <text:p text:style-name="P1">( <text:s/>3/0.100/2.01)</text:p>
      <text:p text:style-name="P1">( <text:s/>4/0.100/2.33)</text:p>
      <text:p text:style-name="P1">( <text:s/>5/0.100/2.26)</text:p>
      <text:p text:style-name="P1">( <text:s/>6/0.100/1.83)</text:p>
      <text:p text:style-name="P1">( <text:s/>7/0.100/1.67)</text:p>
      <text:p text:style-name="P1">( <text:s/>8/0.100/2.12)</text:p>
      <text:p text:style-name="P1">( <text:s/>9/0.100/2.06)</text:p>
      <text:p text:style-name="P1">( 10/0.100/2.22)</text:p>
      <text:p text:style-name="P1">( 11/0.100/2.10)</text:p>
      <text:p text:style-name="P1">( 12/0.100/1.74)</text:p>
      <text:p text:style-name="P1">( 13/0.100/2.27)</text:p>
      <text:p text:style-name="P1">( 14/0.100/2.08)</text:p>
      <text:p text:style-name="P1">( 15/0.100/2.19)</text:p>
      <text:p text:style-name="P1">( 16/0.100/2.33)</text:p>
      <text:p text:style-name="P1">( 17/0.100/2.54)</text:p>
      <text:p text:style-name="P1">( 18/0.100/1.95)</text:p>
      <text:p text:style-name="P1">( 19/0.100/1.90)</text:p>
      <text:p text:style-name="P1">( 20/0.100/1.81)</text:p>
      <text:p text:style-name="P1">( 21/0.100/1.94)</text:p>
      <text:p text:style-name="P1">( 22/0.100/1.98)</text:p>
      <text:p text:style-name="P1">( 23/0.100/2.00)</text:p>
      <text:p text:style-name="P1">( 24/0.100/1.82)</text:p>
      <text:p text:style-name="P1">shrink_w: 1e-05 <text:s text:c="2"/>--&gt; ap:0.744</text:p>
      <text:p text:style-name="P1"/>
      <text:p text:style-name="P1">data = </text:p>
      <text:p text:style-name="P1"/>
      <text:p text:style-name="P1"><text:s text:c="13"/>MODE: 'kulis - main'</text:p>
      <text:p text:style-name="P1"><text:s text:c="4"/>avgNNeighbors: 50</text:p>
      <text:p text:style-name="P1"><text:s text:c="8"/>Xtraining: [40x1000 double]</text:p>
      <text:p text:style-name="P1"><text:s text:c="12"/>Xtest: [40x3000 double]</text:p>
      <text:p text:style-name="P1"><text:soft-page-break/><text:s text:c="8"/>Straining: [1000x1000 logical]</text:p>
      <text:p text:style-name="P1"><text:s text:c="4"/>StestTraining: [3000x1000 logical]</text:p>
      <text:p text:style-name="P1"><text:s text:c="8"/>Ntraining: 1000</text:p>
      <text:p text:style-name="P1"><text:s text:c="12"/>Ntest: 3000</text:p>
      <text:p text:style-name="P1"><text:s text:c="7"/>threshDist: 1.0126</text:p>
      <text:p text:style-name="P1"><text:s text:c="8"/>Dtraining: [1000x1000 double]</text:p>
      <text:p text:style-name="P1"><text:s text:c="4"/>DtestTraining: [3000x1000 double]</text:p>
      <text:p text:style-name="P1"><text:s text:c="8"/>princComp: [512x40 double]</text:p>
      <text:p text:style-name="P1"/>
      <text:p text:style-name="P1">---------------------------</text:p>
      <text:p text:style-name="P1">nb = 45</text:p>
      <text:p text:style-name="P1">losstype = 'hinge'</text:p>
      <text:p text:style-name="P1">- loss rho = 3</text:p>
      <text:p text:style-name="P1">- loss lambda = 0.000</text:p>
      <text:p text:style-name="P1">zero offset = yes</text:p>
      <text:p text:style-name="P1">weight decay = '1e-03'</text:p>
      <text:p text:style-name="P1">trainset = 'trainval'</text:p>
      <text:p text:style-name="P1">max iter = 50</text:p>
      <text:p text:style-name="P1">init eta = 1.0e-01</text:p>
      <text:p text:style-name="P1">shrink eta = yes</text:p>
      <text:p text:style-name="P1">size mini-batches = 100</text:p>
      <text:p text:style-name="P1">momentum = '0.90'</text:p>
      <text:p text:style-name="P1">validation during / after training = 0 / 1 times</text:p>
      <text:p text:style-name="P1">---------------------------</text:p>
      <text:p text:style-name="P1">test set: prec(rho&lt;=3): 0.992 ~~~ recall(rho&lt;=3): 0.0039 ~~~ ap: 0.60439</text:p>
      <text:p text:style-name="P1">norm W=4.22</text:p>
      <text:p text:style-name="P1">( <text:s/>1/0.098/2.02)</text:p>
      <text:p text:style-name="P1">( <text:s/>2/0.096/2.38)</text:p>
      <text:p text:style-name="P1">( <text:s/>3/0.094/2.47)</text:p>
      <text:p text:style-name="P1">( <text:s/>4/0.092/2.52)</text:p>
      <text:p text:style-name="P1">( <text:s/>5/0.090/2.45)</text:p>
      <text:p text:style-name="P1">( <text:s/>6/0.088/2.35)</text:p>
      <text:p text:style-name="P1">( <text:s/>7/0.086/2.25)</text:p>
      <text:p text:style-name="P1">( <text:s/>8/0.084/2.15)</text:p>
      <text:p text:style-name="P1">( <text:s/>9/0.082/2.06)</text:p>
      <text:p text:style-name="P1">( 10/0.080/2.32)</text:p>
      <text:p text:style-name="P1">( 11/0.078/2.33)</text:p>
      <text:p text:style-name="P1">( 12/0.076/2.12)</text:p>
      <text:p text:style-name="P1">( 13/0.074/2.23)</text:p>
      <text:p text:style-name="P1">( 14/0.072/2.07)</text:p>
      <text:p text:style-name="P1">( 15/0.070/2.22)</text:p>
      <text:p text:style-name="P1">( 16/0.068/2.03)</text:p>
      <text:p text:style-name="P1">( 17/0.066/2.56)</text:p>
      <text:p text:style-name="P1">( 18/0.064/2.11)</text:p>
      <text:p text:style-name="P1">( 19/0.062/2.61)</text:p>
      <text:p text:style-name="P1">( 20/0.060/1.92)</text:p>
      <text:p text:style-name="P1">( 21/0.058/1.83)</text:p>
      <text:p text:style-name="P1">( 22/0.056/2.25)</text:p>
      <text:p text:style-name="P1">( 23/0.054/2.02)</text:p>
      <text:p text:style-name="P1">( 24/0.052/2.18)</text:p>
      <text:p text:style-name="P1">( 25/0.050/2.04) ~~~ bound:1.124 &gt; loss:0.808 ~~~ prec:0.996 <text:s/>rec:0.087 ~~~ norm W=3.77 ~~~ min activity:0.257 ~~~ #useless bits:0 ~~~ #nonzero-grad:4.1</text:p>
      <text:p text:style-name="P1"><text:soft-page-break/>( 26/0.048/2.12)</text:p>
      <text:p text:style-name="P1">( 27/0.046/2.12)</text:p>
      <text:p text:style-name="P1">( 28/0.044/2.08)</text:p>
      <text:p text:style-name="P1">( 29/0.042/2.48)</text:p>
      <text:p text:style-name="P1">( 30/0.040/2.37)</text:p>
      <text:p text:style-name="P1">( 31/0.038/2.40)</text:p>
      <text:p text:style-name="P1">( 32/0.036/2.20)</text:p>
      <text:p text:style-name="P1">( 33/0.034/2.59)</text:p>
      <text:p text:style-name="P1">( 34/0.032/2.16)</text:p>
      <text:p text:style-name="P1">( 35/0.030/2.26)</text:p>
      <text:p text:style-name="P1">( 36/0.028/2.03)</text:p>
      <text:p text:style-name="P1">( 37/0.026/2.06)</text:p>
      <text:p text:style-name="P1">( 38/0.024/1.83)</text:p>
      <text:p text:style-name="P1">( 39/0.022/1.96)</text:p>
      <text:p text:style-name="P1">( 40/0.020/2.01)</text:p>
      <text:p text:style-name="P1">( 41/0.018/1.77)</text:p>
      <text:p text:style-name="P1">( 42/0.016/2.08)</text:p>
      <text:p text:style-name="P1">( 43/0.014/1.85)</text:p>
      <text:p text:style-name="P1">( 44/0.012/2.15)</text:p>
      <text:p text:style-name="P1">( 45/0.010/2.00)</text:p>
      <text:p text:style-name="P1">( 46/0.008/1.81)</text:p>
      <text:p text:style-name="P1">( 47/0.006/1.90)</text:p>
      <text:p text:style-name="P1">( 48/0.004/2.76)</text:p>
      <text:p text:style-name="P1">( 49/0.002/1.91)</text:p>
      <text:p text:style-name="P1">( 50/0.000/2.02) ~~~ bound:0.984 &gt; loss:0.749 ~~~ prec:0.997 <text:s/>rec:0.112 ~~~ norm W=3.59 ~~~ min activity:0.259 ~~~ #useless bits:0 ~~~ #nonzero-grad:3.1</text:p>
      <text:p text:style-name="P1">test set: prec(rho&lt;=3): 0.994 ~~~ recall(rho&lt;=3): 0.0760 ~~~ ap: 0.77541</text:p>
      <text:p text:style-name="P1">Mean AP over final 1 step(s): 0.775 <text:s text:c="24"/></text:p>
      <text:p text:style-name="P1">[nb = 50]</text:p>
      <text:p text:style-name="P1">( <text:s/>1/0.100/1.75)</text:p>
      <text:p text:style-name="P1">( <text:s/>2/0.100/1.61)</text:p>
      <text:p text:style-name="P1">( <text:s/>3/0.100/2.32)</text:p>
      <text:p text:style-name="P1">( <text:s/>4/0.100/2.38)</text:p>
      <text:p text:style-name="P1">( <text:s/>5/0.100/2.13)</text:p>
      <text:p text:style-name="P1">( <text:s/>6/0.100/2.70)</text:p>
      <text:p text:style-name="P1">( <text:s/>7/0.100/2.05)</text:p>
      <text:p text:style-name="P1">( <text:s/>8/0.100/1.76)</text:p>
      <text:p text:style-name="P1">( <text:s/>9/0.100/1.85)</text:p>
      <text:p text:style-name="P1">( 10/0.100/1.98)</text:p>
      <text:p text:style-name="P1">( 11/0.100/2.00)</text:p>
      <text:p text:style-name="P1">( 12/0.100/2.55)</text:p>
      <text:p text:style-name="P1">( 13/0.100/2.37)</text:p>
      <text:p text:style-name="P1">( 14/0.100/2.09)</text:p>
      <text:p text:style-name="P1">( 15/0.100/2.16)</text:p>
      <text:p text:style-name="P1">( 16/0.100/1.96)</text:p>
      <text:p text:style-name="P1">( 17/0.100/2.35)</text:p>
      <text:p text:style-name="P1">( 18/0.100/1.93)</text:p>
      <text:p text:style-name="P1">( 19/0.100/2.04)</text:p>
      <text:p text:style-name="P1">( 20/0.100/1.99)</text:p>
      <text:p text:style-name="P1">( 21/0.100/2.42)</text:p>
      <text:p text:style-name="P1">( 22/0.100/1.86)</text:p>
      <text:p text:style-name="P1">( 23/0.100/2.28)</text:p>
      <text:p text:style-name="P1"><text:soft-page-break/>( 24/0.100/1.91)</text:p>
      <text:p text:style-name="P1">shrink_w: 1e-02 <text:s text:c="2"/>--&gt; ap:0.767</text:p>
      <text:p text:style-name="P1">( <text:s/>1/0.100/2.01)</text:p>
      <text:p text:style-name="P1">( <text:s/>2/0.100/2.57)</text:p>
      <text:p text:style-name="P1">( <text:s/>3/0.100/2.38)</text:p>
      <text:p text:style-name="P1">( <text:s/>4/0.100/1.93)</text:p>
      <text:p text:style-name="P1">( <text:s/>5/0.100/2.27)</text:p>
      <text:p text:style-name="P1">( <text:s/>6/0.100/1.97)</text:p>
      <text:p text:style-name="P1">( <text:s/>7/0.100/1.96)</text:p>
      <text:p text:style-name="P1">( <text:s/>8/0.100/2.17)</text:p>
      <text:p text:style-name="P1">( <text:s/>9/0.100/2.32)</text:p>
      <text:p text:style-name="P1">( 10/0.100/2.27)</text:p>
      <text:p text:style-name="P1">( 11/0.100/2.41)</text:p>
      <text:p text:style-name="P1">( 12/0.100/2.10)</text:p>
      <text:p text:style-name="P1">( 13/0.100/2.24)</text:p>
      <text:p text:style-name="P1">( 14/0.100/2.24)</text:p>
      <text:p text:style-name="P1">( 15/0.100/1.94)</text:p>
      <text:p text:style-name="P1">( 16/0.100/2.79)</text:p>
      <text:p text:style-name="P1">( 17/0.100/2.06)</text:p>
      <text:p text:style-name="P1">( 18/0.100/2.40)</text:p>
      <text:p text:style-name="P1">( 19/0.100/1.76)</text:p>
      <text:p text:style-name="P1">( 20/0.100/2.38)</text:p>
      <text:p text:style-name="P1">( 21/0.100/1.99)</text:p>
      <text:p text:style-name="P1">( 22/0.100/2.05)</text:p>
      <text:p text:style-name="P1">( 23/0.100/2.16)</text:p>
      <text:p text:style-name="P1">( 24/0.100/2.22)</text:p>
      <text:p text:style-name="P1">shrink_w: 1e-03 <text:s text:c="2"/>--&gt; ap:0.776</text:p>
      <text:p text:style-name="P1">( <text:s/>1/0.100/2.18)</text:p>
      <text:p text:style-name="P1">( <text:s/>2/0.100/2.18)</text:p>
      <text:p text:style-name="P1">( <text:s/>3/0.100/2.23)</text:p>
      <text:p text:style-name="P1">( <text:s/>4/0.100/1.94)</text:p>
      <text:p text:style-name="P1">( <text:s/>5/0.100/1.97)</text:p>
      <text:p text:style-name="P1">( <text:s/>6/0.100/2.24)</text:p>
      <text:p text:style-name="P1">( <text:s/>7/0.100/1.84)</text:p>
      <text:p text:style-name="P1">( <text:s/>8/0.100/2.04)</text:p>
      <text:p text:style-name="P1">( <text:s/>9/0.100/2.21)</text:p>
      <text:p text:style-name="P1">( 10/0.100/2.03)</text:p>
      <text:p text:style-name="P1">( 11/0.100/2.05)</text:p>
      <text:p text:style-name="P1">( 12/0.100/2.07)</text:p>
      <text:p text:style-name="P1">( 13/0.100/2.04)</text:p>
      <text:p text:style-name="P1">( 14/0.100/2.40)</text:p>
      <text:p text:style-name="P1">( 15/0.100/1.87)</text:p>
      <text:p text:style-name="P1">( 16/0.100/2.09)</text:p>
      <text:p text:style-name="P1">( 17/0.100/1.94)</text:p>
      <text:p text:style-name="P1">( 18/0.100/2.25)</text:p>
      <text:p text:style-name="P1">( 19/0.100/1.92)</text:p>
      <text:p text:style-name="P1">( 20/0.100/2.99)</text:p>
      <text:p text:style-name="P1">( 21/0.100/2.22)</text:p>
      <text:p text:style-name="P1">( 22/0.100/2.15)</text:p>
      <text:p text:style-name="P1">( 23/0.100/1.95)</text:p>
      <text:p text:style-name="P1">( 24/0.100/1.99)</text:p>
      <text:p text:style-name="P1">shrink_w: 1e-04 <text:s text:c="2"/>--&gt; ap:0.765</text:p>
      <text:p text:style-name="P1"><text:soft-page-break/>( <text:s/>1/0.100/3.27)</text:p>
      <text:p text:style-name="P1">( <text:s/>2/0.100/2.77)</text:p>
      <text:p text:style-name="P1">( <text:s/>3/0.100/2.03)</text:p>
      <text:p text:style-name="P1">( <text:s/>4/0.100/1.98)</text:p>
      <text:p text:style-name="P1">( <text:s/>5/0.100/2.14)</text:p>
      <text:p text:style-name="P1">( <text:s/>6/0.100/2.26)</text:p>
      <text:p text:style-name="P1">( <text:s/>7/0.100/2.10)</text:p>
      <text:p text:style-name="P1">( <text:s/>8/0.100/2.37)</text:p>
      <text:p text:style-name="P1">( <text:s/>9/0.100/2.43)</text:p>
      <text:p text:style-name="P1">( 10/0.100/2.18)</text:p>
      <text:p text:style-name="P1">( 11/0.100/2.40)</text:p>
      <text:p text:style-name="P1">( 12/0.100/2.21)</text:p>
      <text:p text:style-name="P1">( 13/0.100/2.57)</text:p>
      <text:p text:style-name="P1">( 14/0.100/1.93)</text:p>
      <text:p text:style-name="P1">( 15/0.100/2.03)</text:p>
      <text:p text:style-name="P1">( 16/0.100/2.14)</text:p>
      <text:p text:style-name="P1">( 17/0.100/2.36)</text:p>
      <text:p text:style-name="P1">( 18/0.100/2.14)</text:p>
      <text:p text:style-name="P1">( 19/0.100/2.29)</text:p>
      <text:p text:style-name="P1">( 20/0.100/1.72)</text:p>
      <text:p text:style-name="P1">( 21/0.100/1.91)</text:p>
      <text:p text:style-name="P1">( 22/0.100/1.90)</text:p>
      <text:p text:style-name="P1">( 23/0.100/2.67)</text:p>
      <text:p text:style-name="P1">( 24/0.100/1.69)</text:p>
      <text:p text:style-name="P1">shrink_w: 1e-05 <text:s text:c="2"/>--&gt; ap:0.743</text:p>
      <text:p text:style-name="P1"/>
      <text:p text:style-name="P1">data = </text:p>
      <text:p text:style-name="P1"/>
      <text:p text:style-name="P1"><text:s text:c="13"/>MODE: 'kulis - main'</text:p>
      <text:p text:style-name="P1"><text:s text:c="4"/>avgNNeighbors: 50</text:p>
      <text:p text:style-name="P1"><text:s text:c="8"/>Xtraining: [40x1000 double]</text:p>
      <text:p text:style-name="P1"><text:s text:c="12"/>Xtest: [40x3000 double]</text:p>
      <text:p text:style-name="P1"><text:s text:c="8"/>Straining: [1000x1000 logical]</text:p>
      <text:p text:style-name="P1"><text:s text:c="4"/>StestTraining: [3000x1000 logical]</text:p>
      <text:p text:style-name="P1"><text:s text:c="8"/>Ntraining: 1000</text:p>
      <text:p text:style-name="P1"><text:s text:c="12"/>Ntest: 3000</text:p>
      <text:p text:style-name="P1"><text:s text:c="7"/>threshDist: 1.0126</text:p>
      <text:p text:style-name="P1"><text:s text:c="8"/>Dtraining: [1000x1000 double]</text:p>
      <text:p text:style-name="P1"><text:s text:c="4"/>DtestTraining: [3000x1000 double]</text:p>
      <text:p text:style-name="P1"><text:s text:c="8"/>princComp: [512x40 double]</text:p>
      <text:p text:style-name="P1"/>
      <text:p text:style-name="P1">---------------------------</text:p>
      <text:p text:style-name="P1">nb = 50</text:p>
      <text:p text:style-name="P1">losstype = 'hinge'</text:p>
      <text:p text:style-name="P1">- loss rho = 3</text:p>
      <text:p text:style-name="P1">- loss lambda = 0.000</text:p>
      <text:p text:style-name="P1">zero offset = yes</text:p>
      <text:p text:style-name="P1">weight decay = '1e-03'</text:p>
      <text:p text:style-name="P1">trainset = 'trainval'</text:p>
      <text:p text:style-name="P1">max iter = 50</text:p>
      <text:p text:style-name="P1">init eta = 1.0e-01</text:p>
      <text:p text:style-name="P1">shrink eta = yes</text:p>
      <text:p text:style-name="P1"><text:soft-page-break/>size mini-batches = 100</text:p>
      <text:p text:style-name="P1">momentum = '0.90'</text:p>
      <text:p text:style-name="P1">validation during / after training = 0 / 1 times</text:p>
      <text:p text:style-name="P1">---------------------------</text:p>
      <text:p text:style-name="P1">test set: prec(rho&lt;=3): 1.000 ~~~ recall(rho&lt;=3): 0.0031 ~~~ ap: 0.66742</text:p>
      <text:p text:style-name="P1">norm W=4.48</text:p>
      <text:p text:style-name="P1">( <text:s/>1/0.098/2.35)</text:p>
      <text:p text:style-name="P1">( <text:s/>2/0.096/2.37)</text:p>
      <text:p text:style-name="P1">( <text:s/>3/0.094/2.14)</text:p>
      <text:p text:style-name="P1">( <text:s/>4/0.092/2.44)</text:p>
      <text:p text:style-name="P1">( <text:s/>5/0.090/2.75)</text:p>
      <text:p text:style-name="P1">( <text:s/>6/0.088/2.22)</text:p>
      <text:p text:style-name="P1">( <text:s/>7/0.086/2.29)</text:p>
      <text:p text:style-name="P1">( <text:s/>8/0.084/2.01)</text:p>
      <text:p text:style-name="P1">( <text:s/>9/0.082/2.43)</text:p>
      <text:p text:style-name="P1">( 10/0.080/2.00)</text:p>
      <text:p text:style-name="P1">( 11/0.078/1.90)</text:p>
      <text:p text:style-name="P1">( 12/0.076/2.65)</text:p>
      <text:p text:style-name="P1">( 13/0.074/2.08)</text:p>
      <text:p text:style-name="P1">( 14/0.072/2.02)</text:p>
      <text:p text:style-name="P1">( 15/0.070/2.08)</text:p>
      <text:p text:style-name="P1">( 16/0.068/2.49)</text:p>
      <text:p text:style-name="P1">( 17/0.066/2.59)</text:p>
      <text:p text:style-name="P1">( 18/0.064/2.42)</text:p>
      <text:p text:style-name="P1">( 19/0.062/2.29)</text:p>
      <text:p text:style-name="P1">( 20/0.060/2.75)</text:p>
      <text:p text:style-name="P1">( 21/0.058/2.29)</text:p>
      <text:p text:style-name="P1">( 22/0.056/2.64)</text:p>
      <text:p text:style-name="P1">( 23/0.054/2.03)</text:p>
      <text:p text:style-name="P1">( 24/0.052/2.27)</text:p>
      <text:p text:style-name="P1">( 25/0.050/3.09) ~~~ bound:1.086 &gt; loss:0.797 ~~~ prec:0.998 <text:s/>rec:0.072 ~~~ norm W=3.69 ~~~ min activity:0.276 ~~~ #useless bits:0 ~~~ #nonzero-grad:4.1</text:p>
      <text:p text:style-name="P1">( 26/0.048/2.42)</text:p>
      <text:p text:style-name="P1">( 27/0.046/2.48)</text:p>
      <text:p text:style-name="P1">( 28/0.044/2.02)</text:p>
      <text:p text:style-name="P1">( 29/0.042/2.33)</text:p>
      <text:p text:style-name="P1">( 30/0.040/2.01)</text:p>
      <text:p text:style-name="P1">( 31/0.038/2.08)</text:p>
      <text:p text:style-name="P1">( 32/0.036/1.98)</text:p>
      <text:p text:style-name="P1">( 33/0.034/2.11)</text:p>
      <text:p text:style-name="P1">( 34/0.032/2.10)</text:p>
      <text:p text:style-name="P1">( 35/0.030/2.27)</text:p>
      <text:p text:style-name="P1">( 36/0.028/2.35)</text:p>
      <text:p text:style-name="P1">( 37/0.026/2.17)</text:p>
      <text:p text:style-name="P1">( 38/0.024/2.69)</text:p>
      <text:p text:style-name="P1">( 39/0.022/2.00)</text:p>
      <text:p text:style-name="P1">( 40/0.020/2.25)</text:p>
      <text:p text:style-name="P1">( 41/0.018/2.20)</text:p>
      <text:p text:style-name="P1">( 42/0.016/2.04)</text:p>
      <text:p text:style-name="P1">( 43/0.014/2.38)</text:p>
      <text:p text:style-name="P1">( 44/0.012/2.16)</text:p>
      <text:p text:style-name="P1">( 45/0.010/1.93)</text:p>
      <text:p text:style-name="P1"><text:soft-page-break/>( 46/0.008/2.28)</text:p>
      <text:p text:style-name="P1">( 47/0.006/1.90)</text:p>
      <text:p text:style-name="P1">( 48/0.004/2.01)</text:p>
      <text:p text:style-name="P1">( 49/0.002/2.21)</text:p>
      <text:p text:style-name="P1">( 50/0.000/2.28) ~~~ bound:0.949 &gt; loss:0.741 ~~~ prec:0.999 <text:s/>rec:0.090 ~~~ norm W=3.48 ~~~ min activity:0.271 ~~~ #useless bits:0 ~~~ #nonzero-grad:3.1</text:p>
      <text:p text:style-name="P1">test set: prec(rho&lt;=3): 0.996 ~~~ recall(rho&lt;=3): 0.0624 ~~~ ap: 0.77997</text:p>
      <text:p text:style-name="P1">Mean AP over final 1 step(s): 0.780 <text:s text:c="24"/></text:p>
      <text:p text:style-name="P1">main [3 / 3]</text:p>
      <text:p text:style-name="P1">Creating kulis-main dataset ... done</text:p>
      <text:p text:style-name="P1">[nb = 10]</text:p>
      <text:p text:style-name="P1">( <text:s/>1/0.100/1.05)</text:p>
      <text:p text:style-name="P1">( <text:s/>2/0.100/0.89)</text:p>
      <text:p text:style-name="P1">( <text:s/>3/0.100/0.92)</text:p>
      <text:p text:style-name="P1">( <text:s/>4/0.100/0.90)</text:p>
      <text:p text:style-name="P1">( <text:s/>5/0.100/0.91)</text:p>
      <text:p text:style-name="P1">( <text:s/>6/0.100/0.82)</text:p>
      <text:p text:style-name="P1">( <text:s/>7/0.100/1.05)</text:p>
      <text:p text:style-name="P1">( <text:s/>8/0.100/1.10)</text:p>
      <text:p text:style-name="P1">( <text:s/>9/0.100/0.91)</text:p>
      <text:p text:style-name="P1">( 10/0.100/0.97)</text:p>
      <text:p text:style-name="P1">( 11/0.100/0.86)</text:p>
      <text:p text:style-name="P1">( 12/0.100/0.93)</text:p>
      <text:p text:style-name="P1">( 13/0.100/0.94)</text:p>
      <text:p text:style-name="P1">( 14/0.100/1.01)</text:p>
      <text:p text:style-name="P1">( 15/0.100/0.89)</text:p>
      <text:p text:style-name="P1">( 16/0.100/0.95)</text:p>
      <text:p text:style-name="P1">( 17/0.100/0.91)</text:p>
      <text:p text:style-name="P1">( 18/0.100/0.92)</text:p>
      <text:p text:style-name="P1">( 19/0.100/1.07)</text:p>
      <text:p text:style-name="P1">( 20/0.100/0.81)</text:p>
      <text:p text:style-name="P1">( 21/0.100/0.87)</text:p>
      <text:p text:style-name="P1">( 22/0.100/0.99)</text:p>
      <text:p text:style-name="P1">( 23/0.100/0.89)</text:p>
      <text:p text:style-name="P1">( 24/0.100/0.93)</text:p>
      <text:p text:style-name="P1">shrink_w: 1e-02 <text:s text:c="2"/>--&gt; ap:0.405</text:p>
      <text:p text:style-name="P1">( <text:s/>1/0.100/1.05)</text:p>
      <text:p text:style-name="P1">( <text:s/>2/0.100/0.90)</text:p>
      <text:p text:style-name="P1">( <text:s/>3/0.100/0.88)</text:p>
      <text:p text:style-name="P1">( <text:s/>4/0.100/0.86)</text:p>
      <text:p text:style-name="P1">( <text:s/>5/0.100/1.57)</text:p>
      <text:p text:style-name="P1">( <text:s/>6/0.100/0.84)</text:p>
      <text:p text:style-name="P1">( <text:s/>7/0.100/0.90)</text:p>
      <text:p text:style-name="P1">( <text:s/>8/0.100/0.87)</text:p>
      <text:p text:style-name="P1">( <text:s/>9/0.100/0.97)</text:p>
      <text:p text:style-name="P1">( 10/0.100/0.85)</text:p>
      <text:p text:style-name="P1">( 11/0.100/0.99)</text:p>
      <text:p text:style-name="P1">( 12/0.100/0.92)</text:p>
      <text:p text:style-name="P1">( 13/0.100/0.87)</text:p>
      <text:p text:style-name="P1">( 14/0.100/0.90)</text:p>
      <text:p text:style-name="P1">( 15/0.100/0.94)</text:p>
      <text:p text:style-name="P1">( 16/0.100/0.94)</text:p>
      <text:p text:style-name="P1"><text:soft-page-break/>( 17/0.100/1.06)</text:p>
      <text:p text:style-name="P1">( 18/0.100/0.84)</text:p>
      <text:p text:style-name="P1">( 19/0.100/1.00)</text:p>
      <text:p text:style-name="P1">( 20/0.100/0.90)</text:p>
      <text:p text:style-name="P1">( 21/0.100/0.86)</text:p>
      <text:p text:style-name="P1">( 22/0.100/0.92)</text:p>
      <text:p text:style-name="P1">( 23/0.100/0.90)</text:p>
      <text:p text:style-name="P1">( 24/0.100/0.89)</text:p>
      <text:p text:style-name="P1">shrink_w: 1e-03 <text:s text:c="2"/>--&gt; ap:0.393</text:p>
      <text:p text:style-name="P1">( <text:s/>1/0.100/0.96)</text:p>
      <text:p text:style-name="P1">( <text:s/>2/0.100/0.91)</text:p>
      <text:p text:style-name="P1">( <text:s/>3/0.100/0.98)</text:p>
      <text:p text:style-name="P1">( <text:s/>4/0.100/0.93)</text:p>
      <text:p text:style-name="P1">( <text:s/>5/0.100/0.93)</text:p>
      <text:p text:style-name="P1">( <text:s/>6/0.100/0.93)</text:p>
      <text:p text:style-name="P1">( <text:s/>7/0.100/0.93)</text:p>
      <text:p text:style-name="P1">( <text:s/>8/0.100/0.85)</text:p>
      <text:p text:style-name="P1">( <text:s/>9/0.100/0.98)</text:p>
      <text:p text:style-name="P1">( 10/0.100/0.94)</text:p>
      <text:p text:style-name="P1">( 11/0.100/0.85)</text:p>
      <text:p text:style-name="P1">( 12/0.100/0.94)</text:p>
      <text:p text:style-name="P1">( 13/0.100/1.47)</text:p>
      <text:p text:style-name="P1">( 14/0.100/0.87)</text:p>
      <text:p text:style-name="P1">( 15/0.100/0.86)</text:p>
      <text:p text:style-name="P1">( 16/0.100/0.83)</text:p>
      <text:p text:style-name="P1">( 17/0.100/1.00)</text:p>
      <text:p text:style-name="P1">( 18/0.100/0.91)</text:p>
      <text:p text:style-name="P1">( 19/0.100/0.97)</text:p>
      <text:p text:style-name="P1">( 20/0.100/0.83)</text:p>
      <text:p text:style-name="P1">( 21/0.100/0.90)</text:p>
      <text:p text:style-name="P1">( 22/0.100/0.94)</text:p>
      <text:p text:style-name="P1">( 23/0.100/0.88)</text:p>
      <text:p text:style-name="P1">( 24/0.100/0.97)</text:p>
      <text:p text:style-name="P1">shrink_w: 1e-04 <text:s text:c="2"/>--&gt; ap:0.348</text:p>
      <text:p text:style-name="P1">( <text:s/>1/0.100/0.94)</text:p>
      <text:p text:style-name="P1">( <text:s/>2/0.100/0.94)</text:p>
      <text:p text:style-name="P1">( <text:s/>3/0.100/0.85)</text:p>
      <text:p text:style-name="P1">( <text:s/>4/0.100/1.03)</text:p>
      <text:p text:style-name="P1">( <text:s/>5/0.100/0.89)</text:p>
      <text:p text:style-name="P1">( <text:s/>6/0.100/0.86)</text:p>
      <text:p text:style-name="P1">( <text:s/>7/0.100/0.94)</text:p>
      <text:p text:style-name="P1">( <text:s/>8/0.100/0.84)</text:p>
      <text:p text:style-name="P1">( <text:s/>9/0.100/0.93)</text:p>
      <text:p text:style-name="P1">( 10/0.100/0.91)</text:p>
      <text:p text:style-name="P1">( 11/0.100/0.97)</text:p>
      <text:p text:style-name="P1">( 12/0.100/0.90)</text:p>
      <text:p text:style-name="P1">( 13/0.100/0.88)</text:p>
      <text:p text:style-name="P1">( 14/0.100/0.83)</text:p>
      <text:p text:style-name="P1">( 15/0.100/0.90)</text:p>
      <text:p text:style-name="P1">( 16/0.100/0.94)</text:p>
      <text:p text:style-name="P1">( 17/0.100/1.08)</text:p>
      <text:p text:style-name="P1">( 18/0.100/0.79)</text:p>
      <text:p text:style-name="P1"><text:soft-page-break/>( 19/0.100/0.88)</text:p>
      <text:p text:style-name="P1">( 20/0.100/0.85)</text:p>
      <text:p text:style-name="P1">( 21/0.100/1.63)</text:p>
      <text:p text:style-name="P1">( 22/0.100/0.90)</text:p>
      <text:p text:style-name="P1">( 23/0.100/0.83)</text:p>
      <text:p text:style-name="P1">( 24/0.100/0.83)</text:p>
      <text:p text:style-name="P1">shrink_w: 1e-05 <text:s text:c="2"/>--&gt; ap:0.373</text:p>
      <text:p text:style-name="P1"/>
      <text:p text:style-name="P1">data = </text:p>
      <text:p text:style-name="P1"/>
      <text:p text:style-name="P1"><text:s text:c="13"/>MODE: 'kulis - main'</text:p>
      <text:p text:style-name="P1"><text:s text:c="4"/>avgNNeighbors: 50</text:p>
      <text:p text:style-name="P1"><text:s text:c="8"/>Xtraining: [40x1000 double]</text:p>
      <text:p text:style-name="P1"><text:s text:c="12"/>Xtest: [40x3000 double]</text:p>
      <text:p text:style-name="P1"><text:s text:c="8"/>Straining: [1000x1000 logical]</text:p>
      <text:p text:style-name="P1"><text:s text:c="4"/>StestTraining: [3000x1000 logical]</text:p>
      <text:p text:style-name="P1"><text:s text:c="8"/>Ntraining: 1000</text:p>
      <text:p text:style-name="P1"><text:s text:c="12"/>Ntest: 3000</text:p>
      <text:p text:style-name="P1"><text:s text:c="7"/>threshDist: 1.0138</text:p>
      <text:p text:style-name="P1"><text:s text:c="8"/>Dtraining: [1000x1000 double]</text:p>
      <text:p text:style-name="P1"><text:s text:c="4"/>DtestTraining: [3000x1000 double]</text:p>
      <text:p text:style-name="P1"><text:s text:c="8"/>princComp: [512x40 double]</text:p>
      <text:p text:style-name="P1"/>
      <text:p text:style-name="P1">---------------------------</text:p>
      <text:p text:style-name="P1">nb = 10</text:p>
      <text:p text:style-name="P1">losstype = 'hinge'</text:p>
      <text:p text:style-name="P1">- loss rho = 3</text:p>
      <text:p text:style-name="P1">- loss lambda = 0.000</text:p>
      <text:p text:style-name="P1">zero offset = yes</text:p>
      <text:p text:style-name="P1">weight decay = '1e-02'</text:p>
      <text:p text:style-name="P1">trainset = 'trainval'</text:p>
      <text:p text:style-name="P1">max iter = 50</text:p>
      <text:p text:style-name="P1">init eta = 1.0e-01</text:p>
      <text:p text:style-name="P1">shrink eta = yes</text:p>
      <text:p text:style-name="P1">size mini-batches = 100</text:p>
      <text:p text:style-name="P1">momentum = '0.90'</text:p>
      <text:p text:style-name="P1">validation during / after training = 0 / 1 times</text:p>
      <text:p text:style-name="P1">---------------------------</text:p>
      <text:p text:style-name="P1">test set: prec(rho&lt;=3): 0.183 ~~~ recall(rho&lt;=3): 0.7510 ~~~ ap: 0.25827</text:p>
      <text:p text:style-name="P1">norm W=1.96</text:p>
      <text:p text:style-name="P1">( <text:s/>1/0.098/1.09)</text:p>
      <text:p text:style-name="P1">( <text:s/>2/0.096/1.05)</text:p>
      <text:p text:style-name="P1">( <text:s/>3/0.094/1.16)</text:p>
      <text:p text:style-name="P1">( <text:s/>4/0.092/1.25)</text:p>
      <text:p text:style-name="P1">( <text:s/>5/0.090/1.30)</text:p>
      <text:p text:style-name="P1">( <text:s/>6/0.088/1.33)</text:p>
      <text:p text:style-name="P1">( <text:s/>7/0.086/1.18)</text:p>
      <text:p text:style-name="P1">( <text:s/>8/0.084/1.09)</text:p>
      <text:p text:style-name="P1">( <text:s/>9/0.082/1.18)</text:p>
      <text:p text:style-name="P1">( 10/0.080/1.11)</text:p>
      <text:p text:style-name="P1">( 11/0.078/1.04)</text:p>
      <text:p text:style-name="P1">( 12/0.076/1.04)</text:p>
      <text:p text:style-name="P1"><text:soft-page-break/>( 13/0.074/1.11)</text:p>
      <text:p text:style-name="P1">( 14/0.072/1.13)</text:p>
      <text:p text:style-name="P1">( 15/0.070/1.04)</text:p>
      <text:p text:style-name="P1">( 16/0.068/1.20)</text:p>
      <text:p text:style-name="P1">( 17/0.066/1.06)</text:p>
      <text:p text:style-name="P1">( 18/0.064/1.10)</text:p>
      <text:p text:style-name="P1">( 19/0.062/1.18)</text:p>
      <text:p text:style-name="P1">( 20/0.060/1.11)</text:p>
      <text:p text:style-name="P1">( 21/0.058/1.22)</text:p>
      <text:p text:style-name="P1">( 22/0.056/1.09)</text:p>
      <text:p text:style-name="P1">( 23/0.054/1.13)</text:p>
      <text:p text:style-name="P1">( 24/0.052/1.70)</text:p>
      <text:p text:style-name="P1">( 25/0.050/1.13) ~~~ bound:12.941 &gt; loss:6.546 ~~~ prec:0.244 <text:s/>rec:0.905 ~~~ norm W=3.46 ~~~ min activity:0.436 ~~~ #useless bits:0 ~~~ #nonzero-grad:27.9</text:p>
      <text:p text:style-name="P1">( 26/0.048/1.11)</text:p>
      <text:p text:style-name="P1">( 27/0.046/1.09)</text:p>
      <text:p text:style-name="P1">( 28/0.044/1.04)</text:p>
      <text:p text:style-name="P1">( 29/0.042/1.13)</text:p>
      <text:p text:style-name="P1">( 30/0.040/1.17)</text:p>
      <text:p text:style-name="P1">( 31/0.038/1.04)</text:p>
      <text:p text:style-name="P1">( 32/0.036/1.16)</text:p>
      <text:p text:style-name="P1">( 33/0.034/1.15)</text:p>
      <text:p text:style-name="P1">( 34/0.032/1.11)</text:p>
      <text:p text:style-name="P1">( 35/0.030/1.18)</text:p>
      <text:p text:style-name="P1">( 36/0.028/1.08)</text:p>
      <text:p text:style-name="P1">( 37/0.026/1.09)</text:p>
      <text:p text:style-name="P1">( 38/0.024/1.08)</text:p>
      <text:p text:style-name="P1">( 39/0.022/1.09)</text:p>
      <text:p text:style-name="P1">( 40/0.020/1.11)</text:p>
      <text:p text:style-name="P1">( 41/0.018/1.07)</text:p>
      <text:p text:style-name="P1">( 42/0.016/1.21)</text:p>
      <text:p text:style-name="P1">( 43/0.014/1.09)</text:p>
      <text:p text:style-name="P1">( 44/0.012/1.08)</text:p>
      <text:p text:style-name="P1">( 45/0.010/1.11)</text:p>
      <text:p text:style-name="P1">( 46/0.008/1.09)</text:p>
      <text:p text:style-name="P1">( 47/0.006/1.27)</text:p>
      <text:p text:style-name="P1">( 48/0.004/1.14)</text:p>
      <text:p text:style-name="P1">( 49/0.002/1.15)</text:p>
      <text:p text:style-name="P1">( 50/0.000/1.91) ~~~ bound:12.415 &gt; loss:6.408 ~~~ prec:0.246 <text:s/>rec:0.905 ~~~ norm W=3.42 ~~~ min activity:0.435 ~~~ #useless bits:0 ~~~ #nonzero-grad:27.6</text:p>
      <text:p text:style-name="P1">test set: prec(rho&lt;=3): 0.235 ~~~ recall(rho&lt;=3): 0.8944 ~~~ ap: 0.40067</text:p>
      <text:p text:style-name="P1">Mean AP over final 1 step(s): 0.401 <text:s text:c="24"/></text:p>
      <text:p text:style-name="P1">[nb = 15]</text:p>
      <text:p text:style-name="P1">( <text:s/>1/0.100/0.95)</text:p>
      <text:p text:style-name="P1">( <text:s/>2/0.100/0.96)</text:p>
      <text:p text:style-name="P1">( <text:s/>3/0.100/0.94)</text:p>
      <text:p text:style-name="P1">( <text:s/>4/0.100/0.94)</text:p>
      <text:p text:style-name="P1">( <text:s/>5/0.100/1.09)</text:p>
      <text:p text:style-name="P1">( <text:s/>6/0.100/0.92)</text:p>
      <text:p text:style-name="P1">( <text:s/>7/0.100/0.98)</text:p>
      <text:p text:style-name="P1">( <text:s/>8/0.100/0.95)</text:p>
      <text:p text:style-name="P1">( <text:s/>9/0.100/1.09)</text:p>
      <text:p text:style-name="P1"><text:soft-page-break/>( 10/0.100/1.20)</text:p>
      <text:p text:style-name="P1">( 11/0.100/1.00)</text:p>
      <text:p text:style-name="P1">( 12/0.100/0.96)</text:p>
      <text:p text:style-name="P1">( 13/0.100/0.96)</text:p>
      <text:p text:style-name="P1">( 14/0.100/1.00)</text:p>
      <text:p text:style-name="P1">( 15/0.100/1.11)</text:p>
      <text:p text:style-name="P1">( 16/0.100/0.98)</text:p>
      <text:p text:style-name="P1">( 17/0.100/0.93)</text:p>
      <text:p text:style-name="P1">( 18/0.100/0.96)</text:p>
      <text:p text:style-name="P1">( 19/0.100/0.91)</text:p>
      <text:p text:style-name="P1">( 20/0.100/0.94)</text:p>
      <text:p text:style-name="P1">( 21/0.100/1.06)</text:p>
      <text:p text:style-name="P1">( 22/0.100/0.91)</text:p>
      <text:p text:style-name="P1">( 23/0.100/1.01)</text:p>
      <text:p text:style-name="P1">( 24/0.100/0.98)</text:p>
      <text:p text:style-name="P1">shrink_w: 1e-02 <text:s text:c="2"/>--&gt; ap:0.582</text:p>
      <text:p text:style-name="P1">( <text:s/>1/0.100/1.07)</text:p>
      <text:p text:style-name="P1">( <text:s/>2/0.100/1.11)</text:p>
      <text:p text:style-name="P1">( <text:s/>3/0.100/1.04)</text:p>
      <text:p text:style-name="P1">( <text:s/>4/0.100/0.94)</text:p>
      <text:p text:style-name="P1">( <text:s/>5/0.100/1.67)</text:p>
      <text:p text:style-name="P1">( <text:s/>6/0.100/0.99)</text:p>
      <text:p text:style-name="P1">( <text:s/>7/0.100/0.95)</text:p>
      <text:p text:style-name="P1">( <text:s/>8/0.100/0.98)</text:p>
      <text:p text:style-name="P1">( <text:s/>9/0.100/0.93)</text:p>
      <text:p text:style-name="P1">( 10/0.100/0.93)</text:p>
      <text:p text:style-name="P1">( 11/0.100/1.14)</text:p>
      <text:p text:style-name="P1">( 12/0.100/0.93)</text:p>
      <text:p text:style-name="P1">( 13/0.100/0.97)</text:p>
      <text:p text:style-name="P1">( 14/0.100/1.00)</text:p>
      <text:p text:style-name="P1">( 15/0.100/1.05)</text:p>
      <text:p text:style-name="P1">( 16/0.100/1.18)</text:p>
      <text:p text:style-name="P1">( 17/0.100/0.96)</text:p>
      <text:p text:style-name="P1">( 18/0.100/0.96)</text:p>
      <text:p text:style-name="P1">( 19/0.100/0.89)</text:p>
      <text:p text:style-name="P1">( 20/0.100/0.90)</text:p>
      <text:p text:style-name="P1">( 21/0.100/0.90)</text:p>
      <text:p text:style-name="P1">( 22/0.100/0.88)</text:p>
      <text:p text:style-name="P1">( 23/0.100/1.02)</text:p>
      <text:p text:style-name="P1">( 24/0.100/0.86)</text:p>
      <text:p text:style-name="P1">shrink_w: 1e-03 <text:s text:c="2"/>--&gt; ap:0.593</text:p>
      <text:p text:style-name="P1">( <text:s/>1/0.100/0.95)</text:p>
      <text:p text:style-name="P1">( <text:s/>2/0.100/0.99)</text:p>
      <text:p text:style-name="P1">( <text:s/>3/0.100/0.91)</text:p>
      <text:p text:style-name="P1">( <text:s/>4/0.100/0.99)</text:p>
      <text:p text:style-name="P1">( <text:s/>5/0.100/0.89)</text:p>
      <text:p text:style-name="P1">( <text:s/>6/0.100/1.08)</text:p>
      <text:p text:style-name="P1">( <text:s/>7/0.100/0.89)</text:p>
      <text:p text:style-name="P1">( <text:s/>8/0.100/1.11)</text:p>
      <text:p text:style-name="P1">( <text:s/>9/0.100/0.89)</text:p>
      <text:p text:style-name="P1">( 10/0.100/0.97)</text:p>
      <text:p text:style-name="P1">( 11/0.100/0.94)</text:p>
      <text:p text:style-name="P1"><text:soft-page-break/>( 12/0.100/1.64)</text:p>
      <text:p text:style-name="P1">( 13/0.100/0.91)</text:p>
      <text:p text:style-name="P1">( 14/0.100/0.93)</text:p>
      <text:p text:style-name="P1">( 15/0.100/0.86)</text:p>
      <text:p text:style-name="P1">( 16/0.100/0.96)</text:p>
      <text:p text:style-name="P1">( 17/0.100/0.94)</text:p>
      <text:p text:style-name="P1">( 18/0.100/0.97)</text:p>
      <text:p text:style-name="P1">( 19/0.100/1.02)</text:p>
      <text:p text:style-name="P1">( 20/0.100/0.91)</text:p>
      <text:p text:style-name="P1">( 21/0.100/0.95)</text:p>
      <text:p text:style-name="P1">( 22/0.100/1.09)</text:p>
      <text:p text:style-name="P1">( 23/0.100/1.13)</text:p>
      <text:p text:style-name="P1">( 24/0.100/0.89)</text:p>
      <text:p text:style-name="P1">shrink_w: 1e-04 <text:s text:c="2"/>--&gt; ap:0.546</text:p>
      <text:p text:style-name="P1">( <text:s/>1/0.100/1.07)</text:p>
      <text:p text:style-name="P1">( <text:s/>2/0.100/1.18)</text:p>
      <text:p text:style-name="P1">( <text:s/>3/0.100/0.96)</text:p>
      <text:p text:style-name="P1">( <text:s/>4/0.100/0.97)</text:p>
      <text:p text:style-name="P1">( <text:s/>5/0.100/0.89)</text:p>
      <text:p text:style-name="P1">( <text:s/>6/0.100/1.04)</text:p>
      <text:p text:style-name="P1">( <text:s/>7/0.100/0.94)</text:p>
      <text:p text:style-name="P1">( <text:s/>8/0.100/0.88)</text:p>
      <text:p text:style-name="P1">( <text:s/>9/0.100/0.96)</text:p>
      <text:p text:style-name="P1">( 10/0.100/0.95)</text:p>
      <text:p text:style-name="P1">( 11/0.100/1.03)</text:p>
      <text:p text:style-name="P1">( 12/0.100/0.90)</text:p>
      <text:p text:style-name="P1">( 13/0.100/1.03)</text:p>
      <text:p text:style-name="P1">( 14/0.100/1.06)</text:p>
      <text:p text:style-name="P1">( 15/0.100/0.91)</text:p>
      <text:p text:style-name="P1">( 16/0.100/0.96)</text:p>
      <text:p text:style-name="P1">( 17/0.100/1.34)</text:p>
      <text:p text:style-name="P1">( 18/0.100/1.27)</text:p>
      <text:p text:style-name="P1">( 19/0.100/0.92)</text:p>
      <text:p text:style-name="P1">( 20/0.100/1.07)</text:p>
      <text:p text:style-name="P1">( 21/0.100/0.98)</text:p>
      <text:p text:style-name="P1">( 22/0.100/1.02)</text:p>
      <text:p text:style-name="P1">( 23/0.100/1.11)</text:p>
      <text:p text:style-name="P1">( 24/0.100/0.99)</text:p>
      <text:p text:style-name="P1">shrink_w: 1e-05 <text:s text:c="2"/>--&gt; ap:0.552</text:p>
      <text:p text:style-name="P1"/>
      <text:p text:style-name="P1">data = </text:p>
      <text:p text:style-name="P1"/>
      <text:p text:style-name="P1"><text:s text:c="13"/>MODE: 'kulis - main'</text:p>
      <text:p text:style-name="P1"><text:s text:c="4"/>avgNNeighbors: 50</text:p>
      <text:p text:style-name="P1"><text:s text:c="8"/>Xtraining: [40x1000 double]</text:p>
      <text:p text:style-name="P1"><text:s text:c="12"/>Xtest: [40x3000 double]</text:p>
      <text:p text:style-name="P1"><text:s text:c="8"/>Straining: [1000x1000 logical]</text:p>
      <text:p text:style-name="P1"><text:s text:c="4"/>StestTraining: [3000x1000 logical]</text:p>
      <text:p text:style-name="P1"><text:s text:c="8"/>Ntraining: 1000</text:p>
      <text:p text:style-name="P1"><text:s text:c="12"/>Ntest: 3000</text:p>
      <text:p text:style-name="P1"><text:s text:c="7"/>threshDist: 1.0138</text:p>
      <text:p text:style-name="P1"><text:s text:c="8"/>Dtraining: [1000x1000 double]</text:p>
      <text:p text:style-name="P1"><text:soft-page-break/><text:s text:c="4"/>DtestTraining: [3000x1000 double]</text:p>
      <text:p text:style-name="P1"><text:s text:c="8"/>princComp: [512x40 double]</text:p>
      <text:p text:style-name="P1"/>
      <text:p text:style-name="P1">---------------------------</text:p>
      <text:p text:style-name="P1">nb = 15</text:p>
      <text:p text:style-name="P1">losstype = 'hinge'</text:p>
      <text:p text:style-name="P1">- loss rho = 3</text:p>
      <text:p text:style-name="P1">- loss lambda = 0.000</text:p>
      <text:p text:style-name="P1">zero offset = yes</text:p>
      <text:p text:style-name="P1">weight decay = '1e-03'</text:p>
      <text:p text:style-name="P1">trainset = 'trainval'</text:p>
      <text:p text:style-name="P1">max iter = 50</text:p>
      <text:p text:style-name="P1">init eta = 1.0e-01</text:p>
      <text:p text:style-name="P1">shrink eta = yes</text:p>
      <text:p text:style-name="P1">size mini-batches = 100</text:p>
      <text:p text:style-name="P1">momentum = '0.90'</text:p>
      <text:p text:style-name="P1">validation during / after training = 0 / 1 times</text:p>
      <text:p text:style-name="P1">---------------------------</text:p>
      <text:p text:style-name="P1">test set: prec(rho&lt;=3): 0.385 ~~~ recall(rho&lt;=3): 0.3958 ~~~ ap: 0.34774</text:p>
      <text:p text:style-name="P1">norm W=2.42</text:p>
      <text:p text:style-name="P1">( <text:s/>1/0.098/1.43)</text:p>
      <text:p text:style-name="P1">( <text:s/>2/0.096/1.20)</text:p>
      <text:p text:style-name="P1">( <text:s/>3/0.094/1.18)</text:p>
      <text:p text:style-name="P1">( <text:s/>4/0.092/1.15)</text:p>
      <text:p text:style-name="P1">( <text:s/>5/0.090/1.14)</text:p>
      <text:p text:style-name="P1">( <text:s/>6/0.088/1.19)</text:p>
      <text:p text:style-name="P1">( <text:s/>7/0.086/1.15)</text:p>
      <text:p text:style-name="P1">( <text:s/>8/0.084/1.33)</text:p>
      <text:p text:style-name="P1">( <text:s/>9/0.082/1.14)</text:p>
      <text:p text:style-name="P1">( 10/0.080/1.15)</text:p>
      <text:p text:style-name="P1">( 11/0.078/1.12)</text:p>
      <text:p text:style-name="P1">( 12/0.076/1.21)</text:p>
      <text:p text:style-name="P1">( 13/0.074/1.21)</text:p>
      <text:p text:style-name="P1">( 14/0.072/1.13)</text:p>
      <text:p text:style-name="P1">( 15/0.070/1.23)</text:p>
      <text:p text:style-name="P1">( 16/0.068/1.14)</text:p>
      <text:p text:style-name="P1">( 17/0.066/1.17)</text:p>
      <text:p text:style-name="P1">( 18/0.064/1.19)</text:p>
      <text:p text:style-name="P1">( 19/0.062/1.86)</text:p>
      <text:p text:style-name="P1">( 20/0.060/1.22)</text:p>
      <text:p text:style-name="P1">( 21/0.058/1.22)</text:p>
      <text:p text:style-name="P1">( 22/0.056/1.14)</text:p>
      <text:p text:style-name="P1">( 23/0.054/1.19)</text:p>
      <text:p text:style-name="P1">( 24/0.052/1.28)</text:p>
      <text:p text:style-name="P1">( 25/0.050/1.13) ~~~ bound:2.857 &gt; loss:1.354 ~~~ prec:0.601 <text:s/>rec:0.513 ~~~ norm W=5.89 ~~~ min activity:0.390 ~~~ #useless bits:0 ~~~ #nonzero-grad:8.5</text:p>
      <text:p text:style-name="P1">( 26/0.048/1.17)</text:p>
      <text:p text:style-name="P1">( 27/0.046/1.35)</text:p>
      <text:p text:style-name="P1">( 28/0.044/1.15)</text:p>
      <text:p text:style-name="P1">( 29/0.042/1.25)</text:p>
      <text:p text:style-name="P1">( 30/0.040/1.14)</text:p>
      <text:p text:style-name="P1">( 31/0.038/1.17)</text:p>
      <text:p text:style-name="P1"><text:soft-page-break/>( 32/0.036/1.19)</text:p>
      <text:p text:style-name="P1">( 33/0.034/1.12)</text:p>
      <text:p text:style-name="P1">( 34/0.032/1.18)</text:p>
      <text:p text:style-name="P1">( 35/0.030/1.27)</text:p>
      <text:p text:style-name="P1">( 36/0.028/1.49)</text:p>
      <text:p text:style-name="P1">( 37/0.026/1.19)</text:p>
      <text:p text:style-name="P1">( 38/0.024/1.26)</text:p>
      <text:p text:style-name="P1">( 39/0.022/1.27)</text:p>
      <text:p text:style-name="P1">( 40/0.020/1.21)</text:p>
      <text:p text:style-name="P1">( 41/0.018/1.17)</text:p>
      <text:p text:style-name="P1">( 42/0.016/1.15)</text:p>
      <text:p text:style-name="P1">( 43/0.014/1.77)</text:p>
      <text:p text:style-name="P1">( 44/0.012/1.31)</text:p>
      <text:p text:style-name="P1">( 45/0.010/1.10)</text:p>
      <text:p text:style-name="P1">( 46/0.008/1.14)</text:p>
      <text:p text:style-name="P1">( 47/0.006/1.19)</text:p>
      <text:p text:style-name="P1">( 48/0.004/1.15)</text:p>
      <text:p text:style-name="P1">( 49/0.002/1.12)</text:p>
      <text:p text:style-name="P1">( 50/0.000/1.19) ~~~ bound:2.651 &gt; loss:1.326 ~~~ prec:0.610 <text:s/>rec:0.505 ~~~ norm W=5.80 ~~~ min activity:0.395 ~~~ #useless bits:0 ~~~ #nonzero-grad:7.9</text:p>
      <text:p text:style-name="P1">test set: prec(rho&lt;=3): 0.569 ~~~ recall(rho&lt;=3): 0.4832 ~~~ ap: 0.54061</text:p>
      <text:p text:style-name="P1">Mean AP over final 1 step(s): 0.541 <text:s text:c="24"/></text:p>
      <text:p text:style-name="P1">[nb = 20]</text:p>
      <text:p text:style-name="P1">( <text:s/>1/0.100/0.97)</text:p>
      <text:p text:style-name="P1">( <text:s/>2/0.100/1.14)</text:p>
      <text:p text:style-name="P1">( <text:s/>3/0.100/1.02)</text:p>
      <text:p text:style-name="P1">( <text:s/>4/0.100/1.14)</text:p>
      <text:p text:style-name="P1">( <text:s/>5/0.100/1.06)</text:p>
      <text:p text:style-name="P1">( <text:s/>6/0.100/1.07)</text:p>
      <text:p text:style-name="P1">( <text:s/>7/0.100/1.01)</text:p>
      <text:p text:style-name="P1">( <text:s/>8/0.100/1.03)</text:p>
      <text:p text:style-name="P1">( <text:s/>9/0.100/1.03)</text:p>
      <text:p text:style-name="P1">( 10/0.100/1.04)</text:p>
      <text:p text:style-name="P1">( 11/0.100/1.20)</text:p>
      <text:p text:style-name="P1">( 12/0.100/1.13)</text:p>
      <text:p text:style-name="P1">( 13/0.100/1.09)</text:p>
      <text:p text:style-name="P1">( 14/0.100/0.93)</text:p>
      <text:p text:style-name="P1">( 15/0.100/1.06)</text:p>
      <text:p text:style-name="P1">( 16/0.100/1.15)</text:p>
      <text:p text:style-name="P1">( 17/0.100/1.07)</text:p>
      <text:p text:style-name="P1">( 18/0.100/1.06)</text:p>
      <text:p text:style-name="P1">( 19/0.100/1.00)</text:p>
      <text:p text:style-name="P1">( 20/0.100/1.64)</text:p>
      <text:p text:style-name="P1">( 21/0.100/1.06)</text:p>
      <text:p text:style-name="P1">( 22/0.100/1.02)</text:p>
      <text:p text:style-name="P1">( 23/0.100/0.95)</text:p>
      <text:p text:style-name="P1">( 24/0.100/1.09)</text:p>
      <text:p text:style-name="P1">shrink_w: 1e-02 <text:s text:c="2"/>--&gt; ap:0.646</text:p>
      <text:p text:style-name="P1">( <text:s/>1/0.100/0.98)</text:p>
      <text:p text:style-name="P1">( <text:s/>2/0.100/1.04)</text:p>
      <text:p text:style-name="P1">( <text:s/>3/0.100/0.97)</text:p>
      <text:p text:style-name="P1">( <text:s/>4/0.100/1.01)</text:p>
      <text:p text:style-name="P1"><text:soft-page-break/>( <text:s/>5/0.100/1.17)</text:p>
      <text:p text:style-name="P1">( <text:s/>6/0.100/1.11)</text:p>
      <text:p text:style-name="P1">( <text:s/>7/0.100/1.09)</text:p>
      <text:p text:style-name="P1">( <text:s/>8/0.100/1.14)</text:p>
      <text:p text:style-name="P1">( <text:s/>9/0.100/1.01)</text:p>
      <text:p text:style-name="P1">( 10/0.100/1.04)</text:p>
      <text:p text:style-name="P1">( 11/0.100/0.96)</text:p>
      <text:p text:style-name="P1">( 12/0.100/1.05)</text:p>
      <text:p text:style-name="P1">( 13/0.100/0.99)</text:p>
      <text:p text:style-name="P1">( 14/0.100/1.02)</text:p>
      <text:p text:style-name="P1">( 15/0.100/1.06)</text:p>
      <text:p text:style-name="P1">( 16/0.100/1.14)</text:p>
      <text:p text:style-name="P1">( 17/0.100/0.94)</text:p>
      <text:p text:style-name="P1">( 18/0.100/1.06)</text:p>
      <text:p text:style-name="P1">( 19/0.100/1.22)</text:p>
      <text:p text:style-name="P1">( 20/0.100/1.00)</text:p>
      <text:p text:style-name="P1">( 21/0.100/1.26)</text:p>
      <text:p text:style-name="P1">( 22/0.100/0.97)</text:p>
      <text:p text:style-name="P1">( 23/0.100/1.11)</text:p>
      <text:p text:style-name="P1">( 24/0.100/1.67)</text:p>
      <text:p text:style-name="P1">shrink_w: 1e-03 <text:s text:c="2"/>--&gt; ap:0.673</text:p>
      <text:p text:style-name="P1">( <text:s/>1/0.100/1.06)</text:p>
      <text:p text:style-name="P1">( <text:s/>2/0.100/1.04)</text:p>
      <text:p text:style-name="P1">( <text:s/>3/0.100/1.02)</text:p>
      <text:p text:style-name="P1">( <text:s/>4/0.100/1.12)</text:p>
      <text:p text:style-name="P1">( <text:s/>5/0.100/0.97)</text:p>
      <text:p text:style-name="P1">( <text:s/>6/0.100/0.98)</text:p>
      <text:p text:style-name="P1">( <text:s/>7/0.100/1.04)</text:p>
      <text:p text:style-name="P1">( <text:s/>8/0.100/1.07)</text:p>
      <text:p text:style-name="P1">( <text:s/>9/0.100/1.25)</text:p>
      <text:p text:style-name="P1">( 10/0.100/1.10)</text:p>
      <text:p text:style-name="P1">( 11/0.100/1.02)</text:p>
      <text:p text:style-name="P1">( 12/0.100/1.03)</text:p>
      <text:p text:style-name="P1">( 13/0.100/1.14)</text:p>
      <text:p text:style-name="P1">( 14/0.100/1.11)</text:p>
      <text:p text:style-name="P1">( 15/0.100/0.99)</text:p>
      <text:p text:style-name="P1">( 16/0.100/1.04)</text:p>
      <text:p text:style-name="P1">( 17/0.100/1.15)</text:p>
      <text:p text:style-name="P1">( 18/0.100/1.04)</text:p>
      <text:p text:style-name="P1">( 19/0.100/0.98)</text:p>
      <text:p text:style-name="P1">( 20/0.100/0.98)</text:p>
      <text:p text:style-name="P1">( 21/0.100/0.92)</text:p>
      <text:p text:style-name="P1">( 22/0.100/0.97)</text:p>
      <text:p text:style-name="P1">( 23/0.100/1.11)</text:p>
      <text:p text:style-name="P1">( 24/0.100/0.96)</text:p>
      <text:p text:style-name="P1">shrink_w: 1e-04 <text:s text:c="2"/>--&gt; ap:0.687</text:p>
      <text:p text:style-name="P1">( <text:s/>1/0.100/0.95)</text:p>
      <text:p text:style-name="P1">( <text:s/>2/0.100/1.00)</text:p>
      <text:p text:style-name="P1">( <text:s/>3/0.100/1.05)</text:p>
      <text:p text:style-name="P1">( <text:s/>4/0.100/1.71)</text:p>
      <text:p text:style-name="P1">( <text:s/>5/0.100/1.00)</text:p>
      <text:p text:style-name="P1">( <text:s/>6/0.100/1.08)</text:p>
      <text:p text:style-name="P1"><text:soft-page-break/>( <text:s/>7/0.100/1.06)</text:p>
      <text:p text:style-name="P1">( <text:s/>8/0.100/0.96)</text:p>
      <text:p text:style-name="P1">( <text:s/>9/0.100/0.95)</text:p>
      <text:p text:style-name="P1">( 10/0.100/1.09)</text:p>
      <text:p text:style-name="P1">( 11/0.100/0.97)</text:p>
      <text:p text:style-name="P1">( 12/0.100/1.07)</text:p>
      <text:p text:style-name="P1">( 13/0.100/1.12)</text:p>
      <text:p text:style-name="P1">( 14/0.100/1.03)</text:p>
      <text:p text:style-name="P1">( 15/0.100/1.08)</text:p>
      <text:p text:style-name="P1">( 16/0.100/0.99)</text:p>
      <text:p text:style-name="P1">( 17/0.100/0.94)</text:p>
      <text:p text:style-name="P1">( 18/0.100/1.08)</text:p>
      <text:p text:style-name="P1">( 19/0.100/0.99)</text:p>
      <text:p text:style-name="P1">( 20/0.100/1.07)</text:p>
      <text:p text:style-name="P1">( 21/0.100/1.02)</text:p>
      <text:p text:style-name="P1">( 22/0.100/1.12)</text:p>
      <text:p text:style-name="P1">( 23/0.100/1.01)</text:p>
      <text:p text:style-name="P1">( 24/0.100/0.98)</text:p>
      <text:p text:style-name="P1">shrink_w: 1e-05 <text:s text:c="2"/>--&gt; ap:0.644</text:p>
      <text:p text:style-name="P1"/>
      <text:p text:style-name="P1">data = </text:p>
      <text:p text:style-name="P1"/>
      <text:p text:style-name="P1"><text:s text:c="13"/>MODE: 'kulis - main'</text:p>
      <text:p text:style-name="P1"><text:s text:c="4"/>avgNNeighbors: 50</text:p>
      <text:p text:style-name="P1"><text:s text:c="8"/>Xtraining: [40x1000 double]</text:p>
      <text:p text:style-name="P1"><text:s text:c="12"/>Xtest: [40x3000 double]</text:p>
      <text:p text:style-name="P1"><text:s text:c="8"/>Straining: [1000x1000 logical]</text:p>
      <text:p text:style-name="P1"><text:s text:c="4"/>StestTraining: [3000x1000 logical]</text:p>
      <text:p text:style-name="P1"><text:s text:c="8"/>Ntraining: 1000</text:p>
      <text:p text:style-name="P1"><text:s text:c="12"/>Ntest: 3000</text:p>
      <text:p text:style-name="P1"><text:s text:c="7"/>threshDist: 1.0138</text:p>
      <text:p text:style-name="P1"><text:s text:c="8"/>Dtraining: [1000x1000 double]</text:p>
      <text:p text:style-name="P1"><text:s text:c="4"/>DtestTraining: [3000x1000 double]</text:p>
      <text:p text:style-name="P1"><text:s text:c="8"/>princComp: [512x40 double]</text:p>
      <text:p text:style-name="P1"/>
      <text:p text:style-name="P1">---------------------------</text:p>
      <text:p text:style-name="P1">nb = 20</text:p>
      <text:p text:style-name="P1">losstype = 'hinge'</text:p>
      <text:p text:style-name="P1">- loss rho = 3</text:p>
      <text:p text:style-name="P1">- loss lambda = 0.000</text:p>
      <text:p text:style-name="P1">zero offset = yes</text:p>
      <text:p text:style-name="P1">weight decay = '1e-04'</text:p>
      <text:p text:style-name="P1">trainset = 'trainval'</text:p>
      <text:p text:style-name="P1">max iter = 50</text:p>
      <text:p text:style-name="P1">init eta = 1.0e-01</text:p>
      <text:p text:style-name="P1">shrink eta = yes</text:p>
      <text:p text:style-name="P1">size mini-batches = 100</text:p>
      <text:p text:style-name="P1">momentum = '0.90'</text:p>
      <text:p text:style-name="P1">validation during / after training = 0 / 1 times</text:p>
      <text:p text:style-name="P1">---------------------------</text:p>
      <text:p text:style-name="P1">test set: prec(rho&lt;=3): 0.664 ~~~ recall(rho&lt;=3): 0.1596 ~~~ ap: 0.43653</text:p>
      <text:p text:style-name="P1">norm W=2.85</text:p>
      <text:p text:style-name="P1"><text:soft-page-break/>( <text:s/>1/0.098/1.42)</text:p>
      <text:p text:style-name="P1">( <text:s/>2/0.096/1.27)</text:p>
      <text:p text:style-name="P1">( <text:s/>3/0.094/1.23)</text:p>
      <text:p text:style-name="P1">( <text:s/>4/0.092/1.19)</text:p>
      <text:p text:style-name="P1">( <text:s/>5/0.090/1.29)</text:p>
      <text:p text:style-name="P1">( <text:s/>6/0.088/1.23)</text:p>
      <text:p text:style-name="P1">( <text:s/>7/0.086/1.84)</text:p>
      <text:p text:style-name="P1">( <text:s/>8/0.084/1.28)</text:p>
      <text:p text:style-name="P1">( <text:s/>9/0.082/1.20)</text:p>
      <text:p text:style-name="P1">( 10/0.080/1.31)</text:p>
      <text:p text:style-name="P1">( 11/0.078/1.19)</text:p>
      <text:p text:style-name="P1">( 12/0.076/1.27)</text:p>
      <text:p text:style-name="P1">( 13/0.074/1.22)</text:p>
      <text:p text:style-name="P1">( 14/0.072/1.27)</text:p>
      <text:p text:style-name="P1">( 15/0.070/1.31)</text:p>
      <text:p text:style-name="P1">( 16/0.068/1.28)</text:p>
      <text:p text:style-name="P1">( 17/0.066/1.21)</text:p>
      <text:p text:style-name="P1">( 18/0.064/1.21)</text:p>
      <text:p text:style-name="P1">( 19/0.062/1.23)</text:p>
      <text:p text:style-name="P1">( 20/0.060/1.24)</text:p>
      <text:p text:style-name="P1">( 21/0.058/1.19)</text:p>
      <text:p text:style-name="P1">( 22/0.056/1.26)</text:p>
      <text:p text:style-name="P1">( 23/0.054/1.22)</text:p>
      <text:p text:style-name="P1">( 24/0.052/1.26)</text:p>
      <text:p text:style-name="P1">( 25/0.050/1.17) ~~~ bound:1.197 &gt; loss:0.892 ~~~ prec:0.829 <text:s/>rec:0.335 ~~~ norm W=8.52 ~~~ min activity:0.362 ~~~ #useless bits:0 ~~~ #nonzero-grad:2.2</text:p>
      <text:p text:style-name="P1">( 26/0.048/1.33)</text:p>
      <text:p text:style-name="P1">( 27/0.046/1.21)</text:p>
      <text:p text:style-name="P1">( 28/0.044/1.23)</text:p>
      <text:p text:style-name="P1">( 29/0.042/1.30)</text:p>
      <text:p text:style-name="P1">( 30/0.040/1.24)</text:p>
      <text:p text:style-name="P1">( 31/0.038/1.85)</text:p>
      <text:p text:style-name="P1">( 32/0.036/1.55)</text:p>
      <text:p text:style-name="P1">( 33/0.034/1.19)</text:p>
      <text:p text:style-name="P1">( 34/0.032/1.19)</text:p>
      <text:p text:style-name="P1">( 35/0.030/1.22)</text:p>
      <text:p text:style-name="P1">( 36/0.028/1.32)</text:p>
      <text:p text:style-name="P1">( 37/0.026/1.27)</text:p>
      <text:p text:style-name="P1">( 38/0.024/1.48)</text:p>
      <text:p text:style-name="P1">( 39/0.022/1.34)</text:p>
      <text:p text:style-name="P1">( 40/0.020/1.18)</text:p>
      <text:p text:style-name="P1">( 41/0.018/1.28)</text:p>
      <text:p text:style-name="P1">( 42/0.016/1.19)</text:p>
      <text:p text:style-name="P1">( 43/0.014/1.30)</text:p>
      <text:p text:style-name="P1">( 44/0.012/1.19)</text:p>
      <text:p text:style-name="P1">( 45/0.010/1.21)</text:p>
      <text:p text:style-name="P1">( 46/0.008/1.20)</text:p>
      <text:p text:style-name="P1">( 47/0.006/1.39)</text:p>
      <text:p text:style-name="P1">( 48/0.004/1.38)</text:p>
      <text:p text:style-name="P1">( 49/0.002/1.16)</text:p>
      <text:p text:style-name="P1">( 50/0.000/1.35) ~~~ bound:1.104 &gt; loss:0.880 ~~~ prec:0.839 <text:s/>rec:0.337 ~~~ norm W=8.42 ~~~ min activity:0.362 ~~~ #useless bits:0 ~~~ #nonzero-grad:1.7</text:p>
      <text:p text:style-name="P1"><text:soft-page-break/>test set: prec(rho&lt;=3): 0.797 ~~~ recall(rho&lt;=3): 0.3044 ~~~ ap: 0.63334</text:p>
      <text:p text:style-name="P1">Mean AP over final 1 step(s): 0.633 <text:s text:c="24"/></text:p>
      <text:p text:style-name="P1">[nb = 25]</text:p>
      <text:p text:style-name="P1">( <text:s/>1/0.100/1.22)</text:p>
      <text:p text:style-name="P1">( <text:s/>2/0.100/1.12)</text:p>
      <text:p text:style-name="P1">( <text:s/>3/0.100/1.09)</text:p>
      <text:p text:style-name="P1">( <text:s/>4/0.100/1.69)</text:p>
      <text:p text:style-name="P1">( <text:s/>5/0.100/1.13)</text:p>
      <text:p text:style-name="P1">( <text:s/>6/0.100/1.05)</text:p>
      <text:p text:style-name="P1">( <text:s/>7/0.100/1.19)</text:p>
      <text:p text:style-name="P1">( <text:s/>8/0.100/1.17)</text:p>
      <text:p text:style-name="P1">( <text:s/>9/0.100/1.13)</text:p>
      <text:p text:style-name="P1">( 10/0.100/1.19)</text:p>
      <text:p text:style-name="P1">( 11/0.100/1.21)</text:p>
      <text:p text:style-name="P1">( 12/0.100/1.27)</text:p>
      <text:p text:style-name="P1">( 13/0.100/1.13)</text:p>
      <text:p text:style-name="P1">( 14/0.100/1.41)</text:p>
      <text:p text:style-name="P1">( 15/0.100/1.14)</text:p>
      <text:p text:style-name="P1">( 16/0.100/1.13)</text:p>
      <text:p text:style-name="P1">( 17/0.100/1.04)</text:p>
      <text:p text:style-name="P1">( 18/0.100/1.14)</text:p>
      <text:p text:style-name="P1">( 19/0.100/1.11)</text:p>
      <text:p text:style-name="P1">( 20/0.100/1.27)</text:p>
      <text:p text:style-name="P1">( 21/0.100/1.13)</text:p>
      <text:p text:style-name="P1">( 22/0.100/1.11)</text:p>
      <text:p text:style-name="P1">( 23/0.100/1.03)</text:p>
      <text:p text:style-name="P1">( 24/0.100/1.13)</text:p>
      <text:p text:style-name="P1">shrink_w: 1e-02 <text:s text:c="2"/>--&gt; ap:0.675</text:p>
      <text:p text:style-name="P1">( <text:s/>1/0.100/1.19)</text:p>
      <text:p text:style-name="P1">( <text:s/>2/0.100/1.14)</text:p>
      <text:p text:style-name="P1">( <text:s/>3/0.100/1.18)</text:p>
      <text:p text:style-name="P1">( <text:s/>4/0.100/1.11)</text:p>
      <text:p text:style-name="P1">( <text:s/>5/0.100/1.11)</text:p>
      <text:p text:style-name="P1">( <text:s/>6/0.100/1.75)</text:p>
      <text:p text:style-name="P1">( <text:s/>7/0.100/1.04)</text:p>
      <text:p text:style-name="P1">( <text:s/>8/0.100/1.11)</text:p>
      <text:p text:style-name="P1">( <text:s/>9/0.100/1.12)</text:p>
      <text:p text:style-name="P1">( 10/0.100/1.08)</text:p>
      <text:p text:style-name="P1">( 11/0.100/1.19)</text:p>
      <text:p text:style-name="P1">( 12/0.100/1.09)</text:p>
      <text:p text:style-name="P1">( 13/0.100/1.11)</text:p>
      <text:p text:style-name="P1">( 14/0.100/1.20)</text:p>
      <text:p text:style-name="P1">( 15/0.100/1.06)</text:p>
      <text:p text:style-name="P1">( 16/0.100/1.13)</text:p>
      <text:p text:style-name="P1">( 17/0.100/1.12)</text:p>
      <text:p text:style-name="P1">( 18/0.100/1.16)</text:p>
      <text:p text:style-name="P1">( 19/0.100/1.21)</text:p>
      <text:p text:style-name="P1">( 20/0.100/1.29)</text:p>
      <text:p text:style-name="P1">( 21/0.100/1.22)</text:p>
      <text:p text:style-name="P1">( 22/0.100/1.07)</text:p>
      <text:p text:style-name="P1">( 23/0.100/1.22)</text:p>
      <text:p text:style-name="P1">( 24/0.100/1.21)</text:p>
      <text:p text:style-name="P1"><text:soft-page-break/>shrink_w: 1e-03 <text:s text:c="2"/>--&gt; ap:0.732</text:p>
      <text:p text:style-name="P1">( <text:s/>1/0.100/1.04)</text:p>
      <text:p text:style-name="P1">( <text:s/>2/0.100/1.02)</text:p>
      <text:p text:style-name="P1">( <text:s/>3/0.100/1.18)</text:p>
      <text:p text:style-name="P1">( <text:s/>4/0.100/1.26)</text:p>
      <text:p text:style-name="P1">( <text:s/>5/0.100/1.08)</text:p>
      <text:p text:style-name="P1">( <text:s/>6/0.100/1.13)</text:p>
      <text:p text:style-name="P1">( <text:s/>7/0.100/1.78)</text:p>
      <text:p text:style-name="P1">( <text:s/>8/0.100/1.08)</text:p>
      <text:p text:style-name="P1">( <text:s/>9/0.100/1.00)</text:p>
      <text:p text:style-name="P1">( 10/0.100/1.07)</text:p>
      <text:p text:style-name="P1">( 11/0.100/1.04)</text:p>
      <text:p text:style-name="P1">( 12/0.100/1.16)</text:p>
      <text:p text:style-name="P1">( 13/0.100/1.14)</text:p>
      <text:p text:style-name="P1">( 14/0.100/1.14)</text:p>
      <text:p text:style-name="P1">( 15/0.100/1.13)</text:p>
      <text:p text:style-name="P1">( 16/0.100/1.22)</text:p>
      <text:p text:style-name="P1">( 17/0.100/1.17)</text:p>
      <text:p text:style-name="P1">( 18/0.100/1.11)</text:p>
      <text:p text:style-name="P1">( 19/0.100/1.14)</text:p>
      <text:p text:style-name="P1">( 20/0.100/1.20)</text:p>
      <text:p text:style-name="P1">( 21/0.100/1.17)</text:p>
      <text:p text:style-name="P1">( 22/0.100/1.25)</text:p>
      <text:p text:style-name="P1">( 23/0.100/1.13)</text:p>
      <text:p text:style-name="P1">( 24/0.100/1.20)</text:p>
      <text:p text:style-name="P1">shrink_w: 1e-04 <text:s text:c="2"/>--&gt; ap:0.737</text:p>
      <text:p text:style-name="P1">( <text:s/>1/0.100/1.16)</text:p>
      <text:p text:style-name="P1">( <text:s/>2/0.100/1.10)</text:p>
      <text:p text:style-name="P1">( <text:s/>3/0.100/1.26)</text:p>
      <text:p text:style-name="P1">( <text:s/>4/0.100/1.10)</text:p>
      <text:p text:style-name="P1">( <text:s/>5/0.100/1.26)</text:p>
      <text:p text:style-name="P1">( <text:s/>6/0.100/1.24)</text:p>
      <text:p text:style-name="P1">( <text:s/>7/0.100/1.15)</text:p>
      <text:p text:style-name="P1">( <text:s/>8/0.100/1.28)</text:p>
      <text:p text:style-name="P1">( <text:s/>9/0.100/1.77)</text:p>
      <text:p text:style-name="P1">( 10/0.100/1.17)</text:p>
      <text:p text:style-name="P1">( 11/0.100/1.05)</text:p>
      <text:p text:style-name="P1">( 12/0.100/1.07)</text:p>
      <text:p text:style-name="P1">( 13/0.100/1.15)</text:p>
      <text:p text:style-name="P1">( 14/0.100/1.17)</text:p>
      <text:p text:style-name="P1">( 15/0.100/1.06)</text:p>
      <text:p text:style-name="P1">( 16/0.100/1.37)</text:p>
      <text:p text:style-name="P1">( 17/0.100/1.17)</text:p>
      <text:p text:style-name="P1">( 18/0.100/1.02)</text:p>
      <text:p text:style-name="P1">( 19/0.100/1.04)</text:p>
      <text:p text:style-name="P1">( 20/0.100/1.00)</text:p>
      <text:p text:style-name="P1">( 21/0.100/1.10)</text:p>
      <text:p text:style-name="P1">( 22/0.100/1.00)</text:p>
      <text:p text:style-name="P1">( 23/0.100/1.17)</text:p>
      <text:p text:style-name="P1">( 24/0.100/1.05)</text:p>
      <text:p text:style-name="P1">shrink_w: 1e-05 <text:s text:c="2"/>--&gt; ap:0.712</text:p>
      <text:p text:style-name="P1"/>
      <text:p text:style-name="P1"><text:soft-page-break/>data = </text:p>
      <text:p text:style-name="P1"/>
      <text:p text:style-name="P1"><text:s text:c="13"/>MODE: 'kulis - main'</text:p>
      <text:p text:style-name="P1"><text:s text:c="4"/>avgNNeighbors: 50</text:p>
      <text:p text:style-name="P1"><text:s text:c="8"/>Xtraining: [40x1000 double]</text:p>
      <text:p text:style-name="P1"><text:s text:c="12"/>Xtest: [40x3000 double]</text:p>
      <text:p text:style-name="P1"><text:s text:c="8"/>Straining: [1000x1000 logical]</text:p>
      <text:p text:style-name="P1"><text:s text:c="4"/>StestTraining: [3000x1000 logical]</text:p>
      <text:p text:style-name="P1"><text:s text:c="8"/>Ntraining: 1000</text:p>
      <text:p text:style-name="P1"><text:s text:c="12"/>Ntest: 3000</text:p>
      <text:p text:style-name="P1"><text:s text:c="7"/>threshDist: 1.0138</text:p>
      <text:p text:style-name="P1"><text:s text:c="8"/>Dtraining: [1000x1000 double]</text:p>
      <text:p text:style-name="P1"><text:s text:c="4"/>DtestTraining: [3000x1000 double]</text:p>
      <text:p text:style-name="P1"><text:s text:c="8"/>princComp: [512x40 double]</text:p>
      <text:p text:style-name="P1"/>
      <text:p text:style-name="P1">---------------------------</text:p>
      <text:p text:style-name="P1">nb = 25</text:p>
      <text:p text:style-name="P1">losstype = 'hinge'</text:p>
      <text:p text:style-name="P1">- loss rho = 3</text:p>
      <text:p text:style-name="P1">- loss lambda = 0.000</text:p>
      <text:p text:style-name="P1">zero offset = yes</text:p>
      <text:p text:style-name="P1">weight decay = '1e-04'</text:p>
      <text:p text:style-name="P1">trainset = 'trainval'</text:p>
      <text:p text:style-name="P1">max iter = 50</text:p>
      <text:p text:style-name="P1">init eta = 1.0e-01</text:p>
      <text:p text:style-name="P1">shrink eta = yes</text:p>
      <text:p text:style-name="P1">size mini-batches = 100</text:p>
      <text:p text:style-name="P1">momentum = '0.90'</text:p>
      <text:p text:style-name="P1">validation during / after training = 0 / 1 times</text:p>
      <text:p text:style-name="P1">---------------------------</text:p>
      <text:p text:style-name="P1">test set: prec(rho&lt;=3): 0.801 ~~~ recall(rho&lt;=3): 0.0907 ~~~ ap: 0.49643</text:p>
      <text:p text:style-name="P1">norm W=3.28</text:p>
      <text:p text:style-name="P1">( <text:s/>1/0.098/1.43)</text:p>
      <text:p text:style-name="P1">( <text:s/>2/0.096/1.39)</text:p>
      <text:p text:style-name="P1">( <text:s/>3/0.094/1.36)</text:p>
      <text:p text:style-name="P1">( <text:s/>4/0.092/1.27)</text:p>
      <text:p text:style-name="P1">( <text:s/>5/0.090/1.27)</text:p>
      <text:p text:style-name="P1">( <text:s/>6/0.088/1.51)</text:p>
      <text:p text:style-name="P1">( <text:s/>7/0.086/1.33)</text:p>
      <text:p text:style-name="P1">( <text:s/>8/0.084/1.32)</text:p>
      <text:p text:style-name="P1">( <text:s/>9/0.082/2.05)</text:p>
      <text:p text:style-name="P1">( 10/0.080/1.29)</text:p>
      <text:p text:style-name="P1">( 11/0.078/1.33)</text:p>
      <text:p text:style-name="P1">( 12/0.076/1.33)</text:p>
      <text:p text:style-name="P1">( 13/0.074/1.41)</text:p>
      <text:p text:style-name="P1">( 14/0.072/1.44)</text:p>
      <text:p text:style-name="P1">( 15/0.070/1.29)</text:p>
      <text:p text:style-name="P1">( 16/0.068/1.56)</text:p>
      <text:p text:style-name="P1">( 17/0.066/1.23)</text:p>
      <text:p text:style-name="P1">( 18/0.064/1.36)</text:p>
      <text:p text:style-name="P1">( 19/0.062/1.37)</text:p>
      <text:p text:style-name="P1">( 20/0.060/1.40)</text:p>
      <text:p text:style-name="P1"><text:soft-page-break/>( 21/0.058/1.33)</text:p>
      <text:p text:style-name="P1">( 22/0.056/1.24)</text:p>
      <text:p text:style-name="P1">( 23/0.054/1.29)</text:p>
      <text:p text:style-name="P1">( 24/0.052/1.28)</text:p>
      <text:p text:style-name="P1">( 25/0.050/1.34) ~~~ bound:1.021 &gt; loss:0.835 ~~~ prec:0.950 <text:s/>rec:0.216 ~~~ norm W=7.32 ~~~ min activity:0.379 ~~~ #useless bits:0 ~~~ #nonzero-grad:1.8</text:p>
      <text:p text:style-name="P1">( 26/0.048/1.34)</text:p>
      <text:p text:style-name="P1">( 27/0.046/1.33)</text:p>
      <text:p text:style-name="P1">( 28/0.044/1.55)</text:p>
      <text:p text:style-name="P1">( 29/0.042/1.34)</text:p>
      <text:p text:style-name="P1">( 30/0.040/1.31)</text:p>
      <text:p text:style-name="P1">( 31/0.038/2.00)</text:p>
      <text:p text:style-name="P1">( 32/0.036/1.42)</text:p>
      <text:p text:style-name="P1">( 33/0.034/1.30)</text:p>
      <text:p text:style-name="P1">( 34/0.032/1.29)</text:p>
      <text:p text:style-name="P1">( 35/0.030/1.34)</text:p>
      <text:p text:style-name="P1">( 36/0.028/1.35)</text:p>
      <text:p text:style-name="P1">( 37/0.026/1.30)</text:p>
      <text:p text:style-name="P1">( 38/0.024/1.61)</text:p>
      <text:p text:style-name="P1">( 39/0.022/1.46)</text:p>
      <text:p text:style-name="P1">( 40/0.020/1.28)</text:p>
      <text:p text:style-name="P1">( 41/0.018/1.26)</text:p>
      <text:p text:style-name="P1">( 42/0.016/1.26)</text:p>
      <text:p text:style-name="P1">( 43/0.014/1.26)</text:p>
      <text:p text:style-name="P1">( 44/0.012/1.33)</text:p>
      <text:p text:style-name="P1">( 45/0.010/1.30)</text:p>
      <text:p text:style-name="P1">( 46/0.008/1.31)</text:p>
      <text:p text:style-name="P1">( 47/0.006/1.48)</text:p>
      <text:p text:style-name="P1">( 48/0.004/1.61)</text:p>
      <text:p text:style-name="P1">( 49/0.002/1.32)</text:p>
      <text:p text:style-name="P1">( 50/0.000/1.32) ~~~ bound:0.940 &gt; loss:0.812 ~~~ prec:0.956 <text:s/>rec:0.221 ~~~ norm W=7.18 ~~~ min activity:0.381 ~~~ #useless bits:0 ~~~ #nonzero-grad:1.2</text:p>
      <text:p text:style-name="P1">test set: prec(rho&lt;=3): 0.930 ~~~ recall(rho&lt;=3): 0.2014 ~~~ ap: 0.71287</text:p>
      <text:p text:style-name="P1">Mean AP over final 1 step(s): 0.713 <text:s text:c="24"/></text:p>
      <text:p text:style-name="P1">[nb = 30]</text:p>
      <text:p text:style-name="P1">( <text:s/>1/0.100/1.35)</text:p>
      <text:p text:style-name="P1">( <text:s/>2/0.100/1.81)</text:p>
      <text:p text:style-name="P1">( <text:s/>3/0.100/1.56)</text:p>
      <text:p text:style-name="P1">( <text:s/>4/0.100/1.44)</text:p>
      <text:p text:style-name="P1">( <text:s/>5/0.100/1.37)</text:p>
      <text:p text:style-name="P1">( <text:s/>6/0.100/1.25)</text:p>
      <text:p text:style-name="P1">( <text:s/>7/0.100/1.38)</text:p>
      <text:p text:style-name="P1">( <text:s/>8/0.100/1.38)</text:p>
      <text:p text:style-name="P1">( <text:s/>9/0.100/1.78)</text:p>
      <text:p text:style-name="P1">( 10/0.100/1.19)</text:p>
      <text:p text:style-name="P1">( 11/0.100/1.65)</text:p>
      <text:p text:style-name="P1">( 12/0.100/1.35)</text:p>
      <text:p text:style-name="P1">( 13/0.100/1.81)</text:p>
      <text:p text:style-name="P1">( 14/0.100/1.72)</text:p>
      <text:p text:style-name="P1">( 15/0.100/1.94)</text:p>
      <text:p text:style-name="P1">( 16/0.100/1.52)</text:p>
      <text:p text:style-name="P1">( 17/0.100/2.15)</text:p>
      <text:p text:style-name="P1"><text:soft-page-break/>( 18/0.100/1.84)</text:p>
      <text:p text:style-name="P1">( 19/0.100/1.92)</text:p>
      <text:p text:style-name="P1">( 20/0.100/1.34)</text:p>
      <text:p text:style-name="P1">( 21/0.100/2.08)</text:p>
      <text:p text:style-name="P1">( 22/0.100/1.68)</text:p>
      <text:p text:style-name="P1">( 23/0.100/1.85)</text:p>
      <text:p text:style-name="P1">( 24/0.100/1.93)</text:p>
      <text:p text:style-name="P1">shrink_w: 1e-02 <text:s text:c="2"/>--&gt; ap:0.707</text:p>
      <text:p text:style-name="P1">( <text:s/>1/0.100/1.70)</text:p>
      <text:p text:style-name="P1">( <text:s/>2/0.100/1.73)</text:p>
      <text:p text:style-name="P1">( <text:s/>3/0.100/2.09)</text:p>
      <text:p text:style-name="P1">( <text:s/>4/0.100/1.64)</text:p>
      <text:p text:style-name="P1">( <text:s/>5/0.100/1.94)</text:p>
      <text:p text:style-name="P1">( <text:s/>6/0.100/1.44)</text:p>
      <text:p text:style-name="P1">( <text:s/>7/0.100/1.82)</text:p>
      <text:p text:style-name="P1">( <text:s/>8/0.100/1.68)</text:p>
      <text:p text:style-name="P1">( <text:s/>9/0.100/1.85)</text:p>
      <text:p text:style-name="P1">( 10/0.100/1.60)</text:p>
      <text:p text:style-name="P1">( 11/0.100/1.73)</text:p>
      <text:p text:style-name="P1">( 12/0.100/1.74)</text:p>
      <text:p text:style-name="P1">( 13/0.100/1.65)</text:p>
      <text:p text:style-name="P1">( 14/0.100/2.45)</text:p>
      <text:p text:style-name="P1">( 15/0.100/1.86)</text:p>
      <text:p text:style-name="P1">( 16/0.100/1.81)</text:p>
      <text:p text:style-name="P1">( 17/0.100/1.67)</text:p>
      <text:p text:style-name="P1">( 18/0.100/1.53)</text:p>
      <text:p text:style-name="P1">( 19/0.100/1.67)</text:p>
      <text:p text:style-name="P1">( 20/0.100/1.74)</text:p>
      <text:p text:style-name="P1">( 21/0.100/1.99)</text:p>
      <text:p text:style-name="P1">( 22/0.100/1.28)</text:p>
      <text:p text:style-name="P1">( 23/0.100/2.05)</text:p>
      <text:p text:style-name="P1">( 24/0.100/2.11)</text:p>
      <text:p text:style-name="P1">shrink_w: 1e-03 <text:s text:c="2"/>--&gt; ap:0.753</text:p>
      <text:p text:style-name="P1">( <text:s/>1/0.100/1.59)</text:p>
      <text:p text:style-name="P1">( <text:s/>2/0.100/1.94)</text:p>
      <text:p text:style-name="P1">( <text:s/>3/0.100/1.59)</text:p>
      <text:p text:style-name="P1">( <text:s/>4/0.100/1.78)</text:p>
      <text:p text:style-name="P1">( <text:s/>5/0.100/1.63)</text:p>
      <text:p text:style-name="P1">( <text:s/>6/0.100/2.33)</text:p>
      <text:p text:style-name="P1">( <text:s/>7/0.100/1.72)</text:p>
      <text:p text:style-name="P1">( <text:s/>8/0.100/1.38)</text:p>
      <text:p text:style-name="P1">( <text:s/>9/0.100/1.74)</text:p>
      <text:p text:style-name="P1">( 10/0.100/1.39)</text:p>
      <text:p text:style-name="P1">( 11/0.100/1.74)</text:p>
      <text:p text:style-name="P1">( 12/0.100/1.51)</text:p>
      <text:p text:style-name="P1">( 13/0.100/2.11)</text:p>
      <text:p text:style-name="P1">( 14/0.100/2.41)</text:p>
      <text:p text:style-name="P1">( 15/0.100/1.61)</text:p>
      <text:p text:style-name="P1">( 16/0.100/1.97)</text:p>
      <text:p text:style-name="P1">( 17/0.100/2.34)</text:p>
      <text:p text:style-name="P1">( 18/0.100/1.90)</text:p>
      <text:p text:style-name="P1">( 19/0.100/2.01)</text:p>
      <text:p text:style-name="P1"><text:soft-page-break/>( 20/0.100/1.78)</text:p>
      <text:p text:style-name="P1">( 21/0.100/2.02)</text:p>
      <text:p text:style-name="P1">( 22/0.100/1.43)</text:p>
      <text:p text:style-name="P1">( 23/0.100/2.12)</text:p>
      <text:p text:style-name="P1">( 24/0.100/2.21)</text:p>
      <text:p text:style-name="P1">shrink_w: 1e-04 <text:s text:c="2"/>--&gt; ap:0.754</text:p>
      <text:p text:style-name="P1">( <text:s/>1/0.100/1.83)</text:p>
      <text:p text:style-name="P1">( <text:s/>2/0.100/1.99)</text:p>
      <text:p text:style-name="P1">( <text:s/>3/0.100/1.92)</text:p>
      <text:p text:style-name="P1">( <text:s/>4/0.100/1.74)</text:p>
      <text:p text:style-name="P1">( <text:s/>5/0.100/1.94)</text:p>
      <text:p text:style-name="P1">( <text:s/>6/0.100/1.29)</text:p>
      <text:p text:style-name="P1">( <text:s/>7/0.100/1.64)</text:p>
      <text:p text:style-name="P1">( <text:s/>8/0.100/1.84)</text:p>
      <text:p text:style-name="P1">( <text:s/>9/0.100/1.75)</text:p>
      <text:p text:style-name="P1">( 10/0.100/1.67)</text:p>
      <text:p text:style-name="P1">( 11/0.100/1.79)</text:p>
      <text:p text:style-name="P1">( 12/0.100/1.46)</text:p>
      <text:p text:style-name="P1">( 13/0.100/2.07)</text:p>
      <text:p text:style-name="P1">( 14/0.100/1.62)</text:p>
      <text:p text:style-name="P1">( 15/0.100/2.83)</text:p>
      <text:p text:style-name="P1">( 16/0.100/1.52)</text:p>
      <text:p text:style-name="P1">( 17/0.100/1.69)</text:p>
      <text:p text:style-name="P1">( 18/0.100/1.41)</text:p>
      <text:p text:style-name="P1">( 19/0.100/1.70)</text:p>
      <text:p text:style-name="P1">( 20/0.100/2.18)</text:p>
      <text:p text:style-name="P1">( 21/0.100/1.92)</text:p>
      <text:p text:style-name="P1">( 22/0.100/1.80)</text:p>
      <text:p text:style-name="P1">( 23/0.100/2.11)</text:p>
      <text:p text:style-name="P1">( 24/0.100/1.68)</text:p>
      <text:p text:style-name="P1">shrink_w: 1e-05 <text:s text:c="2"/>--&gt; ap:0.758</text:p>
      <text:p text:style-name="P1"/>
      <text:p text:style-name="P1">data = </text:p>
      <text:p text:style-name="P1"/>
      <text:p text:style-name="P1"><text:s text:c="13"/>MODE: 'kulis - main'</text:p>
      <text:p text:style-name="P1"><text:s text:c="4"/>avgNNeighbors: 50</text:p>
      <text:p text:style-name="P1"><text:s text:c="8"/>Xtraining: [40x1000 double]</text:p>
      <text:p text:style-name="P1"><text:s text:c="12"/>Xtest: [40x3000 double]</text:p>
      <text:p text:style-name="P1"><text:s text:c="8"/>Straining: [1000x1000 logical]</text:p>
      <text:p text:style-name="P1"><text:s text:c="4"/>StestTraining: [3000x1000 logical]</text:p>
      <text:p text:style-name="P1"><text:s text:c="8"/>Ntraining: 1000</text:p>
      <text:p text:style-name="P1"><text:s text:c="12"/>Ntest: 3000</text:p>
      <text:p text:style-name="P1"><text:s text:c="7"/>threshDist: 1.0138</text:p>
      <text:p text:style-name="P1"><text:s text:c="8"/>Dtraining: [1000x1000 double]</text:p>
      <text:p text:style-name="P1"><text:s text:c="4"/>DtestTraining: [3000x1000 double]</text:p>
      <text:p text:style-name="P1"><text:s text:c="8"/>princComp: [512x40 double]</text:p>
      <text:p text:style-name="P1"/>
      <text:p text:style-name="P1">---------------------------</text:p>
      <text:p text:style-name="P1">nb = 30</text:p>
      <text:p text:style-name="P1">losstype = 'hinge'</text:p>
      <text:p text:style-name="P1">- loss rho = 3</text:p>
      <text:p text:style-name="P1">- loss lambda = 0.000</text:p>
      <text:p text:style-name="P1"><text:soft-page-break/>zero offset = yes</text:p>
      <text:p text:style-name="P1">weight decay = '1e-05'</text:p>
      <text:p text:style-name="P1">trainset = 'trainval'</text:p>
      <text:p text:style-name="P1">max iter = 50</text:p>
      <text:p text:style-name="P1">init eta = 1.0e-01</text:p>
      <text:p text:style-name="P1">shrink eta = yes</text:p>
      <text:p text:style-name="P1">size mini-batches = 100</text:p>
      <text:p text:style-name="P1">momentum = '0.90'</text:p>
      <text:p text:style-name="P1">validation during / after training = 0 / 1 times</text:p>
      <text:p text:style-name="P1">---------------------------</text:p>
      <text:p text:style-name="P1">test set: prec(rho&lt;=3): 0.905 ~~~ recall(rho&lt;=3): 0.0223 ~~~ ap: 0.47605</text:p>
      <text:p text:style-name="P1">norm W=3.58</text:p>
      <text:p text:style-name="P1">( <text:s/>1/0.098/1.80)</text:p>
      <text:p text:style-name="P1">( <text:s/>2/0.096/2.16)</text:p>
      <text:p text:style-name="P1">( <text:s/>3/0.094/2.43)</text:p>
      <text:p text:style-name="P1">( <text:s/>4/0.092/2.06)</text:p>
      <text:p text:style-name="P1">( <text:s/>5/0.090/2.14)</text:p>
      <text:p text:style-name="P1">( <text:s/>6/0.088/1.75)</text:p>
      <text:p text:style-name="P1">( <text:s/>7/0.086/2.25)</text:p>
      <text:p text:style-name="P1">( <text:s/>8/0.084/2.37)</text:p>
      <text:p text:style-name="P1">( <text:s/>9/0.082/2.28)</text:p>
      <text:p text:style-name="P1">( 10/0.080/1.78)</text:p>
      <text:p text:style-name="P1">( 11/0.078/1.74)</text:p>
      <text:p text:style-name="P1">( 12/0.076/2.17)</text:p>
      <text:p text:style-name="P1">( 13/0.074/2.28)</text:p>
      <text:p text:style-name="P1">( 14/0.072/1.87)</text:p>
      <text:p text:style-name="P1">( 15/0.070/1.74)</text:p>
      <text:p text:style-name="P1">( 16/0.068/1.94)</text:p>
      <text:p text:style-name="P1">( 17/0.066/1.71)</text:p>
      <text:p text:style-name="P1">( 18/0.064/2.01)</text:p>
      <text:p text:style-name="P1">( 19/0.062/2.36)</text:p>
      <text:p text:style-name="P1">( 20/0.060/1.78)</text:p>
      <text:p text:style-name="P1">( 21/0.058/2.15)</text:p>
      <text:p text:style-name="P1">( 22/0.056/2.59)</text:p>
      <text:p text:style-name="P1">( 23/0.054/1.92)</text:p>
      <text:p text:style-name="P1">( 24/0.052/1.74)</text:p>
      <text:p text:style-name="P1">( 25/0.050/1.86) ~~~ bound:0.856 &gt; loss:0.779 ~~~ prec:0.966 <text:s/>rec:0.186 ~~~ norm W=9.98 ~~~ min activity:0.374 ~~~ #useless bits:0 ~~~ #nonzero-grad:0.9</text:p>
      <text:p text:style-name="P1">( 26/0.048/1.82)</text:p>
      <text:p text:style-name="P1">( 27/0.046/1.77)</text:p>
      <text:p text:style-name="P1">( 28/0.044/2.23)</text:p>
      <text:p text:style-name="P1">( 29/0.042/2.14)</text:p>
      <text:p text:style-name="P1">( 30/0.040/1.80)</text:p>
      <text:p text:style-name="P1">( 31/0.038/1.74)</text:p>
      <text:p text:style-name="P1">( 32/0.036/2.04)</text:p>
      <text:p text:style-name="P1">( 33/0.034/2.05)</text:p>
      <text:p text:style-name="P1">( 34/0.032/2.07)</text:p>
      <text:p text:style-name="P1">( 35/0.030/1.79)</text:p>
      <text:p text:style-name="P1">( 36/0.028/1.62)</text:p>
      <text:p text:style-name="P1">( 37/0.026/2.36)</text:p>
      <text:p text:style-name="P1">( 38/0.024/1.78)</text:p>
      <text:p text:style-name="P1">( 39/0.022/1.89)</text:p>
      <text:p text:style-name="P1"><text:soft-page-break/>( 40/0.020/1.99)</text:p>
      <text:p text:style-name="P1">( 41/0.018/1.92)</text:p>
      <text:p text:style-name="P1">( 42/0.016/2.03)</text:p>
      <text:p text:style-name="P1">( 43/0.014/1.87)</text:p>
      <text:p text:style-name="P1">( 44/0.012/2.02)</text:p>
      <text:p text:style-name="P1">( 45/0.010/1.91)</text:p>
      <text:p text:style-name="P1">( 46/0.008/2.10)</text:p>
      <text:p text:style-name="P1">( 47/0.006/2.13)</text:p>
      <text:p text:style-name="P1">( 48/0.004/1.93)</text:p>
      <text:p text:style-name="P1">( 49/0.002/1.92)</text:p>
      <text:p text:style-name="P1">( 50/0.000/1.96) ~~~ bound:0.782 &gt; loss:0.757 ~~~ prec:0.964 <text:s/>rec:0.194 ~~~ norm W=10.01 ~~~ min activity:0.373 ~~~ #useless bits:0 ~~~ #nonzero-grad:0.3</text:p>
      <text:p text:style-name="P1">test set: prec(rho&lt;=3): 0.954 ~~~ recall(rho&lt;=3): 0.1621 ~~~ ap: 0.72151</text:p>
      <text:p text:style-name="P1">Mean AP over final 1 step(s): 0.722 <text:s text:c="24"/></text:p>
      <text:p text:style-name="P1">[nb = 35]</text:p>
      <text:p text:style-name="P1">( <text:s/>1/0.100/1.76)</text:p>
      <text:p text:style-name="P1">( <text:s/>2/0.100/2.65)</text:p>
      <text:p text:style-name="P1">( <text:s/>3/0.100/1.98)</text:p>
      <text:p text:style-name="P1">( <text:s/>4/0.100/2.02)</text:p>
      <text:p text:style-name="P1">( <text:s/>5/0.100/2.00)</text:p>
      <text:p text:style-name="P1">( <text:s/>6/0.100/1.92)</text:p>
      <text:p text:style-name="P1">( <text:s/>7/0.100/2.23)</text:p>
      <text:p text:style-name="P1">( <text:s/>8/0.100/2.06)</text:p>
      <text:p text:style-name="P1">( <text:s/>9/0.100/1.94)</text:p>
      <text:p text:style-name="P1">( 10/0.100/1.85)</text:p>
      <text:p text:style-name="P1">( 11/0.100/1.86)</text:p>
      <text:p text:style-name="P1">( 12/0.100/2.12)</text:p>
      <text:p text:style-name="P1">( 13/0.100/2.01)</text:p>
      <text:p text:style-name="P1">( 14/0.100/1.83)</text:p>
      <text:p text:style-name="P1">( 15/0.100/1.80)</text:p>
      <text:p text:style-name="P1">( 16/0.100/1.99)</text:p>
      <text:p text:style-name="P1">( 17/0.100/2.53)</text:p>
      <text:p text:style-name="P1">( 18/0.100/1.93)</text:p>
      <text:p text:style-name="P1">( 19/0.100/1.77)</text:p>
      <text:p text:style-name="P1">( 20/0.100/1.58)</text:p>
      <text:p text:style-name="P1">( 21/0.100/1.82)</text:p>
      <text:p text:style-name="P1">( 22/0.100/2.60)</text:p>
      <text:p text:style-name="P1">( 23/0.100/1.74)</text:p>
      <text:p text:style-name="P1">( 24/0.100/1.91)</text:p>
      <text:p text:style-name="P1">shrink_w: 1e-02 <text:s text:c="2"/>--&gt; ap:0.710</text:p>
      <text:p text:style-name="P1">( <text:s/>1/0.100/1.60)</text:p>
      <text:p text:style-name="P1">( <text:s/>2/0.100/2.26)</text:p>
      <text:p text:style-name="P1">( <text:s/>3/0.100/2.00)</text:p>
      <text:p text:style-name="P1">( <text:s/>4/0.100/2.32)</text:p>
      <text:p text:style-name="P1">( <text:s/>5/0.100/2.15)</text:p>
      <text:p text:style-name="P1">( <text:s/>6/0.100/2.10)</text:p>
      <text:p text:style-name="P1">( <text:s/>7/0.100/2.20)</text:p>
      <text:p text:style-name="P1">( <text:s/>8/0.100/2.75)</text:p>
      <text:p text:style-name="P1">( <text:s/>9/0.100/1.85)</text:p>
      <text:p text:style-name="P1">( 10/0.100/1.88)</text:p>
      <text:p text:style-name="P1">( 11/0.100/2.42)</text:p>
      <text:p text:style-name="P1">( 12/0.100/1.74)</text:p>
      <text:p text:style-name="P1"><text:soft-page-break/>( 13/0.100/1.88)</text:p>
      <text:p text:style-name="P1">( 14/0.100/1.48)</text:p>
      <text:p text:style-name="P1">( 15/0.100/1.69)</text:p>
      <text:p text:style-name="P1">( 16/0.100/1.89)</text:p>
      <text:p text:style-name="P1">( 17/0.100/2.02)</text:p>
      <text:p text:style-name="P1">( 18/0.100/1.77)</text:p>
      <text:p text:style-name="P1">( 19/0.100/1.93)</text:p>
      <text:p text:style-name="P1">( 20/0.100/2.25)</text:p>
      <text:p text:style-name="P1">( 21/0.100/1.56)</text:p>
      <text:p text:style-name="P1">( 22/0.100/1.87)</text:p>
      <text:p text:style-name="P1">( 23/0.100/2.15)</text:p>
      <text:p text:style-name="P1">( 24/0.100/1.74)</text:p>
      <text:p text:style-name="P1">shrink_w: 1e-03 <text:s text:c="2"/>--&gt; ap:0.769</text:p>
      <text:p text:style-name="P1">( <text:s/>1/0.100/1.41)</text:p>
      <text:p text:style-name="P1">( <text:s/>2/0.100/1.86)</text:p>
      <text:p text:style-name="P1">( <text:s/>3/0.100/1.96)</text:p>
      <text:p text:style-name="P1">( <text:s/>4/0.100/2.21)</text:p>
      <text:p text:style-name="P1">( <text:s/>5/0.100/1.73)</text:p>
      <text:p text:style-name="P1">( <text:s/>6/0.100/2.22)</text:p>
      <text:p text:style-name="P1">( <text:s/>7/0.100/1.76)</text:p>
      <text:p text:style-name="P1">( <text:s/>8/0.100/2.25)</text:p>
      <text:p text:style-name="P1">( <text:s/>9/0.100/1.81)</text:p>
      <text:p text:style-name="P1">( 10/0.100/1.89)</text:p>
      <text:p text:style-name="P1">( 11/0.100/2.19)</text:p>
      <text:p text:style-name="P1">( 12/0.100/1.97)</text:p>
      <text:p text:style-name="P1">( 13/0.100/2.46)</text:p>
      <text:p text:style-name="P1">( 14/0.100/1.31)</text:p>
      <text:p text:style-name="P1">( 15/0.100/2.31)</text:p>
      <text:p text:style-name="P1">( 16/0.100/1.81)</text:p>
      <text:p text:style-name="P1">( 17/0.100/1.61)</text:p>
      <text:p text:style-name="P1">( 18/0.100/1.90)</text:p>
      <text:p text:style-name="P1">( 19/0.100/1.69)</text:p>
      <text:p text:style-name="P1">( 20/0.100/2.09)</text:p>
      <text:p text:style-name="P1">( 21/0.100/1.75)</text:p>
      <text:p text:style-name="P1">( 22/0.100/1.79)</text:p>
      <text:p text:style-name="P1">( 23/0.100/1.89)</text:p>
      <text:p text:style-name="P1">( 24/0.100/1.82)</text:p>
      <text:p text:style-name="P1">shrink_w: 1e-04 <text:s text:c="2"/>--&gt; ap:0.769</text:p>
      <text:p text:style-name="P1">( <text:s/>1/0.100/2.05)</text:p>
      <text:p text:style-name="P1">( <text:s/>2/0.100/1.72)</text:p>
      <text:p text:style-name="P1">( <text:s/>3/0.100/2.00)</text:p>
      <text:p text:style-name="P1">( <text:s/>4/0.100/2.35)</text:p>
      <text:p text:style-name="P1">( <text:s/>5/0.100/1.84)</text:p>
      <text:p text:style-name="P1">( <text:s/>6/0.100/1.61)</text:p>
      <text:p text:style-name="P1">( <text:s/>7/0.100/2.25)</text:p>
      <text:p text:style-name="P1">( <text:s/>8/0.100/2.33)</text:p>
      <text:p text:style-name="P1">( <text:s/>9/0.100/1.58)</text:p>
      <text:p text:style-name="P1">( 10/0.100/1.91)</text:p>
      <text:p text:style-name="P1">( 11/0.100/1.84)</text:p>
      <text:p text:style-name="P1">( 12/0.100/1.97)</text:p>
      <text:p text:style-name="P1">( 13/0.100/1.60)</text:p>
      <text:p text:style-name="P1">( 14/0.100/1.73)</text:p>
      <text:p text:style-name="P1"><text:soft-page-break/>( 15/0.100/2.02)</text:p>
      <text:p text:style-name="P1">( 16/0.100/1.89)</text:p>
      <text:p text:style-name="P1">( 17/0.100/2.03)</text:p>
      <text:p text:style-name="P1">( 18/0.100/2.28)</text:p>
      <text:p text:style-name="P1">( 19/0.100/1.55)</text:p>
      <text:p text:style-name="P1">( 20/0.100/2.01)</text:p>
      <text:p text:style-name="P1">( 21/0.100/1.63)</text:p>
      <text:p text:style-name="P1">( 22/0.100/2.61)</text:p>
      <text:p text:style-name="P1">( 23/0.100/2.05)</text:p>
      <text:p text:style-name="P1">( 24/0.100/1.82)</text:p>
      <text:p text:style-name="P1">shrink_w: 1e-05 <text:s text:c="2"/>--&gt; ap:0.749</text:p>
      <text:p text:style-name="P1"/>
      <text:p text:style-name="P1">data = </text:p>
      <text:p text:style-name="P1"/>
      <text:p text:style-name="P1"><text:s text:c="13"/>MODE: 'kulis - main'</text:p>
      <text:p text:style-name="P1"><text:s text:c="4"/>avgNNeighbors: 50</text:p>
      <text:p text:style-name="P1"><text:s text:c="8"/>Xtraining: [40x1000 double]</text:p>
      <text:p text:style-name="P1"><text:s text:c="12"/>Xtest: [40x3000 double]</text:p>
      <text:p text:style-name="P1"><text:s text:c="8"/>Straining: [1000x1000 logical]</text:p>
      <text:p text:style-name="P1"><text:s text:c="4"/>StestTraining: [3000x1000 logical]</text:p>
      <text:p text:style-name="P1"><text:s text:c="8"/>Ntraining: 1000</text:p>
      <text:p text:style-name="P1"><text:s text:c="12"/>Ntest: 3000</text:p>
      <text:p text:style-name="P1"><text:s text:c="7"/>threshDist: 1.0138</text:p>
      <text:p text:style-name="P1"><text:s text:c="8"/>Dtraining: [1000x1000 double]</text:p>
      <text:p text:style-name="P1"><text:s text:c="4"/>DtestTraining: [3000x1000 double]</text:p>
      <text:p text:style-name="P1"><text:s text:c="8"/>princComp: [512x40 double]</text:p>
      <text:p text:style-name="P1"/>
      <text:p text:style-name="P1">---------------------------</text:p>
      <text:p text:style-name="P1">nb = 35</text:p>
      <text:p text:style-name="P1">losstype = 'hinge'</text:p>
      <text:p text:style-name="P1">- loss rho = 3</text:p>
      <text:p text:style-name="P1">- loss lambda = 0.000</text:p>
      <text:p text:style-name="P1">zero offset = yes</text:p>
      <text:p text:style-name="P1">weight decay = '1e-03'</text:p>
      <text:p text:style-name="P1">trainset = 'trainval'</text:p>
      <text:p text:style-name="P1">max iter = 50</text:p>
      <text:p text:style-name="P1">init eta = 1.0e-01</text:p>
      <text:p text:style-name="P1">shrink eta = yes</text:p>
      <text:p text:style-name="P1">size mini-batches = 100</text:p>
      <text:p text:style-name="P1">momentum = '0.90'</text:p>
      <text:p text:style-name="P1">validation during / after training = 0 / 1 times</text:p>
      <text:p text:style-name="P1">---------------------------</text:p>
      <text:p text:style-name="P1">test set: prec(rho&lt;=3): 0.948 ~~~ recall(rho&lt;=3): 0.0176 ~~~ ap: 0.56517</text:p>
      <text:p text:style-name="P1">norm W=3.78</text:p>
      <text:p text:style-name="P1">( <text:s/>1/0.098/2.06)</text:p>
      <text:p text:style-name="P1">( <text:s/>2/0.096/1.99)</text:p>
      <text:p text:style-name="P1">( <text:s/>3/0.094/2.05)</text:p>
      <text:p text:style-name="P1">( <text:s/>4/0.092/2.27)</text:p>
      <text:p text:style-name="P1">( <text:s/>5/0.090/1.86)</text:p>
      <text:p text:style-name="P1">( <text:s/>6/0.088/1.92)</text:p>
      <text:p text:style-name="P1">( <text:s/>7/0.086/2.27)</text:p>
      <text:p text:style-name="P1">( <text:s/>8/0.084/2.06)</text:p>
      <text:p text:style-name="P1"><text:soft-page-break/>( <text:s/>9/0.082/2.09)</text:p>
      <text:p text:style-name="P1">( 10/0.080/1.91)</text:p>
      <text:p text:style-name="P1">( 11/0.078/2.27)</text:p>
      <text:p text:style-name="P1">( 12/0.076/2.04)</text:p>
      <text:p text:style-name="P1">( 13/0.074/2.40)</text:p>
      <text:p text:style-name="P1">( 14/0.072/1.87)</text:p>
      <text:p text:style-name="P1">( 15/0.070/2.44)</text:p>
      <text:p text:style-name="P1">( 16/0.068/2.18)</text:p>
      <text:p text:style-name="P1">( 17/0.066/2.23)</text:p>
      <text:p text:style-name="P1">( 18/0.064/2.24)</text:p>
      <text:p text:style-name="P1">( 19/0.062/1.97)</text:p>
      <text:p text:style-name="P1">( 20/0.060/2.33)</text:p>
      <text:p text:style-name="P1">( 21/0.058/2.28)</text:p>
      <text:p text:style-name="P1">( 22/0.056/1.83)</text:p>
      <text:p text:style-name="P1">( 23/0.054/2.09)</text:p>
      <text:p text:style-name="P1">( 24/0.052/2.06)</text:p>
      <text:p text:style-name="P1">( 25/0.050/1.99) ~~~ bound:1.196 &gt; loss:0.796 ~~~ prec:0.990 <text:s/>rec:0.134 ~~~ norm W=4.06 ~~~ min activity:0.321 ~~~ #useless bits:0 ~~~ #nonzero-grad:4.3</text:p>
      <text:p text:style-name="P1">( 26/0.048/1.92)</text:p>
      <text:p text:style-name="P1">( 27/0.046/2.45)</text:p>
      <text:p text:style-name="P1">( 28/0.044/2.12)</text:p>
      <text:p text:style-name="P1">( 29/0.042/2.02)</text:p>
      <text:p text:style-name="P1">( 30/0.040/1.76)</text:p>
      <text:p text:style-name="P1">( 31/0.038/2.03)</text:p>
      <text:p text:style-name="P1">( 32/0.036/1.83)</text:p>
      <text:p text:style-name="P1">( 33/0.034/2.38)</text:p>
      <text:p text:style-name="P1">( 34/0.032/1.95)</text:p>
      <text:p text:style-name="P1">( 35/0.030/2.20)</text:p>
      <text:p text:style-name="P1">( 36/0.028/2.07)</text:p>
      <text:p text:style-name="P1">( 37/0.026/2.14)</text:p>
      <text:p text:style-name="P1">( 38/0.024/1.94)</text:p>
      <text:p text:style-name="P1">( 39/0.022/2.26)</text:p>
      <text:p text:style-name="P1">( 40/0.020/1.85)</text:p>
      <text:p text:style-name="P1">( 41/0.018/2.84)</text:p>
      <text:p text:style-name="P1">( 42/0.016/2.27)</text:p>
      <text:p text:style-name="P1">( 43/0.014/1.92)</text:p>
      <text:p text:style-name="P1">( 44/0.012/2.00)</text:p>
      <text:p text:style-name="P1">( 45/0.010/2.33)</text:p>
      <text:p text:style-name="P1">( 46/0.008/2.66)</text:p>
      <text:p text:style-name="P1">( 47/0.006/2.04)</text:p>
      <text:p text:style-name="P1">( 48/0.004/1.95)</text:p>
      <text:p text:style-name="P1">( 49/0.002/2.21)</text:p>
      <text:p text:style-name="P1">( 50/0.000/1.82) ~~~ bound:1.058 &gt; loss:0.754 ~~~ prec:0.992 <text:s/>rec:0.153 ~~~ norm W=3.89 ~~~ min activity:0.314 ~~~ #useless bits:0 ~~~ #nonzero-grad:3.3</text:p>
      <text:p text:style-name="P1">test set: prec(rho&lt;=3): 0.986 ~~~ recall(rho&lt;=3): 0.1182 ~~~ ap: 0.76893</text:p>
      <text:p text:style-name="P1">Mean AP over final 1 step(s): 0.769 <text:s text:c="24"/></text:p>
      <text:p text:style-name="P1">[nb = 40]</text:p>
      <text:p text:style-name="P1">( <text:s/>1/0.100/1.87)</text:p>
      <text:p text:style-name="P1">( <text:s/>2/0.100/1.94)</text:p>
      <text:p text:style-name="P1">( <text:s/>3/0.100/2.00)</text:p>
      <text:p text:style-name="P1">( <text:s/>4/0.100/2.12)</text:p>
      <text:p text:style-name="P1">( <text:s/>5/0.100/2.77)</text:p>
      <text:p text:style-name="P1"><text:soft-page-break/>( <text:s/>6/0.100/2.33)</text:p>
      <text:p text:style-name="P1">( <text:s/>7/0.100/1.92)</text:p>
      <text:p text:style-name="P1">( <text:s/>8/0.100/1.90)</text:p>
      <text:p text:style-name="P1">( <text:s/>9/0.100/2.41)</text:p>
      <text:p text:style-name="P1">( 10/0.100/1.99)</text:p>
      <text:p text:style-name="P1">( 11/0.100/2.34)</text:p>
      <text:p text:style-name="P1">( 12/0.100/1.72)</text:p>
      <text:p text:style-name="P1">( 13/0.100/1.99)</text:p>
      <text:p text:style-name="P1">( 14/0.100/1.83)</text:p>
      <text:p text:style-name="P1">( 15/0.100/2.18)</text:p>
      <text:p text:style-name="P1">( 16/0.100/2.24)</text:p>
      <text:p text:style-name="P1">( 17/0.100/1.81)</text:p>
      <text:p text:style-name="P1">( 18/0.100/1.98)</text:p>
      <text:p text:style-name="P1">( 19/0.100/2.36)</text:p>
      <text:p text:style-name="P1">( 20/0.100/2.09)</text:p>
      <text:p text:style-name="P1">( 21/0.100/2.02)</text:p>
      <text:p text:style-name="P1">( 22/0.100/2.28)</text:p>
      <text:p text:style-name="P1">( 23/0.100/1.62)</text:p>
      <text:p text:style-name="P1">( 24/0.100/1.78)</text:p>
      <text:p text:style-name="P1">shrink_w: 1e-02 <text:s text:c="2"/>--&gt; ap:0.744</text:p>
      <text:p text:style-name="P1">( <text:s/>1/0.100/2.30)</text:p>
      <text:p text:style-name="P1">( <text:s/>2/0.100/1.81)</text:p>
      <text:p text:style-name="P1">( <text:s/>3/0.100/2.08)</text:p>
      <text:p text:style-name="P1">( <text:s/>4/0.100/1.80)</text:p>
      <text:p text:style-name="P1">( <text:s/>5/0.100/1.86)</text:p>
      <text:p text:style-name="P1">( <text:s/>6/0.100/1.93)</text:p>
      <text:p text:style-name="P1">( <text:s/>7/0.100/2.26)</text:p>
      <text:p text:style-name="P1">( <text:s/>8/0.100/1.55)</text:p>
      <text:p text:style-name="P1">( <text:s/>9/0.100/2.21)</text:p>
      <text:p text:style-name="P1">( 10/0.100/1.60)</text:p>
      <text:p text:style-name="P1">( 11/0.100/2.21)</text:p>
      <text:p text:style-name="P1">( 12/0.100/1.88)</text:p>
      <text:p text:style-name="P1">( 13/0.100/1.60)</text:p>
      <text:p text:style-name="P1">( 14/0.100/1.69)</text:p>
      <text:p text:style-name="P1">( 15/0.100/1.95)</text:p>
      <text:p text:style-name="P1">( 16/0.100/1.75)</text:p>
      <text:p text:style-name="P1">( 17/0.100/1.70)</text:p>
      <text:p text:style-name="P1">( 18/0.100/1.71)</text:p>
      <text:p text:style-name="P1">( 19/0.100/1.99)</text:p>
      <text:p text:style-name="P1">( 20/0.100/2.16)</text:p>
      <text:p text:style-name="P1">( 21/0.100/1.56)</text:p>
      <text:p text:style-name="P1">( 22/0.100/2.12)</text:p>
      <text:p text:style-name="P1">( 23/0.100/1.90)</text:p>
      <text:p text:style-name="P1">( 24/0.100/2.35)</text:p>
      <text:p text:style-name="P1">shrink_w: 1e-03 <text:s text:c="2"/>--&gt; ap:0.782</text:p>
      <text:p text:style-name="P1">( <text:s/>1/0.100/1.49)</text:p>
      <text:p text:style-name="P1">( <text:s/>2/0.100/2.08)</text:p>
      <text:p text:style-name="P1">( <text:s/>3/0.100/2.54)</text:p>
      <text:p text:style-name="P1">( <text:s/>4/0.100/1.63)</text:p>
      <text:p text:style-name="P1">( <text:s/>5/0.100/1.93)</text:p>
      <text:p text:style-name="P1">( <text:s/>6/0.100/1.82)</text:p>
      <text:p text:style-name="P1">( <text:s/>7/0.100/1.71)</text:p>
      <text:p text:style-name="P1"><text:soft-page-break/>( <text:s/>8/0.100/2.20)</text:p>
      <text:p text:style-name="P1">( <text:s/>9/0.100/1.78)</text:p>
      <text:p text:style-name="P1">( 10/0.100/1.94)</text:p>
      <text:p text:style-name="P1">( 11/0.100/1.99)</text:p>
      <text:p text:style-name="P1">( 12/0.100/1.91)</text:p>
      <text:p text:style-name="P1">( 13/0.100/1.70)</text:p>
      <text:p text:style-name="P1">( 14/0.100/2.03)</text:p>
      <text:p text:style-name="P1">( 15/0.100/2.00)</text:p>
      <text:p text:style-name="P1">( 16/0.100/1.70)</text:p>
      <text:p text:style-name="P1">( 17/0.100/1.78)</text:p>
      <text:p text:style-name="P1">( 18/0.100/2.75)</text:p>
      <text:p text:style-name="P1">( 19/0.100/2.29)</text:p>
      <text:p text:style-name="P1">( 20/0.100/2.50)</text:p>
      <text:p text:style-name="P1">( 21/0.100/2.01)</text:p>
      <text:p text:style-name="P1">( 22/0.100/2.68)</text:p>
      <text:p text:style-name="P1">( 23/0.100/2.03)</text:p>
      <text:p text:style-name="P1">( 24/0.100/1.76)</text:p>
      <text:p text:style-name="P1">shrink_w: 1e-04 <text:s text:c="2"/>--&gt; ap:0.767</text:p>
      <text:p text:style-name="P1">( <text:s/>1/0.100/1.79)</text:p>
      <text:p text:style-name="P1">( <text:s/>2/0.100/2.34)</text:p>
      <text:p text:style-name="P1">( <text:s/>3/0.100/1.82)</text:p>
      <text:p text:style-name="P1">( <text:s/>4/0.100/2.09)</text:p>
      <text:p text:style-name="P1">( <text:s/>5/0.100/1.88)</text:p>
      <text:p text:style-name="P1">( <text:s/>6/0.100/1.63)</text:p>
      <text:p text:style-name="P1">( <text:s/>7/0.100/2.19)</text:p>
      <text:p text:style-name="P1">( <text:s/>8/0.100/2.02)</text:p>
      <text:p text:style-name="P1">( <text:s/>9/0.100/2.31)</text:p>
      <text:p text:style-name="P1">( 10/0.100/1.63)</text:p>
      <text:p text:style-name="P1">( 11/0.100/2.32)</text:p>
      <text:p text:style-name="P1">( 12/0.100/1.88)</text:p>
      <text:p text:style-name="P1">( 13/0.100/1.83)</text:p>
      <text:p text:style-name="P1">( 14/0.100/2.35)</text:p>
      <text:p text:style-name="P1">( 15/0.100/2.08)</text:p>
      <text:p text:style-name="P1">( 16/0.100/2.01)</text:p>
      <text:p text:style-name="P1">( 17/0.100/2.04)</text:p>
      <text:p text:style-name="P1">( 18/0.100/1.99)</text:p>
      <text:p text:style-name="P1">( 19/0.100/1.91)</text:p>
      <text:p text:style-name="P1">( 20/0.100/2.01)</text:p>
      <text:p text:style-name="P1">( 21/0.100/1.86)</text:p>
      <text:p text:style-name="P1">( 22/0.100/1.99)</text:p>
      <text:p text:style-name="P1">( 23/0.100/2.78)</text:p>
      <text:p text:style-name="P1">( 24/0.100/1.95)</text:p>
      <text:p text:style-name="P1">shrink_w: 1e-05 <text:s text:c="2"/>--&gt; ap:0.746</text:p>
      <text:p text:style-name="P1"/>
      <text:p text:style-name="P1">data = </text:p>
      <text:p text:style-name="P1"/>
      <text:p text:style-name="P1"><text:s text:c="13"/>MODE: 'kulis - main'</text:p>
      <text:p text:style-name="P1"><text:s text:c="4"/>avgNNeighbors: 50</text:p>
      <text:p text:style-name="P1"><text:s text:c="8"/>Xtraining: [40x1000 double]</text:p>
      <text:p text:style-name="P1"><text:s text:c="12"/>Xtest: [40x3000 double]</text:p>
      <text:p text:style-name="P1"><text:s text:c="8"/>Straining: [1000x1000 logical]</text:p>
      <text:p text:style-name="P1"><text:s text:c="4"/>StestTraining: [3000x1000 logical]</text:p>
      <text:p text:style-name="P1"><text:soft-page-break/><text:s text:c="8"/>Ntraining: 1000</text:p>
      <text:p text:style-name="P1"><text:s text:c="12"/>Ntest: 3000</text:p>
      <text:p text:style-name="P1"><text:s text:c="7"/>threshDist: 1.0138</text:p>
      <text:p text:style-name="P1"><text:s text:c="8"/>Dtraining: [1000x1000 double]</text:p>
      <text:p text:style-name="P1"><text:s text:c="4"/>DtestTraining: [3000x1000 double]</text:p>
      <text:p text:style-name="P1"><text:s text:c="8"/>princComp: [512x40 double]</text:p>
      <text:p text:style-name="P1"/>
      <text:p text:style-name="P1">---------------------------</text:p>
      <text:p text:style-name="P1">nb = 40</text:p>
      <text:p text:style-name="P1">losstype = 'hinge'</text:p>
      <text:p text:style-name="P1">- loss rho = 3</text:p>
      <text:p text:style-name="P1">- loss lambda = 0.000</text:p>
      <text:p text:style-name="P1">zero offset = yes</text:p>
      <text:p text:style-name="P1">weight decay = '1e-03'</text:p>
      <text:p text:style-name="P1">trainset = 'trainval'</text:p>
      <text:p text:style-name="P1">max iter = 50</text:p>
      <text:p text:style-name="P1">init eta = 1.0e-01</text:p>
      <text:p text:style-name="P1">shrink eta = yes</text:p>
      <text:p text:style-name="P1">size mini-batches = 100</text:p>
      <text:p text:style-name="P1">momentum = '0.90'</text:p>
      <text:p text:style-name="P1">validation during / after training = 0 / 1 times</text:p>
      <text:p text:style-name="P1">---------------------------</text:p>
      <text:p text:style-name="P1">test set: prec(rho&lt;=3): 0.983 ~~~ recall(rho&lt;=3): 0.0050 ~~~ ap: 0.57054</text:p>
      <text:p text:style-name="P1">norm W=4.03</text:p>
      <text:p text:style-name="P1">( <text:s/>1/0.098/2.31)</text:p>
      <text:p text:style-name="P1">( <text:s/>2/0.096/1.92)</text:p>
      <text:p text:style-name="P1">( <text:s/>3/0.094/2.38)</text:p>
      <text:p text:style-name="P1">( <text:s/>4/0.092/2.17)</text:p>
      <text:p text:style-name="P1">( <text:s/>5/0.090/2.12)</text:p>
      <text:p text:style-name="P1">( <text:s/>6/0.088/2.26)</text:p>
      <text:p text:style-name="P1">( <text:s/>7/0.086/1.92)</text:p>
      <text:p text:style-name="P1">( <text:s/>8/0.084/2.23)</text:p>
      <text:p text:style-name="P1">( <text:s/>9/0.082/2.20)</text:p>
      <text:p text:style-name="P1">( 10/0.080/2.31)</text:p>
      <text:p text:style-name="P1">( 11/0.078/2.04)</text:p>
      <text:p text:style-name="P1">( 12/0.076/1.91)</text:p>
      <text:p text:style-name="P1">( 13/0.074/2.75)</text:p>
      <text:p text:style-name="P1">( 14/0.072/2.63)</text:p>
      <text:p text:style-name="P1">( 15/0.070/1.95)</text:p>
      <text:p text:style-name="P1">( 16/0.068/2.18)</text:p>
      <text:p text:style-name="P1">( 17/0.066/2.31)</text:p>
      <text:p text:style-name="P1">( 18/0.064/2.07)</text:p>
      <text:p text:style-name="P1">( 19/0.062/2.29)</text:p>
      <text:p text:style-name="P1">( 20/0.060/2.00)</text:p>
      <text:p text:style-name="P1">( 21/0.058/1.99)</text:p>
      <text:p text:style-name="P1">( 22/0.056/1.95)</text:p>
      <text:p text:style-name="P1">( 23/0.054/2.21)</text:p>
      <text:p text:style-name="P1">( 24/0.052/2.23)</text:p>
      <text:p text:style-name="P1">( 25/0.050/2.42) ~~~ bound:1.140 &gt; loss:0.789 ~~~ prec:0.995 <text:s/>rec:0.110 ~~~ norm W=3.89 ~~~ min activity:0.339 ~~~ #useless bits:0 ~~~ #nonzero-grad:4.1</text:p>
      <text:p text:style-name="P1">( 26/0.048/2.81)</text:p>
      <text:p text:style-name="P1">( 27/0.046/2.29)</text:p>
      <text:p text:style-name="P1"><text:soft-page-break/>( 28/0.044/2.10)</text:p>
      <text:p text:style-name="P1">( 29/0.042/1.99)</text:p>
      <text:p text:style-name="P1">( 30/0.040/2.22)</text:p>
      <text:p text:style-name="P1">( 31/0.038/1.94)</text:p>
      <text:p text:style-name="P1">( 32/0.036/2.34)</text:p>
      <text:p text:style-name="P1">( 33/0.034/1.92)</text:p>
      <text:p text:style-name="P1">( 34/0.032/2.19)</text:p>
      <text:p text:style-name="P1">( 35/0.030/2.12)</text:p>
      <text:p text:style-name="P1">( 36/0.028/2.25)</text:p>
      <text:p text:style-name="P1">( 37/0.026/2.12)</text:p>
      <text:p text:style-name="P1">( 38/0.024/1.99)</text:p>
      <text:p text:style-name="P1">( 39/0.022/1.94)</text:p>
      <text:p text:style-name="P1">( 40/0.020/2.71)</text:p>
      <text:p text:style-name="P1">( 41/0.018/2.37)</text:p>
      <text:p text:style-name="P1">( 42/0.016/2.34)</text:p>
      <text:p text:style-name="P1">( 43/0.014/2.39)</text:p>
      <text:p text:style-name="P1">( 44/0.012/2.24)</text:p>
      <text:p text:style-name="P1">( 45/0.010/2.20)</text:p>
      <text:p text:style-name="P1">( 46/0.008/1.90)</text:p>
      <text:p text:style-name="P1">( 47/0.006/2.09)</text:p>
      <text:p text:style-name="P1">( 48/0.004/1.99)</text:p>
      <text:p text:style-name="P1">( 49/0.002/1.87)</text:p>
      <text:p text:style-name="P1">( 50/0.000/2.14) ~~~ bound:0.998 &gt; loss:0.743 ~~~ prec:0.997 <text:s/>rec:0.123 ~~~ norm W=3.70 ~~~ min activity:0.337 ~~~ #useless bits:0 ~~~ #nonzero-grad:3.1</text:p>
      <text:p text:style-name="P1">test set: prec(rho&lt;=3): 0.994 ~~~ recall(rho&lt;=3): 0.0909 ~~~ ap: 0.78344</text:p>
      <text:p text:style-name="P1">Mean AP over final 1 step(s): 0.783 <text:s text:c="24"/></text:p>
      <text:p text:style-name="P1">[nb = 45]</text:p>
      <text:p text:style-name="P1">( <text:s/>1/0.100/2.00)</text:p>
      <text:p text:style-name="P1">( <text:s/>2/0.100/1.98)</text:p>
      <text:p text:style-name="P1">( <text:s/>3/0.100/1.95)</text:p>
      <text:p text:style-name="P1">( <text:s/>4/0.100/2.64)</text:p>
      <text:p text:style-name="P1">( <text:s/>5/0.100/1.92)</text:p>
      <text:p text:style-name="P1">( <text:s/>6/0.100/1.96)</text:p>
      <text:p text:style-name="P1">( <text:s/>7/0.100/1.79)</text:p>
      <text:p text:style-name="P1">( <text:s/>8/0.100/2.01)</text:p>
      <text:p text:style-name="P1">( <text:s/>9/0.100/2.23)</text:p>
      <text:p text:style-name="P1">( 10/0.100/2.30)</text:p>
      <text:p text:style-name="P1">( 11/0.100/2.48)</text:p>
      <text:p text:style-name="P1">( 12/0.100/2.06)</text:p>
      <text:p text:style-name="P1">( 13/0.100/2.01)</text:p>
      <text:p text:style-name="P1">( 14/0.100/2.27)</text:p>
      <text:p text:style-name="P1">( 15/0.100/2.00)</text:p>
      <text:p text:style-name="P1">( 16/0.100/1.78)</text:p>
      <text:p text:style-name="P1">( 17/0.100/2.39)</text:p>
      <text:p text:style-name="P1">( 18/0.100/2.54)</text:p>
      <text:p text:style-name="P1">( 19/0.100/2.31)</text:p>
      <text:p text:style-name="P1">( 20/0.100/2.22)</text:p>
      <text:p text:style-name="P1">( 21/0.100/2.16)</text:p>
      <text:p text:style-name="P1">( 22/0.100/2.29)</text:p>
      <text:p text:style-name="P1">( 23/0.100/1.97)</text:p>
      <text:p text:style-name="P1">( 24/0.100/2.13)</text:p>
      <text:p text:style-name="P1">shrink_w: 1e-02 <text:s text:c="2"/>--&gt; ap:0.758</text:p>
      <text:p text:style-name="P1"><text:soft-page-break/>( <text:s/>1/0.100/2.02)</text:p>
      <text:p text:style-name="P1">( <text:s/>2/0.100/1.93)</text:p>
      <text:p text:style-name="P1">( <text:s/>3/0.100/2.13)</text:p>
      <text:p text:style-name="P1">( <text:s/>4/0.100/1.92)</text:p>
      <text:p text:style-name="P1">( <text:s/>5/0.100/3.09)</text:p>
      <text:p text:style-name="P1">( <text:s/>6/0.100/1.86)</text:p>
      <text:p text:style-name="P1">( <text:s/>7/0.100/1.88)</text:p>
      <text:p text:style-name="P1">( <text:s/>8/0.100/2.81)</text:p>
      <text:p text:style-name="P1">( <text:s/>9/0.100/1.96)</text:p>
      <text:p text:style-name="P1">( 10/0.100/2.37)</text:p>
      <text:p text:style-name="P1">( 11/0.100/2.19)</text:p>
      <text:p text:style-name="P1">( 12/0.100/2.04)</text:p>
      <text:p text:style-name="P1">( 13/0.100/2.13)</text:p>
      <text:p text:style-name="P1">( 14/0.100/2.46)</text:p>
      <text:p text:style-name="P1">( 15/0.100/2.12)</text:p>
      <text:p text:style-name="P1">( 16/0.100/2.03)</text:p>
      <text:p text:style-name="P1">( 17/0.100/2.07)</text:p>
      <text:p text:style-name="P1">( 18/0.100/2.02)</text:p>
      <text:p text:style-name="P1">( 19/0.100/2.36)</text:p>
      <text:p text:style-name="P1">( 20/0.100/2.08)</text:p>
      <text:p text:style-name="P1">( 21/0.100/1.98)</text:p>
      <text:p text:style-name="P1">( 22/0.100/2.58)</text:p>
      <text:p text:style-name="P1">( 23/0.100/1.87)</text:p>
      <text:p text:style-name="P1">( 24/0.100/1.91)</text:p>
      <text:p text:style-name="P1">shrink_w: 1e-03 <text:s text:c="2"/>--&gt; ap:0.770</text:p>
      <text:p text:style-name="P1">( <text:s/>1/0.100/1.86)</text:p>
      <text:p text:style-name="P1">( <text:s/>2/0.100/2.48)</text:p>
      <text:p text:style-name="P1">( <text:s/>3/0.100/2.38)</text:p>
      <text:p text:style-name="P1">( <text:s/>4/0.100/1.93)</text:p>
      <text:p text:style-name="P1">( <text:s/>5/0.100/2.23)</text:p>
      <text:p text:style-name="P1">( <text:s/>6/0.100/1.88)</text:p>
      <text:p text:style-name="P1">( <text:s/>7/0.100/1.68)</text:p>
      <text:p text:style-name="P1">( <text:s/>8/0.100/2.11)</text:p>
      <text:p text:style-name="P1">( <text:s/>9/0.100/2.13)</text:p>
      <text:p text:style-name="P1">( 10/0.100/2.01)</text:p>
      <text:p text:style-name="P1">( 11/0.100/2.48)</text:p>
      <text:p text:style-name="P1">( 12/0.100/2.67)</text:p>
      <text:p text:style-name="P1">( 13/0.100/1.73)</text:p>
      <text:p text:style-name="P1">( 14/0.100/2.10)</text:p>
      <text:p text:style-name="P1">( 15/0.100/2.09)</text:p>
      <text:p text:style-name="P1">( 16/0.100/1.76)</text:p>
      <text:p text:style-name="P1">( 17/0.100/2.11)</text:p>
      <text:p text:style-name="P1">( 18/0.100/2.52)</text:p>
      <text:p text:style-name="P1">( 19/0.100/2.21)</text:p>
      <text:p text:style-name="P1">( 20/0.100/2.09)</text:p>
      <text:p text:style-name="P1">( 21/0.100/2.08)</text:p>
      <text:p text:style-name="P1">( 22/0.100/2.62)</text:p>
      <text:p text:style-name="P1">( 23/0.100/2.07)</text:p>
      <text:p text:style-name="P1">( 24/0.100/2.47)</text:p>
      <text:p text:style-name="P1">shrink_w: 1e-04 <text:s text:c="2"/>--&gt; ap:0.763</text:p>
      <text:p text:style-name="P1">( <text:s/>1/0.100/2.12)</text:p>
      <text:p text:style-name="P1">( <text:s/>2/0.100/2.23)</text:p>
      <text:p text:style-name="P1"><text:soft-page-break/>( <text:s/>3/0.100/2.23)</text:p>
      <text:p text:style-name="P1">( <text:s/>4/0.100/1.86)</text:p>
      <text:p text:style-name="P1">( <text:s/>5/0.100/1.69)</text:p>
      <text:p text:style-name="P1">( <text:s/>6/0.100/2.33)</text:p>
      <text:p text:style-name="P1">( <text:s/>7/0.100/2.07)</text:p>
      <text:p text:style-name="P1">( <text:s/>8/0.100/1.80)</text:p>
      <text:p text:style-name="P1">( <text:s/>9/0.100/2.05)</text:p>
      <text:p text:style-name="P1">( 10/0.100/1.94)</text:p>
      <text:p text:style-name="P1">( 11/0.100/2.17)</text:p>
      <text:p text:style-name="P1">( 12/0.100/1.90)</text:p>
      <text:p text:style-name="P1">( 13/0.100/1.97)</text:p>
      <text:p text:style-name="P1">( 14/0.100/1.82)</text:p>
      <text:p text:style-name="P1">( 15/0.100/2.02)</text:p>
      <text:p text:style-name="P1">( 16/0.100/1.95)</text:p>
      <text:p text:style-name="P1">( 17/0.100/2.68)</text:p>
      <text:p text:style-name="P1">( 18/0.100/2.08)</text:p>
      <text:p text:style-name="P1">( 19/0.100/2.08)</text:p>
      <text:p text:style-name="P1">( 20/0.100/1.99)</text:p>
      <text:p text:style-name="P1">( 21/0.100/1.60)</text:p>
      <text:p text:style-name="P1">( 22/0.100/2.75)</text:p>
      <text:p text:style-name="P1">( 23/0.100/1.72)</text:p>
      <text:p text:style-name="P1">( 24/0.100/1.79)</text:p>
      <text:p text:style-name="P1">shrink_w: 1e-05 <text:s text:c="2"/>--&gt; ap:0.758</text:p>
      <text:p text:style-name="P1"/>
      <text:p text:style-name="P1">data = </text:p>
      <text:p text:style-name="P1"/>
      <text:p text:style-name="P1"><text:s text:c="13"/>MODE: 'kulis - main'</text:p>
      <text:p text:style-name="P1"><text:s text:c="4"/>avgNNeighbors: 50</text:p>
      <text:p text:style-name="P1"><text:s text:c="8"/>Xtraining: [40x1000 double]</text:p>
      <text:p text:style-name="P1"><text:s text:c="12"/>Xtest: [40x3000 double]</text:p>
      <text:p text:style-name="P1"><text:s text:c="8"/>Straining: [1000x1000 logical]</text:p>
      <text:p text:style-name="P1"><text:s text:c="4"/>StestTraining: [3000x1000 logical]</text:p>
      <text:p text:style-name="P1"><text:s text:c="8"/>Ntraining: 1000</text:p>
      <text:p text:style-name="P1"><text:s text:c="12"/>Ntest: 3000</text:p>
      <text:p text:style-name="P1"><text:s text:c="7"/>threshDist: 1.0138</text:p>
      <text:p text:style-name="P1"><text:s text:c="8"/>Dtraining: [1000x1000 double]</text:p>
      <text:p text:style-name="P1"><text:s text:c="4"/>DtestTraining: [3000x1000 double]</text:p>
      <text:p text:style-name="P1"><text:s text:c="8"/>princComp: [512x40 double]</text:p>
      <text:p text:style-name="P1"/>
      <text:p text:style-name="P1">---------------------------</text:p>
      <text:p text:style-name="P1">nb = 45</text:p>
      <text:p text:style-name="P1">losstype = 'hinge'</text:p>
      <text:p text:style-name="P1">- loss rho = 3</text:p>
      <text:p text:style-name="P1">- loss lambda = 0.000</text:p>
      <text:p text:style-name="P1">zero offset = yes</text:p>
      <text:p text:style-name="P1">weight decay = '1e-03'</text:p>
      <text:p text:style-name="P1">trainset = 'trainval'</text:p>
      <text:p text:style-name="P1">max iter = 50</text:p>
      <text:p text:style-name="P1">init eta = 1.0e-01</text:p>
      <text:p text:style-name="P1">shrink eta = yes</text:p>
      <text:p text:style-name="P1">size mini-batches = 100</text:p>
      <text:p text:style-name="P1">momentum = '0.90'</text:p>
      <text:p text:style-name="P1"><text:soft-page-break/>validation during / after training = 0 / 1 times</text:p>
      <text:p text:style-name="P1">---------------------------</text:p>
      <text:p text:style-name="P1">test set: prec(rho&lt;=3): 0.996 ~~~ recall(rho&lt;=3): 0.0027 ~~~ ap: 0.59149</text:p>
      <text:p text:style-name="P1">norm W=4.23</text:p>
      <text:p text:style-name="P1">( <text:s/>1/0.098/2.36)</text:p>
      <text:p text:style-name="P1">( <text:s/>2/0.096/2.12)</text:p>
      <text:p text:style-name="P1">( <text:s/>3/0.094/1.98)</text:p>
      <text:p text:style-name="P1">( <text:s/>4/0.092/2.02)</text:p>
      <text:p text:style-name="P1">( <text:s/>5/0.090/2.11)</text:p>
      <text:p text:style-name="P1">( <text:s/>6/0.088/2.30)</text:p>
      <text:p text:style-name="P1">( <text:s/>7/0.086/2.60)</text:p>
      <text:p text:style-name="P1">( <text:s/>8/0.084/2.03)</text:p>
      <text:p text:style-name="P1">( <text:s/>9/0.082/2.11)</text:p>
      <text:p text:style-name="P1">( 10/0.080/2.10)</text:p>
      <text:p text:style-name="P1">( 11/0.078/2.25)</text:p>
      <text:p text:style-name="P1">( 12/0.076/2.31)</text:p>
      <text:p text:style-name="P1">( 13/0.074/2.12)</text:p>
      <text:p text:style-name="P1">( 14/0.072/2.24)</text:p>
      <text:p text:style-name="P1">( 15/0.070/1.93)</text:p>
      <text:p text:style-name="P1">( 16/0.068/2.51)</text:p>
      <text:p text:style-name="P1">( 17/0.066/2.44)</text:p>
      <text:p text:style-name="P1">( 18/0.064/2.14)</text:p>
      <text:p text:style-name="P1">( 19/0.062/2.16)</text:p>
      <text:p text:style-name="P1">( 20/0.060/2.63)</text:p>
      <text:p text:style-name="P1">( 21/0.058/2.34)</text:p>
      <text:p text:style-name="P1">( 22/0.056/2.07)</text:p>
      <text:p text:style-name="P1">( 23/0.054/2.22)</text:p>
      <text:p text:style-name="P1">( 24/0.052/2.07)</text:p>
      <text:p text:style-name="P1">( 25/0.050/2.42) ~~~ bound:1.081 &gt; loss:0.763 ~~~ prec:0.998 <text:s/>rec:0.097 ~~~ norm W=3.77 ~~~ min activity:0.257 ~~~ #useless bits:0 ~~~ #nonzero-grad:4.1</text:p>
      <text:p text:style-name="P1">( 26/0.048/2.23)</text:p>
      <text:p text:style-name="P1">( 27/0.046/1.96)</text:p>
      <text:p text:style-name="P1">( 28/0.044/1.93)</text:p>
      <text:p text:style-name="P1">( 29/0.042/2.12)</text:p>
      <text:p text:style-name="P1">( 30/0.040/1.74)</text:p>
      <text:p text:style-name="P1">( 31/0.038/1.84)</text:p>
      <text:p text:style-name="P1">( 32/0.036/1.93)</text:p>
      <text:p text:style-name="P1">( 33/0.034/1.93)</text:p>
      <text:p text:style-name="P1">( 34/0.032/2.11)</text:p>
      <text:p text:style-name="P1">( 35/0.030/2.72)</text:p>
      <text:p text:style-name="P1">( 36/0.028/2.25)</text:p>
      <text:p text:style-name="P1">( 37/0.026/2.11)</text:p>
      <text:p text:style-name="P1">( 38/0.024/1.98)</text:p>
      <text:p text:style-name="P1">( 39/0.022/2.24)</text:p>
      <text:p text:style-name="P1">( 40/0.020/1.94)</text:p>
      <text:p text:style-name="P1">( 41/0.018/2.39)</text:p>
      <text:p text:style-name="P1">( 42/0.016/1.97)</text:p>
      <text:p text:style-name="P1">( 43/0.014/2.04)</text:p>
      <text:p text:style-name="P1">( 44/0.012/2.05)</text:p>
      <text:p text:style-name="P1">( 45/0.010/2.18)</text:p>
      <text:p text:style-name="P1">( 46/0.008/2.25)</text:p>
      <text:p text:style-name="P1">( 47/0.006/2.21)</text:p>
      <text:p text:style-name="P1"><text:soft-page-break/>( 48/0.004/2.89)</text:p>
      <text:p text:style-name="P1">( 49/0.002/2.13)</text:p>
      <text:p text:style-name="P1">( 50/0.000/2.08) ~~~ bound:0.953 &gt; loss:0.724 ~~~ prec:0.998 <text:s/>rec:0.109 ~~~ norm W=3.60 ~~~ min activity:0.251 ~~~ #useless bits:0 ~~~ #nonzero-grad:3.0</text:p>
      <text:p text:style-name="P1">test set: prec(rho&lt;=3): 0.997 ~~~ recall(rho&lt;=3): 0.0772 ~~~ ap: 0.78506</text:p>
      <text:p text:style-name="P1">Mean AP over final 1 step(s): 0.785 <text:s text:c="24"/></text:p>
      <text:p text:style-name="P1">[nb = 50]</text:p>
      <text:p text:style-name="P1">( <text:s/>1/0.100/2.18)</text:p>
      <text:p text:style-name="P1">( <text:s/>2/0.100/2.04)</text:p>
      <text:p text:style-name="P1">( <text:s/>3/0.100/2.17)</text:p>
      <text:p text:style-name="P1">( <text:s/>4/0.100/1.94)</text:p>
      <text:p text:style-name="P1">( <text:s/>5/0.100/2.37)</text:p>
      <text:p text:style-name="P1">( <text:s/>6/0.100/2.39)</text:p>
      <text:p text:style-name="P1">( <text:s/>7/0.100/2.22)</text:p>
      <text:p text:style-name="P1">( <text:s/>8/0.100/2.30)</text:p>
      <text:p text:style-name="P1">( <text:s/>9/0.100/2.29)</text:p>
      <text:p text:style-name="P1">( 10/0.100/2.08)</text:p>
      <text:p text:style-name="P1">( 11/0.100/1.99)</text:p>
      <text:p text:style-name="P1">( 12/0.100/2.68)</text:p>
      <text:p text:style-name="P1">( 13/0.100/2.17)</text:p>
      <text:p text:style-name="P1">( 14/0.100/2.34)</text:p>
      <text:p text:style-name="P1">( 15/0.100/2.62)</text:p>
      <text:p text:style-name="P1">( 16/0.100/2.20)</text:p>
      <text:p text:style-name="P1">( 17/0.100/1.91)</text:p>
      <text:p text:style-name="P1">( 18/0.100/1.96)</text:p>
      <text:p text:style-name="P1">( 19/0.100/2.17)</text:p>
      <text:p text:style-name="P1">( 20/0.100/2.42)</text:p>
      <text:p text:style-name="P1">( 21/0.100/2.15)</text:p>
      <text:p text:style-name="P1">( 22/0.100/2.28)</text:p>
      <text:p text:style-name="P1">( 23/0.100/1.96)</text:p>
      <text:p text:style-name="P1">( 24/0.100/2.08)</text:p>
      <text:p text:style-name="P1">shrink_w: 1e-02 <text:s text:c="2"/>--&gt; ap:0.764</text:p>
      <text:p text:style-name="P1">( <text:s/>1/0.100/2.45)</text:p>
      <text:p text:style-name="P1">( <text:s/>2/0.100/1.98)</text:p>
      <text:p text:style-name="P1">( <text:s/>3/0.100/2.23)</text:p>
      <text:p text:style-name="P1">( <text:s/>4/0.100/2.06)</text:p>
      <text:p text:style-name="P1">( <text:s/>5/0.100/2.04)</text:p>
      <text:p text:style-name="P1">( <text:s/>6/0.100/2.18)</text:p>
      <text:p text:style-name="P1">( <text:s/>7/0.100/2.09)</text:p>
      <text:p text:style-name="P1">( <text:s/>8/0.100/2.16)</text:p>
      <text:p text:style-name="P1">( <text:s/>9/0.100/2.24)</text:p>
      <text:p text:style-name="P1">( 10/0.100/1.98)</text:p>
      <text:p text:style-name="P1">( 11/0.100/1.83)</text:p>
      <text:p text:style-name="P1">( 12/0.100/2.23)</text:p>
      <text:p text:style-name="P1">( 13/0.100/1.86)</text:p>
      <text:p text:style-name="P1">( 14/0.100/2.06)</text:p>
      <text:p text:style-name="P1">( 15/0.100/2.06)</text:p>
      <text:p text:style-name="P1">( 16/0.100/2.47)</text:p>
      <text:p text:style-name="P1">( 17/0.100/1.94)</text:p>
      <text:p text:style-name="P1">( 18/0.100/2.09)</text:p>
      <text:p text:style-name="P1">( 19/0.100/2.29)</text:p>
      <text:p text:style-name="P1">( 20/0.100/2.29)</text:p>
      <text:p text:style-name="P1"><text:soft-page-break/>( 21/0.100/2.20)</text:p>
      <text:p text:style-name="P1">( 22/0.100/2.13)</text:p>
      <text:p text:style-name="P1">( 23/0.100/2.07)</text:p>
      <text:p text:style-name="P1">( 24/0.100/1.88)</text:p>
      <text:p text:style-name="P1">shrink_w: 1e-03 <text:s text:c="2"/>--&gt; ap:0.774</text:p>
      <text:p text:style-name="P1">( <text:s/>1/0.100/2.46)</text:p>
      <text:p text:style-name="P1">( <text:s/>2/0.100/1.93)</text:p>
      <text:p text:style-name="P1">( <text:s/>3/0.100/2.37)</text:p>
      <text:p text:style-name="P1">( <text:s/>4/0.100/2.32)</text:p>
      <text:p text:style-name="P1">( <text:s/>5/0.100/2.88)</text:p>
      <text:p text:style-name="P1">( <text:s/>6/0.100/2.06)</text:p>
      <text:p text:style-name="P1">( <text:s/>7/0.100/1.70)</text:p>
      <text:p text:style-name="P1">( <text:s/>8/0.100/2.33)</text:p>
      <text:p text:style-name="P1">( <text:s/>9/0.100/2.01)</text:p>
      <text:p text:style-name="P1">( 10/0.100/2.25)</text:p>
      <text:p text:style-name="P1">( 11/0.100/2.61)</text:p>
      <text:p text:style-name="P1">( 12/0.100/1.70)</text:p>
      <text:p text:style-name="P1">( 13/0.100/1.91)</text:p>
      <text:p text:style-name="P1">( 14/0.100/2.52)</text:p>
      <text:p text:style-name="P1">( 15/0.100/1.82)</text:p>
      <text:p text:style-name="P1">( 16/0.100/2.21)</text:p>
      <text:p text:style-name="P1">( 17/0.100/2.00)</text:p>
      <text:p text:style-name="P1">( 18/0.100/2.30)</text:p>
      <text:p text:style-name="P1">( 19/0.100/2.56)</text:p>
      <text:p text:style-name="P1">( 20/0.100/2.02)</text:p>
      <text:p text:style-name="P1">( 21/0.100/2.37)</text:p>
      <text:p text:style-name="P1">( 22/0.100/2.38)</text:p>
      <text:p text:style-name="P1">( 23/0.100/2.54)</text:p>
      <text:p text:style-name="P1">( 24/0.100/1.88)</text:p>
      <text:p text:style-name="P1">shrink_w: 1e-04 <text:s text:c="2"/>--&gt; ap:0.748</text:p>
      <text:p text:style-name="P1">( <text:s/>1/0.100/2.27)</text:p>
      <text:p text:style-name="P1">( <text:s/>2/0.100/1.91)</text:p>
      <text:p text:style-name="P1">( <text:s/>3/0.100/2.08)</text:p>
      <text:p text:style-name="P1">( <text:s/>4/0.100/2.06)</text:p>
      <text:p text:style-name="P1">( <text:s/>5/0.100/2.37)</text:p>
      <text:p text:style-name="P1">( <text:s/>6/0.100/1.62)</text:p>
      <text:p text:style-name="P1">( <text:s/>7/0.100/2.13)</text:p>
      <text:p text:style-name="P1">( <text:s/>8/0.100/2.27)</text:p>
      <text:p text:style-name="P1">( <text:s/>9/0.100/2.86)</text:p>
      <text:p text:style-name="P1">( 10/0.100/2.42)</text:p>
      <text:p text:style-name="P1">( 11/0.100/2.21)</text:p>
      <text:p text:style-name="P1">( 12/0.100/2.01)</text:p>
      <text:p text:style-name="P1">( 13/0.100/2.24)</text:p>
      <text:p text:style-name="P1">( 14/0.100/2.09)</text:p>
      <text:p text:style-name="P1">( 15/0.100/2.41)</text:p>
      <text:p text:style-name="P1">( 16/0.100/2.23)</text:p>
      <text:p text:style-name="P1">( 17/0.100/1.95)</text:p>
      <text:p text:style-name="P1">( 18/0.100/1.75)</text:p>
      <text:p text:style-name="P1">( 19/0.100/1.83)</text:p>
      <text:p text:style-name="P1">( 20/0.100/2.10)</text:p>
      <text:p text:style-name="P1">( 21/0.100/2.28)</text:p>
      <text:p text:style-name="P1">( 22/0.100/2.18)</text:p>
      <text:p text:style-name="P1"><text:soft-page-break/>( 23/0.100/2.30)</text:p>
      <text:p text:style-name="P1">( 24/0.100/2.03)</text:p>
      <text:p text:style-name="P1">shrink_w: 1e-05 <text:s text:c="2"/>--&gt; ap:0.743</text:p>
      <text:p text:style-name="P1"/>
      <text:p text:style-name="P1">data = </text:p>
      <text:p text:style-name="P1"/>
      <text:p text:style-name="P1"><text:s text:c="13"/>MODE: 'kulis - main'</text:p>
      <text:p text:style-name="P1"><text:s text:c="4"/>avgNNeighbors: 50</text:p>
      <text:p text:style-name="P1"><text:s text:c="8"/>Xtraining: [40x1000 double]</text:p>
      <text:p text:style-name="P1"><text:s text:c="12"/>Xtest: [40x3000 double]</text:p>
      <text:p text:style-name="P1"><text:s text:c="8"/>Straining: [1000x1000 logical]</text:p>
      <text:p text:style-name="P1"><text:s text:c="4"/>StestTraining: [3000x1000 logical]</text:p>
      <text:p text:style-name="P1"><text:s text:c="8"/>Ntraining: 1000</text:p>
      <text:p text:style-name="P1"><text:s text:c="12"/>Ntest: 3000</text:p>
      <text:p text:style-name="P1"><text:s text:c="7"/>threshDist: 1.0138</text:p>
      <text:p text:style-name="P1"><text:s text:c="8"/>Dtraining: [1000x1000 double]</text:p>
      <text:p text:style-name="P1"><text:s text:c="4"/>DtestTraining: [3000x1000 double]</text:p>
      <text:p text:style-name="P1"><text:s text:c="8"/>princComp: [512x40 double]</text:p>
      <text:p text:style-name="P1"/>
      <text:p text:style-name="P1">---------------------------</text:p>
      <text:p text:style-name="P1">nb = 50</text:p>
      <text:p text:style-name="P1">losstype = 'hinge'</text:p>
      <text:p text:style-name="P1">- loss rho = 3</text:p>
      <text:p text:style-name="P1">- loss lambda = 0.000</text:p>
      <text:p text:style-name="P1">zero offset = yes</text:p>
      <text:p text:style-name="P1">weight decay = '1e-03'</text:p>
      <text:p text:style-name="P1">trainset = 'trainval'</text:p>
      <text:p text:style-name="P1">max iter = 50</text:p>
      <text:p text:style-name="P1">init eta = 1.0e-01</text:p>
      <text:p text:style-name="P1">shrink eta = yes</text:p>
      <text:p text:style-name="P1">size mini-batches = 100</text:p>
      <text:p text:style-name="P1">momentum = '0.90'</text:p>
      <text:p text:style-name="P1">validation during / after training = 0 / 1 times</text:p>
      <text:p text:style-name="P1">---------------------------</text:p>
      <text:p text:style-name="P1">test set: prec(rho&lt;=3): 1.000 ~~~ recall(rho&lt;=3): 0.0015 ~~~ ap: 0.65162</text:p>
      <text:p text:style-name="P1">norm W=4.39</text:p>
      <text:p text:style-name="P1">( <text:s/>1/0.098/2.23)</text:p>
      <text:p text:style-name="P1">( <text:s/>2/0.096/2.35)</text:p>
      <text:p text:style-name="P1">( <text:s/>3/0.094/2.63)</text:p>
      <text:p text:style-name="P1">( <text:s/>4/0.092/2.38)</text:p>
      <text:p text:style-name="P1">( <text:s/>5/0.090/2.39)</text:p>
      <text:p text:style-name="P1">( <text:s/>6/0.088/2.23)</text:p>
      <text:p text:style-name="P1">( <text:s/>7/0.086/2.45)</text:p>
      <text:p text:style-name="P1">( <text:s/>8/0.084/2.26)</text:p>
      <text:p text:style-name="P1">( <text:s/>9/0.082/2.07)</text:p>
      <text:p text:style-name="P1">( 10/0.080/2.37)</text:p>
      <text:p text:style-name="P1">( 11/0.078/2.03)</text:p>
      <text:p text:style-name="P1">( 12/0.076/2.86)</text:p>
      <text:p text:style-name="P1">( 13/0.074/2.15)</text:p>
      <text:p text:style-name="P1">( 14/0.072/2.02)</text:p>
      <text:p text:style-name="P1">( 15/0.070/1.90)</text:p>
      <text:p text:style-name="P1">( 16/0.068/1.89)</text:p>
      <text:p text:style-name="P1"><text:soft-page-break/>( 17/0.066/2.40)</text:p>
      <text:p text:style-name="P1">( 18/0.064/2.40)</text:p>
      <text:p text:style-name="P1">( 19/0.062/2.27)</text:p>
      <text:p text:style-name="P1">( 20/0.060/2.28)</text:p>
      <text:p text:style-name="P1">( 21/0.058/2.26)</text:p>
      <text:p text:style-name="P1">( 22/0.056/2.09)</text:p>
      <text:p text:style-name="P1">( 23/0.054/1.97)</text:p>
      <text:p text:style-name="P1">( 24/0.052/2.29)</text:p>
      <text:p text:style-name="P1">( 25/0.050/2.64) ~~~ bound:1.048 &gt; loss:0.754 ~~~ prec:0.998 <text:s/>rec:0.085 ~~~ norm W=3.69 ~~~ min activity:0.266 ~~~ #useless bits:0 ~~~ #nonzero-grad:4.1</text:p>
      <text:p text:style-name="P1">( 26/0.048/1.99)</text:p>
      <text:p text:style-name="P1">( 27/0.046/2.22)</text:p>
      <text:p text:style-name="P1">( 28/0.044/2.00)</text:p>
      <text:p text:style-name="P1">( 29/0.042/2.00)</text:p>
      <text:p text:style-name="P1">( 30/0.040/1.95)</text:p>
      <text:p text:style-name="P1">( 31/0.038/2.09)</text:p>
      <text:p text:style-name="P1">( 32/0.036/2.34)</text:p>
      <text:p text:style-name="P1">( 33/0.034/2.25)</text:p>
      <text:p text:style-name="P1">( 34/0.032/2.42)</text:p>
      <text:p text:style-name="P1">( 35/0.030/1.89)</text:p>
      <text:p text:style-name="P1">( 36/0.028/2.27)</text:p>
      <text:p text:style-name="P1">( 37/0.026/2.16)</text:p>
      <text:p text:style-name="P1">( 38/0.024/2.20)</text:p>
      <text:p text:style-name="P1">( 39/0.022/2.76)</text:p>
      <text:p text:style-name="P1">( 40/0.020/2.16)</text:p>
      <text:p text:style-name="P1">( 41/0.018/2.22)</text:p>
      <text:p text:style-name="P1">( 42/0.016/2.26)</text:p>
      <text:p text:style-name="P1">( 43/0.014/2.27)</text:p>
      <text:p text:style-name="P1">( 44/0.012/2.66)</text:p>
      <text:p text:style-name="P1">( 45/0.010/2.22)</text:p>
      <text:p text:style-name="P1">( 46/0.008/2.41)</text:p>
      <text:p text:style-name="P1">( 47/0.006/2.38)</text:p>
      <text:p text:style-name="P1">( 48/0.004/2.33)</text:p>
      <text:p text:style-name="P1">( 49/0.002/2.51)</text:p>
      <text:p text:style-name="P1">( 50/0.000/2.02) ~~~ bound:0.914 &gt; loss:0.700 ~~~ prec:0.999 <text:s/>rec:0.094 ~~~ norm W=3.49 ~~~ min activity:0.271 ~~~ #useless bits:0 ~~~ #nonzero-grad:3.0</text:p>
      <text:p text:style-name="P1">test set: prec(rho&lt;=3): 0.998 ~~~ recall(rho&lt;=3): 0.0646 ~~~ ap: 0.77329</text:p>
      <text:p text:style-name="P1">Mean AP over final 1 step(s): 0.773 <text:s text:c="24"/></text:p>
      <text:p text:style-name="P1"/>
      <text:p text:style-name="P1">mode =</text:p>
      <text:p text:style-name="P1"/>
      <text:p text:style-name="P1">main</text:p>
      <text:p text:style-name="P1"/>
      <text:p text:style-name="P1"/>
      <text:p text:style-name="P1">mode =</text:p>
      <text:p text:style-name="P1"/>
      <text:p text:style-name="P1">m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23:54:17.251585870</meta:creation-date>
    <dc:date>2017-02-16T23:55:38.057168412</dc:date>
    <meta:editing-duration>PT1M22S</meta:editing-duration>
    <meta:editing-cycles>1</meta:editing-cycles>
    <meta:document-statistic meta:table-count="0" meta:image-count="0" meta:object-count="0" meta:page-count="98" meta:paragraph-count="4951" meta:word-count="12804" meta:character-count="98646" meta:non-whitespace-character-count="86122"/>
    <meta:generator>LibreOffice/5.1.4.2$Linux_X86_64 LibreOffice_project/10m0$Build-2</meta:generator>
  </office:meta>
</office:document-meta>
</file>